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float" office:value="3471" calcext:value-type="float">
            <text:p>3471</text:p>
          </table:table-cell>
          <table:table-cell office:value-type="float" office:value="10737464" calcext:value-type="float">
            <text:p>107374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3602" calcext:value-type="float">
            <text:p>3602</text:p>
          </table:table-cell>
          <table:table-cell office:value-type="float" office:value="11563016" calcext:value-type="float">
            <text:p>115630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3733" calcext:value-type="float">
            <text:p>3733</text:p>
          </table:table-cell>
          <table:table-cell office:value-type="float" office:value="12419140" calcext:value-type="float">
            <text:p>12419140</text:p>
          </table:table-cell>
          <table:table-cell table:formula="of:=[.E11]-[.E9]" office:value-type="float" office:value="1681676" calcext:value-type="float">
            <text:p>1681676</text:p>
          </table:table-cell>
          <table:table-cell table:formula="of:=[.F11]-[.F10]" office:value-type="float" office:value="1681676" calcext:value-type="float">
            <text:p>1681676</text:p>
          </table:table-cell>
        </table:table-row>
        <table:table-row table:style-name="ro1">
          <table:table-cell table:number-columns-repeated="3"/>
          <table:table-cell table:style-name="Default" office:value-type="float" office:value="3864" calcext:value-type="float">
            <text:p>3864</text:p>
          </table:table-cell>
          <table:table-cell office:value-type="float" office:value="13305836" calcext:value-type="float">
            <text:p>13305836</text:p>
          </table:table-cell>
          <table:table-cell table:formula="of:=[.E12]-[.E10]" office:value-type="float" office:value="1742820" calcext:value-type="float">
            <text:p>1742820</text:p>
          </table:table-cell>
          <table:table-cell table:formula="of:=[.F12]-[.F11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3995" calcext:value-type="float">
            <text:p>3995</text:p>
          </table:table-cell>
          <table:table-cell office:value-type="float" office:value="14223104" calcext:value-type="float">
            <text:p>14223104</text:p>
          </table:table-cell>
          <table:table-cell table:formula="of:=[.E13]-[.E11]" office:value-type="float" office:value="1803964" calcext:value-type="float">
            <text:p>1803964</text:p>
          </table:table-cell>
          <table:table-cell table:formula="of:=[.F13]-[.F12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126" calcext:value-type="float">
            <text:p>4126</text:p>
          </table:table-cell>
          <table:table-cell office:value-type="float" office:value="15170944" calcext:value-type="float">
            <text:p>15170944</text:p>
          </table:table-cell>
          <table:table-cell table:formula="of:=[.E14]-[.E12]" office:value-type="float" office:value="1865108" calcext:value-type="float">
            <text:p>1865108</text:p>
          </table:table-cell>
          <table:table-cell table:formula="of:=[.F14]-[.F13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257" calcext:value-type="float">
            <text:p>4257</text:p>
          </table:table-cell>
          <table:table-cell office:value-type="float" office:value="16149356" calcext:value-type="float">
            <text:p>16149356</text:p>
          </table:table-cell>
          <table:table-cell table:formula="of:=[.E15]-[.E13]" office:value-type="float" office:value="1926252" calcext:value-type="float">
            <text:p>1926252</text:p>
          </table:table-cell>
          <table:table-cell table:formula="of:=[.F15]-[.F14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388" calcext:value-type="float">
            <text:p>4388</text:p>
          </table:table-cell>
          <table:table-cell office:value-type="float" office:value="17158340" calcext:value-type="float">
            <text:p>17158340</text:p>
          </table:table-cell>
          <table:table-cell table:formula="of:=[.E16]-[.E14]" office:value-type="float" office:value="1987396" calcext:value-type="float">
            <text:p>1987396</text:p>
          </table:table-cell>
          <table:table-cell table:formula="of:=[.F16]-[.F15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519" calcext:value-type="float">
            <text:p>4519</text:p>
          </table:table-cell>
          <table:table-cell office:value-type="float" office:value="18197896" calcext:value-type="float">
            <text:p>18197896</text:p>
          </table:table-cell>
          <table:table-cell table:formula="of:=[.E17]-[.E15]" office:value-type="float" office:value="2048540" calcext:value-type="float">
            <text:p>2048540</text:p>
          </table:table-cell>
          <table:table-cell table:formula="of:=[.F17]-[.F16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650" calcext:value-type="float">
            <text:p>4650</text:p>
          </table:table-cell>
          <table:table-cell office:value-type="float" office:value="19268024" calcext:value-type="float">
            <text:p>19268024</text:p>
          </table:table-cell>
          <table:table-cell table:formula="of:=[.E18]-[.E16]" office:value-type="float" office:value="2109684" calcext:value-type="float">
            <text:p>2109684</text:p>
          </table:table-cell>
          <table:table-cell table:formula="of:=[.F18]-[.F17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Default" office:value-type="float" office:value="4781" calcext:value-type="float">
            <text:p>4781</text:p>
          </table:table-cell>
          <table:table-cell office:value-type="float" office:value="20368724" calcext:value-type="float">
            <text:p>20368724</text:p>
          </table:table-cell>
          <table:table-cell table:formula="of:=[.E19]-[.E17]" office:value-type="float" office:value="2170828" calcext:value-type="float">
            <text:p>2170828</text:p>
          </table:table-cell>
          <table:table-cell table:formula="of:=[.F19]-[.F18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table:style-name="ce1" office:value-type="float" office:value="4912" calcext:value-type="float">
            <text:p>4912</text:p>
          </table:table-cell>
          <table:table-cell table:style-name="ce1" office:value-type="float" office:value="21499996" calcext:value-type="float">
            <text:p>21499996</text:p>
          </table:table-cell>
          <table:table-cell table:style-name="ce1" table:formula="of:=[.E20]-[.E18]" office:value-type="float" office:value="2231972" calcext:value-type="float">
            <text:p>2231972</text:p>
          </table:table-cell>
          <table:table-cell table:style-name="ce1" table:formula="of:=[.F20]-[.F19]"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043" calcext:value-type="float">
            <text:p>5043</text:p>
          </table:table-cell>
          <table:table-cell table:formula="of:=[.E19]+[.F21]" office:value-type="float" office:value="22661840" calcext:value-type="float">
            <text:p>22661840</text:p>
          </table:table-cell>
          <table:table-cell table:formula="of:=[.F20]+[.G20]" office:value-type="float" office:value="2293116" calcext:value-type="float">
            <text:p>2293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174" calcext:value-type="float">
            <text:p>5174</text:p>
          </table:table-cell>
          <table:table-cell table:formula="of:=[.E20]+[.F22]" office:value-type="float" office:value="23854256" calcext:value-type="float">
            <text:p>23854256</text:p>
          </table:table-cell>
          <table:table-cell table:formula="of:=[.F21]+[.G21]" office:value-type="float" office:value="2354260" calcext:value-type="float">
            <text:p>2354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305" calcext:value-type="float">
            <text:p>5305</text:p>
          </table:table-cell>
          <table:table-cell table:formula="of:=[.E21]+[.F23]" office:value-type="float" office:value="25077244" calcext:value-type="float">
            <text:p>25077244</text:p>
          </table:table-cell>
          <table:table-cell table:formula="of:=[.F22]+[.G22]" office:value-type="float" office:value="2415404" calcext:value-type="float">
            <text:p>2415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436" calcext:value-type="float">
            <text:p>5436</text:p>
          </table:table-cell>
          <table:table-cell table:formula="of:=[.E22]+[.F24]" office:value-type="float" office:value="26330804" calcext:value-type="float">
            <text:p>26330804</text:p>
          </table:table-cell>
          <table:table-cell table:formula="of:=[.F23]+[.G23]" office:value-type="float" office:value="2476548" calcext:value-type="float">
            <text:p>2476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567" calcext:value-type="float">
            <text:p>5567</text:p>
          </table:table-cell>
          <table:table-cell table:formula="of:=[.E23]+[.F25]" office:value-type="float" office:value="27614936" calcext:value-type="float">
            <text:p>27614936</text:p>
          </table:table-cell>
          <table:table-cell table:formula="of:=[.F24]+[.G24]" office:value-type="float" office:value="2537692" calcext:value-type="float">
            <text:p>2537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698" calcext:value-type="float">
            <text:p>5698</text:p>
          </table:table-cell>
          <table:table-cell table:formula="of:=[.E24]+[.F26]" office:value-type="float" office:value="28929640" calcext:value-type="float">
            <text:p>28929640</text:p>
          </table:table-cell>
          <table:table-cell table:formula="of:=[.F25]+[.G25]" office:value-type="float" office:value="2598836" calcext:value-type="float">
            <text:p>2598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29" calcext:value-type="float">
            <text:p>5829</text:p>
          </table:table-cell>
          <table:table-cell table:formula="of:=[.E25]+[.F27]" office:value-type="float" office:value="30274916" calcext:value-type="float">
            <text:p>30274916</text:p>
          </table:table-cell>
          <table:table-cell table:formula="of:=[.F26]+[.G26]" office:value-type="float" office:value="2659980" calcext:value-type="float">
            <text:p>2659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0" calcext:value-type="float">
            <text:p>5830</text:p>
          </table:table-cell>
          <table:table-cell table:formula="of:=[.E26]+[.F28]" office:value-type="float" office:value="31650764" calcext:value-type="float">
            <text:p>31650764</text:p>
          </table:table-cell>
          <table:table-cell table:formula="of:=[.F27]+[.G27]" office:value-type="float" office:value="2721124" calcext:value-type="float">
            <text:p>2721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1" calcext:value-type="float">
            <text:p>5831</text:p>
          </table:table-cell>
          <table:table-cell table:formula="of:=[.E27]+[.F29]" office:value-type="float" office:value="33057184" calcext:value-type="float">
            <text:p>33057184</text:p>
          </table:table-cell>
          <table:table-cell table:formula="of:=[.F28]+[.G28]" office:value-type="float" office:value="2782268" calcext:value-type="float">
            <text:p>2782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2" calcext:value-type="float">
            <text:p>5832</text:p>
          </table:table-cell>
          <table:table-cell table:formula="of:=[.E28]+[.F30]" office:value-type="float" office:value="34494176" calcext:value-type="float">
            <text:p>34494176</text:p>
          </table:table-cell>
          <table:table-cell table:formula="of:=[.F29]+[.G29]" office:value-type="float" office:value="2843412" calcext:value-type="float">
            <text:p>2843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3" calcext:value-type="float">
            <text:p>5833</text:p>
          </table:table-cell>
          <table:table-cell table:formula="of:=[.E29]+[.F31]" office:value-type="float" office:value="35961740" calcext:value-type="float">
            <text:p>35961740</text:p>
          </table:table-cell>
          <table:table-cell table:formula="of:=[.F30]+[.G30]" office:value-type="float" office:value="2904556" calcext:value-type="float">
            <text:p>2904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4" calcext:value-type="float">
            <text:p>5834</text:p>
          </table:table-cell>
          <table:table-cell table:formula="of:=[.E30]+[.F32]" office:value-type="float" office:value="37459876" calcext:value-type="float">
            <text:p>37459876</text:p>
          </table:table-cell>
          <table:table-cell table:formula="of:=[.F31]+[.G31]" office:value-type="float" office:value="2965700" calcext:value-type="float">
            <text:p>2965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5" calcext:value-type="float">
            <text:p>5835</text:p>
          </table:table-cell>
          <table:table-cell table:formula="of:=[.E31]+[.F33]" office:value-type="float" office:value="38988584" calcext:value-type="float">
            <text:p>38988584</text:p>
          </table:table-cell>
          <table:table-cell table:formula="of:=[.F32]+[.G32]" office:value-type="float" office:value="3026844" calcext:value-type="float">
            <text:p>3026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6" calcext:value-type="float">
            <text:p>5836</text:p>
          </table:table-cell>
          <table:table-cell table:formula="of:=[.E32]+[.F34]" office:value-type="float" office:value="40547864" calcext:value-type="float">
            <text:p>40547864</text:p>
          </table:table-cell>
          <table:table-cell table:formula="of:=[.F33]+[.G33]" office:value-type="float" office:value="3087988" calcext:value-type="float">
            <text:p>3087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7" calcext:value-type="float">
            <text:p>5837</text:p>
          </table:table-cell>
          <table:table-cell table:formula="of:=[.E33]+[.F35]" office:value-type="float" office:value="42137716" calcext:value-type="float">
            <text:p>42137716</text:p>
          </table:table-cell>
          <table:table-cell table:formula="of:=[.F34]+[.G34]" office:value-type="float" office:value="3149132" calcext:value-type="float">
            <text:p>3149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8" calcext:value-type="float">
            <text:p>5838</text:p>
          </table:table-cell>
          <table:table-cell table:formula="of:=[.E34]+[.F36]" office:value-type="float" office:value="43758140" calcext:value-type="float">
            <text:p>43758140</text:p>
          </table:table-cell>
          <table:table-cell table:formula="of:=[.F35]+[.G35]" office:value-type="float" office:value="3210276" calcext:value-type="float">
            <text:p>3210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39" calcext:value-type="float">
            <text:p>5839</text:p>
          </table:table-cell>
          <table:table-cell table:formula="of:=[.E35]+[.F37]" office:value-type="float" office:value="45409136" calcext:value-type="float">
            <text:p>45409136</text:p>
          </table:table-cell>
          <table:table-cell table:formula="of:=[.F36]+[.G36]" office:value-type="float" office:value="3271420" calcext:value-type="float">
            <text:p>3271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0" calcext:value-type="float">
            <text:p>5840</text:p>
          </table:table-cell>
          <table:table-cell table:formula="of:=[.E36]+[.F38]" office:value-type="float" office:value="47090704" calcext:value-type="float">
            <text:p>47090704</text:p>
          </table:table-cell>
          <table:table-cell table:formula="of:=[.F37]+[.G37]" office:value-type="float" office:value="3332564" calcext:value-type="float">
            <text:p>3332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1" calcext:value-type="float">
            <text:p>5841</text:p>
          </table:table-cell>
          <table:table-cell table:formula="of:=[.E37]+[.F39]" office:value-type="float" office:value="48802844" calcext:value-type="float">
            <text:p>48802844</text:p>
          </table:table-cell>
          <table:table-cell table:formula="of:=[.F38]+[.G38]" office:value-type="float" office:value="3393708" calcext:value-type="float">
            <text:p>3393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2" calcext:value-type="float">
            <text:p>5842</text:p>
          </table:table-cell>
          <table:table-cell table:formula="of:=[.E38]+[.F40]" office:value-type="float" office:value="50545556" calcext:value-type="float">
            <text:p>50545556</text:p>
          </table:table-cell>
          <table:table-cell table:formula="of:=[.F39]+[.G39]" office:value-type="float" office:value="3454852" calcext:value-type="float">
            <text:p>3454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3" calcext:value-type="float">
            <text:p>5843</text:p>
          </table:table-cell>
          <table:table-cell table:formula="of:=[.E39]+[.F41]" office:value-type="float" office:value="52318840" calcext:value-type="float">
            <text:p>52318840</text:p>
          </table:table-cell>
          <table:table-cell table:formula="of:=[.F40]+[.G40]" office:value-type="float" office:value="3515996" calcext:value-type="float">
            <text:p>3515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4" calcext:value-type="float">
            <text:p>5844</text:p>
          </table:table-cell>
          <table:table-cell table:formula="of:=[.E40]+[.F42]" office:value-type="float" office:value="54122696" calcext:value-type="float">
            <text:p>54122696</text:p>
          </table:table-cell>
          <table:table-cell table:formula="of:=[.F41]+[.G41]" office:value-type="float" office:value="3577140" calcext:value-type="float">
            <text:p>3577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5" calcext:value-type="float">
            <text:p>5845</text:p>
          </table:table-cell>
          <table:table-cell table:formula="of:=[.E41]+[.F43]" office:value-type="float" office:value="55957124" calcext:value-type="float">
            <text:p>55957124</text:p>
          </table:table-cell>
          <table:table-cell table:formula="of:=[.F42]+[.G42]" office:value-type="float" office:value="3638284" calcext:value-type="float">
            <text:p>3638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6" calcext:value-type="float">
            <text:p>5846</text:p>
          </table:table-cell>
          <table:table-cell table:formula="of:=[.E42]+[.F44]" office:value-type="float" office:value="57822124" calcext:value-type="float">
            <text:p>57822124</text:p>
          </table:table-cell>
          <table:table-cell table:formula="of:=[.F43]+[.G43]" office:value-type="float" office:value="3699428" calcext:value-type="float">
            <text:p>3699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7" calcext:value-type="float">
            <text:p>5847</text:p>
          </table:table-cell>
          <table:table-cell table:formula="of:=[.E43]+[.F45]" office:value-type="float" office:value="59717696" calcext:value-type="float">
            <text:p>59717696</text:p>
          </table:table-cell>
          <table:table-cell table:formula="of:=[.F44]+[.G44]" office:value-type="float" office:value="3760572" calcext:value-type="float">
            <text:p>3760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8" calcext:value-type="float">
            <text:p>5848</text:p>
          </table:table-cell>
          <table:table-cell table:formula="of:=[.E44]+[.F46]" office:value-type="float" office:value="61643840" calcext:value-type="float">
            <text:p>61643840</text:p>
          </table:table-cell>
          <table:table-cell table:formula="of:=[.F45]+[.G45]" office:value-type="float" office:value="3821716" calcext:value-type="float">
            <text:p>3821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49" calcext:value-type="float">
            <text:p>5849</text:p>
          </table:table-cell>
          <table:table-cell table:formula="of:=[.E45]+[.F47]" office:value-type="float" office:value="63600556" calcext:value-type="float">
            <text:p>63600556</text:p>
          </table:table-cell>
          <table:table-cell table:formula="of:=[.F46]+[.G46]" office:value-type="float" office:value="3882860" calcext:value-type="float">
            <text:p>3882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0" calcext:value-type="float">
            <text:p>5850</text:p>
          </table:table-cell>
          <table:table-cell table:formula="of:=[.E46]+[.F48]" office:value-type="float" office:value="65587844" calcext:value-type="float">
            <text:p>65587844</text:p>
          </table:table-cell>
          <table:table-cell table:formula="of:=[.F47]+[.G47]" office:value-type="float" office:value="3944004" calcext:value-type="float">
            <text:p>3944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1" calcext:value-type="float">
            <text:p>5851</text:p>
          </table:table-cell>
          <table:table-cell table:formula="of:=[.E47]+[.F49]" office:value-type="float" office:value="67605704" calcext:value-type="float">
            <text:p>67605704</text:p>
          </table:table-cell>
          <table:table-cell table:formula="of:=[.F48]+[.G48]" office:value-type="float" office:value="4005148" calcext:value-type="float">
            <text:p>4005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2" calcext:value-type="float">
            <text:p>5852</text:p>
          </table:table-cell>
          <table:table-cell table:formula="of:=[.E48]+[.F50]" office:value-type="float" office:value="69654136" calcext:value-type="float">
            <text:p>69654136</text:p>
          </table:table-cell>
          <table:table-cell table:formula="of:=[.F49]+[.G49]" office:value-type="float" office:value="4066292" calcext:value-type="float">
            <text:p>4066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3" calcext:value-type="float">
            <text:p>5853</text:p>
          </table:table-cell>
          <table:table-cell table:formula="of:=[.E49]+[.F51]" office:value-type="float" office:value="71733140" calcext:value-type="float">
            <text:p>71733140</text:p>
          </table:table-cell>
          <table:table-cell table:formula="of:=[.F50]+[.G50]" office:value-type="float" office:value="4127436" calcext:value-type="float">
            <text:p>4127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4" calcext:value-type="float">
            <text:p>5854</text:p>
          </table:table-cell>
          <table:table-cell table:formula="of:=[.E50]+[.F52]" office:value-type="float" office:value="73842716" calcext:value-type="float">
            <text:p>73842716</text:p>
          </table:table-cell>
          <table:table-cell table:formula="of:=[.F51]+[.G51]" office:value-type="float" office:value="4188580" calcext:value-type="float">
            <text:p>4188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5" calcext:value-type="float">
            <text:p>5855</text:p>
          </table:table-cell>
          <table:table-cell table:formula="of:=[.E51]+[.F53]" office:value-type="float" office:value="75982864" calcext:value-type="float">
            <text:p>75982864</text:p>
          </table:table-cell>
          <table:table-cell table:formula="of:=[.F52]+[.G52]" office:value-type="float" office:value="4249724" calcext:value-type="float">
            <text:p>4249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6" calcext:value-type="float">
            <text:p>5856</text:p>
          </table:table-cell>
          <table:table-cell table:formula="of:=[.E52]+[.F54]" office:value-type="float" office:value="78153584" calcext:value-type="float">
            <text:p>78153584</text:p>
          </table:table-cell>
          <table:table-cell table:formula="of:=[.F53]+[.G53]" office:value-type="float" office:value="4310868" calcext:value-type="float">
            <text:p>4310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7" calcext:value-type="float">
            <text:p>5857</text:p>
          </table:table-cell>
          <table:table-cell table:formula="of:=[.E53]+[.F55]" office:value-type="float" office:value="80354876" calcext:value-type="float">
            <text:p>80354876</text:p>
          </table:table-cell>
          <table:table-cell table:formula="of:=[.F54]+[.G54]" office:value-type="float" office:value="4372012" calcext:value-type="float">
            <text:p>4372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8" calcext:value-type="float">
            <text:p>5858</text:p>
          </table:table-cell>
          <table:table-cell table:formula="of:=[.E54]+[.F56]" office:value-type="float" office:value="82586740" calcext:value-type="float">
            <text:p>82586740</text:p>
          </table:table-cell>
          <table:table-cell table:formula="of:=[.F55]+[.G55]" office:value-type="float" office:value="4433156" calcext:value-type="float">
            <text:p>4433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59" calcext:value-type="float">
            <text:p>5859</text:p>
          </table:table-cell>
          <table:table-cell table:formula="of:=[.E55]+[.F57]" office:value-type="float" office:value="84849176" calcext:value-type="float">
            <text:p>84849176</text:p>
          </table:table-cell>
          <table:table-cell table:formula="of:=[.F56]+[.G56]" office:value-type="float" office:value="4494300" calcext:value-type="float">
            <text:p>4494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0" calcext:value-type="float">
            <text:p>5860</text:p>
          </table:table-cell>
          <table:table-cell table:formula="of:=[.E56]+[.F58]" office:value-type="float" office:value="87142184" calcext:value-type="float">
            <text:p>87142184</text:p>
          </table:table-cell>
          <table:table-cell table:formula="of:=[.F57]+[.G57]" office:value-type="float" office:value="4555444" calcext:value-type="float">
            <text:p>4555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1" calcext:value-type="float">
            <text:p>5861</text:p>
          </table:table-cell>
          <table:table-cell table:formula="of:=[.E57]+[.F59]" office:value-type="float" office:value="89465764" calcext:value-type="float">
            <text:p>89465764</text:p>
          </table:table-cell>
          <table:table-cell table:formula="of:=[.F58]+[.G58]" office:value-type="float" office:value="4616588" calcext:value-type="float">
            <text:p>4616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2" calcext:value-type="float">
            <text:p>5862</text:p>
          </table:table-cell>
          <table:table-cell table:formula="of:=[.E58]+[.F60]" office:value-type="float" office:value="91819916" calcext:value-type="float">
            <text:p>91819916</text:p>
          </table:table-cell>
          <table:table-cell table:formula="of:=[.F59]+[.G59]" office:value-type="float" office:value="4677732" calcext:value-type="float">
            <text:p>4677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3" calcext:value-type="float">
            <text:p>5863</text:p>
          </table:table-cell>
          <table:table-cell table:formula="of:=[.E59]+[.F61]" office:value-type="float" office:value="94204640" calcext:value-type="float">
            <text:p>94204640</text:p>
          </table:table-cell>
          <table:table-cell table:formula="of:=[.F60]+[.G60]" office:value-type="float" office:value="4738876" calcext:value-type="float">
            <text:p>4738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4" calcext:value-type="float">
            <text:p>5864</text:p>
          </table:table-cell>
          <table:table-cell table:formula="of:=[.E60]+[.F62]" office:value-type="float" office:value="96619936" calcext:value-type="float">
            <text:p>96619936</text:p>
          </table:table-cell>
          <table:table-cell table:formula="of:=[.F61]+[.G61]" office:value-type="float" office:value="4800020" calcext:value-type="float">
            <text:p>4800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5" calcext:value-type="float">
            <text:p>5865</text:p>
          </table:table-cell>
          <table:table-cell table:formula="of:=[.E61]+[.F63]" office:value-type="float" office:value="99065804" calcext:value-type="float">
            <text:p>99065804</text:p>
          </table:table-cell>
          <table:table-cell table:formula="of:=[.F62]+[.G62]" office:value-type="float" office:value="4861164" calcext:value-type="float">
            <text:p>4861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6" calcext:value-type="float">
            <text:p>5866</text:p>
          </table:table-cell>
          <table:table-cell table:formula="of:=[.E62]+[.F64]" office:value-type="float" office:value="101542244" calcext:value-type="float">
            <text:p>101542244</text:p>
          </table:table-cell>
          <table:table-cell table:formula="of:=[.F63]+[.G63]" office:value-type="float" office:value="4922308" calcext:value-type="float">
            <text:p>4922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7" calcext:value-type="float">
            <text:p>5867</text:p>
          </table:table-cell>
          <table:table-cell table:formula="of:=[.E63]+[.F65]" office:value-type="float" office:value="104049256" calcext:value-type="float">
            <text:p>104049256</text:p>
          </table:table-cell>
          <table:table-cell table:formula="of:=[.F64]+[.G64]" office:value-type="float" office:value="4983452" calcext:value-type="float">
            <text:p>4983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8" calcext:value-type="float">
            <text:p>5868</text:p>
          </table:table-cell>
          <table:table-cell table:formula="of:=[.E64]+[.F66]" office:value-type="float" office:value="106586840" calcext:value-type="float">
            <text:p>106586840</text:p>
          </table:table-cell>
          <table:table-cell table:formula="of:=[.F65]+[.G65]" office:value-type="float" office:value="5044596" calcext:value-type="float">
            <text:p>5044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69" calcext:value-type="float">
            <text:p>5869</text:p>
          </table:table-cell>
          <table:table-cell table:formula="of:=[.E65]+[.F67]" office:value-type="float" office:value="109154996" calcext:value-type="float">
            <text:p>109154996</text:p>
          </table:table-cell>
          <table:table-cell table:formula="of:=[.F66]+[.G66]" office:value-type="float" office:value="5105740" calcext:value-type="float">
            <text:p>5105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0" calcext:value-type="float">
            <text:p>5870</text:p>
          </table:table-cell>
          <table:table-cell table:formula="of:=[.E66]+[.F68]" office:value-type="float" office:value="111753724" calcext:value-type="float">
            <text:p>111753724</text:p>
          </table:table-cell>
          <table:table-cell table:formula="of:=[.F67]+[.G67]" office:value-type="float" office:value="5166884" calcext:value-type="float">
            <text:p>5166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1" calcext:value-type="float">
            <text:p>5871</text:p>
          </table:table-cell>
          <table:table-cell table:formula="of:=[.E67]+[.F69]" office:value-type="float" office:value="114383024" calcext:value-type="float">
            <text:p>114383024</text:p>
          </table:table-cell>
          <table:table-cell table:formula="of:=[.F68]+[.G68]" office:value-type="float" office:value="5228028" calcext:value-type="float">
            <text:p>5228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2" calcext:value-type="float">
            <text:p>5872</text:p>
          </table:table-cell>
          <table:table-cell table:formula="of:=[.E68]+[.F70]" office:value-type="float" office:value="117042896" calcext:value-type="float">
            <text:p>117042896</text:p>
          </table:table-cell>
          <table:table-cell table:formula="of:=[.F69]+[.G69]" office:value-type="float" office:value="5289172" calcext:value-type="float">
            <text:p>5289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3" calcext:value-type="float">
            <text:p>5873</text:p>
          </table:table-cell>
          <table:table-cell table:formula="of:=[.E69]+[.F71]" office:value-type="float" office:value="119733340" calcext:value-type="float">
            <text:p>119733340</text:p>
          </table:table-cell>
          <table:table-cell table:formula="of:=[.F70]+[.G70]" office:value-type="float" office:value="5350316" calcext:value-type="float">
            <text:p>5350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4" calcext:value-type="float">
            <text:p>5874</text:p>
          </table:table-cell>
          <table:table-cell table:formula="of:=[.E70]+[.F72]" office:value-type="float" office:value="122454356" calcext:value-type="float">
            <text:p>122454356</text:p>
          </table:table-cell>
          <table:table-cell table:formula="of:=[.F71]+[.G71]" office:value-type="float" office:value="5411460" calcext:value-type="float">
            <text:p>5411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5" calcext:value-type="float">
            <text:p>5875</text:p>
          </table:table-cell>
          <table:table-cell table:formula="of:=[.E71]+[.F73]" office:value-type="float" office:value="125205944" calcext:value-type="float">
            <text:p>125205944</text:p>
          </table:table-cell>
          <table:table-cell table:formula="of:=[.F72]+[.G72]" office:value-type="float" office:value="5472604" calcext:value-type="float">
            <text:p>5472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6" calcext:value-type="float">
            <text:p>5876</text:p>
          </table:table-cell>
          <table:table-cell table:formula="of:=[.E72]+[.F74]" office:value-type="float" office:value="127988104" calcext:value-type="float">
            <text:p>127988104</text:p>
          </table:table-cell>
          <table:table-cell table:formula="of:=[.F73]+[.G73]" office:value-type="float" office:value="5533748" calcext:value-type="float">
            <text:p>5533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7" calcext:value-type="float">
            <text:p>5877</text:p>
          </table:table-cell>
          <table:table-cell table:formula="of:=[.E73]+[.F75]" office:value-type="float" office:value="130800836" calcext:value-type="float">
            <text:p>130800836</text:p>
          </table:table-cell>
          <table:table-cell table:formula="of:=[.F74]+[.G74]" office:value-type="float" office:value="5594892" calcext:value-type="float">
            <text:p>5594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8" calcext:value-type="float">
            <text:p>5878</text:p>
          </table:table-cell>
          <table:table-cell table:formula="of:=[.E74]+[.F76]" office:value-type="float" office:value="133644140" calcext:value-type="float">
            <text:p>133644140</text:p>
          </table:table-cell>
          <table:table-cell table:formula="of:=[.F75]+[.G75]" office:value-type="float" office:value="5656036" calcext:value-type="float">
            <text:p>5656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79" calcext:value-type="float">
            <text:p>5879</text:p>
          </table:table-cell>
          <table:table-cell table:formula="of:=[.E75]+[.F77]" office:value-type="float" office:value="136518016" calcext:value-type="float">
            <text:p>136518016</text:p>
          </table:table-cell>
          <table:table-cell table:formula="of:=[.F76]+[.G76]" office:value-type="float" office:value="5717180" calcext:value-type="float">
            <text:p>5717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0" calcext:value-type="float">
            <text:p>5880</text:p>
          </table:table-cell>
          <table:table-cell table:formula="of:=[.E76]+[.F78]" office:value-type="float" office:value="139422464" calcext:value-type="float">
            <text:p>139422464</text:p>
          </table:table-cell>
          <table:table-cell table:formula="of:=[.F77]+[.G77]" office:value-type="float" office:value="5778324" calcext:value-type="float">
            <text:p>5778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1" calcext:value-type="float">
            <text:p>5881</text:p>
          </table:table-cell>
          <table:table-cell table:formula="of:=[.E77]+[.F79]" office:value-type="float" office:value="142357484" calcext:value-type="float">
            <text:p>142357484</text:p>
          </table:table-cell>
          <table:table-cell table:formula="of:=[.F78]+[.G78]" office:value-type="float" office:value="5839468" calcext:value-type="float">
            <text:p>5839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2" calcext:value-type="float">
            <text:p>5882</text:p>
          </table:table-cell>
          <table:table-cell table:formula="of:=[.E78]+[.F80]" office:value-type="float" office:value="145323076" calcext:value-type="float">
            <text:p>145323076</text:p>
          </table:table-cell>
          <table:table-cell table:formula="of:=[.F79]+[.G79]" office:value-type="float" office:value="5900612" calcext:value-type="float">
            <text:p>5900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3" calcext:value-type="float">
            <text:p>5883</text:p>
          </table:table-cell>
          <table:table-cell table:formula="of:=[.E79]+[.F81]" office:value-type="float" office:value="148319240" calcext:value-type="float">
            <text:p>148319240</text:p>
          </table:table-cell>
          <table:table-cell table:formula="of:=[.F80]+[.G80]" office:value-type="float" office:value="5961756" calcext:value-type="float">
            <text:p>5961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4" calcext:value-type="float">
            <text:p>5884</text:p>
          </table:table-cell>
          <table:table-cell table:formula="of:=[.E80]+[.F82]" office:value-type="float" office:value="151345976" calcext:value-type="float">
            <text:p>151345976</text:p>
          </table:table-cell>
          <table:table-cell table:formula="of:=[.F81]+[.G81]" office:value-type="float" office:value="6022900" calcext:value-type="float">
            <text:p>6022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5" calcext:value-type="float">
            <text:p>5885</text:p>
          </table:table-cell>
          <table:table-cell table:formula="of:=[.E81]+[.F83]" office:value-type="float" office:value="154403284" calcext:value-type="float">
            <text:p>154403284</text:p>
          </table:table-cell>
          <table:table-cell table:formula="of:=[.F82]+[.G82]" office:value-type="float" office:value="6084044" calcext:value-type="float">
            <text:p>6084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6" calcext:value-type="float">
            <text:p>5886</text:p>
          </table:table-cell>
          <table:table-cell table:formula="of:=[.E82]+[.F84]" office:value-type="float" office:value="157491164" calcext:value-type="float">
            <text:p>157491164</text:p>
          </table:table-cell>
          <table:table-cell table:formula="of:=[.F83]+[.G83]" office:value-type="float" office:value="6145188" calcext:value-type="float">
            <text:p>6145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7" calcext:value-type="float">
            <text:p>5887</text:p>
          </table:table-cell>
          <table:table-cell table:formula="of:=[.E83]+[.F85]" office:value-type="float" office:value="160609616" calcext:value-type="float">
            <text:p>160609616</text:p>
          </table:table-cell>
          <table:table-cell table:formula="of:=[.F84]+[.G84]" office:value-type="float" office:value="6206332" calcext:value-type="float">
            <text:p>6206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8" calcext:value-type="float">
            <text:p>5888</text:p>
          </table:table-cell>
          <table:table-cell table:formula="of:=[.E84]+[.F86]" office:value-type="float" office:value="163758640" calcext:value-type="float">
            <text:p>163758640</text:p>
          </table:table-cell>
          <table:table-cell table:formula="of:=[.F85]+[.G85]" office:value-type="float" office:value="6267476" calcext:value-type="float">
            <text:p>6267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89" calcext:value-type="float">
            <text:p>5889</text:p>
          </table:table-cell>
          <table:table-cell table:formula="of:=[.E85]+[.F87]" office:value-type="float" office:value="166938236" calcext:value-type="float">
            <text:p>166938236</text:p>
          </table:table-cell>
          <table:table-cell table:formula="of:=[.F86]+[.G86]" office:value-type="float" office:value="6328620" calcext:value-type="float">
            <text:p>6328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0" calcext:value-type="float">
            <text:p>5890</text:p>
          </table:table-cell>
          <table:table-cell table:formula="of:=[.E86]+[.F88]" office:value-type="float" office:value="170148404" calcext:value-type="float">
            <text:p>170148404</text:p>
          </table:table-cell>
          <table:table-cell table:formula="of:=[.F87]+[.G87]" office:value-type="float" office:value="6389764" calcext:value-type="float">
            <text:p>6389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1" calcext:value-type="float">
            <text:p>5891</text:p>
          </table:table-cell>
          <table:table-cell table:formula="of:=[.E87]+[.F89]" office:value-type="float" office:value="173389144" calcext:value-type="float">
            <text:p>173389144</text:p>
          </table:table-cell>
          <table:table-cell table:formula="of:=[.F88]+[.G88]" office:value-type="float" office:value="6450908" calcext:value-type="float">
            <text:p>6450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2" calcext:value-type="float">
            <text:p>5892</text:p>
          </table:table-cell>
          <table:table-cell table:formula="of:=[.E88]+[.F90]" office:value-type="float" office:value="176660456" calcext:value-type="float">
            <text:p>176660456</text:p>
          </table:table-cell>
          <table:table-cell table:formula="of:=[.F89]+[.G89]" office:value-type="float" office:value="6512052" calcext:value-type="float">
            <text:p>6512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3" calcext:value-type="float">
            <text:p>5893</text:p>
          </table:table-cell>
          <table:table-cell table:formula="of:=[.E89]+[.F91]" office:value-type="float" office:value="179962340" calcext:value-type="float">
            <text:p>179962340</text:p>
          </table:table-cell>
          <table:table-cell table:formula="of:=[.F90]+[.G90]" office:value-type="float" office:value="6573196" calcext:value-type="float">
            <text:p>6573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4" calcext:value-type="float">
            <text:p>5894</text:p>
          </table:table-cell>
          <table:table-cell table:formula="of:=[.E90]+[.F92]" office:value-type="float" office:value="183294796" calcext:value-type="float">
            <text:p>183294796</text:p>
          </table:table-cell>
          <table:table-cell table:formula="of:=[.F91]+[.G91]" office:value-type="float" office:value="6634340" calcext:value-type="float">
            <text:p>6634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5" calcext:value-type="float">
            <text:p>5895</text:p>
          </table:table-cell>
          <table:table-cell table:formula="of:=[.E91]+[.F93]" office:value-type="float" office:value="186657824" calcext:value-type="float">
            <text:p>186657824</text:p>
          </table:table-cell>
          <table:table-cell table:formula="of:=[.F92]+[.G92]" office:value-type="float" office:value="6695484" calcext:value-type="float">
            <text:p>6695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6" calcext:value-type="float">
            <text:p>5896</text:p>
          </table:table-cell>
          <table:table-cell table:formula="of:=[.E92]+[.F94]" office:value-type="float" office:value="190051424" calcext:value-type="float">
            <text:p>190051424</text:p>
          </table:table-cell>
          <table:table-cell table:formula="of:=[.F93]+[.G93]" office:value-type="float" office:value="6756628" calcext:value-type="float">
            <text:p>6756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7" calcext:value-type="float">
            <text:p>5897</text:p>
          </table:table-cell>
          <table:table-cell table:formula="of:=[.E93]+[.F95]" office:value-type="float" office:value="193475596" calcext:value-type="float">
            <text:p>193475596</text:p>
          </table:table-cell>
          <table:table-cell table:formula="of:=[.F94]+[.G94]" office:value-type="float" office:value="6817772" calcext:value-type="float">
            <text:p>6817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8" calcext:value-type="float">
            <text:p>5898</text:p>
          </table:table-cell>
          <table:table-cell table:formula="of:=[.E94]+[.F96]" office:value-type="float" office:value="196930340" calcext:value-type="float">
            <text:p>196930340</text:p>
          </table:table-cell>
          <table:table-cell table:formula="of:=[.F95]+[.G95]" office:value-type="float" office:value="6878916" calcext:value-type="float">
            <text:p>6878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899" calcext:value-type="float">
            <text:p>5899</text:p>
          </table:table-cell>
          <table:table-cell table:formula="of:=[.E95]+[.F97]" office:value-type="float" office:value="200415656" calcext:value-type="float">
            <text:p>200415656</text:p>
          </table:table-cell>
          <table:table-cell table:formula="of:=[.F96]+[.G96]" office:value-type="float" office:value="6940060" calcext:value-type="float">
            <text:p>6940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0" calcext:value-type="float">
            <text:p>5900</text:p>
          </table:table-cell>
          <table:table-cell table:formula="of:=[.E96]+[.F98]" office:value-type="float" office:value="203931544" calcext:value-type="float">
            <text:p>203931544</text:p>
          </table:table-cell>
          <table:table-cell table:formula="of:=[.F97]+[.G97]" office:value-type="float" office:value="7001204" calcext:value-type="float">
            <text:p>7001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1" calcext:value-type="float">
            <text:p>5901</text:p>
          </table:table-cell>
          <table:table-cell table:formula="of:=[.E97]+[.F99]" office:value-type="float" office:value="207478004" calcext:value-type="float">
            <text:p>207478004</text:p>
          </table:table-cell>
          <table:table-cell table:formula="of:=[.F98]+[.G98]" office:value-type="float" office:value="7062348" calcext:value-type="float">
            <text:p>7062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2" calcext:value-type="float">
            <text:p>5902</text:p>
          </table:table-cell>
          <table:table-cell table:formula="of:=[.E98]+[.F100]" office:value-type="float" office:value="211055036" calcext:value-type="float">
            <text:p>211055036</text:p>
          </table:table-cell>
          <table:table-cell table:formula="of:=[.F99]+[.G99]" office:value-type="float" office:value="7123492" calcext:value-type="float">
            <text:p>7123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3" calcext:value-type="float">
            <text:p>5903</text:p>
          </table:table-cell>
          <table:table-cell table:formula="of:=[.E99]+[.F101]" office:value-type="float" office:value="214662640" calcext:value-type="float">
            <text:p>214662640</text:p>
          </table:table-cell>
          <table:table-cell table:formula="of:=[.F100]+[.G100]" office:value-type="float" office:value="7184636" calcext:value-type="float">
            <text:p>7184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4" calcext:value-type="float">
            <text:p>5904</text:p>
          </table:table-cell>
          <table:table-cell table:formula="of:=[.E100]+[.F102]" office:value-type="float" office:value="218300816" calcext:value-type="float">
            <text:p>218300816</text:p>
          </table:table-cell>
          <table:table-cell table:formula="of:=[.F101]+[.G101]" office:value-type="float" office:value="7245780" calcext:value-type="float">
            <text:p>7245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5" calcext:value-type="float">
            <text:p>5905</text:p>
          </table:table-cell>
          <table:table-cell table:formula="of:=[.E101]+[.F103]" office:value-type="float" office:value="221969564" calcext:value-type="float">
            <text:p>221969564</text:p>
          </table:table-cell>
          <table:table-cell table:formula="of:=[.F102]+[.G102]" office:value-type="float" office:value="7306924" calcext:value-type="float">
            <text:p>7306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6" calcext:value-type="float">
            <text:p>5906</text:p>
          </table:table-cell>
          <table:table-cell table:formula="of:=[.E102]+[.F104]" office:value-type="float" office:value="225668884" calcext:value-type="float">
            <text:p>225668884</text:p>
          </table:table-cell>
          <table:table-cell table:formula="of:=[.F103]+[.G103]" office:value-type="float" office:value="7368068" calcext:value-type="float">
            <text:p>7368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7" calcext:value-type="float">
            <text:p>5907</text:p>
          </table:table-cell>
          <table:table-cell table:formula="of:=[.E103]+[.F105]" office:value-type="float" office:value="229398776" calcext:value-type="float">
            <text:p>229398776</text:p>
          </table:table-cell>
          <table:table-cell table:formula="of:=[.F104]+[.G104]" office:value-type="float" office:value="7429212" calcext:value-type="float">
            <text:p>7429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8" calcext:value-type="float">
            <text:p>5908</text:p>
          </table:table-cell>
          <table:table-cell table:formula="of:=[.E104]+[.F106]" office:value-type="float" office:value="233159240" calcext:value-type="float">
            <text:p>233159240</text:p>
          </table:table-cell>
          <table:table-cell table:formula="of:=[.F105]+[.G105]" office:value-type="float" office:value="7490356" calcext:value-type="float">
            <text:p>7490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09" calcext:value-type="float">
            <text:p>5909</text:p>
          </table:table-cell>
          <table:table-cell table:formula="of:=[.E105]+[.F107]" office:value-type="float" office:value="236950276" calcext:value-type="float">
            <text:p>236950276</text:p>
          </table:table-cell>
          <table:table-cell table:formula="of:=[.F106]+[.G106]" office:value-type="float" office:value="7551500" calcext:value-type="float">
            <text:p>7551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0" calcext:value-type="float">
            <text:p>5910</text:p>
          </table:table-cell>
          <table:table-cell table:formula="of:=[.E106]+[.F108]" office:value-type="float" office:value="240771884" calcext:value-type="float">
            <text:p>240771884</text:p>
          </table:table-cell>
          <table:table-cell table:formula="of:=[.F107]+[.G107]" office:value-type="float" office:value="7612644" calcext:value-type="float">
            <text:p>7612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1" calcext:value-type="float">
            <text:p>5911</text:p>
          </table:table-cell>
          <table:table-cell table:formula="of:=[.E107]+[.F109]" office:value-type="float" office:value="244624064" calcext:value-type="float">
            <text:p>244624064</text:p>
          </table:table-cell>
          <table:table-cell table:formula="of:=[.F108]+[.G108]" office:value-type="float" office:value="7673788" calcext:value-type="float">
            <text:p>7673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2" calcext:value-type="float">
            <text:p>5912</text:p>
          </table:table-cell>
          <table:table-cell table:formula="of:=[.E108]+[.F110]" office:value-type="float" office:value="248506816" calcext:value-type="float">
            <text:p>248506816</text:p>
          </table:table-cell>
          <table:table-cell table:formula="of:=[.F109]+[.G109]" office:value-type="float" office:value="7734932" calcext:value-type="float">
            <text:p>7734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3" calcext:value-type="float">
            <text:p>5913</text:p>
          </table:table-cell>
          <table:table-cell table:formula="of:=[.E109]+[.F111]" office:value-type="float" office:value="252420140" calcext:value-type="float">
            <text:p>252420140</text:p>
          </table:table-cell>
          <table:table-cell table:formula="of:=[.F110]+[.G110]" office:value-type="float" office:value="7796076" calcext:value-type="float">
            <text:p>7796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4" calcext:value-type="float">
            <text:p>5914</text:p>
          </table:table-cell>
          <table:table-cell table:formula="of:=[.E110]+[.F112]" office:value-type="float" office:value="256364036" calcext:value-type="float">
            <text:p>256364036</text:p>
          </table:table-cell>
          <table:table-cell table:formula="of:=[.F111]+[.G111]" office:value-type="float" office:value="7857220" calcext:value-type="float">
            <text:p>7857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5" calcext:value-type="float">
            <text:p>5915</text:p>
          </table:table-cell>
          <table:table-cell table:formula="of:=[.E111]+[.F113]" office:value-type="float" office:value="260338504" calcext:value-type="float">
            <text:p>260338504</text:p>
          </table:table-cell>
          <table:table-cell table:formula="of:=[.F112]+[.G112]" office:value-type="float" office:value="7918364" calcext:value-type="float">
            <text:p>7918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6" calcext:value-type="float">
            <text:p>5916</text:p>
          </table:table-cell>
          <table:table-cell table:formula="of:=[.E112]+[.F114]" office:value-type="float" office:value="264343544" calcext:value-type="float">
            <text:p>264343544</text:p>
          </table:table-cell>
          <table:table-cell table:formula="of:=[.F113]+[.G113]" office:value-type="float" office:value="7979508" calcext:value-type="float">
            <text:p>7979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7" calcext:value-type="float">
            <text:p>5917</text:p>
          </table:table-cell>
          <table:table-cell table:formula="of:=[.E113]+[.F115]" office:value-type="float" office:value="268379156" calcext:value-type="float">
            <text:p>268379156</text:p>
          </table:table-cell>
          <table:table-cell table:formula="of:=[.F114]+[.G114]" office:value-type="float" office:value="8040652" calcext:value-type="float">
            <text:p>8040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8" calcext:value-type="float">
            <text:p>5918</text:p>
          </table:table-cell>
          <table:table-cell table:formula="of:=[.E114]+[.F116]" office:value-type="float" office:value="272445340" calcext:value-type="float">
            <text:p>272445340</text:p>
          </table:table-cell>
          <table:table-cell table:formula="of:=[.F115]+[.G115]" office:value-type="float" office:value="8101796" calcext:value-type="float">
            <text:p>8101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19" calcext:value-type="float">
            <text:p>5919</text:p>
          </table:table-cell>
          <table:table-cell table:formula="of:=[.E115]+[.F117]" office:value-type="float" office:value="276542096" calcext:value-type="float">
            <text:p>276542096</text:p>
          </table:table-cell>
          <table:table-cell table:formula="of:=[.F116]+[.G116]" office:value-type="float" office:value="8162940" calcext:value-type="float">
            <text:p>8162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0" calcext:value-type="float">
            <text:p>5920</text:p>
          </table:table-cell>
          <table:table-cell table:formula="of:=[.E116]+[.F118]" office:value-type="float" office:value="280669424" calcext:value-type="float">
            <text:p>280669424</text:p>
          </table:table-cell>
          <table:table-cell table:formula="of:=[.F117]+[.G117]" office:value-type="float" office:value="8224084" calcext:value-type="float">
            <text:p>8224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1" calcext:value-type="float">
            <text:p>5921</text:p>
          </table:table-cell>
          <table:table-cell table:formula="of:=[.E117]+[.F119]" office:value-type="float" office:value="284827324" calcext:value-type="float">
            <text:p>284827324</text:p>
          </table:table-cell>
          <table:table-cell table:formula="of:=[.F118]+[.G118]" office:value-type="float" office:value="8285228" calcext:value-type="float">
            <text:p>8285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2" calcext:value-type="float">
            <text:p>5922</text:p>
          </table:table-cell>
          <table:table-cell table:formula="of:=[.E118]+[.F120]" office:value-type="float" office:value="289015796" calcext:value-type="float">
            <text:p>289015796</text:p>
          </table:table-cell>
          <table:table-cell table:formula="of:=[.F119]+[.G119]" office:value-type="float" office:value="8346372" calcext:value-type="float">
            <text:p>8346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3" calcext:value-type="float">
            <text:p>5923</text:p>
          </table:table-cell>
          <table:table-cell table:formula="of:=[.E119]+[.F121]" office:value-type="float" office:value="293234840" calcext:value-type="float">
            <text:p>293234840</text:p>
          </table:table-cell>
          <table:table-cell table:formula="of:=[.F120]+[.G120]" office:value-type="float" office:value="8407516" calcext:value-type="float">
            <text:p>8407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4" calcext:value-type="float">
            <text:p>5924</text:p>
          </table:table-cell>
          <table:table-cell table:formula="of:=[.E120]+[.F122]" office:value-type="float" office:value="297484456" calcext:value-type="float">
            <text:p>297484456</text:p>
          </table:table-cell>
          <table:table-cell table:formula="of:=[.F121]+[.G121]" office:value-type="float" office:value="8468660" calcext:value-type="float">
            <text:p>8468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5" calcext:value-type="float">
            <text:p>5925</text:p>
          </table:table-cell>
          <table:table-cell table:formula="of:=[.E121]+[.F123]" office:value-type="float" office:value="301764644" calcext:value-type="float">
            <text:p>301764644</text:p>
          </table:table-cell>
          <table:table-cell table:formula="of:=[.F122]+[.G122]" office:value-type="float" office:value="8529804" calcext:value-type="float">
            <text:p>8529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6" calcext:value-type="float">
            <text:p>5926</text:p>
          </table:table-cell>
          <table:table-cell table:formula="of:=[.E122]+[.F124]" office:value-type="float" office:value="306075404" calcext:value-type="float">
            <text:p>306075404</text:p>
          </table:table-cell>
          <table:table-cell table:formula="of:=[.F123]+[.G123]" office:value-type="float" office:value="8590948" calcext:value-type="float">
            <text:p>8590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7" calcext:value-type="float">
            <text:p>5927</text:p>
          </table:table-cell>
          <table:table-cell table:formula="of:=[.E123]+[.F125]" office:value-type="float" office:value="310416736" calcext:value-type="float">
            <text:p>310416736</text:p>
          </table:table-cell>
          <table:table-cell table:formula="of:=[.F124]+[.G124]" office:value-type="float" office:value="8652092" calcext:value-type="float">
            <text:p>8652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8" calcext:value-type="float">
            <text:p>5928</text:p>
          </table:table-cell>
          <table:table-cell table:formula="of:=[.E124]+[.F126]" office:value-type="float" office:value="314788640" calcext:value-type="float">
            <text:p>314788640</text:p>
          </table:table-cell>
          <table:table-cell table:formula="of:=[.F125]+[.G125]" office:value-type="float" office:value="8713236" calcext:value-type="float">
            <text:p>8713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29" calcext:value-type="float">
            <text:p>5929</text:p>
          </table:table-cell>
          <table:table-cell table:formula="of:=[.E125]+[.F127]" office:value-type="float" office:value="319191116" calcext:value-type="float">
            <text:p>319191116</text:p>
          </table:table-cell>
          <table:table-cell table:formula="of:=[.F126]+[.G126]" office:value-type="float" office:value="8774380" calcext:value-type="float">
            <text:p>8774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0" calcext:value-type="float">
            <text:p>5930</text:p>
          </table:table-cell>
          <table:table-cell table:formula="of:=[.E126]+[.F128]" office:value-type="float" office:value="323624164" calcext:value-type="float">
            <text:p>323624164</text:p>
          </table:table-cell>
          <table:table-cell table:formula="of:=[.F127]+[.G127]" office:value-type="float" office:value="8835524" calcext:value-type="float">
            <text:p>8835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1" calcext:value-type="float">
            <text:p>5931</text:p>
          </table:table-cell>
          <table:table-cell table:formula="of:=[.E127]+[.F129]" office:value-type="float" office:value="328087784" calcext:value-type="float">
            <text:p>328087784</text:p>
          </table:table-cell>
          <table:table-cell table:formula="of:=[.F128]+[.G128]" office:value-type="float" office:value="8896668" calcext:value-type="float">
            <text:p>8896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2" calcext:value-type="float">
            <text:p>5932</text:p>
          </table:table-cell>
          <table:table-cell table:formula="of:=[.E128]+[.F130]" office:value-type="float" office:value="332581976" calcext:value-type="float">
            <text:p>332581976</text:p>
          </table:table-cell>
          <table:table-cell table:formula="of:=[.F129]+[.G129]" office:value-type="float" office:value="8957812" calcext:value-type="float">
            <text:p>8957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3" calcext:value-type="float">
            <text:p>5933</text:p>
          </table:table-cell>
          <table:table-cell table:formula="of:=[.E129]+[.F131]" office:value-type="float" office:value="337106740" calcext:value-type="float">
            <text:p>337106740</text:p>
          </table:table-cell>
          <table:table-cell table:formula="of:=[.F130]+[.G130]" office:value-type="float" office:value="9018956" calcext:value-type="float">
            <text:p>9018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4" calcext:value-type="float">
            <text:p>5934</text:p>
          </table:table-cell>
          <table:table-cell table:formula="of:=[.E130]+[.F132]" office:value-type="float" office:value="341662076" calcext:value-type="float">
            <text:p>341662076</text:p>
          </table:table-cell>
          <table:table-cell table:formula="of:=[.F131]+[.G131]" office:value-type="float" office:value="9080100" calcext:value-type="float">
            <text:p>9080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5" calcext:value-type="float">
            <text:p>5935</text:p>
          </table:table-cell>
          <table:table-cell table:formula="of:=[.E131]+[.F133]" office:value-type="float" office:value="346247984" calcext:value-type="float">
            <text:p>346247984</text:p>
          </table:table-cell>
          <table:table-cell table:formula="of:=[.F132]+[.G132]" office:value-type="float" office:value="9141244" calcext:value-type="float">
            <text:p>9141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6" calcext:value-type="float">
            <text:p>5936</text:p>
          </table:table-cell>
          <table:table-cell table:formula="of:=[.E132]+[.F134]" office:value-type="float" office:value="350864464" calcext:value-type="float">
            <text:p>350864464</text:p>
          </table:table-cell>
          <table:table-cell table:formula="of:=[.F133]+[.G133]" office:value-type="float" office:value="9202388" calcext:value-type="float">
            <text:p>9202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7" calcext:value-type="float">
            <text:p>5937</text:p>
          </table:table-cell>
          <table:table-cell table:formula="of:=[.E133]+[.F135]" office:value-type="float" office:value="355511516" calcext:value-type="float">
            <text:p>355511516</text:p>
          </table:table-cell>
          <table:table-cell table:formula="of:=[.F134]+[.G134]" office:value-type="float" office:value="9263532" calcext:value-type="float">
            <text:p>9263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8" calcext:value-type="float">
            <text:p>5938</text:p>
          </table:table-cell>
          <table:table-cell table:formula="of:=[.E134]+[.F136]" office:value-type="float" office:value="360189140" calcext:value-type="float">
            <text:p>360189140</text:p>
          </table:table-cell>
          <table:table-cell table:formula="of:=[.F135]+[.G135]" office:value-type="float" office:value="9324676" calcext:value-type="float">
            <text:p>9324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39" calcext:value-type="float">
            <text:p>5939</text:p>
          </table:table-cell>
          <table:table-cell table:formula="of:=[.E135]+[.F137]" office:value-type="float" office:value="364897336" calcext:value-type="float">
            <text:p>364897336</text:p>
          </table:table-cell>
          <table:table-cell table:formula="of:=[.F136]+[.G136]" office:value-type="float" office:value="9385820" calcext:value-type="float">
            <text:p>9385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0" calcext:value-type="float">
            <text:p>5940</text:p>
          </table:table-cell>
          <table:table-cell table:formula="of:=[.E136]+[.F138]" office:value-type="float" office:value="369636104" calcext:value-type="float">
            <text:p>369636104</text:p>
          </table:table-cell>
          <table:table-cell table:formula="of:=[.F137]+[.G137]" office:value-type="float" office:value="9446964" calcext:value-type="float">
            <text:p>9446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1" calcext:value-type="float">
            <text:p>5941</text:p>
          </table:table-cell>
          <table:table-cell table:formula="of:=[.E137]+[.F139]" office:value-type="float" office:value="374405444" calcext:value-type="float">
            <text:p>374405444</text:p>
          </table:table-cell>
          <table:table-cell table:formula="of:=[.F138]+[.G138]" office:value-type="float" office:value="9508108" calcext:value-type="float">
            <text:p>9508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2" calcext:value-type="float">
            <text:p>5942</text:p>
          </table:table-cell>
          <table:table-cell table:formula="of:=[.E138]+[.F140]" office:value-type="float" office:value="379205356" calcext:value-type="float">
            <text:p>379205356</text:p>
          </table:table-cell>
          <table:table-cell table:formula="of:=[.F139]+[.G139]" office:value-type="float" office:value="9569252" calcext:value-type="float">
            <text:p>9569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3" calcext:value-type="float">
            <text:p>5943</text:p>
          </table:table-cell>
          <table:table-cell table:formula="of:=[.E139]+[.F141]" office:value-type="float" office:value="384035840" calcext:value-type="float">
            <text:p>384035840</text:p>
          </table:table-cell>
          <table:table-cell table:formula="of:=[.F140]+[.G140]" office:value-type="float" office:value="9630396" calcext:value-type="float">
            <text:p>9630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4" calcext:value-type="float">
            <text:p>5944</text:p>
          </table:table-cell>
          <table:table-cell table:formula="of:=[.E140]+[.F142]" office:value-type="float" office:value="388896896" calcext:value-type="float">
            <text:p>388896896</text:p>
          </table:table-cell>
          <table:table-cell table:formula="of:=[.F141]+[.G141]" office:value-type="float" office:value="9691540" calcext:value-type="float">
            <text:p>9691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5" calcext:value-type="float">
            <text:p>5945</text:p>
          </table:table-cell>
          <table:table-cell table:formula="of:=[.E141]+[.F143]" office:value-type="float" office:value="393788524" calcext:value-type="float">
            <text:p>393788524</text:p>
          </table:table-cell>
          <table:table-cell table:formula="of:=[.F142]+[.G142]" office:value-type="float" office:value="9752684" calcext:value-type="float">
            <text:p>9752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6" calcext:value-type="float">
            <text:p>5946</text:p>
          </table:table-cell>
          <table:table-cell table:formula="of:=[.E142]+[.F144]" office:value-type="float" office:value="398710724" calcext:value-type="float">
            <text:p>398710724</text:p>
          </table:table-cell>
          <table:table-cell table:formula="of:=[.F143]+[.G143]" office:value-type="float" office:value="9813828" calcext:value-type="float">
            <text:p>9813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7" calcext:value-type="float">
            <text:p>5947</text:p>
          </table:table-cell>
          <table:table-cell table:formula="of:=[.E143]+[.F145]" office:value-type="float" office:value="403663496" calcext:value-type="float">
            <text:p>403663496</text:p>
          </table:table-cell>
          <table:table-cell table:formula="of:=[.F144]+[.G144]" office:value-type="float" office:value="9874972" calcext:value-type="float">
            <text:p>9874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8" calcext:value-type="float">
            <text:p>5948</text:p>
          </table:table-cell>
          <table:table-cell table:formula="of:=[.E144]+[.F146]" office:value-type="float" office:value="408646840" calcext:value-type="float">
            <text:p>408646840</text:p>
          </table:table-cell>
          <table:table-cell table:formula="of:=[.F145]+[.G145]" office:value-type="float" office:value="9936116" calcext:value-type="float">
            <text:p>9936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49" calcext:value-type="float">
            <text:p>5949</text:p>
          </table:table-cell>
          <table:table-cell table:formula="of:=[.E145]+[.F147]" office:value-type="float" office:value="413660756" calcext:value-type="float">
            <text:p>413660756</text:p>
          </table:table-cell>
          <table:table-cell table:formula="of:=[.F146]+[.G146]" office:value-type="float" office:value="9997260" calcext:value-type="float">
            <text:p>9997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0" calcext:value-type="float">
            <text:p>5950</text:p>
          </table:table-cell>
          <table:table-cell table:formula="of:=[.E146]+[.F148]" office:value-type="float" office:value="418705244" calcext:value-type="float">
            <text:p>418705244</text:p>
          </table:table-cell>
          <table:table-cell table:formula="of:=[.F147]+[.G147]" office:value-type="float" office:value="10058404" calcext:value-type="float">
            <text:p>10058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1" calcext:value-type="float">
            <text:p>5951</text:p>
          </table:table-cell>
          <table:table-cell table:formula="of:=[.E147]+[.F149]" office:value-type="float" office:value="423780304" calcext:value-type="float">
            <text:p>423780304</text:p>
          </table:table-cell>
          <table:table-cell table:formula="of:=[.F148]+[.G148]" office:value-type="float" office:value="10119548" calcext:value-type="float">
            <text:p>10119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2" calcext:value-type="float">
            <text:p>5952</text:p>
          </table:table-cell>
          <table:table-cell table:formula="of:=[.E148]+[.F150]" office:value-type="float" office:value="428885936" calcext:value-type="float">
            <text:p>428885936</text:p>
          </table:table-cell>
          <table:table-cell table:formula="of:=[.F149]+[.G149]" office:value-type="float" office:value="10180692" calcext:value-type="float">
            <text:p>10180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3" calcext:value-type="float">
            <text:p>5953</text:p>
          </table:table-cell>
          <table:table-cell table:formula="of:=[.E149]+[.F151]" office:value-type="float" office:value="434022140" calcext:value-type="float">
            <text:p>434022140</text:p>
          </table:table-cell>
          <table:table-cell table:formula="of:=[.F150]+[.G150]" office:value-type="float" office:value="10241836" calcext:value-type="float">
            <text:p>10241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4" calcext:value-type="float">
            <text:p>5954</text:p>
          </table:table-cell>
          <table:table-cell table:formula="of:=[.E150]+[.F152]" office:value-type="float" office:value="439188916" calcext:value-type="float">
            <text:p>439188916</text:p>
          </table:table-cell>
          <table:table-cell table:formula="of:=[.F151]+[.G151]" office:value-type="float" office:value="10302980" calcext:value-type="float">
            <text:p>10302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5" calcext:value-type="float">
            <text:p>5955</text:p>
          </table:table-cell>
          <table:table-cell table:formula="of:=[.E151]+[.F153]" office:value-type="float" office:value="444386264" calcext:value-type="float">
            <text:p>444386264</text:p>
          </table:table-cell>
          <table:table-cell table:formula="of:=[.F152]+[.G152]" office:value-type="float" office:value="10364124" calcext:value-type="float">
            <text:p>10364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6" calcext:value-type="float">
            <text:p>5956</text:p>
          </table:table-cell>
          <table:table-cell table:formula="of:=[.E152]+[.F154]" office:value-type="float" office:value="449614184" calcext:value-type="float">
            <text:p>449614184</text:p>
          </table:table-cell>
          <table:table-cell table:formula="of:=[.F153]+[.G153]" office:value-type="float" office:value="10425268" calcext:value-type="float">
            <text:p>10425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7" calcext:value-type="float">
            <text:p>5957</text:p>
          </table:table-cell>
          <table:table-cell table:formula="of:=[.E153]+[.F155]" office:value-type="float" office:value="454872676" calcext:value-type="float">
            <text:p>454872676</text:p>
          </table:table-cell>
          <table:table-cell table:formula="of:=[.F154]+[.G154]" office:value-type="float" office:value="10486412" calcext:value-type="float">
            <text:p>10486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8" calcext:value-type="float">
            <text:p>5958</text:p>
          </table:table-cell>
          <table:table-cell table:formula="of:=[.E154]+[.F156]" office:value-type="float" office:value="460161740" calcext:value-type="float">
            <text:p>460161740</text:p>
          </table:table-cell>
          <table:table-cell table:formula="of:=[.F155]+[.G155]" office:value-type="float" office:value="10547556" calcext:value-type="float">
            <text:p>10547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59" calcext:value-type="float">
            <text:p>5959</text:p>
          </table:table-cell>
          <table:table-cell table:formula="of:=[.E155]+[.F157]" office:value-type="float" office:value="465481376" calcext:value-type="float">
            <text:p>465481376</text:p>
          </table:table-cell>
          <table:table-cell table:formula="of:=[.F156]+[.G156]" office:value-type="float" office:value="10608700" calcext:value-type="float">
            <text:p>10608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0" calcext:value-type="float">
            <text:p>5960</text:p>
          </table:table-cell>
          <table:table-cell table:formula="of:=[.E156]+[.F158]" office:value-type="float" office:value="470831584" calcext:value-type="float">
            <text:p>470831584</text:p>
          </table:table-cell>
          <table:table-cell table:formula="of:=[.F157]+[.G157]" office:value-type="float" office:value="10669844" calcext:value-type="float">
            <text:p>10669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1" calcext:value-type="float">
            <text:p>5961</text:p>
          </table:table-cell>
          <table:table-cell table:formula="of:=[.E157]+[.F159]" office:value-type="float" office:value="476212364" calcext:value-type="float">
            <text:p>476212364</text:p>
          </table:table-cell>
          <table:table-cell table:formula="of:=[.F158]+[.G158]" office:value-type="float" office:value="10730988" calcext:value-type="float">
            <text:p>10730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2" calcext:value-type="float">
            <text:p>5962</text:p>
          </table:table-cell>
          <table:table-cell table:formula="of:=[.E158]+[.F160]" office:value-type="float" office:value="481623716" calcext:value-type="float">
            <text:p>481623716</text:p>
          </table:table-cell>
          <table:table-cell table:formula="of:=[.F159]+[.G159]" office:value-type="float" office:value="10792132" calcext:value-type="float">
            <text:p>10792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3" calcext:value-type="float">
            <text:p>5963</text:p>
          </table:table-cell>
          <table:table-cell table:formula="of:=[.E159]+[.F161]" office:value-type="float" office:value="487065640" calcext:value-type="float">
            <text:p>487065640</text:p>
          </table:table-cell>
          <table:table-cell table:formula="of:=[.F160]+[.G160]" office:value-type="float" office:value="10853276" calcext:value-type="float">
            <text:p>10853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4" calcext:value-type="float">
            <text:p>5964</text:p>
          </table:table-cell>
          <table:table-cell table:formula="of:=[.E160]+[.F162]" office:value-type="float" office:value="492538136" calcext:value-type="float">
            <text:p>492538136</text:p>
          </table:table-cell>
          <table:table-cell table:formula="of:=[.F161]+[.G161]" office:value-type="float" office:value="10914420" calcext:value-type="float">
            <text:p>10914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5" calcext:value-type="float">
            <text:p>5965</text:p>
          </table:table-cell>
          <table:table-cell table:formula="of:=[.E161]+[.F163]" office:value-type="float" office:value="498041204" calcext:value-type="float">
            <text:p>498041204</text:p>
          </table:table-cell>
          <table:table-cell table:formula="of:=[.F162]+[.G162]" office:value-type="float" office:value="10975564" calcext:value-type="float">
            <text:p>10975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6" calcext:value-type="float">
            <text:p>5966</text:p>
          </table:table-cell>
          <table:table-cell table:formula="of:=[.E162]+[.F164]" office:value-type="float" office:value="503574844" calcext:value-type="float">
            <text:p>503574844</text:p>
          </table:table-cell>
          <table:table-cell table:formula="of:=[.F163]+[.G163]" office:value-type="float" office:value="11036708" calcext:value-type="float">
            <text:p>11036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7" calcext:value-type="float">
            <text:p>5967</text:p>
          </table:table-cell>
          <table:table-cell table:formula="of:=[.E163]+[.F165]" office:value-type="float" office:value="509139056" calcext:value-type="float">
            <text:p>509139056</text:p>
          </table:table-cell>
          <table:table-cell table:formula="of:=[.F164]+[.G164]" office:value-type="float" office:value="11097852" calcext:value-type="float">
            <text:p>11097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8" calcext:value-type="float">
            <text:p>5968</text:p>
          </table:table-cell>
          <table:table-cell table:formula="of:=[.E164]+[.F166]" office:value-type="float" office:value="514733840" calcext:value-type="float">
            <text:p>514733840</text:p>
          </table:table-cell>
          <table:table-cell table:formula="of:=[.F165]+[.G165]" office:value-type="float" office:value="11158996" calcext:value-type="float">
            <text:p>11158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69" calcext:value-type="float">
            <text:p>5969</text:p>
          </table:table-cell>
          <table:table-cell table:formula="of:=[.E165]+[.F167]" office:value-type="float" office:value="520359196" calcext:value-type="float">
            <text:p>520359196</text:p>
          </table:table-cell>
          <table:table-cell table:formula="of:=[.F166]+[.G166]" office:value-type="float" office:value="11220140" calcext:value-type="float">
            <text:p>11220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0" calcext:value-type="float">
            <text:p>5970</text:p>
          </table:table-cell>
          <table:table-cell table:formula="of:=[.E166]+[.F168]" office:value-type="float" office:value="526015124" calcext:value-type="float">
            <text:p>526015124</text:p>
          </table:table-cell>
          <table:table-cell table:formula="of:=[.F167]+[.G167]" office:value-type="float" office:value="11281284" calcext:value-type="float">
            <text:p>11281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1" calcext:value-type="float">
            <text:p>5971</text:p>
          </table:table-cell>
          <table:table-cell table:formula="of:=[.E167]+[.F169]" office:value-type="float" office:value="531701624" calcext:value-type="float">
            <text:p>531701624</text:p>
          </table:table-cell>
          <table:table-cell table:formula="of:=[.F168]+[.G168]" office:value-type="float" office:value="11342428" calcext:value-type="float">
            <text:p>11342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2" calcext:value-type="float">
            <text:p>5972</text:p>
          </table:table-cell>
          <table:table-cell table:formula="of:=[.E168]+[.F170]" office:value-type="float" office:value="537418696" calcext:value-type="float">
            <text:p>537418696</text:p>
          </table:table-cell>
          <table:table-cell table:formula="of:=[.F169]+[.G169]" office:value-type="float" office:value="11403572" calcext:value-type="float">
            <text:p>11403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3" calcext:value-type="float">
            <text:p>5973</text:p>
          </table:table-cell>
          <table:table-cell table:formula="of:=[.E169]+[.F171]" office:value-type="float" office:value="543166340" calcext:value-type="float">
            <text:p>543166340</text:p>
          </table:table-cell>
          <table:table-cell table:formula="of:=[.F170]+[.G170]" office:value-type="float" office:value="11464716" calcext:value-type="float">
            <text:p>11464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4" calcext:value-type="float">
            <text:p>5974</text:p>
          </table:table-cell>
          <table:table-cell table:formula="of:=[.E170]+[.F172]" office:value-type="float" office:value="548944556" calcext:value-type="float">
            <text:p>548944556</text:p>
          </table:table-cell>
          <table:table-cell table:formula="of:=[.F171]+[.G171]" office:value-type="float" office:value="11525860" calcext:value-type="float">
            <text:p>11525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5" calcext:value-type="float">
            <text:p>5975</text:p>
          </table:table-cell>
          <table:table-cell table:formula="of:=[.E171]+[.F173]" office:value-type="float" office:value="554753344" calcext:value-type="float">
            <text:p>554753344</text:p>
          </table:table-cell>
          <table:table-cell table:formula="of:=[.F172]+[.G172]" office:value-type="float" office:value="11587004" calcext:value-type="float">
            <text:p>11587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6" calcext:value-type="float">
            <text:p>5976</text:p>
          </table:table-cell>
          <table:table-cell table:formula="of:=[.E172]+[.F174]" office:value-type="float" office:value="560592704" calcext:value-type="float">
            <text:p>560592704</text:p>
          </table:table-cell>
          <table:table-cell table:formula="of:=[.F173]+[.G173]" office:value-type="float" office:value="11648148" calcext:value-type="float">
            <text:p>11648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7" calcext:value-type="float">
            <text:p>5977</text:p>
          </table:table-cell>
          <table:table-cell table:formula="of:=[.E173]+[.F175]" office:value-type="float" office:value="566462636" calcext:value-type="float">
            <text:p>566462636</text:p>
          </table:table-cell>
          <table:table-cell table:formula="of:=[.F174]+[.G174]" office:value-type="float" office:value="11709292" calcext:value-type="float">
            <text:p>11709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8" calcext:value-type="float">
            <text:p>5978</text:p>
          </table:table-cell>
          <table:table-cell table:formula="of:=[.E174]+[.F176]" office:value-type="float" office:value="572363140" calcext:value-type="float">
            <text:p>572363140</text:p>
          </table:table-cell>
          <table:table-cell table:formula="of:=[.F175]+[.G175]" office:value-type="float" office:value="11770436" calcext:value-type="float">
            <text:p>11770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79" calcext:value-type="float">
            <text:p>5979</text:p>
          </table:table-cell>
          <table:table-cell table:formula="of:=[.E175]+[.F177]" office:value-type="float" office:value="578294216" calcext:value-type="float">
            <text:p>578294216</text:p>
          </table:table-cell>
          <table:table-cell table:formula="of:=[.F176]+[.G176]" office:value-type="float" office:value="11831580" calcext:value-type="float">
            <text:p>11831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0" calcext:value-type="float">
            <text:p>5980</text:p>
          </table:table-cell>
          <table:table-cell table:formula="of:=[.E176]+[.F178]" office:value-type="float" office:value="584255864" calcext:value-type="float">
            <text:p>584255864</text:p>
          </table:table-cell>
          <table:table-cell table:formula="of:=[.F177]+[.G177]" office:value-type="float" office:value="11892724" calcext:value-type="float">
            <text:p>11892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1" calcext:value-type="float">
            <text:p>5981</text:p>
          </table:table-cell>
          <table:table-cell table:formula="of:=[.E177]+[.F179]" office:value-type="float" office:value="590248084" calcext:value-type="float">
            <text:p>590248084</text:p>
          </table:table-cell>
          <table:table-cell table:formula="of:=[.F178]+[.G178]" office:value-type="float" office:value="11953868" calcext:value-type="float">
            <text:p>11953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2" calcext:value-type="float">
            <text:p>5982</text:p>
          </table:table-cell>
          <table:table-cell table:formula="of:=[.E178]+[.F180]" office:value-type="float" office:value="596270876" calcext:value-type="float">
            <text:p>596270876</text:p>
          </table:table-cell>
          <table:table-cell table:formula="of:=[.F179]+[.G179]" office:value-type="float" office:value="12015012" calcext:value-type="float">
            <text:p>12015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3" calcext:value-type="float">
            <text:p>5983</text:p>
          </table:table-cell>
          <table:table-cell table:formula="of:=[.E179]+[.F181]" office:value-type="float" office:value="602324240" calcext:value-type="float">
            <text:p>602324240</text:p>
          </table:table-cell>
          <table:table-cell table:formula="of:=[.F180]+[.G180]" office:value-type="float" office:value="12076156" calcext:value-type="float">
            <text:p>12076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4" calcext:value-type="float">
            <text:p>5984</text:p>
          </table:table-cell>
          <table:table-cell table:formula="of:=[.E180]+[.F182]" office:value-type="float" office:value="608408176" calcext:value-type="float">
            <text:p>608408176</text:p>
          </table:table-cell>
          <table:table-cell table:formula="of:=[.F181]+[.G181]" office:value-type="float" office:value="12137300" calcext:value-type="float">
            <text:p>12137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5" calcext:value-type="float">
            <text:p>5985</text:p>
          </table:table-cell>
          <table:table-cell table:formula="of:=[.E181]+[.F183]" office:value-type="float" office:value="614522684" calcext:value-type="float">
            <text:p>614522684</text:p>
          </table:table-cell>
          <table:table-cell table:formula="of:=[.F182]+[.G182]" office:value-type="float" office:value="12198444" calcext:value-type="float">
            <text:p>12198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6" calcext:value-type="float">
            <text:p>5986</text:p>
          </table:table-cell>
          <table:table-cell table:formula="of:=[.E182]+[.F184]" office:value-type="float" office:value="620667764" calcext:value-type="float">
            <text:p>620667764</text:p>
          </table:table-cell>
          <table:table-cell table:formula="of:=[.F183]+[.G183]" office:value-type="float" office:value="12259588" calcext:value-type="float">
            <text:p>12259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7" calcext:value-type="float">
            <text:p>5987</text:p>
          </table:table-cell>
          <table:table-cell table:formula="of:=[.E183]+[.F185]" office:value-type="float" office:value="626843416" calcext:value-type="float">
            <text:p>626843416</text:p>
          </table:table-cell>
          <table:table-cell table:formula="of:=[.F184]+[.G184]" office:value-type="float" office:value="12320732" calcext:value-type="float">
            <text:p>12320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8" calcext:value-type="float">
            <text:p>5988</text:p>
          </table:table-cell>
          <table:table-cell table:formula="of:=[.E184]+[.F186]" office:value-type="float" office:value="633049640" calcext:value-type="float">
            <text:p>633049640</text:p>
          </table:table-cell>
          <table:table-cell table:formula="of:=[.F185]+[.G185]" office:value-type="float" office:value="12381876" calcext:value-type="float">
            <text:p>12381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89" calcext:value-type="float">
            <text:p>5989</text:p>
          </table:table-cell>
          <table:table-cell table:formula="of:=[.E185]+[.F187]" office:value-type="float" office:value="639286436" calcext:value-type="float">
            <text:p>639286436</text:p>
          </table:table-cell>
          <table:table-cell table:formula="of:=[.F186]+[.G186]" office:value-type="float" office:value="12443020" calcext:value-type="float">
            <text:p>12443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0" calcext:value-type="float">
            <text:p>5990</text:p>
          </table:table-cell>
          <table:table-cell table:formula="of:=[.E186]+[.F188]" office:value-type="float" office:value="645553804" calcext:value-type="float">
            <text:p>645553804</text:p>
          </table:table-cell>
          <table:table-cell table:formula="of:=[.F187]+[.G187]" office:value-type="float" office:value="12504164" calcext:value-type="float">
            <text:p>12504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1" calcext:value-type="float">
            <text:p>5991</text:p>
          </table:table-cell>
          <table:table-cell table:formula="of:=[.E187]+[.F189]" office:value-type="float" office:value="651851744" calcext:value-type="float">
            <text:p>651851744</text:p>
          </table:table-cell>
          <table:table-cell table:formula="of:=[.F188]+[.G188]" office:value-type="float" office:value="12565308" calcext:value-type="float">
            <text:p>12565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2" calcext:value-type="float">
            <text:p>5992</text:p>
          </table:table-cell>
          <table:table-cell table:formula="of:=[.E188]+[.F190]" office:value-type="float" office:value="658180256" calcext:value-type="float">
            <text:p>658180256</text:p>
          </table:table-cell>
          <table:table-cell table:formula="of:=[.F189]+[.G189]" office:value-type="float" office:value="12626452" calcext:value-type="float">
            <text:p>12626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3" calcext:value-type="float">
            <text:p>5993</text:p>
          </table:table-cell>
          <table:table-cell table:formula="of:=[.E189]+[.F191]" office:value-type="float" office:value="664539340" calcext:value-type="float">
            <text:p>664539340</text:p>
          </table:table-cell>
          <table:table-cell table:formula="of:=[.F190]+[.G190]" office:value-type="float" office:value="12687596" calcext:value-type="float">
            <text:p>12687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4" calcext:value-type="float">
            <text:p>5994</text:p>
          </table:table-cell>
          <table:table-cell table:formula="of:=[.E190]+[.F192]" office:value-type="float" office:value="670928996" calcext:value-type="float">
            <text:p>670928996</text:p>
          </table:table-cell>
          <table:table-cell table:formula="of:=[.F191]+[.G191]" office:value-type="float" office:value="12748740" calcext:value-type="float">
            <text:p>12748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5" calcext:value-type="float">
            <text:p>5995</text:p>
          </table:table-cell>
          <table:table-cell table:formula="of:=[.E191]+[.F193]" office:value-type="float" office:value="677349224" calcext:value-type="float">
            <text:p>677349224</text:p>
          </table:table-cell>
          <table:table-cell table:formula="of:=[.F192]+[.G192]" office:value-type="float" office:value="12809884" calcext:value-type="float">
            <text:p>12809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6" calcext:value-type="float">
            <text:p>5996</text:p>
          </table:table-cell>
          <table:table-cell table:formula="of:=[.E192]+[.F194]" office:value-type="float" office:value="683800024" calcext:value-type="float">
            <text:p>683800024</text:p>
          </table:table-cell>
          <table:table-cell table:formula="of:=[.F193]+[.G193]" office:value-type="float" office:value="12871028" calcext:value-type="float">
            <text:p>12871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7" calcext:value-type="float">
            <text:p>5997</text:p>
          </table:table-cell>
          <table:table-cell table:formula="of:=[.E193]+[.F195]" office:value-type="float" office:value="690281396" calcext:value-type="float">
            <text:p>690281396</text:p>
          </table:table-cell>
          <table:table-cell table:formula="of:=[.F194]+[.G194]" office:value-type="float" office:value="12932172" calcext:value-type="float">
            <text:p>12932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8" calcext:value-type="float">
            <text:p>5998</text:p>
          </table:table-cell>
          <table:table-cell table:formula="of:=[.E194]+[.F196]" office:value-type="float" office:value="696793340" calcext:value-type="float">
            <text:p>696793340</text:p>
          </table:table-cell>
          <table:table-cell table:formula="of:=[.F195]+[.G195]" office:value-type="float" office:value="12993316" calcext:value-type="float">
            <text:p>12993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5999" calcext:value-type="float">
            <text:p>5999</text:p>
          </table:table-cell>
          <table:table-cell table:formula="of:=[.E195]+[.F197]" office:value-type="float" office:value="703335856" calcext:value-type="float">
            <text:p>703335856</text:p>
          </table:table-cell>
          <table:table-cell table:formula="of:=[.F196]+[.G196]" office:value-type="float" office:value="13054460" calcext:value-type="float">
            <text:p>13054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0" calcext:value-type="float">
            <text:p>6000</text:p>
          </table:table-cell>
          <table:table-cell table:formula="of:=[.E196]+[.F198]" office:value-type="float" office:value="709908944" calcext:value-type="float">
            <text:p>709908944</text:p>
          </table:table-cell>
          <table:table-cell table:formula="of:=[.F197]+[.G197]" office:value-type="float" office:value="13115604" calcext:value-type="float">
            <text:p>13115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1" calcext:value-type="float">
            <text:p>6001</text:p>
          </table:table-cell>
          <table:table-cell table:formula="of:=[.E197]+[.F199]" office:value-type="float" office:value="716512604" calcext:value-type="float">
            <text:p>716512604</text:p>
          </table:table-cell>
          <table:table-cell table:formula="of:=[.F198]+[.G198]" office:value-type="float" office:value="13176748" calcext:value-type="float">
            <text:p>13176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2" calcext:value-type="float">
            <text:p>6002</text:p>
          </table:table-cell>
          <table:table-cell table:formula="of:=[.E198]+[.F200]" office:value-type="float" office:value="723146836" calcext:value-type="float">
            <text:p>723146836</text:p>
          </table:table-cell>
          <table:table-cell table:formula="of:=[.F199]+[.G199]" office:value-type="float" office:value="13237892" calcext:value-type="float">
            <text:p>13237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3" calcext:value-type="float">
            <text:p>6003</text:p>
          </table:table-cell>
          <table:table-cell table:formula="of:=[.E199]+[.F201]" office:value-type="float" office:value="729811640" calcext:value-type="float">
            <text:p>729811640</text:p>
          </table:table-cell>
          <table:table-cell table:formula="of:=[.F200]+[.G200]" office:value-type="float" office:value="13299036" calcext:value-type="float">
            <text:p>13299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4" calcext:value-type="float">
            <text:p>6004</text:p>
          </table:table-cell>
          <table:table-cell table:formula="of:=[.E200]+[.F202]" office:value-type="float" office:value="736507016" calcext:value-type="float">
            <text:p>736507016</text:p>
          </table:table-cell>
          <table:table-cell table:formula="of:=[.F201]+[.G201]" office:value-type="float" office:value="13360180" calcext:value-type="float">
            <text:p>13360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5" calcext:value-type="float">
            <text:p>6005</text:p>
          </table:table-cell>
          <table:table-cell table:formula="of:=[.E201]+[.F203]" office:value-type="float" office:value="743232964" calcext:value-type="float">
            <text:p>743232964</text:p>
          </table:table-cell>
          <table:table-cell table:formula="of:=[.F202]+[.G202]" office:value-type="float" office:value="13421324" calcext:value-type="float">
            <text:p>13421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6" calcext:value-type="float">
            <text:p>6006</text:p>
          </table:table-cell>
          <table:table-cell table:formula="of:=[.E202]+[.F204]" office:value-type="float" office:value="749989484" calcext:value-type="float">
            <text:p>749989484</text:p>
          </table:table-cell>
          <table:table-cell table:formula="of:=[.F203]+[.G203]" office:value-type="float" office:value="13482468" calcext:value-type="float">
            <text:p>13482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7" calcext:value-type="float">
            <text:p>6007</text:p>
          </table:table-cell>
          <table:table-cell table:formula="of:=[.E203]+[.F205]" office:value-type="float" office:value="756776576" calcext:value-type="float">
            <text:p>756776576</text:p>
          </table:table-cell>
          <table:table-cell table:formula="of:=[.F204]+[.G204]" office:value-type="float" office:value="13543612" calcext:value-type="float">
            <text:p>13543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8" calcext:value-type="float">
            <text:p>6008</text:p>
          </table:table-cell>
          <table:table-cell table:formula="of:=[.E204]+[.F206]" office:value-type="float" office:value="763594240" calcext:value-type="float">
            <text:p>763594240</text:p>
          </table:table-cell>
          <table:table-cell table:formula="of:=[.F205]+[.G205]" office:value-type="float" office:value="13604756" calcext:value-type="float">
            <text:p>13604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09" calcext:value-type="float">
            <text:p>6009</text:p>
          </table:table-cell>
          <table:table-cell table:formula="of:=[.E205]+[.F207]" office:value-type="float" office:value="770442476" calcext:value-type="float">
            <text:p>770442476</text:p>
          </table:table-cell>
          <table:table-cell table:formula="of:=[.F206]+[.G206]" office:value-type="float" office:value="13665900" calcext:value-type="float">
            <text:p>13665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0" calcext:value-type="float">
            <text:p>6010</text:p>
          </table:table-cell>
          <table:table-cell table:formula="of:=[.E206]+[.F208]" office:value-type="float" office:value="777321284" calcext:value-type="float">
            <text:p>777321284</text:p>
          </table:table-cell>
          <table:table-cell table:formula="of:=[.F207]+[.G207]" office:value-type="float" office:value="13727044" calcext:value-type="float">
            <text:p>13727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1" calcext:value-type="float">
            <text:p>6011</text:p>
          </table:table-cell>
          <table:table-cell table:formula="of:=[.E207]+[.F209]" office:value-type="float" office:value="784230664" calcext:value-type="float">
            <text:p>784230664</text:p>
          </table:table-cell>
          <table:table-cell table:formula="of:=[.F208]+[.G208]" office:value-type="float" office:value="13788188" calcext:value-type="float">
            <text:p>13788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2" calcext:value-type="float">
            <text:p>6012</text:p>
          </table:table-cell>
          <table:table-cell table:formula="of:=[.E208]+[.F210]" office:value-type="float" office:value="791170616" calcext:value-type="float">
            <text:p>791170616</text:p>
          </table:table-cell>
          <table:table-cell table:formula="of:=[.F209]+[.G209]" office:value-type="float" office:value="13849332" calcext:value-type="float">
            <text:p>13849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3" calcext:value-type="float">
            <text:p>6013</text:p>
          </table:table-cell>
          <table:table-cell table:formula="of:=[.E209]+[.F211]" office:value-type="float" office:value="798141140" calcext:value-type="float">
            <text:p>798141140</text:p>
          </table:table-cell>
          <table:table-cell table:formula="of:=[.F210]+[.G210]" office:value-type="float" office:value="13910476" calcext:value-type="float">
            <text:p>13910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4" calcext:value-type="float">
            <text:p>6014</text:p>
          </table:table-cell>
          <table:table-cell table:formula="of:=[.E210]+[.F212]" office:value-type="float" office:value="805142236" calcext:value-type="float">
            <text:p>805142236</text:p>
          </table:table-cell>
          <table:table-cell table:formula="of:=[.F211]+[.G211]" office:value-type="float" office:value="13971620" calcext:value-type="float">
            <text:p>13971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5" calcext:value-type="float">
            <text:p>6015</text:p>
          </table:table-cell>
          <table:table-cell table:formula="of:=[.E211]+[.F213]" office:value-type="float" office:value="812173904" calcext:value-type="float">
            <text:p>812173904</text:p>
          </table:table-cell>
          <table:table-cell table:formula="of:=[.F212]+[.G212]" office:value-type="float" office:value="14032764" calcext:value-type="float">
            <text:p>14032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6" calcext:value-type="float">
            <text:p>6016</text:p>
          </table:table-cell>
          <table:table-cell table:formula="of:=[.E212]+[.F214]" office:value-type="float" office:value="819236144" calcext:value-type="float">
            <text:p>819236144</text:p>
          </table:table-cell>
          <table:table-cell table:formula="of:=[.F213]+[.G213]" office:value-type="float" office:value="14093908" calcext:value-type="float">
            <text:p>14093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7" calcext:value-type="float">
            <text:p>6017</text:p>
          </table:table-cell>
          <table:table-cell table:formula="of:=[.E213]+[.F215]" office:value-type="float" office:value="826328956" calcext:value-type="float">
            <text:p>826328956</text:p>
          </table:table-cell>
          <table:table-cell table:formula="of:=[.F214]+[.G214]" office:value-type="float" office:value="14155052" calcext:value-type="float">
            <text:p>14155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8" calcext:value-type="float">
            <text:p>6018</text:p>
          </table:table-cell>
          <table:table-cell table:formula="of:=[.E214]+[.F216]" office:value-type="float" office:value="833452340" calcext:value-type="float">
            <text:p>833452340</text:p>
          </table:table-cell>
          <table:table-cell table:formula="of:=[.F215]+[.G215]" office:value-type="float" office:value="14216196" calcext:value-type="float">
            <text:p>14216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19" calcext:value-type="float">
            <text:p>6019</text:p>
          </table:table-cell>
          <table:table-cell table:formula="of:=[.E215]+[.F217]" office:value-type="float" office:value="840606296" calcext:value-type="float">
            <text:p>840606296</text:p>
          </table:table-cell>
          <table:table-cell table:formula="of:=[.F216]+[.G216]" office:value-type="float" office:value="14277340" calcext:value-type="float">
            <text:p>14277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0" calcext:value-type="float">
            <text:p>6020</text:p>
          </table:table-cell>
          <table:table-cell table:formula="of:=[.E216]+[.F218]" office:value-type="float" office:value="847790824" calcext:value-type="float">
            <text:p>847790824</text:p>
          </table:table-cell>
          <table:table-cell table:formula="of:=[.F217]+[.G217]" office:value-type="float" office:value="14338484" calcext:value-type="float">
            <text:p>14338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1" calcext:value-type="float">
            <text:p>6021</text:p>
          </table:table-cell>
          <table:table-cell table:formula="of:=[.E217]+[.F219]" office:value-type="float" office:value="855005924" calcext:value-type="float">
            <text:p>855005924</text:p>
          </table:table-cell>
          <table:table-cell table:formula="of:=[.F218]+[.G218]" office:value-type="float" office:value="14399628" calcext:value-type="float">
            <text:p>14399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2" calcext:value-type="float">
            <text:p>6022</text:p>
          </table:table-cell>
          <table:table-cell table:formula="of:=[.E218]+[.F220]" office:value-type="float" office:value="862251596" calcext:value-type="float">
            <text:p>862251596</text:p>
          </table:table-cell>
          <table:table-cell table:formula="of:=[.F219]+[.G219]" office:value-type="float" office:value="14460772" calcext:value-type="float">
            <text:p>14460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3" calcext:value-type="float">
            <text:p>6023</text:p>
          </table:table-cell>
          <table:table-cell table:formula="of:=[.E219]+[.F221]" office:value-type="float" office:value="869527840" calcext:value-type="float">
            <text:p>869527840</text:p>
          </table:table-cell>
          <table:table-cell table:formula="of:=[.F220]+[.G220]" office:value-type="float" office:value="14521916" calcext:value-type="float">
            <text:p>14521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4" calcext:value-type="float">
            <text:p>6024</text:p>
          </table:table-cell>
          <table:table-cell table:formula="of:=[.E220]+[.F222]" office:value-type="float" office:value="876834656" calcext:value-type="float">
            <text:p>876834656</text:p>
          </table:table-cell>
          <table:table-cell table:formula="of:=[.F221]+[.G221]" office:value-type="float" office:value="14583060" calcext:value-type="float">
            <text:p>14583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5" calcext:value-type="float">
            <text:p>6025</text:p>
          </table:table-cell>
          <table:table-cell table:formula="of:=[.E221]+[.F223]" office:value-type="float" office:value="884172044" calcext:value-type="float">
            <text:p>884172044</text:p>
          </table:table-cell>
          <table:table-cell table:formula="of:=[.F222]+[.G222]" office:value-type="float" office:value="14644204" calcext:value-type="float">
            <text:p>14644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6" calcext:value-type="float">
            <text:p>6026</text:p>
          </table:table-cell>
          <table:table-cell table:formula="of:=[.E222]+[.F224]" office:value-type="float" office:value="891540004" calcext:value-type="float">
            <text:p>891540004</text:p>
          </table:table-cell>
          <table:table-cell table:formula="of:=[.F223]+[.G223]" office:value-type="float" office:value="14705348" calcext:value-type="float">
            <text:p>14705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7" calcext:value-type="float">
            <text:p>6027</text:p>
          </table:table-cell>
          <table:table-cell table:formula="of:=[.E223]+[.F225]" office:value-type="float" office:value="898938536" calcext:value-type="float">
            <text:p>898938536</text:p>
          </table:table-cell>
          <table:table-cell table:formula="of:=[.F224]+[.G224]" office:value-type="float" office:value="14766492" calcext:value-type="float">
            <text:p>14766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8" calcext:value-type="float">
            <text:p>6028</text:p>
          </table:table-cell>
          <table:table-cell table:formula="of:=[.E224]+[.F226]" office:value-type="float" office:value="906367640" calcext:value-type="float">
            <text:p>906367640</text:p>
          </table:table-cell>
          <table:table-cell table:formula="of:=[.F225]+[.G225]" office:value-type="float" office:value="14827636" calcext:value-type="float">
            <text:p>14827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29" calcext:value-type="float">
            <text:p>6029</text:p>
          </table:table-cell>
          <table:table-cell table:formula="of:=[.E225]+[.F227]" office:value-type="float" office:value="913827316" calcext:value-type="float">
            <text:p>913827316</text:p>
          </table:table-cell>
          <table:table-cell table:formula="of:=[.F226]+[.G226]" office:value-type="float" office:value="14888780" calcext:value-type="float">
            <text:p>14888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0" calcext:value-type="float">
            <text:p>6030</text:p>
          </table:table-cell>
          <table:table-cell table:formula="of:=[.E226]+[.F228]" office:value-type="float" office:value="921317564" calcext:value-type="float">
            <text:p>921317564</text:p>
          </table:table-cell>
          <table:table-cell table:formula="of:=[.F227]+[.G227]" office:value-type="float" office:value="14949924" calcext:value-type="float">
            <text:p>14949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1" calcext:value-type="float">
            <text:p>6031</text:p>
          </table:table-cell>
          <table:table-cell table:formula="of:=[.E227]+[.F229]" office:value-type="float" office:value="928838384" calcext:value-type="float">
            <text:p>928838384</text:p>
          </table:table-cell>
          <table:table-cell table:formula="of:=[.F228]+[.G228]" office:value-type="float" office:value="15011068" calcext:value-type="float">
            <text:p>15011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2" calcext:value-type="float">
            <text:p>6032</text:p>
          </table:table-cell>
          <table:table-cell table:formula="of:=[.E228]+[.F230]" office:value-type="float" office:value="936389776" calcext:value-type="float">
            <text:p>936389776</text:p>
          </table:table-cell>
          <table:table-cell table:formula="of:=[.F229]+[.G229]" office:value-type="float" office:value="15072212" calcext:value-type="float">
            <text:p>15072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3" calcext:value-type="float">
            <text:p>6033</text:p>
          </table:table-cell>
          <table:table-cell table:formula="of:=[.E229]+[.F231]" office:value-type="float" office:value="943971740" calcext:value-type="float">
            <text:p>943971740</text:p>
          </table:table-cell>
          <table:table-cell table:formula="of:=[.F230]+[.G230]" office:value-type="float" office:value="15133356" calcext:value-type="float">
            <text:p>15133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4" calcext:value-type="float">
            <text:p>6034</text:p>
          </table:table-cell>
          <table:table-cell table:formula="of:=[.E230]+[.F232]" office:value-type="float" office:value="951584276" calcext:value-type="float">
            <text:p>951584276</text:p>
          </table:table-cell>
          <table:table-cell table:formula="of:=[.F231]+[.G231]" office:value-type="float" office:value="15194500" calcext:value-type="float">
            <text:p>15194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5" calcext:value-type="float">
            <text:p>6035</text:p>
          </table:table-cell>
          <table:table-cell table:formula="of:=[.E231]+[.F233]" office:value-type="float" office:value="959227384" calcext:value-type="float">
            <text:p>959227384</text:p>
          </table:table-cell>
          <table:table-cell table:formula="of:=[.F232]+[.G232]" office:value-type="float" office:value="15255644" calcext:value-type="float">
            <text:p>15255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6" calcext:value-type="float">
            <text:p>6036</text:p>
          </table:table-cell>
          <table:table-cell table:formula="of:=[.E232]+[.F234]" office:value-type="float" office:value="966901064" calcext:value-type="float">
            <text:p>966901064</text:p>
          </table:table-cell>
          <table:table-cell table:formula="of:=[.F233]+[.G233]" office:value-type="float" office:value="15316788" calcext:value-type="float">
            <text:p>15316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7" calcext:value-type="float">
            <text:p>6037</text:p>
          </table:table-cell>
          <table:table-cell table:formula="of:=[.E233]+[.F235]" office:value-type="float" office:value="974605316" calcext:value-type="float">
            <text:p>974605316</text:p>
          </table:table-cell>
          <table:table-cell table:formula="of:=[.F234]+[.G234]" office:value-type="float" office:value="15377932" calcext:value-type="float">
            <text:p>15377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8" calcext:value-type="float">
            <text:p>6038</text:p>
          </table:table-cell>
          <table:table-cell table:formula="of:=[.E234]+[.F236]" office:value-type="float" office:value="982340140" calcext:value-type="float">
            <text:p>982340140</text:p>
          </table:table-cell>
          <table:table-cell table:formula="of:=[.F235]+[.G235]" office:value-type="float" office:value="15439076" calcext:value-type="float">
            <text:p>15439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39" calcext:value-type="float">
            <text:p>6039</text:p>
          </table:table-cell>
          <table:table-cell table:formula="of:=[.E235]+[.F237]" office:value-type="float" office:value="990105536" calcext:value-type="float">
            <text:p>990105536</text:p>
          </table:table-cell>
          <table:table-cell table:formula="of:=[.F236]+[.G236]" office:value-type="float" office:value="15500220" calcext:value-type="float">
            <text:p>15500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0" calcext:value-type="float">
            <text:p>6040</text:p>
          </table:table-cell>
          <table:table-cell table:formula="of:=[.E236]+[.F238]" office:value-type="float" office:value="997901504" calcext:value-type="float">
            <text:p>997901504</text:p>
          </table:table-cell>
          <table:table-cell table:formula="of:=[.F237]+[.G237]" office:value-type="float" office:value="15561364" calcext:value-type="float">
            <text:p>15561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1" calcext:value-type="float">
            <text:p>6041</text:p>
          </table:table-cell>
          <table:table-cell table:formula="of:=[.E237]+[.F239]" office:value-type="float" office:value="1005728044" calcext:value-type="float">
            <text:p>1005728044</text:p>
          </table:table-cell>
          <table:table-cell table:formula="of:=[.F238]+[.G238]" office:value-type="float" office:value="15622508" calcext:value-type="float">
            <text:p>15622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2" calcext:value-type="float">
            <text:p>6042</text:p>
          </table:table-cell>
          <table:table-cell table:formula="of:=[.E238]+[.F240]" office:value-type="float" office:value="1013585156" calcext:value-type="float">
            <text:p>1013585156</text:p>
          </table:table-cell>
          <table:table-cell table:formula="of:=[.F239]+[.G239]" office:value-type="float" office:value="15683652" calcext:value-type="float">
            <text:p>15683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3" calcext:value-type="float">
            <text:p>6043</text:p>
          </table:table-cell>
          <table:table-cell table:formula="of:=[.E239]+[.F241]" office:value-type="float" office:value="1021472840" calcext:value-type="float">
            <text:p>1021472840</text:p>
          </table:table-cell>
          <table:table-cell table:formula="of:=[.F240]+[.G240]" office:value-type="float" office:value="15744796" calcext:value-type="float">
            <text:p>15744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4" calcext:value-type="float">
            <text:p>6044</text:p>
          </table:table-cell>
          <table:table-cell table:formula="of:=[.E240]+[.F242]" office:value-type="float" office:value="1029391096" calcext:value-type="float">
            <text:p>1029391096</text:p>
          </table:table-cell>
          <table:table-cell table:formula="of:=[.F241]+[.G241]" office:value-type="float" office:value="15805940" calcext:value-type="float">
            <text:p>15805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5" calcext:value-type="float">
            <text:p>6045</text:p>
          </table:table-cell>
          <table:table-cell table:formula="of:=[.E241]+[.F243]" office:value-type="float" office:value="1037339924" calcext:value-type="float">
            <text:p>1037339924</text:p>
          </table:table-cell>
          <table:table-cell table:formula="of:=[.F242]+[.G242]" office:value-type="float" office:value="15867084" calcext:value-type="float">
            <text:p>15867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6" calcext:value-type="float">
            <text:p>6046</text:p>
          </table:table-cell>
          <table:table-cell table:formula="of:=[.E242]+[.F244]" office:value-type="float" office:value="1045319324" calcext:value-type="float">
            <text:p>1045319324</text:p>
          </table:table-cell>
          <table:table-cell table:formula="of:=[.F243]+[.G243]" office:value-type="float" office:value="15928228" calcext:value-type="float">
            <text:p>15928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7" calcext:value-type="float">
            <text:p>6047</text:p>
          </table:table-cell>
          <table:table-cell table:formula="of:=[.E243]+[.F245]" office:value-type="float" office:value="1053329296" calcext:value-type="float">
            <text:p>1053329296</text:p>
          </table:table-cell>
          <table:table-cell table:formula="of:=[.F244]+[.G244]" office:value-type="float" office:value="15989372" calcext:value-type="float">
            <text:p>15989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8" calcext:value-type="float">
            <text:p>6048</text:p>
          </table:table-cell>
          <table:table-cell table:formula="of:=[.E244]+[.F246]" office:value-type="float" office:value="1061369840" calcext:value-type="float">
            <text:p>1061369840</text:p>
          </table:table-cell>
          <table:table-cell table:formula="of:=[.F245]+[.G245]" office:value-type="float" office:value="16050516" calcext:value-type="float">
            <text:p>16050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49" calcext:value-type="float">
            <text:p>6049</text:p>
          </table:table-cell>
          <table:table-cell table:formula="of:=[.E245]+[.F247]" office:value-type="float" office:value="1069440956" calcext:value-type="float">
            <text:p>1069440956</text:p>
          </table:table-cell>
          <table:table-cell table:formula="of:=[.F246]+[.G246]" office:value-type="float" office:value="16111660" calcext:value-type="float">
            <text:p>16111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0" calcext:value-type="float">
            <text:p>6050</text:p>
          </table:table-cell>
          <table:table-cell table:formula="of:=[.E246]+[.F248]" office:value-type="float" office:value="1077542644" calcext:value-type="float">
            <text:p>1077542644</text:p>
          </table:table-cell>
          <table:table-cell table:formula="of:=[.F247]+[.G247]" office:value-type="float" office:value="16172804" calcext:value-type="float">
            <text:p>16172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1" calcext:value-type="float">
            <text:p>6051</text:p>
          </table:table-cell>
          <table:table-cell table:formula="of:=[.E247]+[.F249]" office:value-type="float" office:value="1085674904" calcext:value-type="float">
            <text:p>1085674904</text:p>
          </table:table-cell>
          <table:table-cell table:formula="of:=[.F248]+[.G248]" office:value-type="float" office:value="16233948" calcext:value-type="float">
            <text:p>16233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2" calcext:value-type="float">
            <text:p>6052</text:p>
          </table:table-cell>
          <table:table-cell table:formula="of:=[.E248]+[.F250]" office:value-type="float" office:value="1093837736" calcext:value-type="float">
            <text:p>1093837736</text:p>
          </table:table-cell>
          <table:table-cell table:formula="of:=[.F249]+[.G249]" office:value-type="float" office:value="16295092" calcext:value-type="float">
            <text:p>16295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3" calcext:value-type="float">
            <text:p>6053</text:p>
          </table:table-cell>
          <table:table-cell table:formula="of:=[.E249]+[.F251]" office:value-type="float" office:value="1102031140" calcext:value-type="float">
            <text:p>1102031140</text:p>
          </table:table-cell>
          <table:table-cell table:formula="of:=[.F250]+[.G250]" office:value-type="float" office:value="16356236" calcext:value-type="float">
            <text:p>16356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4" calcext:value-type="float">
            <text:p>6054</text:p>
          </table:table-cell>
          <table:table-cell table:formula="of:=[.E250]+[.F252]" office:value-type="float" office:value="1110255116" calcext:value-type="float">
            <text:p>1110255116</text:p>
          </table:table-cell>
          <table:table-cell table:formula="of:=[.F251]+[.G251]" office:value-type="float" office:value="16417380" calcext:value-type="float">
            <text:p>16417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5" calcext:value-type="float">
            <text:p>6055</text:p>
          </table:table-cell>
          <table:table-cell table:formula="of:=[.E251]+[.F253]" office:value-type="float" office:value="1118509664" calcext:value-type="float">
            <text:p>1118509664</text:p>
          </table:table-cell>
          <table:table-cell table:formula="of:=[.F252]+[.G252]" office:value-type="float" office:value="16478524" calcext:value-type="float">
            <text:p>16478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6" calcext:value-type="float">
            <text:p>6056</text:p>
          </table:table-cell>
          <table:table-cell table:formula="of:=[.E252]+[.F254]" office:value-type="float" office:value="1126794784" calcext:value-type="float">
            <text:p>1126794784</text:p>
          </table:table-cell>
          <table:table-cell table:formula="of:=[.F253]+[.G253]" office:value-type="float" office:value="16539668" calcext:value-type="float">
            <text:p>16539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7" calcext:value-type="float">
            <text:p>6057</text:p>
          </table:table-cell>
          <table:table-cell table:formula="of:=[.E253]+[.F255]" office:value-type="float" office:value="1135110476" calcext:value-type="float">
            <text:p>1135110476</text:p>
          </table:table-cell>
          <table:table-cell table:formula="of:=[.F254]+[.G254]" office:value-type="float" office:value="16600812" calcext:value-type="float">
            <text:p>16600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8" calcext:value-type="float">
            <text:p>6058</text:p>
          </table:table-cell>
          <table:table-cell table:formula="of:=[.E254]+[.F256]" office:value-type="float" office:value="1143456740" calcext:value-type="float">
            <text:p>1143456740</text:p>
          </table:table-cell>
          <table:table-cell table:formula="of:=[.F255]+[.G255]" office:value-type="float" office:value="16661956" calcext:value-type="float">
            <text:p>16661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59" calcext:value-type="float">
            <text:p>6059</text:p>
          </table:table-cell>
          <table:table-cell table:formula="of:=[.E255]+[.F257]" office:value-type="float" office:value="1151833576" calcext:value-type="float">
            <text:p>1151833576</text:p>
          </table:table-cell>
          <table:table-cell table:formula="of:=[.F256]+[.G256]" office:value-type="float" office:value="16723100" calcext:value-type="float">
            <text:p>16723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0" calcext:value-type="float">
            <text:p>6060</text:p>
          </table:table-cell>
          <table:table-cell table:formula="of:=[.E256]+[.F258]" office:value-type="float" office:value="1160240984" calcext:value-type="float">
            <text:p>1160240984</text:p>
          </table:table-cell>
          <table:table-cell table:formula="of:=[.F257]+[.G257]" office:value-type="float" office:value="16784244" calcext:value-type="float">
            <text:p>16784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1" calcext:value-type="float">
            <text:p>6061</text:p>
          </table:table-cell>
          <table:table-cell table:formula="of:=[.E257]+[.F259]" office:value-type="float" office:value="1168678964" calcext:value-type="float">
            <text:p>1168678964</text:p>
          </table:table-cell>
          <table:table-cell table:formula="of:=[.F258]+[.G258]" office:value-type="float" office:value="16845388" calcext:value-type="float">
            <text:p>16845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2" calcext:value-type="float">
            <text:p>6062</text:p>
          </table:table-cell>
          <table:table-cell table:formula="of:=[.E258]+[.F260]" office:value-type="float" office:value="1177147516" calcext:value-type="float">
            <text:p>1177147516</text:p>
          </table:table-cell>
          <table:table-cell table:formula="of:=[.F259]+[.G259]" office:value-type="float" office:value="16906532" calcext:value-type="float">
            <text:p>16906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3" calcext:value-type="float">
            <text:p>6063</text:p>
          </table:table-cell>
          <table:table-cell table:formula="of:=[.E259]+[.F261]" office:value-type="float" office:value="1185646640" calcext:value-type="float">
            <text:p>1185646640</text:p>
          </table:table-cell>
          <table:table-cell table:formula="of:=[.F260]+[.G260]" office:value-type="float" office:value="16967676" calcext:value-type="float">
            <text:p>16967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4" calcext:value-type="float">
            <text:p>6064</text:p>
          </table:table-cell>
          <table:table-cell table:formula="of:=[.E260]+[.F262]" office:value-type="float" office:value="1194176336" calcext:value-type="float">
            <text:p>1194176336</text:p>
          </table:table-cell>
          <table:table-cell table:formula="of:=[.F261]+[.G261]" office:value-type="float" office:value="17028820" calcext:value-type="float">
            <text:p>17028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5" calcext:value-type="float">
            <text:p>6065</text:p>
          </table:table-cell>
          <table:table-cell table:formula="of:=[.E261]+[.F263]" office:value-type="float" office:value="1202736604" calcext:value-type="float">
            <text:p>1202736604</text:p>
          </table:table-cell>
          <table:table-cell table:formula="of:=[.F262]+[.G262]" office:value-type="float" office:value="17089964" calcext:value-type="float">
            <text:p>17089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6" calcext:value-type="float">
            <text:p>6066</text:p>
          </table:table-cell>
          <table:table-cell table:formula="of:=[.E262]+[.F264]" office:value-type="float" office:value="1211327444" calcext:value-type="float">
            <text:p>1211327444</text:p>
          </table:table-cell>
          <table:table-cell table:formula="of:=[.F263]+[.G263]" office:value-type="float" office:value="17151108" calcext:value-type="float">
            <text:p>17151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7" calcext:value-type="float">
            <text:p>6067</text:p>
          </table:table-cell>
          <table:table-cell table:formula="of:=[.E263]+[.F265]" office:value-type="float" office:value="1219948856" calcext:value-type="float">
            <text:p>1219948856</text:p>
          </table:table-cell>
          <table:table-cell table:formula="of:=[.F264]+[.G264]" office:value-type="float" office:value="17212252" calcext:value-type="float">
            <text:p>17212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8" calcext:value-type="float">
            <text:p>6068</text:p>
          </table:table-cell>
          <table:table-cell table:formula="of:=[.E264]+[.F266]" office:value-type="float" office:value="1228600840" calcext:value-type="float">
            <text:p>1228600840</text:p>
          </table:table-cell>
          <table:table-cell table:formula="of:=[.F265]+[.G265]" office:value-type="float" office:value="17273396" calcext:value-type="float">
            <text:p>17273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69" calcext:value-type="float">
            <text:p>6069</text:p>
          </table:table-cell>
          <table:table-cell table:formula="of:=[.E265]+[.F267]" office:value-type="float" office:value="1237283396" calcext:value-type="float">
            <text:p>1237283396</text:p>
          </table:table-cell>
          <table:table-cell table:formula="of:=[.F266]+[.G266]" office:value-type="float" office:value="17334540" calcext:value-type="float">
            <text:p>17334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0" calcext:value-type="float">
            <text:p>6070</text:p>
          </table:table-cell>
          <table:table-cell table:formula="of:=[.E266]+[.F268]" office:value-type="float" office:value="1245996524" calcext:value-type="float">
            <text:p>1245996524</text:p>
          </table:table-cell>
          <table:table-cell table:formula="of:=[.F267]+[.G267]" office:value-type="float" office:value="17395684" calcext:value-type="float">
            <text:p>17395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1" calcext:value-type="float">
            <text:p>6071</text:p>
          </table:table-cell>
          <table:table-cell table:formula="of:=[.E267]+[.F269]" office:value-type="float" office:value="1254740224" calcext:value-type="float">
            <text:p>1254740224</text:p>
          </table:table-cell>
          <table:table-cell table:formula="of:=[.F268]+[.G268]" office:value-type="float" office:value="17456828" calcext:value-type="float">
            <text:p>17456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2" calcext:value-type="float">
            <text:p>6072</text:p>
          </table:table-cell>
          <table:table-cell table:formula="of:=[.E268]+[.F270]" office:value-type="float" office:value="1263514496" calcext:value-type="float">
            <text:p>1263514496</text:p>
          </table:table-cell>
          <table:table-cell table:formula="of:=[.F269]+[.G269]" office:value-type="float" office:value="17517972" calcext:value-type="float">
            <text:p>17517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3" calcext:value-type="float">
            <text:p>6073</text:p>
          </table:table-cell>
          <table:table-cell table:formula="of:=[.E269]+[.F271]" office:value-type="float" office:value="1272319340" calcext:value-type="float">
            <text:p>1272319340</text:p>
          </table:table-cell>
          <table:table-cell table:formula="of:=[.F270]+[.G270]" office:value-type="float" office:value="17579116" calcext:value-type="float">
            <text:p>17579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4" calcext:value-type="float">
            <text:p>6074</text:p>
          </table:table-cell>
          <table:table-cell table:formula="of:=[.E270]+[.F272]" office:value-type="float" office:value="1281154756" calcext:value-type="float">
            <text:p>1281154756</text:p>
          </table:table-cell>
          <table:table-cell table:formula="of:=[.F271]+[.G271]" office:value-type="float" office:value="17640260" calcext:value-type="float">
            <text:p>17640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5" calcext:value-type="float">
            <text:p>6075</text:p>
          </table:table-cell>
          <table:table-cell table:formula="of:=[.E271]+[.F273]" office:value-type="float" office:value="1290020744" calcext:value-type="float">
            <text:p>1290020744</text:p>
          </table:table-cell>
          <table:table-cell table:formula="of:=[.F272]+[.G272]" office:value-type="float" office:value="17701404" calcext:value-type="float">
            <text:p>17701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6" calcext:value-type="float">
            <text:p>6076</text:p>
          </table:table-cell>
          <table:table-cell table:formula="of:=[.E272]+[.F274]" office:value-type="float" office:value="1298917304" calcext:value-type="float">
            <text:p>1298917304</text:p>
          </table:table-cell>
          <table:table-cell table:formula="of:=[.F273]+[.G273]" office:value-type="float" office:value="17762548" calcext:value-type="float">
            <text:p>17762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7" calcext:value-type="float">
            <text:p>6077</text:p>
          </table:table-cell>
          <table:table-cell table:formula="of:=[.E273]+[.F275]" office:value-type="float" office:value="1307844436" calcext:value-type="float">
            <text:p>1307844436</text:p>
          </table:table-cell>
          <table:table-cell table:formula="of:=[.F274]+[.G274]" office:value-type="float" office:value="17823692" calcext:value-type="float">
            <text:p>17823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8" calcext:value-type="float">
            <text:p>6078</text:p>
          </table:table-cell>
          <table:table-cell table:formula="of:=[.E274]+[.F276]" office:value-type="float" office:value="1316802140" calcext:value-type="float">
            <text:p>1316802140</text:p>
          </table:table-cell>
          <table:table-cell table:formula="of:=[.F275]+[.G275]" office:value-type="float" office:value="17884836" calcext:value-type="float">
            <text:p>17884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79" calcext:value-type="float">
            <text:p>6079</text:p>
          </table:table-cell>
          <table:table-cell table:formula="of:=[.E275]+[.F277]" office:value-type="float" office:value="1325790416" calcext:value-type="float">
            <text:p>1325790416</text:p>
          </table:table-cell>
          <table:table-cell table:formula="of:=[.F276]+[.G276]" office:value-type="float" office:value="17945980" calcext:value-type="float">
            <text:p>17945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0" calcext:value-type="float">
            <text:p>6080</text:p>
          </table:table-cell>
          <table:table-cell table:formula="of:=[.E276]+[.F278]" office:value-type="float" office:value="1334809264" calcext:value-type="float">
            <text:p>1334809264</text:p>
          </table:table-cell>
          <table:table-cell table:formula="of:=[.F277]+[.G277]" office:value-type="float" office:value="18007124" calcext:value-type="float">
            <text:p>18007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1" calcext:value-type="float">
            <text:p>6081</text:p>
          </table:table-cell>
          <table:table-cell table:formula="of:=[.E277]+[.F279]" office:value-type="float" office:value="1343858684" calcext:value-type="float">
            <text:p>1343858684</text:p>
          </table:table-cell>
          <table:table-cell table:formula="of:=[.F278]+[.G278]" office:value-type="float" office:value="18068268" calcext:value-type="float">
            <text:p>18068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2" calcext:value-type="float">
            <text:p>6082</text:p>
          </table:table-cell>
          <table:table-cell table:formula="of:=[.E278]+[.F280]" office:value-type="float" office:value="1352938676" calcext:value-type="float">
            <text:p>1352938676</text:p>
          </table:table-cell>
          <table:table-cell table:formula="of:=[.F279]+[.G279]" office:value-type="float" office:value="18129412" calcext:value-type="float">
            <text:p>18129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3" calcext:value-type="float">
            <text:p>6083</text:p>
          </table:table-cell>
          <table:table-cell table:formula="of:=[.E279]+[.F281]" office:value-type="float" office:value="1362049240" calcext:value-type="float">
            <text:p>1362049240</text:p>
          </table:table-cell>
          <table:table-cell table:formula="of:=[.F280]+[.G280]" office:value-type="float" office:value="18190556" calcext:value-type="float">
            <text:p>18190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4" calcext:value-type="float">
            <text:p>6084</text:p>
          </table:table-cell>
          <table:table-cell table:formula="of:=[.E280]+[.F282]" office:value-type="float" office:value="1371190376" calcext:value-type="float">
            <text:p>1371190376</text:p>
          </table:table-cell>
          <table:table-cell table:formula="of:=[.F281]+[.G281]" office:value-type="float" office:value="18251700" calcext:value-type="float">
            <text:p>18251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5" calcext:value-type="float">
            <text:p>6085</text:p>
          </table:table-cell>
          <table:table-cell table:formula="of:=[.E281]+[.F283]" office:value-type="float" office:value="1380362084" calcext:value-type="float">
            <text:p>1380362084</text:p>
          </table:table-cell>
          <table:table-cell table:formula="of:=[.F282]+[.G282]" office:value-type="float" office:value="18312844" calcext:value-type="float">
            <text:p>18312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6" calcext:value-type="float">
            <text:p>6086</text:p>
          </table:table-cell>
          <table:table-cell table:formula="of:=[.E282]+[.F284]" office:value-type="float" office:value="1389564364" calcext:value-type="float">
            <text:p>1389564364</text:p>
          </table:table-cell>
          <table:table-cell table:formula="of:=[.F283]+[.G283]" office:value-type="float" office:value="18373988" calcext:value-type="float">
            <text:p>18373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7" calcext:value-type="float">
            <text:p>6087</text:p>
          </table:table-cell>
          <table:table-cell table:formula="of:=[.E283]+[.F285]" office:value-type="float" office:value="1398797216" calcext:value-type="float">
            <text:p>1398797216</text:p>
          </table:table-cell>
          <table:table-cell table:formula="of:=[.F284]+[.G284]" office:value-type="float" office:value="18435132" calcext:value-type="float">
            <text:p>18435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8" calcext:value-type="float">
            <text:p>6088</text:p>
          </table:table-cell>
          <table:table-cell table:formula="of:=[.E284]+[.F286]" office:value-type="float" office:value="1408060640" calcext:value-type="float">
            <text:p>1408060640</text:p>
          </table:table-cell>
          <table:table-cell table:formula="of:=[.F285]+[.G285]" office:value-type="float" office:value="18496276" calcext:value-type="float">
            <text:p>18496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89" calcext:value-type="float">
            <text:p>6089</text:p>
          </table:table-cell>
          <table:table-cell table:formula="of:=[.E285]+[.F287]" office:value-type="float" office:value="1417354636" calcext:value-type="float">
            <text:p>1417354636</text:p>
          </table:table-cell>
          <table:table-cell table:formula="of:=[.F286]+[.G286]" office:value-type="float" office:value="18557420" calcext:value-type="float">
            <text:p>18557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0" calcext:value-type="float">
            <text:p>6090</text:p>
          </table:table-cell>
          <table:table-cell table:formula="of:=[.E286]+[.F288]" office:value-type="float" office:value="1426679204" calcext:value-type="float">
            <text:p>1426679204</text:p>
          </table:table-cell>
          <table:table-cell table:formula="of:=[.F287]+[.G287]" office:value-type="float" office:value="18618564" calcext:value-type="float">
            <text:p>18618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1" calcext:value-type="float">
            <text:p>6091</text:p>
          </table:table-cell>
          <table:table-cell table:formula="of:=[.E287]+[.F289]" office:value-type="float" office:value="1436034344" calcext:value-type="float">
            <text:p>1436034344</text:p>
          </table:table-cell>
          <table:table-cell table:formula="of:=[.F288]+[.G288]" office:value-type="float" office:value="18679708" calcext:value-type="float">
            <text:p>18679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2" calcext:value-type="float">
            <text:p>6092</text:p>
          </table:table-cell>
          <table:table-cell table:formula="of:=[.E288]+[.F290]" office:value-type="float" office:value="1445420056" calcext:value-type="float">
            <text:p>1445420056</text:p>
          </table:table-cell>
          <table:table-cell table:formula="of:=[.F289]+[.G289]" office:value-type="float" office:value="18740852" calcext:value-type="float">
            <text:p>18740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3" calcext:value-type="float">
            <text:p>6093</text:p>
          </table:table-cell>
          <table:table-cell table:formula="of:=[.E289]+[.F291]" office:value-type="float" office:value="1454836340" calcext:value-type="float">
            <text:p>1454836340</text:p>
          </table:table-cell>
          <table:table-cell table:formula="of:=[.F290]+[.G290]" office:value-type="float" office:value="18801996" calcext:value-type="float">
            <text:p>18801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4" calcext:value-type="float">
            <text:p>6094</text:p>
          </table:table-cell>
          <table:table-cell table:formula="of:=[.E290]+[.F292]" office:value-type="float" office:value="1464283196" calcext:value-type="float">
            <text:p>1464283196</text:p>
          </table:table-cell>
          <table:table-cell table:formula="of:=[.F291]+[.G291]" office:value-type="float" office:value="18863140" calcext:value-type="float">
            <text:p>18863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5" calcext:value-type="float">
            <text:p>6095</text:p>
          </table:table-cell>
          <table:table-cell table:formula="of:=[.E291]+[.F293]" office:value-type="float" office:value="1473760624" calcext:value-type="float">
            <text:p>1473760624</text:p>
          </table:table-cell>
          <table:table-cell table:formula="of:=[.F292]+[.G292]" office:value-type="float" office:value="18924284" calcext:value-type="float">
            <text:p>18924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6" calcext:value-type="float">
            <text:p>6096</text:p>
          </table:table-cell>
          <table:table-cell table:formula="of:=[.E292]+[.F294]" office:value-type="float" office:value="1483268624" calcext:value-type="float">
            <text:p>1483268624</text:p>
          </table:table-cell>
          <table:table-cell table:formula="of:=[.F293]+[.G293]" office:value-type="float" office:value="18985428" calcext:value-type="float">
            <text:p>18985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7" calcext:value-type="float">
            <text:p>6097</text:p>
          </table:table-cell>
          <table:table-cell table:formula="of:=[.E293]+[.F295]" office:value-type="float" office:value="1492807196" calcext:value-type="float">
            <text:p>1492807196</text:p>
          </table:table-cell>
          <table:table-cell table:formula="of:=[.F294]+[.G294]" office:value-type="float" office:value="19046572" calcext:value-type="float">
            <text:p>19046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8" calcext:value-type="float">
            <text:p>6098</text:p>
          </table:table-cell>
          <table:table-cell table:formula="of:=[.E294]+[.F296]" office:value-type="float" office:value="1502376340" calcext:value-type="float">
            <text:p>1502376340</text:p>
          </table:table-cell>
          <table:table-cell table:formula="of:=[.F295]+[.G295]" office:value-type="float" office:value="19107716" calcext:value-type="float">
            <text:p>19107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099" calcext:value-type="float">
            <text:p>6099</text:p>
          </table:table-cell>
          <table:table-cell table:formula="of:=[.E295]+[.F297]" office:value-type="float" office:value="1511976056" calcext:value-type="float">
            <text:p>1511976056</text:p>
          </table:table-cell>
          <table:table-cell table:formula="of:=[.F296]+[.G296]" office:value-type="float" office:value="19168860" calcext:value-type="float">
            <text:p>19168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0" calcext:value-type="float">
            <text:p>6100</text:p>
          </table:table-cell>
          <table:table-cell table:formula="of:=[.E296]+[.F298]" office:value-type="float" office:value="1521606344" calcext:value-type="float">
            <text:p>1521606344</text:p>
          </table:table-cell>
          <table:table-cell table:formula="of:=[.F297]+[.G297]" office:value-type="float" office:value="19230004" calcext:value-type="float">
            <text:p>19230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1" calcext:value-type="float">
            <text:p>6101</text:p>
          </table:table-cell>
          <table:table-cell table:formula="of:=[.E297]+[.F299]" office:value-type="float" office:value="1531267204" calcext:value-type="float">
            <text:p>1531267204</text:p>
          </table:table-cell>
          <table:table-cell table:formula="of:=[.F298]+[.G298]" office:value-type="float" office:value="19291148" calcext:value-type="float">
            <text:p>19291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2" calcext:value-type="float">
            <text:p>6102</text:p>
          </table:table-cell>
          <table:table-cell table:formula="of:=[.E298]+[.F300]" office:value-type="float" office:value="1540958636" calcext:value-type="float">
            <text:p>1540958636</text:p>
          </table:table-cell>
          <table:table-cell table:formula="of:=[.F299]+[.G299]" office:value-type="float" office:value="19352292" calcext:value-type="float">
            <text:p>19352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3" calcext:value-type="float">
            <text:p>6103</text:p>
          </table:table-cell>
          <table:table-cell table:formula="of:=[.E299]+[.F301]" office:value-type="float" office:value="1550680640" calcext:value-type="float">
            <text:p>1550680640</text:p>
          </table:table-cell>
          <table:table-cell table:formula="of:=[.F300]+[.G300]" office:value-type="float" office:value="19413436" calcext:value-type="float">
            <text:p>19413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4" calcext:value-type="float">
            <text:p>6104</text:p>
          </table:table-cell>
          <table:table-cell table:formula="of:=[.E300]+[.F302]" office:value-type="float" office:value="1560433216" calcext:value-type="float">
            <text:p>1560433216</text:p>
          </table:table-cell>
          <table:table-cell table:formula="of:=[.F301]+[.G301]" office:value-type="float" office:value="19474580" calcext:value-type="float">
            <text:p>19474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5" calcext:value-type="float">
            <text:p>6105</text:p>
          </table:table-cell>
          <table:table-cell table:formula="of:=[.E301]+[.F303]" office:value-type="float" office:value="1570216364" calcext:value-type="float">
            <text:p>1570216364</text:p>
          </table:table-cell>
          <table:table-cell table:formula="of:=[.F302]+[.G302]" office:value-type="float" office:value="19535724" calcext:value-type="float">
            <text:p>19535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6" calcext:value-type="float">
            <text:p>6106</text:p>
          </table:table-cell>
          <table:table-cell table:formula="of:=[.E302]+[.F304]" office:value-type="float" office:value="1580030084" calcext:value-type="float">
            <text:p>1580030084</text:p>
          </table:table-cell>
          <table:table-cell table:formula="of:=[.F303]+[.G303]" office:value-type="float" office:value="19596868" calcext:value-type="float">
            <text:p>19596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7" calcext:value-type="float">
            <text:p>6107</text:p>
          </table:table-cell>
          <table:table-cell table:formula="of:=[.E303]+[.F305]" office:value-type="float" office:value="1589874376" calcext:value-type="float">
            <text:p>1589874376</text:p>
          </table:table-cell>
          <table:table-cell table:formula="of:=[.F304]+[.G304]" office:value-type="float" office:value="19658012" calcext:value-type="float">
            <text:p>19658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8" calcext:value-type="float">
            <text:p>6108</text:p>
          </table:table-cell>
          <table:table-cell table:formula="of:=[.E304]+[.F306]" office:value-type="float" office:value="1599749240" calcext:value-type="float">
            <text:p>1599749240</text:p>
          </table:table-cell>
          <table:table-cell table:formula="of:=[.F305]+[.G305]" office:value-type="float" office:value="19719156" calcext:value-type="float">
            <text:p>19719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09" calcext:value-type="float">
            <text:p>6109</text:p>
          </table:table-cell>
          <table:table-cell table:formula="of:=[.E305]+[.F307]" office:value-type="float" office:value="1609654676" calcext:value-type="float">
            <text:p>1609654676</text:p>
          </table:table-cell>
          <table:table-cell table:formula="of:=[.F306]+[.G306]" office:value-type="float" office:value="19780300" calcext:value-type="float">
            <text:p>19780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0" calcext:value-type="float">
            <text:p>6110</text:p>
          </table:table-cell>
          <table:table-cell table:formula="of:=[.E306]+[.F308]" office:value-type="float" office:value="1619590684" calcext:value-type="float">
            <text:p>1619590684</text:p>
          </table:table-cell>
          <table:table-cell table:formula="of:=[.F307]+[.G307]" office:value-type="float" office:value="19841444" calcext:value-type="float">
            <text:p>19841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1" calcext:value-type="float">
            <text:p>6111</text:p>
          </table:table-cell>
          <table:table-cell table:formula="of:=[.E307]+[.F309]" office:value-type="float" office:value="1629557264" calcext:value-type="float">
            <text:p>1629557264</text:p>
          </table:table-cell>
          <table:table-cell table:formula="of:=[.F308]+[.G308]" office:value-type="float" office:value="19902588" calcext:value-type="float">
            <text:p>19902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2" calcext:value-type="float">
            <text:p>6112</text:p>
          </table:table-cell>
          <table:table-cell table:formula="of:=[.E308]+[.F310]" office:value-type="float" office:value="1639554416" calcext:value-type="float">
            <text:p>1639554416</text:p>
          </table:table-cell>
          <table:table-cell table:formula="of:=[.F309]+[.G309]" office:value-type="float" office:value="19963732" calcext:value-type="float">
            <text:p>19963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3" calcext:value-type="float">
            <text:p>6113</text:p>
          </table:table-cell>
          <table:table-cell table:formula="of:=[.E309]+[.F311]" office:value-type="float" office:value="1649582140" calcext:value-type="float">
            <text:p>1649582140</text:p>
          </table:table-cell>
          <table:table-cell table:formula="of:=[.F310]+[.G310]" office:value-type="float" office:value="20024876" calcext:value-type="float">
            <text:p>20024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4" calcext:value-type="float">
            <text:p>6114</text:p>
          </table:table-cell>
          <table:table-cell table:formula="of:=[.E310]+[.F312]" office:value-type="float" office:value="1659640436" calcext:value-type="float">
            <text:p>1659640436</text:p>
          </table:table-cell>
          <table:table-cell table:formula="of:=[.F311]+[.G311]" office:value-type="float" office:value="20086020" calcext:value-type="float">
            <text:p>20086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5" calcext:value-type="float">
            <text:p>6115</text:p>
          </table:table-cell>
          <table:table-cell table:formula="of:=[.E311]+[.F313]" office:value-type="float" office:value="1669729304" calcext:value-type="float">
            <text:p>1669729304</text:p>
          </table:table-cell>
          <table:table-cell table:formula="of:=[.F312]+[.G312]" office:value-type="float" office:value="20147164" calcext:value-type="float">
            <text:p>20147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6" calcext:value-type="float">
            <text:p>6116</text:p>
          </table:table-cell>
          <table:table-cell table:formula="of:=[.E312]+[.F314]" office:value-type="float" office:value="1679848744" calcext:value-type="float">
            <text:p>1679848744</text:p>
          </table:table-cell>
          <table:table-cell table:formula="of:=[.F313]+[.G313]" office:value-type="float" office:value="20208308" calcext:value-type="float">
            <text:p>20208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7" calcext:value-type="float">
            <text:p>6117</text:p>
          </table:table-cell>
          <table:table-cell table:formula="of:=[.E313]+[.F315]" office:value-type="float" office:value="1689998756" calcext:value-type="float">
            <text:p>1689998756</text:p>
          </table:table-cell>
          <table:table-cell table:formula="of:=[.F314]+[.G314]" office:value-type="float" office:value="20269452" calcext:value-type="float">
            <text:p>20269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8" calcext:value-type="float">
            <text:p>6118</text:p>
          </table:table-cell>
          <table:table-cell table:formula="of:=[.E314]+[.F316]" office:value-type="float" office:value="1700179340" calcext:value-type="float">
            <text:p>1700179340</text:p>
          </table:table-cell>
          <table:table-cell table:formula="of:=[.F315]+[.G315]" office:value-type="float" office:value="20330596" calcext:value-type="float">
            <text:p>20330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19" calcext:value-type="float">
            <text:p>6119</text:p>
          </table:table-cell>
          <table:table-cell table:formula="of:=[.E315]+[.F317]" office:value-type="float" office:value="1710390496" calcext:value-type="float">
            <text:p>1710390496</text:p>
          </table:table-cell>
          <table:table-cell table:formula="of:=[.F316]+[.G316]" office:value-type="float" office:value="20391740" calcext:value-type="float">
            <text:p>20391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0" calcext:value-type="float">
            <text:p>6120</text:p>
          </table:table-cell>
          <table:table-cell table:formula="of:=[.E316]+[.F318]" office:value-type="float" office:value="1720632224" calcext:value-type="float">
            <text:p>1720632224</text:p>
          </table:table-cell>
          <table:table-cell table:formula="of:=[.F317]+[.G317]" office:value-type="float" office:value="20452884" calcext:value-type="float">
            <text:p>20452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1" calcext:value-type="float">
            <text:p>6121</text:p>
          </table:table-cell>
          <table:table-cell table:formula="of:=[.E317]+[.F319]" office:value-type="float" office:value="1730904524" calcext:value-type="float">
            <text:p>1730904524</text:p>
          </table:table-cell>
          <table:table-cell table:formula="of:=[.F318]+[.G318]" office:value-type="float" office:value="20514028" calcext:value-type="float">
            <text:p>20514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2" calcext:value-type="float">
            <text:p>6122</text:p>
          </table:table-cell>
          <table:table-cell table:formula="of:=[.E318]+[.F320]" office:value-type="float" office:value="1741207396" calcext:value-type="float">
            <text:p>1741207396</text:p>
          </table:table-cell>
          <table:table-cell table:formula="of:=[.F319]+[.G319]" office:value-type="float" office:value="20575172" calcext:value-type="float">
            <text:p>20575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3" calcext:value-type="float">
            <text:p>6123</text:p>
          </table:table-cell>
          <table:table-cell table:formula="of:=[.E319]+[.F321]" office:value-type="float" office:value="1751540840" calcext:value-type="float">
            <text:p>1751540840</text:p>
          </table:table-cell>
          <table:table-cell table:formula="of:=[.F320]+[.G320]" office:value-type="float" office:value="20636316" calcext:value-type="float">
            <text:p>20636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4" calcext:value-type="float">
            <text:p>6124</text:p>
          </table:table-cell>
          <table:table-cell table:formula="of:=[.E320]+[.F322]" office:value-type="float" office:value="1761904856" calcext:value-type="float">
            <text:p>1761904856</text:p>
          </table:table-cell>
          <table:table-cell table:formula="of:=[.F321]+[.G321]" office:value-type="float" office:value="20697460" calcext:value-type="float">
            <text:p>20697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5" calcext:value-type="float">
            <text:p>6125</text:p>
          </table:table-cell>
          <table:table-cell table:formula="of:=[.E321]+[.F323]" office:value-type="float" office:value="1772299444" calcext:value-type="float">
            <text:p>1772299444</text:p>
          </table:table-cell>
          <table:table-cell table:formula="of:=[.F322]+[.G322]" office:value-type="float" office:value="20758604" calcext:value-type="float">
            <text:p>20758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6" calcext:value-type="float">
            <text:p>6126</text:p>
          </table:table-cell>
          <table:table-cell table:formula="of:=[.E322]+[.F324]" office:value-type="float" office:value="1782724604" calcext:value-type="float">
            <text:p>1782724604</text:p>
          </table:table-cell>
          <table:table-cell table:formula="of:=[.F323]+[.G323]" office:value-type="float" office:value="20819748" calcext:value-type="float">
            <text:p>20819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7" calcext:value-type="float">
            <text:p>6127</text:p>
          </table:table-cell>
          <table:table-cell table:formula="of:=[.E323]+[.F325]" office:value-type="float" office:value="1793180336" calcext:value-type="float">
            <text:p>1793180336</text:p>
          </table:table-cell>
          <table:table-cell table:formula="of:=[.F324]+[.G324]" office:value-type="float" office:value="20880892" calcext:value-type="float">
            <text:p>20880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8" calcext:value-type="float">
            <text:p>6128</text:p>
          </table:table-cell>
          <table:table-cell table:formula="of:=[.E324]+[.F326]" office:value-type="float" office:value="1803666640" calcext:value-type="float">
            <text:p>1803666640</text:p>
          </table:table-cell>
          <table:table-cell table:formula="of:=[.F325]+[.G325]" office:value-type="float" office:value="20942036" calcext:value-type="float">
            <text:p>20942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29" calcext:value-type="float">
            <text:p>6129</text:p>
          </table:table-cell>
          <table:table-cell table:formula="of:=[.E325]+[.F327]" office:value-type="float" office:value="1814183516" calcext:value-type="float">
            <text:p>1814183516</text:p>
          </table:table-cell>
          <table:table-cell table:formula="of:=[.F326]+[.G326]" office:value-type="float" office:value="21003180" calcext:value-type="float">
            <text:p>21003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0" calcext:value-type="float">
            <text:p>6130</text:p>
          </table:table-cell>
          <table:table-cell table:formula="of:=[.E326]+[.F328]" office:value-type="float" office:value="1824730964" calcext:value-type="float">
            <text:p>1824730964</text:p>
          </table:table-cell>
          <table:table-cell table:formula="of:=[.F327]+[.G327]" office:value-type="float" office:value="21064324" calcext:value-type="float">
            <text:p>21064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1" calcext:value-type="float">
            <text:p>6131</text:p>
          </table:table-cell>
          <table:table-cell table:formula="of:=[.E327]+[.F329]" office:value-type="float" office:value="1835308984" calcext:value-type="float">
            <text:p>1835308984</text:p>
          </table:table-cell>
          <table:table-cell table:formula="of:=[.F328]+[.G328]" office:value-type="float" office:value="21125468" calcext:value-type="float">
            <text:p>21125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2" calcext:value-type="float">
            <text:p>6132</text:p>
          </table:table-cell>
          <table:table-cell table:formula="of:=[.E328]+[.F330]" office:value-type="float" office:value="1845917576" calcext:value-type="float">
            <text:p>1845917576</text:p>
          </table:table-cell>
          <table:table-cell table:formula="of:=[.F329]+[.G329]" office:value-type="float" office:value="21186612" calcext:value-type="float">
            <text:p>21186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3" calcext:value-type="float">
            <text:p>6133</text:p>
          </table:table-cell>
          <table:table-cell table:formula="of:=[.E329]+[.F331]" office:value-type="float" office:value="1856556740" calcext:value-type="float">
            <text:p>1856556740</text:p>
          </table:table-cell>
          <table:table-cell table:formula="of:=[.F330]+[.G330]" office:value-type="float" office:value="21247756" calcext:value-type="float">
            <text:p>21247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4" calcext:value-type="float">
            <text:p>6134</text:p>
          </table:table-cell>
          <table:table-cell table:formula="of:=[.E330]+[.F332]" office:value-type="float" office:value="1867226476" calcext:value-type="float">
            <text:p>1867226476</text:p>
          </table:table-cell>
          <table:table-cell table:formula="of:=[.F331]+[.G331]" office:value-type="float" office:value="21308900" calcext:value-type="float">
            <text:p>21308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5" calcext:value-type="float">
            <text:p>6135</text:p>
          </table:table-cell>
          <table:table-cell table:formula="of:=[.E331]+[.F333]" office:value-type="float" office:value="1877926784" calcext:value-type="float">
            <text:p>1877926784</text:p>
          </table:table-cell>
          <table:table-cell table:formula="of:=[.F332]+[.G332]" office:value-type="float" office:value="21370044" calcext:value-type="float">
            <text:p>21370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6" calcext:value-type="float">
            <text:p>6136</text:p>
          </table:table-cell>
          <table:table-cell table:formula="of:=[.E332]+[.F334]" office:value-type="float" office:value="1888657664" calcext:value-type="float">
            <text:p>1888657664</text:p>
          </table:table-cell>
          <table:table-cell table:formula="of:=[.F333]+[.G333]" office:value-type="float" office:value="21431188" calcext:value-type="float">
            <text:p>21431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7" calcext:value-type="float">
            <text:p>6137</text:p>
          </table:table-cell>
          <table:table-cell table:formula="of:=[.E333]+[.F335]" office:value-type="float" office:value="1899419116" calcext:value-type="float">
            <text:p>1899419116</text:p>
          </table:table-cell>
          <table:table-cell table:formula="of:=[.F334]+[.G334]" office:value-type="float" office:value="21492332" calcext:value-type="float">
            <text:p>21492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8" calcext:value-type="float">
            <text:p>6138</text:p>
          </table:table-cell>
          <table:table-cell table:formula="of:=[.E334]+[.F336]" office:value-type="float" office:value="1910211140" calcext:value-type="float">
            <text:p>1910211140</text:p>
          </table:table-cell>
          <table:table-cell table:formula="of:=[.F335]+[.G335]" office:value-type="float" office:value="21553476" calcext:value-type="float">
            <text:p>21553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39" calcext:value-type="float">
            <text:p>6139</text:p>
          </table:table-cell>
          <table:table-cell table:formula="of:=[.E335]+[.F337]" office:value-type="float" office:value="1921033736" calcext:value-type="float">
            <text:p>1921033736</text:p>
          </table:table-cell>
          <table:table-cell table:formula="of:=[.F336]+[.G336]" office:value-type="float" office:value="21614620" calcext:value-type="float">
            <text:p>21614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0" calcext:value-type="float">
            <text:p>6140</text:p>
          </table:table-cell>
          <table:table-cell table:formula="of:=[.E336]+[.F338]" office:value-type="float" office:value="1931886904" calcext:value-type="float">
            <text:p>1931886904</text:p>
          </table:table-cell>
          <table:table-cell table:formula="of:=[.F337]+[.G337]" office:value-type="float" office:value="21675764" calcext:value-type="float">
            <text:p>21675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1" calcext:value-type="float">
            <text:p>6141</text:p>
          </table:table-cell>
          <table:table-cell table:formula="of:=[.E337]+[.F339]" office:value-type="float" office:value="1942770644" calcext:value-type="float">
            <text:p>1942770644</text:p>
          </table:table-cell>
          <table:table-cell table:formula="of:=[.F338]+[.G338]" office:value-type="float" office:value="21736908" calcext:value-type="float">
            <text:p>21736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2" calcext:value-type="float">
            <text:p>6142</text:p>
          </table:table-cell>
          <table:table-cell table:formula="of:=[.E338]+[.F340]" office:value-type="float" office:value="1953684956" calcext:value-type="float">
            <text:p>1953684956</text:p>
          </table:table-cell>
          <table:table-cell table:formula="of:=[.F339]+[.G339]" office:value-type="float" office:value="21798052" calcext:value-type="float">
            <text:p>21798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3" calcext:value-type="float">
            <text:p>6143</text:p>
          </table:table-cell>
          <table:table-cell table:formula="of:=[.E339]+[.F341]" office:value-type="float" office:value="1964629840" calcext:value-type="float">
            <text:p>1964629840</text:p>
          </table:table-cell>
          <table:table-cell table:formula="of:=[.F340]+[.G340]" office:value-type="float" office:value="21859196" calcext:value-type="float">
            <text:p>21859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4" calcext:value-type="float">
            <text:p>6144</text:p>
          </table:table-cell>
          <table:table-cell table:formula="of:=[.E340]+[.F342]" office:value-type="float" office:value="1975605296" calcext:value-type="float">
            <text:p>1975605296</text:p>
          </table:table-cell>
          <table:table-cell table:formula="of:=[.F341]+[.G341]" office:value-type="float" office:value="21920340" calcext:value-type="float">
            <text:p>21920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5" calcext:value-type="float">
            <text:p>6145</text:p>
          </table:table-cell>
          <table:table-cell table:formula="of:=[.E341]+[.F343]" office:value-type="float" office:value="1986611324" calcext:value-type="float">
            <text:p>1986611324</text:p>
          </table:table-cell>
          <table:table-cell table:formula="of:=[.F342]+[.G342]" office:value-type="float" office:value="21981484" calcext:value-type="float">
            <text:p>21981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6" calcext:value-type="float">
            <text:p>6146</text:p>
          </table:table-cell>
          <table:table-cell table:formula="of:=[.E342]+[.F344]" office:value-type="float" office:value="1997647924" calcext:value-type="float">
            <text:p>1997647924</text:p>
          </table:table-cell>
          <table:table-cell table:formula="of:=[.F343]+[.G343]" office:value-type="float" office:value="22042628" calcext:value-type="float">
            <text:p>22042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7" calcext:value-type="float">
            <text:p>6147</text:p>
          </table:table-cell>
          <table:table-cell table:formula="of:=[.E343]+[.F345]" office:value-type="float" office:value="2008715096" calcext:value-type="float">
            <text:p>2008715096</text:p>
          </table:table-cell>
          <table:table-cell table:formula="of:=[.F344]+[.G344]" office:value-type="float" office:value="22103772" calcext:value-type="float">
            <text:p>22103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8" calcext:value-type="float">
            <text:p>6148</text:p>
          </table:table-cell>
          <table:table-cell table:formula="of:=[.E344]+[.F346]" office:value-type="float" office:value="2019812840" calcext:value-type="float">
            <text:p>2019812840</text:p>
          </table:table-cell>
          <table:table-cell table:formula="of:=[.F345]+[.G345]" office:value-type="float" office:value="22164916" calcext:value-type="float">
            <text:p>22164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49" calcext:value-type="float">
            <text:p>6149</text:p>
          </table:table-cell>
          <table:table-cell table:formula="of:=[.E345]+[.F347]" office:value-type="float" office:value="2030941156" calcext:value-type="float">
            <text:p>2030941156</text:p>
          </table:table-cell>
          <table:table-cell table:formula="of:=[.F346]+[.G346]" office:value-type="float" office:value="22226060" calcext:value-type="float">
            <text:p>22226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0" calcext:value-type="float">
            <text:p>6150</text:p>
          </table:table-cell>
          <table:table-cell table:formula="of:=[.E346]+[.F348]" office:value-type="float" office:value="2042100044" calcext:value-type="float">
            <text:p>2042100044</text:p>
          </table:table-cell>
          <table:table-cell table:formula="of:=[.F347]+[.G347]" office:value-type="float" office:value="22287204" calcext:value-type="float">
            <text:p>22287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1" calcext:value-type="float">
            <text:p>6151</text:p>
          </table:table-cell>
          <table:table-cell table:formula="of:=[.E347]+[.F349]" office:value-type="float" office:value="2053289504" calcext:value-type="float">
            <text:p>2053289504</text:p>
          </table:table-cell>
          <table:table-cell table:formula="of:=[.F348]+[.G348]" office:value-type="float" office:value="22348348" calcext:value-type="float">
            <text:p>22348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2" calcext:value-type="float">
            <text:p>6152</text:p>
          </table:table-cell>
          <table:table-cell table:formula="of:=[.E348]+[.F350]" office:value-type="float" office:value="2064509536" calcext:value-type="float">
            <text:p>2064509536</text:p>
          </table:table-cell>
          <table:table-cell table:formula="of:=[.F349]+[.G349]" office:value-type="float" office:value="22409492" calcext:value-type="float">
            <text:p>22409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3" calcext:value-type="float">
            <text:p>6153</text:p>
          </table:table-cell>
          <table:table-cell table:formula="of:=[.E349]+[.F351]" office:value-type="float" office:value="2075760140" calcext:value-type="float">
            <text:p>2075760140</text:p>
          </table:table-cell>
          <table:table-cell table:formula="of:=[.F350]+[.G350]" office:value-type="float" office:value="22470636" calcext:value-type="float">
            <text:p>22470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4" calcext:value-type="float">
            <text:p>6154</text:p>
          </table:table-cell>
          <table:table-cell table:formula="of:=[.E350]+[.F352]" office:value-type="float" office:value="2087041316" calcext:value-type="float">
            <text:p>2087041316</text:p>
          </table:table-cell>
          <table:table-cell table:formula="of:=[.F351]+[.G351]" office:value-type="float" office:value="22531780" calcext:value-type="float">
            <text:p>22531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5" calcext:value-type="float">
            <text:p>6155</text:p>
          </table:table-cell>
          <table:table-cell table:formula="of:=[.E351]+[.F353]" office:value-type="float" office:value="2098353064" calcext:value-type="float">
            <text:p>2098353064</text:p>
          </table:table-cell>
          <table:table-cell table:formula="of:=[.F352]+[.G352]" office:value-type="float" office:value="22592924" calcext:value-type="float">
            <text:p>22592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6" calcext:value-type="float">
            <text:p>6156</text:p>
          </table:table-cell>
          <table:table-cell table:formula="of:=[.E352]+[.F354]" office:value-type="float" office:value="2109695384" calcext:value-type="float">
            <text:p>2109695384</text:p>
          </table:table-cell>
          <table:table-cell table:formula="of:=[.F353]+[.G353]" office:value-type="float" office:value="22654068" calcext:value-type="float">
            <text:p>22654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7" calcext:value-type="float">
            <text:p>6157</text:p>
          </table:table-cell>
          <table:table-cell table:formula="of:=[.E353]+[.F355]" office:value-type="float" office:value="2121068276" calcext:value-type="float">
            <text:p>2121068276</text:p>
          </table:table-cell>
          <table:table-cell table:formula="of:=[.F354]+[.G354]" office:value-type="float" office:value="22715212" calcext:value-type="float">
            <text:p>22715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8" calcext:value-type="float">
            <text:p>6158</text:p>
          </table:table-cell>
          <table:table-cell table:formula="of:=[.E354]+[.F356]" office:value-type="float" office:value="2132471740" calcext:value-type="float">
            <text:p>2132471740</text:p>
          </table:table-cell>
          <table:table-cell table:formula="of:=[.F355]+[.G355]" office:value-type="float" office:value="22776356" calcext:value-type="float">
            <text:p>22776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59" calcext:value-type="float">
            <text:p>6159</text:p>
          </table:table-cell>
          <table:table-cell table:formula="of:=[.E355]+[.F357]" office:value-type="float" office:value="2143905776" calcext:value-type="float">
            <text:p>2143905776</text:p>
          </table:table-cell>
          <table:table-cell table:formula="of:=[.F356]+[.G356]" office:value-type="float" office:value="22837500" calcext:value-type="float">
            <text:p>22837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0" calcext:value-type="float">
            <text:p>6160</text:p>
          </table:table-cell>
          <table:table-cell table:formula="of:=[.E356]+[.F358]" office:value-type="float" office:value="2155370384" calcext:value-type="float">
            <text:p>2155370384</text:p>
          </table:table-cell>
          <table:table-cell table:formula="of:=[.F357]+[.G357]" office:value-type="float" office:value="22898644" calcext:value-type="float">
            <text:p>22898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1" calcext:value-type="float">
            <text:p>6161</text:p>
          </table:table-cell>
          <table:table-cell table:formula="of:=[.E357]+[.F359]" office:value-type="float" office:value="2166865564" calcext:value-type="float">
            <text:p>2166865564</text:p>
          </table:table-cell>
          <table:table-cell table:formula="of:=[.F358]+[.G358]" office:value-type="float" office:value="22959788" calcext:value-type="float">
            <text:p>22959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2" calcext:value-type="float">
            <text:p>6162</text:p>
          </table:table-cell>
          <table:table-cell table:formula="of:=[.E358]+[.F360]" office:value-type="float" office:value="2178391316" calcext:value-type="float">
            <text:p>2178391316</text:p>
          </table:table-cell>
          <table:table-cell table:formula="of:=[.F359]+[.G359]" office:value-type="float" office:value="23020932" calcext:value-type="float">
            <text:p>23020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3" calcext:value-type="float">
            <text:p>6163</text:p>
          </table:table-cell>
          <table:table-cell table:formula="of:=[.E359]+[.F361]" office:value-type="float" office:value="2189947640" calcext:value-type="float">
            <text:p>2189947640</text:p>
          </table:table-cell>
          <table:table-cell table:formula="of:=[.F360]+[.G360]" office:value-type="float" office:value="23082076" calcext:value-type="float">
            <text:p>23082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4" calcext:value-type="float">
            <text:p>6164</text:p>
          </table:table-cell>
          <table:table-cell table:formula="of:=[.E360]+[.F362]" office:value-type="float" office:value="2201534536" calcext:value-type="float">
            <text:p>2201534536</text:p>
          </table:table-cell>
          <table:table-cell table:formula="of:=[.F361]+[.G361]" office:value-type="float" office:value="23143220" calcext:value-type="float">
            <text:p>23143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5" calcext:value-type="float">
            <text:p>6165</text:p>
          </table:table-cell>
          <table:table-cell table:formula="of:=[.E361]+[.F363]" office:value-type="float" office:value="2213152004" calcext:value-type="float">
            <text:p>2213152004</text:p>
          </table:table-cell>
          <table:table-cell table:formula="of:=[.F362]+[.G362]" office:value-type="float" office:value="23204364" calcext:value-type="float">
            <text:p>23204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6" calcext:value-type="float">
            <text:p>6166</text:p>
          </table:table-cell>
          <table:table-cell table:formula="of:=[.E362]+[.F364]" office:value-type="float" office:value="2224800044" calcext:value-type="float">
            <text:p>2224800044</text:p>
          </table:table-cell>
          <table:table-cell table:formula="of:=[.F363]+[.G363]" office:value-type="float" office:value="23265508" calcext:value-type="float">
            <text:p>23265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7" calcext:value-type="float">
            <text:p>6167</text:p>
          </table:table-cell>
          <table:table-cell table:formula="of:=[.E363]+[.F365]" office:value-type="float" office:value="2236478656" calcext:value-type="float">
            <text:p>2236478656</text:p>
          </table:table-cell>
          <table:table-cell table:formula="of:=[.F364]+[.G364]" office:value-type="float" office:value="23326652" calcext:value-type="float">
            <text:p>23326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8" calcext:value-type="float">
            <text:p>6168</text:p>
          </table:table-cell>
          <table:table-cell table:formula="of:=[.E364]+[.F366]" office:value-type="float" office:value="2248187840" calcext:value-type="float">
            <text:p>2248187840</text:p>
          </table:table-cell>
          <table:table-cell table:formula="of:=[.F365]+[.G365]" office:value-type="float" office:value="23387796" calcext:value-type="float">
            <text:p>23387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69" calcext:value-type="float">
            <text:p>6169</text:p>
          </table:table-cell>
          <table:table-cell table:formula="of:=[.E365]+[.F367]" office:value-type="float" office:value="2259927596" calcext:value-type="float">
            <text:p>2259927596</text:p>
          </table:table-cell>
          <table:table-cell table:formula="of:=[.F366]+[.G366]" office:value-type="float" office:value="23448940" calcext:value-type="float">
            <text:p>23448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0" calcext:value-type="float">
            <text:p>6170</text:p>
          </table:table-cell>
          <table:table-cell table:formula="of:=[.E366]+[.F368]" office:value-type="float" office:value="2271697924" calcext:value-type="float">
            <text:p>2271697924</text:p>
          </table:table-cell>
          <table:table-cell table:formula="of:=[.F367]+[.G367]" office:value-type="float" office:value="23510084" calcext:value-type="float">
            <text:p>23510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1" calcext:value-type="float">
            <text:p>6171</text:p>
          </table:table-cell>
          <table:table-cell table:formula="of:=[.E367]+[.F369]" office:value-type="float" office:value="2283498824" calcext:value-type="float">
            <text:p>2283498824</text:p>
          </table:table-cell>
          <table:table-cell table:formula="of:=[.F368]+[.G368]" office:value-type="float" office:value="23571228" calcext:value-type="float">
            <text:p>23571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2" calcext:value-type="float">
            <text:p>6172</text:p>
          </table:table-cell>
          <table:table-cell table:formula="of:=[.E368]+[.F370]" office:value-type="float" office:value="2295330296" calcext:value-type="float">
            <text:p>2295330296</text:p>
          </table:table-cell>
          <table:table-cell table:formula="of:=[.F369]+[.G369]" office:value-type="float" office:value="23632372" calcext:value-type="float">
            <text:p>23632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3" calcext:value-type="float">
            <text:p>6173</text:p>
          </table:table-cell>
          <table:table-cell table:formula="of:=[.E369]+[.F371]" office:value-type="float" office:value="2307192340" calcext:value-type="float">
            <text:p>2307192340</text:p>
          </table:table-cell>
          <table:table-cell table:formula="of:=[.F370]+[.G370]" office:value-type="float" office:value="23693516" calcext:value-type="float">
            <text:p>23693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4" calcext:value-type="float">
            <text:p>6174</text:p>
          </table:table-cell>
          <table:table-cell table:formula="of:=[.E370]+[.F372]" office:value-type="float" office:value="2319084956" calcext:value-type="float">
            <text:p>2319084956</text:p>
          </table:table-cell>
          <table:table-cell table:formula="of:=[.F371]+[.G371]" office:value-type="float" office:value="23754660" calcext:value-type="float">
            <text:p>23754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5" calcext:value-type="float">
            <text:p>6175</text:p>
          </table:table-cell>
          <table:table-cell table:formula="of:=[.E371]+[.F373]" office:value-type="float" office:value="2331008144" calcext:value-type="float">
            <text:p>2331008144</text:p>
          </table:table-cell>
          <table:table-cell table:formula="of:=[.F372]+[.G372]" office:value-type="float" office:value="23815804" calcext:value-type="float">
            <text:p>23815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6" calcext:value-type="float">
            <text:p>6176</text:p>
          </table:table-cell>
          <table:table-cell table:formula="of:=[.E372]+[.F374]" office:value-type="float" office:value="2342961904" calcext:value-type="float">
            <text:p>2342961904</text:p>
          </table:table-cell>
          <table:table-cell table:formula="of:=[.F373]+[.G373]" office:value-type="float" office:value="23876948" calcext:value-type="float">
            <text:p>23876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7" calcext:value-type="float">
            <text:p>6177</text:p>
          </table:table-cell>
          <table:table-cell table:formula="of:=[.E373]+[.F375]" office:value-type="float" office:value="2354946236" calcext:value-type="float">
            <text:p>2354946236</text:p>
          </table:table-cell>
          <table:table-cell table:formula="of:=[.F374]+[.G374]" office:value-type="float" office:value="23938092" calcext:value-type="float">
            <text:p>23938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8" calcext:value-type="float">
            <text:p>6178</text:p>
          </table:table-cell>
          <table:table-cell table:formula="of:=[.E374]+[.F376]" office:value-type="float" office:value="2366961140" calcext:value-type="float">
            <text:p>2366961140</text:p>
          </table:table-cell>
          <table:table-cell table:formula="of:=[.F375]+[.G375]" office:value-type="float" office:value="23999236" calcext:value-type="float">
            <text:p>23999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79" calcext:value-type="float">
            <text:p>6179</text:p>
          </table:table-cell>
          <table:table-cell table:formula="of:=[.E375]+[.F377]" office:value-type="float" office:value="2379006616" calcext:value-type="float">
            <text:p>2379006616</text:p>
          </table:table-cell>
          <table:table-cell table:formula="of:=[.F376]+[.G376]" office:value-type="float" office:value="24060380" calcext:value-type="float">
            <text:p>24060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0" calcext:value-type="float">
            <text:p>6180</text:p>
          </table:table-cell>
          <table:table-cell table:formula="of:=[.E376]+[.F378]" office:value-type="float" office:value="2391082664" calcext:value-type="float">
            <text:p>2391082664</text:p>
          </table:table-cell>
          <table:table-cell table:formula="of:=[.F377]+[.G377]" office:value-type="float" office:value="24121524" calcext:value-type="float">
            <text:p>24121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1" calcext:value-type="float">
            <text:p>6181</text:p>
          </table:table-cell>
          <table:table-cell table:formula="of:=[.E377]+[.F379]" office:value-type="float" office:value="2403189284" calcext:value-type="float">
            <text:p>2403189284</text:p>
          </table:table-cell>
          <table:table-cell table:formula="of:=[.F378]+[.G378]" office:value-type="float" office:value="24182668" calcext:value-type="float">
            <text:p>24182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2" calcext:value-type="float">
            <text:p>6182</text:p>
          </table:table-cell>
          <table:table-cell table:formula="of:=[.E378]+[.F380]" office:value-type="float" office:value="2415326476" calcext:value-type="float">
            <text:p>2415326476</text:p>
          </table:table-cell>
          <table:table-cell table:formula="of:=[.F379]+[.G379]" office:value-type="float" office:value="24243812" calcext:value-type="float">
            <text:p>24243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3" calcext:value-type="float">
            <text:p>6183</text:p>
          </table:table-cell>
          <table:table-cell table:formula="of:=[.E379]+[.F381]" office:value-type="float" office:value="2427494240" calcext:value-type="float">
            <text:p>2427494240</text:p>
          </table:table-cell>
          <table:table-cell table:formula="of:=[.F380]+[.G380]" office:value-type="float" office:value="24304956" calcext:value-type="float">
            <text:p>24304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4" calcext:value-type="float">
            <text:p>6184</text:p>
          </table:table-cell>
          <table:table-cell table:formula="of:=[.E380]+[.F382]" office:value-type="float" office:value="2439692576" calcext:value-type="float">
            <text:p>2439692576</text:p>
          </table:table-cell>
          <table:table-cell table:formula="of:=[.F381]+[.G381]" office:value-type="float" office:value="24366100" calcext:value-type="float">
            <text:p>24366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5" calcext:value-type="float">
            <text:p>6185</text:p>
          </table:table-cell>
          <table:table-cell table:formula="of:=[.E381]+[.F383]" office:value-type="float" office:value="2451921484" calcext:value-type="float">
            <text:p>2451921484</text:p>
          </table:table-cell>
          <table:table-cell table:formula="of:=[.F382]+[.G382]" office:value-type="float" office:value="24427244" calcext:value-type="float">
            <text:p>24427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6" calcext:value-type="float">
            <text:p>6186</text:p>
          </table:table-cell>
          <table:table-cell table:formula="of:=[.E382]+[.F384]" office:value-type="float" office:value="2464180964" calcext:value-type="float">
            <text:p>2464180964</text:p>
          </table:table-cell>
          <table:table-cell table:formula="of:=[.F383]+[.G383]" office:value-type="float" office:value="24488388" calcext:value-type="float">
            <text:p>24488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7" calcext:value-type="float">
            <text:p>6187</text:p>
          </table:table-cell>
          <table:table-cell table:formula="of:=[.E383]+[.F385]" office:value-type="float" office:value="2476471016" calcext:value-type="float">
            <text:p>2476471016</text:p>
          </table:table-cell>
          <table:table-cell table:formula="of:=[.F384]+[.G384]" office:value-type="float" office:value="24549532" calcext:value-type="float">
            <text:p>24549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8" calcext:value-type="float">
            <text:p>6188</text:p>
          </table:table-cell>
          <table:table-cell table:formula="of:=[.E384]+[.F386]" office:value-type="float" office:value="2488791640" calcext:value-type="float">
            <text:p>2488791640</text:p>
          </table:table-cell>
          <table:table-cell table:formula="of:=[.F385]+[.G385]" office:value-type="float" office:value="24610676" calcext:value-type="float">
            <text:p>24610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89" calcext:value-type="float">
            <text:p>6189</text:p>
          </table:table-cell>
          <table:table-cell table:formula="of:=[.E385]+[.F387]" office:value-type="float" office:value="2501142836" calcext:value-type="float">
            <text:p>2501142836</text:p>
          </table:table-cell>
          <table:table-cell table:formula="of:=[.F386]+[.G386]" office:value-type="float" office:value="24671820" calcext:value-type="float">
            <text:p>24671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0" calcext:value-type="float">
            <text:p>6190</text:p>
          </table:table-cell>
          <table:table-cell table:formula="of:=[.E386]+[.F388]" office:value-type="float" office:value="2513524604" calcext:value-type="float">
            <text:p>2513524604</text:p>
          </table:table-cell>
          <table:table-cell table:formula="of:=[.F387]+[.G387]" office:value-type="float" office:value="24732964" calcext:value-type="float">
            <text:p>24732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1" calcext:value-type="float">
            <text:p>6191</text:p>
          </table:table-cell>
          <table:table-cell table:formula="of:=[.E387]+[.F389]" office:value-type="float" office:value="2525936944" calcext:value-type="float">
            <text:p>2525936944</text:p>
          </table:table-cell>
          <table:table-cell table:formula="of:=[.F388]+[.G388]" office:value-type="float" office:value="24794108" calcext:value-type="float">
            <text:p>24794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2" calcext:value-type="float">
            <text:p>6192</text:p>
          </table:table-cell>
          <table:table-cell table:formula="of:=[.E388]+[.F390]" office:value-type="float" office:value="2538379856" calcext:value-type="float">
            <text:p>2538379856</text:p>
          </table:table-cell>
          <table:table-cell table:formula="of:=[.F389]+[.G389]" office:value-type="float" office:value="24855252" calcext:value-type="float">
            <text:p>24855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3" calcext:value-type="float">
            <text:p>6193</text:p>
          </table:table-cell>
          <table:table-cell table:formula="of:=[.E389]+[.F391]" office:value-type="float" office:value="2550853340" calcext:value-type="float">
            <text:p>2550853340</text:p>
          </table:table-cell>
          <table:table-cell table:formula="of:=[.F390]+[.G390]" office:value-type="float" office:value="24916396" calcext:value-type="float">
            <text:p>24916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4" calcext:value-type="float">
            <text:p>6194</text:p>
          </table:table-cell>
          <table:table-cell table:formula="of:=[.E390]+[.F392]" office:value-type="float" office:value="2563357396" calcext:value-type="float">
            <text:p>2563357396</text:p>
          </table:table-cell>
          <table:table-cell table:formula="of:=[.F391]+[.G391]" office:value-type="float" office:value="24977540" calcext:value-type="float">
            <text:p>24977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5" calcext:value-type="float">
            <text:p>6195</text:p>
          </table:table-cell>
          <table:table-cell table:formula="of:=[.E391]+[.F393]" office:value-type="float" office:value="2575892024" calcext:value-type="float">
            <text:p>2575892024</text:p>
          </table:table-cell>
          <table:table-cell table:formula="of:=[.F392]+[.G392]" office:value-type="float" office:value="25038684" calcext:value-type="float">
            <text:p>25038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6" calcext:value-type="float">
            <text:p>6196</text:p>
          </table:table-cell>
          <table:table-cell table:formula="of:=[.E392]+[.F394]" office:value-type="float" office:value="2588457224" calcext:value-type="float">
            <text:p>2588457224</text:p>
          </table:table-cell>
          <table:table-cell table:formula="of:=[.F393]+[.G393]" office:value-type="float" office:value="25099828" calcext:value-type="float">
            <text:p>25099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7" calcext:value-type="float">
            <text:p>6197</text:p>
          </table:table-cell>
          <table:table-cell table:formula="of:=[.E393]+[.F395]" office:value-type="float" office:value="2601052996" calcext:value-type="float">
            <text:p>2601052996</text:p>
          </table:table-cell>
          <table:table-cell table:formula="of:=[.F394]+[.G394]" office:value-type="float" office:value="25160972" calcext:value-type="float">
            <text:p>25160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8" calcext:value-type="float">
            <text:p>6198</text:p>
          </table:table-cell>
          <table:table-cell table:formula="of:=[.E394]+[.F396]" office:value-type="float" office:value="2613679340" calcext:value-type="float">
            <text:p>2613679340</text:p>
          </table:table-cell>
          <table:table-cell table:formula="of:=[.F395]+[.G395]" office:value-type="float" office:value="25222116" calcext:value-type="float">
            <text:p>25222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199" calcext:value-type="float">
            <text:p>6199</text:p>
          </table:table-cell>
          <table:table-cell table:formula="of:=[.E395]+[.F397]" office:value-type="float" office:value="2626336256" calcext:value-type="float">
            <text:p>2626336256</text:p>
          </table:table-cell>
          <table:table-cell table:formula="of:=[.F396]+[.G396]" office:value-type="float" office:value="25283260" calcext:value-type="float">
            <text:p>25283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0" calcext:value-type="float">
            <text:p>6200</text:p>
          </table:table-cell>
          <table:table-cell table:formula="of:=[.E396]+[.F398]" office:value-type="float" office:value="2639023744" calcext:value-type="float">
            <text:p>2639023744</text:p>
          </table:table-cell>
          <table:table-cell table:formula="of:=[.F397]+[.G397]" office:value-type="float" office:value="25344404" calcext:value-type="float">
            <text:p>25344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1" calcext:value-type="float">
            <text:p>6201</text:p>
          </table:table-cell>
          <table:table-cell table:formula="of:=[.E397]+[.F399]" office:value-type="float" office:value="2651741804" calcext:value-type="float">
            <text:p>2651741804</text:p>
          </table:table-cell>
          <table:table-cell table:formula="of:=[.F398]+[.G398]" office:value-type="float" office:value="25405548" calcext:value-type="float">
            <text:p>25405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2" calcext:value-type="float">
            <text:p>6202</text:p>
          </table:table-cell>
          <table:table-cell table:formula="of:=[.E398]+[.F400]" office:value-type="float" office:value="2664490436" calcext:value-type="float">
            <text:p>2664490436</text:p>
          </table:table-cell>
          <table:table-cell table:formula="of:=[.F399]+[.G399]" office:value-type="float" office:value="25466692" calcext:value-type="float">
            <text:p>25466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3" calcext:value-type="float">
            <text:p>6203</text:p>
          </table:table-cell>
          <table:table-cell table:formula="of:=[.E399]+[.F401]" office:value-type="float" office:value="2677269640" calcext:value-type="float">
            <text:p>2677269640</text:p>
          </table:table-cell>
          <table:table-cell table:formula="of:=[.F400]+[.G400]" office:value-type="float" office:value="25527836" calcext:value-type="float">
            <text:p>25527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4" calcext:value-type="float">
            <text:p>6204</text:p>
          </table:table-cell>
          <table:table-cell table:formula="of:=[.E400]+[.F402]" office:value-type="float" office:value="2690079416" calcext:value-type="float">
            <text:p>2690079416</text:p>
          </table:table-cell>
          <table:table-cell table:formula="of:=[.F401]+[.G401]" office:value-type="float" office:value="25588980" calcext:value-type="float">
            <text:p>25588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5" calcext:value-type="float">
            <text:p>6205</text:p>
          </table:table-cell>
          <table:table-cell table:formula="of:=[.E401]+[.F403]" office:value-type="float" office:value="2702919764" calcext:value-type="float">
            <text:p>2702919764</text:p>
          </table:table-cell>
          <table:table-cell table:formula="of:=[.F402]+[.G402]" office:value-type="float" office:value="25650124" calcext:value-type="float">
            <text:p>25650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6" calcext:value-type="float">
            <text:p>6206</text:p>
          </table:table-cell>
          <table:table-cell table:formula="of:=[.E402]+[.F404]" office:value-type="float" office:value="2715790684" calcext:value-type="float">
            <text:p>2715790684</text:p>
          </table:table-cell>
          <table:table-cell table:formula="of:=[.F403]+[.G403]" office:value-type="float" office:value="25711268" calcext:value-type="float">
            <text:p>25711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7" calcext:value-type="float">
            <text:p>6207</text:p>
          </table:table-cell>
          <table:table-cell table:formula="of:=[.E403]+[.F405]" office:value-type="float" office:value="2728692176" calcext:value-type="float">
            <text:p>2728692176</text:p>
          </table:table-cell>
          <table:table-cell table:formula="of:=[.F404]+[.G404]" office:value-type="float" office:value="25772412" calcext:value-type="float">
            <text:p>25772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8" calcext:value-type="float">
            <text:p>6208</text:p>
          </table:table-cell>
          <table:table-cell table:formula="of:=[.E404]+[.F406]" office:value-type="float" office:value="2741624240" calcext:value-type="float">
            <text:p>2741624240</text:p>
          </table:table-cell>
          <table:table-cell table:formula="of:=[.F405]+[.G405]" office:value-type="float" office:value="25833556" calcext:value-type="float">
            <text:p>25833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09" calcext:value-type="float">
            <text:p>6209</text:p>
          </table:table-cell>
          <table:table-cell table:formula="of:=[.E405]+[.F407]" office:value-type="float" office:value="2754586876" calcext:value-type="float">
            <text:p>2754586876</text:p>
          </table:table-cell>
          <table:table-cell table:formula="of:=[.F406]+[.G406]" office:value-type="float" office:value="25894700" calcext:value-type="float">
            <text:p>25894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0" calcext:value-type="float">
            <text:p>6210</text:p>
          </table:table-cell>
          <table:table-cell table:formula="of:=[.E406]+[.F408]" office:value-type="float" office:value="2767580084" calcext:value-type="float">
            <text:p>2767580084</text:p>
          </table:table-cell>
          <table:table-cell table:formula="of:=[.F407]+[.G407]" office:value-type="float" office:value="25955844" calcext:value-type="float">
            <text:p>25955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1" calcext:value-type="float">
            <text:p>6211</text:p>
          </table:table-cell>
          <table:table-cell table:formula="of:=[.E407]+[.F409]" office:value-type="float" office:value="2780603864" calcext:value-type="float">
            <text:p>2780603864</text:p>
          </table:table-cell>
          <table:table-cell table:formula="of:=[.F408]+[.G408]" office:value-type="float" office:value="26016988" calcext:value-type="float">
            <text:p>26016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2" calcext:value-type="float">
            <text:p>6212</text:p>
          </table:table-cell>
          <table:table-cell table:formula="of:=[.E408]+[.F410]" office:value-type="float" office:value="2793658216" calcext:value-type="float">
            <text:p>2793658216</text:p>
          </table:table-cell>
          <table:table-cell table:formula="of:=[.F409]+[.G409]" office:value-type="float" office:value="26078132" calcext:value-type="float">
            <text:p>26078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3" calcext:value-type="float">
            <text:p>6213</text:p>
          </table:table-cell>
          <table:table-cell table:formula="of:=[.E409]+[.F411]" office:value-type="float" office:value="2806743140" calcext:value-type="float">
            <text:p>2806743140</text:p>
          </table:table-cell>
          <table:table-cell table:formula="of:=[.F410]+[.G410]" office:value-type="float" office:value="26139276" calcext:value-type="float">
            <text:p>26139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4" calcext:value-type="float">
            <text:p>6214</text:p>
          </table:table-cell>
          <table:table-cell table:formula="of:=[.E410]+[.F412]" office:value-type="float" office:value="2819858636" calcext:value-type="float">
            <text:p>2819858636</text:p>
          </table:table-cell>
          <table:table-cell table:formula="of:=[.F411]+[.G411]" office:value-type="float" office:value="26200420" calcext:value-type="float">
            <text:p>26200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5" calcext:value-type="float">
            <text:p>6215</text:p>
          </table:table-cell>
          <table:table-cell table:formula="of:=[.E411]+[.F413]" office:value-type="float" office:value="2833004704" calcext:value-type="float">
            <text:p>2833004704</text:p>
          </table:table-cell>
          <table:table-cell table:formula="of:=[.F412]+[.G412]" office:value-type="float" office:value="26261564" calcext:value-type="float">
            <text:p>26261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6" calcext:value-type="float">
            <text:p>6216</text:p>
          </table:table-cell>
          <table:table-cell table:formula="of:=[.E412]+[.F414]" office:value-type="float" office:value="2846181344" calcext:value-type="float">
            <text:p>2846181344</text:p>
          </table:table-cell>
          <table:table-cell table:formula="of:=[.F413]+[.G413]" office:value-type="float" office:value="26322708" calcext:value-type="float">
            <text:p>26322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7" calcext:value-type="float">
            <text:p>6217</text:p>
          </table:table-cell>
          <table:table-cell table:formula="of:=[.E413]+[.F415]" office:value-type="float" office:value="2859388556" calcext:value-type="float">
            <text:p>2859388556</text:p>
          </table:table-cell>
          <table:table-cell table:formula="of:=[.F414]+[.G414]" office:value-type="float" office:value="26383852" calcext:value-type="float">
            <text:p>26383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8" calcext:value-type="float">
            <text:p>6218</text:p>
          </table:table-cell>
          <table:table-cell table:formula="of:=[.E414]+[.F416]" office:value-type="float" office:value="2872626340" calcext:value-type="float">
            <text:p>2872626340</text:p>
          </table:table-cell>
          <table:table-cell table:formula="of:=[.F415]+[.G415]" office:value-type="float" office:value="26444996" calcext:value-type="float">
            <text:p>26444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19" calcext:value-type="float">
            <text:p>6219</text:p>
          </table:table-cell>
          <table:table-cell table:formula="of:=[.E415]+[.F417]" office:value-type="float" office:value="2885894696" calcext:value-type="float">
            <text:p>2885894696</text:p>
          </table:table-cell>
          <table:table-cell table:formula="of:=[.F416]+[.G416]" office:value-type="float" office:value="26506140" calcext:value-type="float">
            <text:p>26506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0" calcext:value-type="float">
            <text:p>6220</text:p>
          </table:table-cell>
          <table:table-cell table:formula="of:=[.E416]+[.F418]" office:value-type="float" office:value="2899193624" calcext:value-type="float">
            <text:p>2899193624</text:p>
          </table:table-cell>
          <table:table-cell table:formula="of:=[.F417]+[.G417]" office:value-type="float" office:value="26567284" calcext:value-type="float">
            <text:p>26567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1" calcext:value-type="float">
            <text:p>6221</text:p>
          </table:table-cell>
          <table:table-cell table:formula="of:=[.E417]+[.F419]" office:value-type="float" office:value="2912523124" calcext:value-type="float">
            <text:p>2912523124</text:p>
          </table:table-cell>
          <table:table-cell table:formula="of:=[.F418]+[.G418]" office:value-type="float" office:value="26628428" calcext:value-type="float">
            <text:p>26628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2" calcext:value-type="float">
            <text:p>6222</text:p>
          </table:table-cell>
          <table:table-cell table:formula="of:=[.E418]+[.F420]" office:value-type="float" office:value="2925883196" calcext:value-type="float">
            <text:p>2925883196</text:p>
          </table:table-cell>
          <table:table-cell table:formula="of:=[.F419]+[.G419]" office:value-type="float" office:value="26689572" calcext:value-type="float">
            <text:p>26689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3" calcext:value-type="float">
            <text:p>6223</text:p>
          </table:table-cell>
          <table:table-cell table:formula="of:=[.E419]+[.F421]" office:value-type="float" office:value="2939273840" calcext:value-type="float">
            <text:p>2939273840</text:p>
          </table:table-cell>
          <table:table-cell table:formula="of:=[.F420]+[.G420]" office:value-type="float" office:value="26750716" calcext:value-type="float">
            <text:p>26750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4" calcext:value-type="float">
            <text:p>6224</text:p>
          </table:table-cell>
          <table:table-cell table:formula="of:=[.E420]+[.F422]" office:value-type="float" office:value="2952695056" calcext:value-type="float">
            <text:p>2952695056</text:p>
          </table:table-cell>
          <table:table-cell table:formula="of:=[.F421]+[.G421]" office:value-type="float" office:value="26811860" calcext:value-type="float">
            <text:p>26811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5" calcext:value-type="float">
            <text:p>6225</text:p>
          </table:table-cell>
          <table:table-cell table:formula="of:=[.E421]+[.F423]" office:value-type="float" office:value="2966146844" calcext:value-type="float">
            <text:p>2966146844</text:p>
          </table:table-cell>
          <table:table-cell table:formula="of:=[.F422]+[.G422]" office:value-type="float" office:value="26873004" calcext:value-type="float">
            <text:p>26873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6" calcext:value-type="float">
            <text:p>6226</text:p>
          </table:table-cell>
          <table:table-cell table:formula="of:=[.E422]+[.F424]" office:value-type="float" office:value="2979629204" calcext:value-type="float">
            <text:p>2979629204</text:p>
          </table:table-cell>
          <table:table-cell table:formula="of:=[.F423]+[.G423]" office:value-type="float" office:value="26934148" calcext:value-type="float">
            <text:p>26934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7" calcext:value-type="float">
            <text:p>6227</text:p>
          </table:table-cell>
          <table:table-cell table:formula="of:=[.E423]+[.F425]" office:value-type="float" office:value="2993142136" calcext:value-type="float">
            <text:p>2993142136</text:p>
          </table:table-cell>
          <table:table-cell table:formula="of:=[.F424]+[.G424]" office:value-type="float" office:value="26995292" calcext:value-type="float">
            <text:p>26995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8" calcext:value-type="float">
            <text:p>6228</text:p>
          </table:table-cell>
          <table:table-cell table:formula="of:=[.E424]+[.F426]" office:value-type="float" office:value="3006685640" calcext:value-type="float">
            <text:p>3006685640</text:p>
          </table:table-cell>
          <table:table-cell table:formula="of:=[.F425]+[.G425]" office:value-type="float" office:value="27056436" calcext:value-type="float">
            <text:p>27056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29" calcext:value-type="float">
            <text:p>6229</text:p>
          </table:table-cell>
          <table:table-cell table:formula="of:=[.E425]+[.F427]" office:value-type="float" office:value="3020259716" calcext:value-type="float">
            <text:p>3020259716</text:p>
          </table:table-cell>
          <table:table-cell table:formula="of:=[.F426]+[.G426]" office:value-type="float" office:value="27117580" calcext:value-type="float">
            <text:p>27117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0" calcext:value-type="float">
            <text:p>6230</text:p>
          </table:table-cell>
          <table:table-cell table:formula="of:=[.E426]+[.F428]" office:value-type="float" office:value="3033864364" calcext:value-type="float">
            <text:p>3033864364</text:p>
          </table:table-cell>
          <table:table-cell table:formula="of:=[.F427]+[.G427]" office:value-type="float" office:value="27178724" calcext:value-type="float">
            <text:p>27178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1" calcext:value-type="float">
            <text:p>6231</text:p>
          </table:table-cell>
          <table:table-cell table:formula="of:=[.E427]+[.F429]" office:value-type="float" office:value="3047499584" calcext:value-type="float">
            <text:p>3047499584</text:p>
          </table:table-cell>
          <table:table-cell table:formula="of:=[.F428]+[.G428]" office:value-type="float" office:value="27239868" calcext:value-type="float">
            <text:p>27239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2" calcext:value-type="float">
            <text:p>6232</text:p>
          </table:table-cell>
          <table:table-cell table:formula="of:=[.E428]+[.F430]" office:value-type="float" office:value="3061165376" calcext:value-type="float">
            <text:p>3061165376</text:p>
          </table:table-cell>
          <table:table-cell table:formula="of:=[.F429]+[.G429]" office:value-type="float" office:value="27301012" calcext:value-type="float">
            <text:p>27301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3" calcext:value-type="float">
            <text:p>6233</text:p>
          </table:table-cell>
          <table:table-cell table:formula="of:=[.E429]+[.F431]" office:value-type="float" office:value="3074861740" calcext:value-type="float">
            <text:p>3074861740</text:p>
          </table:table-cell>
          <table:table-cell table:formula="of:=[.F430]+[.G430]" office:value-type="float" office:value="27362156" calcext:value-type="float">
            <text:p>27362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4" calcext:value-type="float">
            <text:p>6234</text:p>
          </table:table-cell>
          <table:table-cell table:formula="of:=[.E430]+[.F432]" office:value-type="float" office:value="3088588676" calcext:value-type="float">
            <text:p>3088588676</text:p>
          </table:table-cell>
          <table:table-cell table:formula="of:=[.F431]+[.G431]" office:value-type="float" office:value="27423300" calcext:value-type="float">
            <text:p>27423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5" calcext:value-type="float">
            <text:p>6235</text:p>
          </table:table-cell>
          <table:table-cell table:formula="of:=[.E431]+[.F433]" office:value-type="float" office:value="3102346184" calcext:value-type="float">
            <text:p>3102346184</text:p>
          </table:table-cell>
          <table:table-cell table:formula="of:=[.F432]+[.G432]" office:value-type="float" office:value="27484444" calcext:value-type="float">
            <text:p>27484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6" calcext:value-type="float">
            <text:p>6236</text:p>
          </table:table-cell>
          <table:table-cell table:formula="of:=[.E432]+[.F434]" office:value-type="float" office:value="3116134264" calcext:value-type="float">
            <text:p>3116134264</text:p>
          </table:table-cell>
          <table:table-cell table:formula="of:=[.F433]+[.G433]" office:value-type="float" office:value="27545588" calcext:value-type="float">
            <text:p>27545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7" calcext:value-type="float">
            <text:p>6237</text:p>
          </table:table-cell>
          <table:table-cell table:formula="of:=[.E433]+[.F435]" office:value-type="float" office:value="3129952916" calcext:value-type="float">
            <text:p>3129952916</text:p>
          </table:table-cell>
          <table:table-cell table:formula="of:=[.F434]+[.G434]" office:value-type="float" office:value="27606732" calcext:value-type="float">
            <text:p>27606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8" calcext:value-type="float">
            <text:p>6238</text:p>
          </table:table-cell>
          <table:table-cell table:formula="of:=[.E434]+[.F436]" office:value-type="float" office:value="3143802140" calcext:value-type="float">
            <text:p>3143802140</text:p>
          </table:table-cell>
          <table:table-cell table:formula="of:=[.F435]+[.G435]" office:value-type="float" office:value="27667876" calcext:value-type="float">
            <text:p>27667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39" calcext:value-type="float">
            <text:p>6239</text:p>
          </table:table-cell>
          <table:table-cell table:formula="of:=[.E435]+[.F437]" office:value-type="float" office:value="3157681936" calcext:value-type="float">
            <text:p>3157681936</text:p>
          </table:table-cell>
          <table:table-cell table:formula="of:=[.F436]+[.G436]" office:value-type="float" office:value="27729020" calcext:value-type="float">
            <text:p>27729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0" calcext:value-type="float">
            <text:p>6240</text:p>
          </table:table-cell>
          <table:table-cell table:formula="of:=[.E436]+[.F438]" office:value-type="float" office:value="3171592304" calcext:value-type="float">
            <text:p>3171592304</text:p>
          </table:table-cell>
          <table:table-cell table:formula="of:=[.F437]+[.G437]" office:value-type="float" office:value="27790164" calcext:value-type="float">
            <text:p>27790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1" calcext:value-type="float">
            <text:p>6241</text:p>
          </table:table-cell>
          <table:table-cell table:formula="of:=[.E437]+[.F439]" office:value-type="float" office:value="3185533244" calcext:value-type="float">
            <text:p>3185533244</text:p>
          </table:table-cell>
          <table:table-cell table:formula="of:=[.F438]+[.G438]" office:value-type="float" office:value="27851308" calcext:value-type="float">
            <text:p>27851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2" calcext:value-type="float">
            <text:p>6242</text:p>
          </table:table-cell>
          <table:table-cell table:formula="of:=[.E438]+[.F440]" office:value-type="float" office:value="3199504756" calcext:value-type="float">
            <text:p>3199504756</text:p>
          </table:table-cell>
          <table:table-cell table:formula="of:=[.F439]+[.G439]" office:value-type="float" office:value="27912452" calcext:value-type="float">
            <text:p>27912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3" calcext:value-type="float">
            <text:p>6243</text:p>
          </table:table-cell>
          <table:table-cell table:formula="of:=[.E439]+[.F441]" office:value-type="float" office:value="3213506840" calcext:value-type="float">
            <text:p>3213506840</text:p>
          </table:table-cell>
          <table:table-cell table:formula="of:=[.F440]+[.G440]" office:value-type="float" office:value="27973596" calcext:value-type="float">
            <text:p>27973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4" calcext:value-type="float">
            <text:p>6244</text:p>
          </table:table-cell>
          <table:table-cell table:formula="of:=[.E440]+[.F442]" office:value-type="float" office:value="3227539496" calcext:value-type="float">
            <text:p>3227539496</text:p>
          </table:table-cell>
          <table:table-cell table:formula="of:=[.F441]+[.G441]" office:value-type="float" office:value="28034740" calcext:value-type="float">
            <text:p>28034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5" calcext:value-type="float">
            <text:p>6245</text:p>
          </table:table-cell>
          <table:table-cell table:formula="of:=[.E441]+[.F443]" office:value-type="float" office:value="3241602724" calcext:value-type="float">
            <text:p>3241602724</text:p>
          </table:table-cell>
          <table:table-cell table:formula="of:=[.F442]+[.G442]" office:value-type="float" office:value="28095884" calcext:value-type="float">
            <text:p>28095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6" calcext:value-type="float">
            <text:p>6246</text:p>
          </table:table-cell>
          <table:table-cell table:formula="of:=[.E442]+[.F444]" office:value-type="float" office:value="3255696524" calcext:value-type="float">
            <text:p>3255696524</text:p>
          </table:table-cell>
          <table:table-cell table:formula="of:=[.F443]+[.G443]" office:value-type="float" office:value="28157028" calcext:value-type="float">
            <text:p>28157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7" calcext:value-type="float">
            <text:p>6247</text:p>
          </table:table-cell>
          <table:table-cell table:formula="of:=[.E443]+[.F445]" office:value-type="float" office:value="3269820896" calcext:value-type="float">
            <text:p>3269820896</text:p>
          </table:table-cell>
          <table:table-cell table:formula="of:=[.F444]+[.G444]" office:value-type="float" office:value="28218172" calcext:value-type="float">
            <text:p>28218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8" calcext:value-type="float">
            <text:p>6248</text:p>
          </table:table-cell>
          <table:table-cell table:formula="of:=[.E444]+[.F446]" office:value-type="float" office:value="3283975840" calcext:value-type="float">
            <text:p>3283975840</text:p>
          </table:table-cell>
          <table:table-cell table:formula="of:=[.F445]+[.G445]" office:value-type="float" office:value="28279316" calcext:value-type="float">
            <text:p>28279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49" calcext:value-type="float">
            <text:p>6249</text:p>
          </table:table-cell>
          <table:table-cell table:formula="of:=[.E445]+[.F447]" office:value-type="float" office:value="3298161356" calcext:value-type="float">
            <text:p>3298161356</text:p>
          </table:table-cell>
          <table:table-cell table:formula="of:=[.F446]+[.G446]" office:value-type="float" office:value="28340460" calcext:value-type="float">
            <text:p>28340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0" calcext:value-type="float">
            <text:p>6250</text:p>
          </table:table-cell>
          <table:table-cell table:formula="of:=[.E446]+[.F448]" office:value-type="float" office:value="3312377444" calcext:value-type="float">
            <text:p>3312377444</text:p>
          </table:table-cell>
          <table:table-cell table:formula="of:=[.F447]+[.G447]" office:value-type="float" office:value="28401604" calcext:value-type="float">
            <text:p>28401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1" calcext:value-type="float">
            <text:p>6251</text:p>
          </table:table-cell>
          <table:table-cell table:formula="of:=[.E447]+[.F449]" office:value-type="float" office:value="3326624104" calcext:value-type="float">
            <text:p>3326624104</text:p>
          </table:table-cell>
          <table:table-cell table:formula="of:=[.F448]+[.G448]" office:value-type="float" office:value="28462748" calcext:value-type="float">
            <text:p>28462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2" calcext:value-type="float">
            <text:p>6252</text:p>
          </table:table-cell>
          <table:table-cell table:formula="of:=[.E448]+[.F450]" office:value-type="float" office:value="3340901336" calcext:value-type="float">
            <text:p>3340901336</text:p>
          </table:table-cell>
          <table:table-cell table:formula="of:=[.F449]+[.G449]" office:value-type="float" office:value="28523892" calcext:value-type="float">
            <text:p>28523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3" calcext:value-type="float">
            <text:p>6253</text:p>
          </table:table-cell>
          <table:table-cell table:formula="of:=[.E449]+[.F451]" office:value-type="float" office:value="3355209140" calcext:value-type="float">
            <text:p>3355209140</text:p>
          </table:table-cell>
          <table:table-cell table:formula="of:=[.F450]+[.G450]" office:value-type="float" office:value="28585036" calcext:value-type="float">
            <text:p>28585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4" calcext:value-type="float">
            <text:p>6254</text:p>
          </table:table-cell>
          <table:table-cell table:formula="of:=[.E450]+[.F452]" office:value-type="float" office:value="3369547516" calcext:value-type="float">
            <text:p>3369547516</text:p>
          </table:table-cell>
          <table:table-cell table:formula="of:=[.F451]+[.G451]" office:value-type="float" office:value="28646180" calcext:value-type="float">
            <text:p>28646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5" calcext:value-type="float">
            <text:p>6255</text:p>
          </table:table-cell>
          <table:table-cell table:formula="of:=[.E451]+[.F453]" office:value-type="float" office:value="3383916464" calcext:value-type="float">
            <text:p>3383916464</text:p>
          </table:table-cell>
          <table:table-cell table:formula="of:=[.F452]+[.G452]" office:value-type="float" office:value="28707324" calcext:value-type="float">
            <text:p>28707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6" calcext:value-type="float">
            <text:p>6256</text:p>
          </table:table-cell>
          <table:table-cell table:formula="of:=[.E452]+[.F454]" office:value-type="float" office:value="3398315984" calcext:value-type="float">
            <text:p>3398315984</text:p>
          </table:table-cell>
          <table:table-cell table:formula="of:=[.F453]+[.G453]" office:value-type="float" office:value="28768468" calcext:value-type="float">
            <text:p>28768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7" calcext:value-type="float">
            <text:p>6257</text:p>
          </table:table-cell>
          <table:table-cell table:formula="of:=[.E453]+[.F455]" office:value-type="float" office:value="3412746076" calcext:value-type="float">
            <text:p>3412746076</text:p>
          </table:table-cell>
          <table:table-cell table:formula="of:=[.F454]+[.G454]" office:value-type="float" office:value="28829612" calcext:value-type="float">
            <text:p>28829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8" calcext:value-type="float">
            <text:p>6258</text:p>
          </table:table-cell>
          <table:table-cell table:formula="of:=[.E454]+[.F456]" office:value-type="float" office:value="3427206740" calcext:value-type="float">
            <text:p>3427206740</text:p>
          </table:table-cell>
          <table:table-cell table:formula="of:=[.F455]+[.G455]" office:value-type="float" office:value="28890756" calcext:value-type="float">
            <text:p>28890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59" calcext:value-type="float">
            <text:p>6259</text:p>
          </table:table-cell>
          <table:table-cell table:formula="of:=[.E455]+[.F457]" office:value-type="float" office:value="3441697976" calcext:value-type="float">
            <text:p>3441697976</text:p>
          </table:table-cell>
          <table:table-cell table:formula="of:=[.F456]+[.G456]" office:value-type="float" office:value="28951900" calcext:value-type="float">
            <text:p>28951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0" calcext:value-type="float">
            <text:p>6260</text:p>
          </table:table-cell>
          <table:table-cell table:formula="of:=[.E456]+[.F458]" office:value-type="float" office:value="3456219784" calcext:value-type="float">
            <text:p>3456219784</text:p>
          </table:table-cell>
          <table:table-cell table:formula="of:=[.F457]+[.G457]" office:value-type="float" office:value="29013044" calcext:value-type="float">
            <text:p>29013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1" calcext:value-type="float">
            <text:p>6261</text:p>
          </table:table-cell>
          <table:table-cell table:formula="of:=[.E457]+[.F459]" office:value-type="float" office:value="3470772164" calcext:value-type="float">
            <text:p>3470772164</text:p>
          </table:table-cell>
          <table:table-cell table:formula="of:=[.F458]+[.G458]" office:value-type="float" office:value="29074188" calcext:value-type="float">
            <text:p>29074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2" calcext:value-type="float">
            <text:p>6262</text:p>
          </table:table-cell>
          <table:table-cell table:formula="of:=[.E458]+[.F460]" office:value-type="float" office:value="3485355116" calcext:value-type="float">
            <text:p>3485355116</text:p>
          </table:table-cell>
          <table:table-cell table:formula="of:=[.F459]+[.G459]" office:value-type="float" office:value="29135332" calcext:value-type="float">
            <text:p>29135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3" calcext:value-type="float">
            <text:p>6263</text:p>
          </table:table-cell>
          <table:table-cell table:formula="of:=[.E459]+[.F461]" office:value-type="float" office:value="3499968640" calcext:value-type="float">
            <text:p>3499968640</text:p>
          </table:table-cell>
          <table:table-cell table:formula="of:=[.F460]+[.G460]" office:value-type="float" office:value="29196476" calcext:value-type="float">
            <text:p>29196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4" calcext:value-type="float">
            <text:p>6264</text:p>
          </table:table-cell>
          <table:table-cell table:formula="of:=[.E460]+[.F462]" office:value-type="float" office:value="3514612736" calcext:value-type="float">
            <text:p>3514612736</text:p>
          </table:table-cell>
          <table:table-cell table:formula="of:=[.F461]+[.G461]" office:value-type="float" office:value="29257620" calcext:value-type="float">
            <text:p>29257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5" calcext:value-type="float">
            <text:p>6265</text:p>
          </table:table-cell>
          <table:table-cell table:formula="of:=[.E461]+[.F463]" office:value-type="float" office:value="3529287404" calcext:value-type="float">
            <text:p>3529287404</text:p>
          </table:table-cell>
          <table:table-cell table:formula="of:=[.F462]+[.G462]" office:value-type="float" office:value="29318764" calcext:value-type="float">
            <text:p>29318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6" calcext:value-type="float">
            <text:p>6266</text:p>
          </table:table-cell>
          <table:table-cell table:formula="of:=[.E462]+[.F464]" office:value-type="float" office:value="3543992644" calcext:value-type="float">
            <text:p>3543992644</text:p>
          </table:table-cell>
          <table:table-cell table:formula="of:=[.F463]+[.G463]" office:value-type="float" office:value="29379908" calcext:value-type="float">
            <text:p>29379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7" calcext:value-type="float">
            <text:p>6267</text:p>
          </table:table-cell>
          <table:table-cell table:formula="of:=[.E463]+[.F465]" office:value-type="float" office:value="3558728456" calcext:value-type="float">
            <text:p>3558728456</text:p>
          </table:table-cell>
          <table:table-cell table:formula="of:=[.F464]+[.G464]" office:value-type="float" office:value="29441052" calcext:value-type="float">
            <text:p>29441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8" calcext:value-type="float">
            <text:p>6268</text:p>
          </table:table-cell>
          <table:table-cell table:formula="of:=[.E464]+[.F466]" office:value-type="float" office:value="3573494840" calcext:value-type="float">
            <text:p>3573494840</text:p>
          </table:table-cell>
          <table:table-cell table:formula="of:=[.F465]+[.G465]" office:value-type="float" office:value="29502196" calcext:value-type="float">
            <text:p>29502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69" calcext:value-type="float">
            <text:p>6269</text:p>
          </table:table-cell>
          <table:table-cell table:formula="of:=[.E465]+[.F467]" office:value-type="float" office:value="3588291796" calcext:value-type="float">
            <text:p>3588291796</text:p>
          </table:table-cell>
          <table:table-cell table:formula="of:=[.F466]+[.G466]" office:value-type="float" office:value="29563340" calcext:value-type="float">
            <text:p>29563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0" calcext:value-type="float">
            <text:p>6270</text:p>
          </table:table-cell>
          <table:table-cell table:formula="of:=[.E466]+[.F468]" office:value-type="float" office:value="3603119324" calcext:value-type="float">
            <text:p>3603119324</text:p>
          </table:table-cell>
          <table:table-cell table:formula="of:=[.F467]+[.G467]" office:value-type="float" office:value="29624484" calcext:value-type="float">
            <text:p>29624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1" calcext:value-type="float">
            <text:p>6271</text:p>
          </table:table-cell>
          <table:table-cell table:formula="of:=[.E467]+[.F469]" office:value-type="float" office:value="3617977424" calcext:value-type="float">
            <text:p>3617977424</text:p>
          </table:table-cell>
          <table:table-cell table:formula="of:=[.F468]+[.G468]" office:value-type="float" office:value="29685628" calcext:value-type="float">
            <text:p>29685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2" calcext:value-type="float">
            <text:p>6272</text:p>
          </table:table-cell>
          <table:table-cell table:formula="of:=[.E468]+[.F470]" office:value-type="float" office:value="3632866096" calcext:value-type="float">
            <text:p>3632866096</text:p>
          </table:table-cell>
          <table:table-cell table:formula="of:=[.F469]+[.G469]" office:value-type="float" office:value="29746772" calcext:value-type="float">
            <text:p>29746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3" calcext:value-type="float">
            <text:p>6273</text:p>
          </table:table-cell>
          <table:table-cell table:formula="of:=[.E469]+[.F471]" office:value-type="float" office:value="3647785340" calcext:value-type="float">
            <text:p>3647785340</text:p>
          </table:table-cell>
          <table:table-cell table:formula="of:=[.F470]+[.G470]" office:value-type="float" office:value="29807916" calcext:value-type="float">
            <text:p>29807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4" calcext:value-type="float">
            <text:p>6274</text:p>
          </table:table-cell>
          <table:table-cell table:formula="of:=[.E470]+[.F472]" office:value-type="float" office:value="3662735156" calcext:value-type="float">
            <text:p>3662735156</text:p>
          </table:table-cell>
          <table:table-cell table:formula="of:=[.F471]+[.G471]" office:value-type="float" office:value="29869060" calcext:value-type="float">
            <text:p>29869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5" calcext:value-type="float">
            <text:p>6275</text:p>
          </table:table-cell>
          <table:table-cell table:formula="of:=[.E471]+[.F473]" office:value-type="float" office:value="3677715544" calcext:value-type="float">
            <text:p>3677715544</text:p>
          </table:table-cell>
          <table:table-cell table:formula="of:=[.F472]+[.G472]" office:value-type="float" office:value="29930204" calcext:value-type="float">
            <text:p>29930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6" calcext:value-type="float">
            <text:p>6276</text:p>
          </table:table-cell>
          <table:table-cell table:formula="of:=[.E472]+[.F474]" office:value-type="float" office:value="3692726504" calcext:value-type="float">
            <text:p>3692726504</text:p>
          </table:table-cell>
          <table:table-cell table:formula="of:=[.F473]+[.G473]" office:value-type="float" office:value="29991348" calcext:value-type="float">
            <text:p>29991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7" calcext:value-type="float">
            <text:p>6277</text:p>
          </table:table-cell>
          <table:table-cell table:formula="of:=[.E473]+[.F475]" office:value-type="float" office:value="3707768036" calcext:value-type="float">
            <text:p>3707768036</text:p>
          </table:table-cell>
          <table:table-cell table:formula="of:=[.F474]+[.G474]" office:value-type="float" office:value="30052492" calcext:value-type="float">
            <text:p>30052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8" calcext:value-type="float">
            <text:p>6278</text:p>
          </table:table-cell>
          <table:table-cell table:formula="of:=[.E474]+[.F476]" office:value-type="float" office:value="3722840140" calcext:value-type="float">
            <text:p>3722840140</text:p>
          </table:table-cell>
          <table:table-cell table:formula="of:=[.F475]+[.G475]" office:value-type="float" office:value="30113636" calcext:value-type="float">
            <text:p>30113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79" calcext:value-type="float">
            <text:p>6279</text:p>
          </table:table-cell>
          <table:table-cell table:formula="of:=[.E475]+[.F477]" office:value-type="float" office:value="3737942816" calcext:value-type="float">
            <text:p>3737942816</text:p>
          </table:table-cell>
          <table:table-cell table:formula="of:=[.F476]+[.G476]" office:value-type="float" office:value="30174780" calcext:value-type="float">
            <text:p>30174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0" calcext:value-type="float">
            <text:p>6280</text:p>
          </table:table-cell>
          <table:table-cell table:formula="of:=[.E476]+[.F478]" office:value-type="float" office:value="3753076064" calcext:value-type="float">
            <text:p>3753076064</text:p>
          </table:table-cell>
          <table:table-cell table:formula="of:=[.F477]+[.G477]" office:value-type="float" office:value="30235924" calcext:value-type="float">
            <text:p>30235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1" calcext:value-type="float">
            <text:p>6281</text:p>
          </table:table-cell>
          <table:table-cell table:formula="of:=[.E477]+[.F479]" office:value-type="float" office:value="3768239884" calcext:value-type="float">
            <text:p>3768239884</text:p>
          </table:table-cell>
          <table:table-cell table:formula="of:=[.F478]+[.G478]" office:value-type="float" office:value="30297068" calcext:value-type="float">
            <text:p>30297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2" calcext:value-type="float">
            <text:p>6282</text:p>
          </table:table-cell>
          <table:table-cell table:formula="of:=[.E478]+[.F480]" office:value-type="float" office:value="3783434276" calcext:value-type="float">
            <text:p>3783434276</text:p>
          </table:table-cell>
          <table:table-cell table:formula="of:=[.F479]+[.G479]" office:value-type="float" office:value="30358212" calcext:value-type="float">
            <text:p>30358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3" calcext:value-type="float">
            <text:p>6283</text:p>
          </table:table-cell>
          <table:table-cell table:formula="of:=[.E479]+[.F481]" office:value-type="float" office:value="3798659240" calcext:value-type="float">
            <text:p>3798659240</text:p>
          </table:table-cell>
          <table:table-cell table:formula="of:=[.F480]+[.G480]" office:value-type="float" office:value="30419356" calcext:value-type="float">
            <text:p>30419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4" calcext:value-type="float">
            <text:p>6284</text:p>
          </table:table-cell>
          <table:table-cell table:formula="of:=[.E480]+[.F482]" office:value-type="float" office:value="3813914776" calcext:value-type="float">
            <text:p>3813914776</text:p>
          </table:table-cell>
          <table:table-cell table:formula="of:=[.F481]+[.G481]" office:value-type="float" office:value="30480500" calcext:value-type="float">
            <text:p>30480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5" calcext:value-type="float">
            <text:p>6285</text:p>
          </table:table-cell>
          <table:table-cell table:formula="of:=[.E481]+[.F483]" office:value-type="float" office:value="3829200884" calcext:value-type="float">
            <text:p>3829200884</text:p>
          </table:table-cell>
          <table:table-cell table:formula="of:=[.F482]+[.G482]" office:value-type="float" office:value="30541644" calcext:value-type="float">
            <text:p>30541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6" calcext:value-type="float">
            <text:p>6286</text:p>
          </table:table-cell>
          <table:table-cell table:formula="of:=[.E482]+[.F484]" office:value-type="float" office:value="3844517564" calcext:value-type="float">
            <text:p>3844517564</text:p>
          </table:table-cell>
          <table:table-cell table:formula="of:=[.F483]+[.G483]" office:value-type="float" office:value="30602788" calcext:value-type="float">
            <text:p>30602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7" calcext:value-type="float">
            <text:p>6287</text:p>
          </table:table-cell>
          <table:table-cell table:formula="of:=[.E483]+[.F485]" office:value-type="float" office:value="3859864816" calcext:value-type="float">
            <text:p>3859864816</text:p>
          </table:table-cell>
          <table:table-cell table:formula="of:=[.F484]+[.G484]" office:value-type="float" office:value="30663932" calcext:value-type="float">
            <text:p>30663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8" calcext:value-type="float">
            <text:p>6288</text:p>
          </table:table-cell>
          <table:table-cell table:formula="of:=[.E484]+[.F486]" office:value-type="float" office:value="3875242640" calcext:value-type="float">
            <text:p>3875242640</text:p>
          </table:table-cell>
          <table:table-cell table:formula="of:=[.F485]+[.G485]" office:value-type="float" office:value="30725076" calcext:value-type="float">
            <text:p>30725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89" calcext:value-type="float">
            <text:p>6289</text:p>
          </table:table-cell>
          <table:table-cell table:formula="of:=[.E485]+[.F487]" office:value-type="float" office:value="3890651036" calcext:value-type="float">
            <text:p>3890651036</text:p>
          </table:table-cell>
          <table:table-cell table:formula="of:=[.F486]+[.G486]" office:value-type="float" office:value="30786220" calcext:value-type="float">
            <text:p>30786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0" calcext:value-type="float">
            <text:p>6290</text:p>
          </table:table-cell>
          <table:table-cell table:formula="of:=[.E486]+[.F488]" office:value-type="float" office:value="3906090004" calcext:value-type="float">
            <text:p>3906090004</text:p>
          </table:table-cell>
          <table:table-cell table:formula="of:=[.F487]+[.G487]" office:value-type="float" office:value="30847364" calcext:value-type="float">
            <text:p>30847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1" calcext:value-type="float">
            <text:p>6291</text:p>
          </table:table-cell>
          <table:table-cell table:formula="of:=[.E487]+[.F489]" office:value-type="float" office:value="3921559544" calcext:value-type="float">
            <text:p>3921559544</text:p>
          </table:table-cell>
          <table:table-cell table:formula="of:=[.F488]+[.G488]" office:value-type="float" office:value="30908508" calcext:value-type="float">
            <text:p>30908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2" calcext:value-type="float">
            <text:p>6292</text:p>
          </table:table-cell>
          <table:table-cell table:formula="of:=[.E488]+[.F490]" office:value-type="float" office:value="3937059656" calcext:value-type="float">
            <text:p>3937059656</text:p>
          </table:table-cell>
          <table:table-cell table:formula="of:=[.F489]+[.G489]" office:value-type="float" office:value="30969652" calcext:value-type="float">
            <text:p>30969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3" calcext:value-type="float">
            <text:p>6293</text:p>
          </table:table-cell>
          <table:table-cell table:formula="of:=[.E489]+[.F491]" office:value-type="float" office:value="3952590340" calcext:value-type="float">
            <text:p>3952590340</text:p>
          </table:table-cell>
          <table:table-cell table:formula="of:=[.F490]+[.G490]" office:value-type="float" office:value="31030796" calcext:value-type="float">
            <text:p>31030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4" calcext:value-type="float">
            <text:p>6294</text:p>
          </table:table-cell>
          <table:table-cell table:formula="of:=[.E490]+[.F492]" office:value-type="float" office:value="3968151596" calcext:value-type="float">
            <text:p>3968151596</text:p>
          </table:table-cell>
          <table:table-cell table:formula="of:=[.F491]+[.G491]" office:value-type="float" office:value="31091940" calcext:value-type="float">
            <text:p>31091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5" calcext:value-type="float">
            <text:p>6295</text:p>
          </table:table-cell>
          <table:table-cell table:formula="of:=[.E491]+[.F493]" office:value-type="float" office:value="3983743424" calcext:value-type="float">
            <text:p>3983743424</text:p>
          </table:table-cell>
          <table:table-cell table:formula="of:=[.F492]+[.G492]" office:value-type="float" office:value="31153084" calcext:value-type="float">
            <text:p>31153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6" calcext:value-type="float">
            <text:p>6296</text:p>
          </table:table-cell>
          <table:table-cell table:formula="of:=[.E492]+[.F494]" office:value-type="float" office:value="3999365824" calcext:value-type="float">
            <text:p>3999365824</text:p>
          </table:table-cell>
          <table:table-cell table:formula="of:=[.F493]+[.G493]" office:value-type="float" office:value="31214228" calcext:value-type="float">
            <text:p>31214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7" calcext:value-type="float">
            <text:p>6297</text:p>
          </table:table-cell>
          <table:table-cell table:formula="of:=[.E493]+[.F495]" office:value-type="float" office:value="4015018796" calcext:value-type="float">
            <text:p>4015018796</text:p>
          </table:table-cell>
          <table:table-cell table:formula="of:=[.F494]+[.G494]" office:value-type="float" office:value="31275372" calcext:value-type="float">
            <text:p>31275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8" calcext:value-type="float">
            <text:p>6298</text:p>
          </table:table-cell>
          <table:table-cell table:formula="of:=[.E494]+[.F496]" office:value-type="float" office:value="4030702340" calcext:value-type="float">
            <text:p>4030702340</text:p>
          </table:table-cell>
          <table:table-cell table:formula="of:=[.F495]+[.G495]" office:value-type="float" office:value="31336516" calcext:value-type="float">
            <text:p>31336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299" calcext:value-type="float">
            <text:p>6299</text:p>
          </table:table-cell>
          <table:table-cell table:formula="of:=[.E495]+[.F497]" office:value-type="float" office:value="4046416456" calcext:value-type="float">
            <text:p>4046416456</text:p>
          </table:table-cell>
          <table:table-cell table:formula="of:=[.F496]+[.G496]" office:value-type="float" office:value="31397660" calcext:value-type="float">
            <text:p>31397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0" calcext:value-type="float">
            <text:p>6300</text:p>
          </table:table-cell>
          <table:table-cell table:formula="of:=[.E496]+[.F498]" office:value-type="float" office:value="4062161144" calcext:value-type="float">
            <text:p>4062161144</text:p>
          </table:table-cell>
          <table:table-cell table:formula="of:=[.F497]+[.G497]" office:value-type="float" office:value="31458804" calcext:value-type="float">
            <text:p>31458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1" calcext:value-type="float">
            <text:p>6301</text:p>
          </table:table-cell>
          <table:table-cell table:formula="of:=[.E497]+[.F499]" office:value-type="float" office:value="4077936404" calcext:value-type="float">
            <text:p>4077936404</text:p>
          </table:table-cell>
          <table:table-cell table:formula="of:=[.F498]+[.G498]" office:value-type="float" office:value="31519948" calcext:value-type="float">
            <text:p>31519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2" calcext:value-type="float">
            <text:p>6302</text:p>
          </table:table-cell>
          <table:table-cell table:formula="of:=[.E498]+[.F500]" office:value-type="float" office:value="4093742236" calcext:value-type="float">
            <text:p>4093742236</text:p>
          </table:table-cell>
          <table:table-cell table:formula="of:=[.F499]+[.G499]" office:value-type="float" office:value="31581092" calcext:value-type="float">
            <text:p>31581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3" calcext:value-type="float">
            <text:p>6303</text:p>
          </table:table-cell>
          <table:table-cell table:formula="of:=[.E499]+[.F501]" office:value-type="float" office:value="4109578640" calcext:value-type="float">
            <text:p>4109578640</text:p>
          </table:table-cell>
          <table:table-cell table:formula="of:=[.F500]+[.G500]" office:value-type="float" office:value="31642236" calcext:value-type="float">
            <text:p>31642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4" calcext:value-type="float">
            <text:p>6304</text:p>
          </table:table-cell>
          <table:table-cell table:formula="of:=[.E500]+[.F502]" office:value-type="float" office:value="4125445616" calcext:value-type="float">
            <text:p>4125445616</text:p>
          </table:table-cell>
          <table:table-cell table:formula="of:=[.F501]+[.G501]" office:value-type="float" office:value="31703380" calcext:value-type="float">
            <text:p>31703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5" calcext:value-type="float">
            <text:p>6305</text:p>
          </table:table-cell>
          <table:table-cell table:formula="of:=[.E501]+[.F503]" office:value-type="float" office:value="4141343164" calcext:value-type="float">
            <text:p>4141343164</text:p>
          </table:table-cell>
          <table:table-cell table:formula="of:=[.F502]+[.G502]" office:value-type="float" office:value="31764524" calcext:value-type="float">
            <text:p>31764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6" calcext:value-type="float">
            <text:p>6306</text:p>
          </table:table-cell>
          <table:table-cell table:formula="of:=[.E502]+[.F504]" office:value-type="float" office:value="4157271284" calcext:value-type="float">
            <text:p>4157271284</text:p>
          </table:table-cell>
          <table:table-cell table:formula="of:=[.F503]+[.G503]" office:value-type="float" office:value="31825668" calcext:value-type="float">
            <text:p>31825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7" calcext:value-type="float">
            <text:p>6307</text:p>
          </table:table-cell>
          <table:table-cell table:formula="of:=[.E503]+[.F505]" office:value-type="float" office:value="4173229976" calcext:value-type="float">
            <text:p>4173229976</text:p>
          </table:table-cell>
          <table:table-cell table:formula="of:=[.F504]+[.G504]" office:value-type="float" office:value="31886812" calcext:value-type="float">
            <text:p>31886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8" calcext:value-type="float">
            <text:p>6308</text:p>
          </table:table-cell>
          <table:table-cell table:formula="of:=[.E504]+[.F506]" office:value-type="float" office:value="4189219240" calcext:value-type="float">
            <text:p>4189219240</text:p>
          </table:table-cell>
          <table:table-cell table:formula="of:=[.F505]+[.G505]" office:value-type="float" office:value="31947956" calcext:value-type="float">
            <text:p>31947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09" calcext:value-type="float">
            <text:p>6309</text:p>
          </table:table-cell>
          <table:table-cell table:formula="of:=[.E505]+[.F507]" office:value-type="float" office:value="4205239076" calcext:value-type="float">
            <text:p>4205239076</text:p>
          </table:table-cell>
          <table:table-cell table:formula="of:=[.F506]+[.G506]" office:value-type="float" office:value="32009100" calcext:value-type="float">
            <text:p>32009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0" calcext:value-type="float">
            <text:p>6310</text:p>
          </table:table-cell>
          <table:table-cell table:formula="of:=[.E506]+[.F508]" office:value-type="float" office:value="4221289484" calcext:value-type="float">
            <text:p>4221289484</text:p>
          </table:table-cell>
          <table:table-cell table:formula="of:=[.F507]+[.G507]" office:value-type="float" office:value="32070244" calcext:value-type="float">
            <text:p>32070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1" calcext:value-type="float">
            <text:p>6311</text:p>
          </table:table-cell>
          <table:table-cell table:formula="of:=[.E507]+[.F509]" office:value-type="float" office:value="4237370464" calcext:value-type="float">
            <text:p>4237370464</text:p>
          </table:table-cell>
          <table:table-cell table:formula="of:=[.F508]+[.G508]" office:value-type="float" office:value="32131388" calcext:value-type="float">
            <text:p>32131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2" calcext:value-type="float">
            <text:p>6312</text:p>
          </table:table-cell>
          <table:table-cell table:formula="of:=[.E508]+[.F510]" office:value-type="float" office:value="4253482016" calcext:value-type="float">
            <text:p>4253482016</text:p>
          </table:table-cell>
          <table:table-cell table:formula="of:=[.F509]+[.G509]" office:value-type="float" office:value="32192532" calcext:value-type="float">
            <text:p>32192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3" calcext:value-type="float">
            <text:p>6313</text:p>
          </table:table-cell>
          <table:table-cell table:formula="of:=[.E509]+[.F511]" office:value-type="float" office:value="4269624140" calcext:value-type="float">
            <text:p>4269624140</text:p>
          </table:table-cell>
          <table:table-cell table:formula="of:=[.F510]+[.G510]" office:value-type="float" office:value="32253676" calcext:value-type="float">
            <text:p>32253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4" calcext:value-type="float">
            <text:p>6314</text:p>
          </table:table-cell>
          <table:table-cell table:formula="of:=[.E510]+[.F512]" office:value-type="float" office:value="4285796836" calcext:value-type="float">
            <text:p>4285796836</text:p>
          </table:table-cell>
          <table:table-cell table:formula="of:=[.F511]+[.G511]" office:value-type="float" office:value="32314820" calcext:value-type="float">
            <text:p>32314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5" calcext:value-type="float">
            <text:p>6315</text:p>
          </table:table-cell>
          <table:table-cell table:formula="of:=[.E511]+[.F513]" office:value-type="float" office:value="4302000104" calcext:value-type="float">
            <text:p>4302000104</text:p>
          </table:table-cell>
          <table:table-cell table:formula="of:=[.F512]+[.G512]" office:value-type="float" office:value="32375964" calcext:value-type="float">
            <text:p>32375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6" calcext:value-type="float">
            <text:p>6316</text:p>
          </table:table-cell>
          <table:table-cell table:formula="of:=[.E512]+[.F514]" office:value-type="float" office:value="4318233944" calcext:value-type="float">
            <text:p>4318233944</text:p>
          </table:table-cell>
          <table:table-cell table:formula="of:=[.F513]+[.G513]" office:value-type="float" office:value="32437108" calcext:value-type="float">
            <text:p>32437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7" calcext:value-type="float">
            <text:p>6317</text:p>
          </table:table-cell>
          <table:table-cell table:formula="of:=[.E513]+[.F515]" office:value-type="float" office:value="4334498356" calcext:value-type="float">
            <text:p>4334498356</text:p>
          </table:table-cell>
          <table:table-cell table:formula="of:=[.F514]+[.G514]" office:value-type="float" office:value="32498252" calcext:value-type="float">
            <text:p>32498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8" calcext:value-type="float">
            <text:p>6318</text:p>
          </table:table-cell>
          <table:table-cell table:formula="of:=[.E514]+[.F516]" office:value-type="float" office:value="4350793340" calcext:value-type="float">
            <text:p>4350793340</text:p>
          </table:table-cell>
          <table:table-cell table:formula="of:=[.F515]+[.G515]" office:value-type="float" office:value="32559396" calcext:value-type="float">
            <text:p>32559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19" calcext:value-type="float">
            <text:p>6319</text:p>
          </table:table-cell>
          <table:table-cell table:formula="of:=[.E515]+[.F517]" office:value-type="float" office:value="4367118896" calcext:value-type="float">
            <text:p>4367118896</text:p>
          </table:table-cell>
          <table:table-cell table:formula="of:=[.F516]+[.G516]" office:value-type="float" office:value="32620540" calcext:value-type="float">
            <text:p>32620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0" calcext:value-type="float">
            <text:p>6320</text:p>
          </table:table-cell>
          <table:table-cell table:formula="of:=[.E516]+[.F518]" office:value-type="float" office:value="4383475024" calcext:value-type="float">
            <text:p>4383475024</text:p>
          </table:table-cell>
          <table:table-cell table:formula="of:=[.F517]+[.G517]" office:value-type="float" office:value="32681684" calcext:value-type="float">
            <text:p>32681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1" calcext:value-type="float">
            <text:p>6321</text:p>
          </table:table-cell>
          <table:table-cell table:formula="of:=[.E517]+[.F519]" office:value-type="float" office:value="4399861724" calcext:value-type="float">
            <text:p>4399861724</text:p>
          </table:table-cell>
          <table:table-cell table:formula="of:=[.F518]+[.G518]" office:value-type="float" office:value="32742828" calcext:value-type="float">
            <text:p>32742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2" calcext:value-type="float">
            <text:p>6322</text:p>
          </table:table-cell>
          <table:table-cell table:formula="of:=[.E518]+[.F520]" office:value-type="float" office:value="4416278996" calcext:value-type="float">
            <text:p>4416278996</text:p>
          </table:table-cell>
          <table:table-cell table:formula="of:=[.F519]+[.G519]" office:value-type="float" office:value="32803972" calcext:value-type="float">
            <text:p>32803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3" calcext:value-type="float">
            <text:p>6323</text:p>
          </table:table-cell>
          <table:table-cell table:formula="of:=[.E519]+[.F521]" office:value-type="float" office:value="4432726840" calcext:value-type="float">
            <text:p>4432726840</text:p>
          </table:table-cell>
          <table:table-cell table:formula="of:=[.F520]+[.G520]" office:value-type="float" office:value="32865116" calcext:value-type="float">
            <text:p>32865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4" calcext:value-type="float">
            <text:p>6324</text:p>
          </table:table-cell>
          <table:table-cell table:formula="of:=[.E520]+[.F522]" office:value-type="float" office:value="4449205256" calcext:value-type="float">
            <text:p>4449205256</text:p>
          </table:table-cell>
          <table:table-cell table:formula="of:=[.F521]+[.G521]" office:value-type="float" office:value="32926260" calcext:value-type="float">
            <text:p>32926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5" calcext:value-type="float">
            <text:p>6325</text:p>
          </table:table-cell>
          <table:table-cell table:formula="of:=[.E521]+[.F523]" office:value-type="float" office:value="4465714244" calcext:value-type="float">
            <text:p>4465714244</text:p>
          </table:table-cell>
          <table:table-cell table:formula="of:=[.F522]+[.G522]" office:value-type="float" office:value="32987404" calcext:value-type="float">
            <text:p>32987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6" calcext:value-type="float">
            <text:p>6326</text:p>
          </table:table-cell>
          <table:table-cell table:formula="of:=[.E522]+[.F524]" office:value-type="float" office:value="4482253804" calcext:value-type="float">
            <text:p>4482253804</text:p>
          </table:table-cell>
          <table:table-cell table:formula="of:=[.F523]+[.G523]" office:value-type="float" office:value="33048548" calcext:value-type="float">
            <text:p>33048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7" calcext:value-type="float">
            <text:p>6327</text:p>
          </table:table-cell>
          <table:table-cell table:formula="of:=[.E523]+[.F525]" office:value-type="float" office:value="4498823936" calcext:value-type="float">
            <text:p>4498823936</text:p>
          </table:table-cell>
          <table:table-cell table:formula="of:=[.F524]+[.G524]" office:value-type="float" office:value="33109692" calcext:value-type="float">
            <text:p>33109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8" calcext:value-type="float">
            <text:p>6328</text:p>
          </table:table-cell>
          <table:table-cell table:formula="of:=[.E524]+[.F526]" office:value-type="float" office:value="4515424640" calcext:value-type="float">
            <text:p>4515424640</text:p>
          </table:table-cell>
          <table:table-cell table:formula="of:=[.F525]+[.G525]" office:value-type="float" office:value="33170836" calcext:value-type="float">
            <text:p>33170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29" calcext:value-type="float">
            <text:p>6329</text:p>
          </table:table-cell>
          <table:table-cell table:formula="of:=[.E525]+[.F527]" office:value-type="float" office:value="4532055916" calcext:value-type="float">
            <text:p>4532055916</text:p>
          </table:table-cell>
          <table:table-cell table:formula="of:=[.F526]+[.G526]" office:value-type="float" office:value="33231980" calcext:value-type="float">
            <text:p>33231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0" calcext:value-type="float">
            <text:p>6330</text:p>
          </table:table-cell>
          <table:table-cell table:formula="of:=[.E526]+[.F528]" office:value-type="float" office:value="4548717764" calcext:value-type="float">
            <text:p>4548717764</text:p>
          </table:table-cell>
          <table:table-cell table:formula="of:=[.F527]+[.G527]" office:value-type="float" office:value="33293124" calcext:value-type="float">
            <text:p>33293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1" calcext:value-type="float">
            <text:p>6331</text:p>
          </table:table-cell>
          <table:table-cell table:formula="of:=[.E527]+[.F529]" office:value-type="float" office:value="4565410184" calcext:value-type="float">
            <text:p>4565410184</text:p>
          </table:table-cell>
          <table:table-cell table:formula="of:=[.F528]+[.G528]" office:value-type="float" office:value="33354268" calcext:value-type="float">
            <text:p>33354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2" calcext:value-type="float">
            <text:p>6332</text:p>
          </table:table-cell>
          <table:table-cell table:formula="of:=[.E528]+[.F530]" office:value-type="float" office:value="4582133176" calcext:value-type="float">
            <text:p>4582133176</text:p>
          </table:table-cell>
          <table:table-cell table:formula="of:=[.F529]+[.G529]" office:value-type="float" office:value="33415412" calcext:value-type="float">
            <text:p>33415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3" calcext:value-type="float">
            <text:p>6333</text:p>
          </table:table-cell>
          <table:table-cell table:formula="of:=[.E529]+[.F531]" office:value-type="float" office:value="4598886740" calcext:value-type="float">
            <text:p>4598886740</text:p>
          </table:table-cell>
          <table:table-cell table:formula="of:=[.F530]+[.G530]" office:value-type="float" office:value="33476556" calcext:value-type="float">
            <text:p>33476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4" calcext:value-type="float">
            <text:p>6334</text:p>
          </table:table-cell>
          <table:table-cell table:formula="of:=[.E530]+[.F532]" office:value-type="float" office:value="4615670876" calcext:value-type="float">
            <text:p>4615670876</text:p>
          </table:table-cell>
          <table:table-cell table:formula="of:=[.F531]+[.G531]" office:value-type="float" office:value="33537700" calcext:value-type="float">
            <text:p>33537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5" calcext:value-type="float">
            <text:p>6335</text:p>
          </table:table-cell>
          <table:table-cell table:formula="of:=[.E531]+[.F533]" office:value-type="float" office:value="4632485584" calcext:value-type="float">
            <text:p>4632485584</text:p>
          </table:table-cell>
          <table:table-cell table:formula="of:=[.F532]+[.G532]" office:value-type="float" office:value="33598844" calcext:value-type="float">
            <text:p>33598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6" calcext:value-type="float">
            <text:p>6336</text:p>
          </table:table-cell>
          <table:table-cell table:formula="of:=[.E532]+[.F534]" office:value-type="float" office:value="4649330864" calcext:value-type="float">
            <text:p>4649330864</text:p>
          </table:table-cell>
          <table:table-cell table:formula="of:=[.F533]+[.G533]" office:value-type="float" office:value="33659988" calcext:value-type="float">
            <text:p>33659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7" calcext:value-type="float">
            <text:p>6337</text:p>
          </table:table-cell>
          <table:table-cell table:formula="of:=[.E533]+[.F535]" office:value-type="float" office:value="4666206716" calcext:value-type="float">
            <text:p>4666206716</text:p>
          </table:table-cell>
          <table:table-cell table:formula="of:=[.F534]+[.G534]" office:value-type="float" office:value="33721132" calcext:value-type="float">
            <text:p>33721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8" calcext:value-type="float">
            <text:p>6338</text:p>
          </table:table-cell>
          <table:table-cell table:formula="of:=[.E534]+[.F536]" office:value-type="float" office:value="4683113140" calcext:value-type="float">
            <text:p>4683113140</text:p>
          </table:table-cell>
          <table:table-cell table:formula="of:=[.F535]+[.G535]" office:value-type="float" office:value="33782276" calcext:value-type="float">
            <text:p>33782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39" calcext:value-type="float">
            <text:p>6339</text:p>
          </table:table-cell>
          <table:table-cell table:formula="of:=[.E535]+[.F537]" office:value-type="float" office:value="4700050136" calcext:value-type="float">
            <text:p>4700050136</text:p>
          </table:table-cell>
          <table:table-cell table:formula="of:=[.F536]+[.G536]" office:value-type="float" office:value="33843420" calcext:value-type="float">
            <text:p>33843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0" calcext:value-type="float">
            <text:p>6340</text:p>
          </table:table-cell>
          <table:table-cell table:formula="of:=[.E536]+[.F538]" office:value-type="float" office:value="4717017704" calcext:value-type="float">
            <text:p>4717017704</text:p>
          </table:table-cell>
          <table:table-cell table:formula="of:=[.F537]+[.G537]" office:value-type="float" office:value="33904564" calcext:value-type="float">
            <text:p>33904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1" calcext:value-type="float">
            <text:p>6341</text:p>
          </table:table-cell>
          <table:table-cell table:formula="of:=[.E537]+[.F539]" office:value-type="float" office:value="4734015844" calcext:value-type="float">
            <text:p>4734015844</text:p>
          </table:table-cell>
          <table:table-cell table:formula="of:=[.F538]+[.G538]" office:value-type="float" office:value="33965708" calcext:value-type="float">
            <text:p>33965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2" calcext:value-type="float">
            <text:p>6342</text:p>
          </table:table-cell>
          <table:table-cell table:formula="of:=[.E538]+[.F540]" office:value-type="float" office:value="4751044556" calcext:value-type="float">
            <text:p>4751044556</text:p>
          </table:table-cell>
          <table:table-cell table:formula="of:=[.F539]+[.G539]" office:value-type="float" office:value="34026852" calcext:value-type="float">
            <text:p>34026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3" calcext:value-type="float">
            <text:p>6343</text:p>
          </table:table-cell>
          <table:table-cell table:formula="of:=[.E539]+[.F541]" office:value-type="float" office:value="4768103840" calcext:value-type="float">
            <text:p>4768103840</text:p>
          </table:table-cell>
          <table:table-cell table:formula="of:=[.F540]+[.G540]" office:value-type="float" office:value="34087996" calcext:value-type="float">
            <text:p>34087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4" calcext:value-type="float">
            <text:p>6344</text:p>
          </table:table-cell>
          <table:table-cell table:formula="of:=[.E540]+[.F542]" office:value-type="float" office:value="4785193696" calcext:value-type="float">
            <text:p>4785193696</text:p>
          </table:table-cell>
          <table:table-cell table:formula="of:=[.F541]+[.G541]" office:value-type="float" office:value="34149140" calcext:value-type="float">
            <text:p>34149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5" calcext:value-type="float">
            <text:p>6345</text:p>
          </table:table-cell>
          <table:table-cell table:formula="of:=[.E541]+[.F543]" office:value-type="float" office:value="4802314124" calcext:value-type="float">
            <text:p>4802314124</text:p>
          </table:table-cell>
          <table:table-cell table:formula="of:=[.F542]+[.G542]" office:value-type="float" office:value="34210284" calcext:value-type="float">
            <text:p>34210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6" calcext:value-type="float">
            <text:p>6346</text:p>
          </table:table-cell>
          <table:table-cell table:formula="of:=[.E542]+[.F544]" office:value-type="float" office:value="4819465124" calcext:value-type="float">
            <text:p>4819465124</text:p>
          </table:table-cell>
          <table:table-cell table:formula="of:=[.F543]+[.G543]" office:value-type="float" office:value="34271428" calcext:value-type="float">
            <text:p>34271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7" calcext:value-type="float">
            <text:p>6347</text:p>
          </table:table-cell>
          <table:table-cell table:formula="of:=[.E543]+[.F545]" office:value-type="float" office:value="4836646696" calcext:value-type="float">
            <text:p>4836646696</text:p>
          </table:table-cell>
          <table:table-cell table:formula="of:=[.F544]+[.G544]" office:value-type="float" office:value="34332572" calcext:value-type="float">
            <text:p>34332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8" calcext:value-type="float">
            <text:p>6348</text:p>
          </table:table-cell>
          <table:table-cell table:formula="of:=[.E544]+[.F546]" office:value-type="float" office:value="4853858840" calcext:value-type="float">
            <text:p>4853858840</text:p>
          </table:table-cell>
          <table:table-cell table:formula="of:=[.F545]+[.G545]" office:value-type="float" office:value="34393716" calcext:value-type="float">
            <text:p>34393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49" calcext:value-type="float">
            <text:p>6349</text:p>
          </table:table-cell>
          <table:table-cell table:formula="of:=[.E545]+[.F547]" office:value-type="float" office:value="4871101556" calcext:value-type="float">
            <text:p>4871101556</text:p>
          </table:table-cell>
          <table:table-cell table:formula="of:=[.F546]+[.G546]" office:value-type="float" office:value="34454860" calcext:value-type="float">
            <text:p>34454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0" calcext:value-type="float">
            <text:p>6350</text:p>
          </table:table-cell>
          <table:table-cell table:formula="of:=[.E546]+[.F548]" office:value-type="float" office:value="4888374844" calcext:value-type="float">
            <text:p>4888374844</text:p>
          </table:table-cell>
          <table:table-cell table:formula="of:=[.F547]+[.G547]" office:value-type="float" office:value="34516004" calcext:value-type="float">
            <text:p>34516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1" calcext:value-type="float">
            <text:p>6351</text:p>
          </table:table-cell>
          <table:table-cell table:formula="of:=[.E547]+[.F549]" office:value-type="float" office:value="4905678704" calcext:value-type="float">
            <text:p>4905678704</text:p>
          </table:table-cell>
          <table:table-cell table:formula="of:=[.F548]+[.G548]" office:value-type="float" office:value="34577148" calcext:value-type="float">
            <text:p>34577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2" calcext:value-type="float">
            <text:p>6352</text:p>
          </table:table-cell>
          <table:table-cell table:formula="of:=[.E548]+[.F550]" office:value-type="float" office:value="4923013136" calcext:value-type="float">
            <text:p>4923013136</text:p>
          </table:table-cell>
          <table:table-cell table:formula="of:=[.F549]+[.G549]" office:value-type="float" office:value="34638292" calcext:value-type="float">
            <text:p>34638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3" calcext:value-type="float">
            <text:p>6353</text:p>
          </table:table-cell>
          <table:table-cell table:formula="of:=[.E549]+[.F551]" office:value-type="float" office:value="4940378140" calcext:value-type="float">
            <text:p>4940378140</text:p>
          </table:table-cell>
          <table:table-cell table:formula="of:=[.F550]+[.G550]" office:value-type="float" office:value="34699436" calcext:value-type="float">
            <text:p>34699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4" calcext:value-type="float">
            <text:p>6354</text:p>
          </table:table-cell>
          <table:table-cell table:formula="of:=[.E550]+[.F552]" office:value-type="float" office:value="4957773716" calcext:value-type="float">
            <text:p>4957773716</text:p>
          </table:table-cell>
          <table:table-cell table:formula="of:=[.F551]+[.G551]" office:value-type="float" office:value="34760580" calcext:value-type="float">
            <text:p>34760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5" calcext:value-type="float">
            <text:p>6355</text:p>
          </table:table-cell>
          <table:table-cell table:formula="of:=[.E551]+[.F553]" office:value-type="float" office:value="4975199864" calcext:value-type="float">
            <text:p>4975199864</text:p>
          </table:table-cell>
          <table:table-cell table:formula="of:=[.F552]+[.G552]" office:value-type="float" office:value="34821724" calcext:value-type="float">
            <text:p>34821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6" calcext:value-type="float">
            <text:p>6356</text:p>
          </table:table-cell>
          <table:table-cell table:formula="of:=[.E552]+[.F554]" office:value-type="float" office:value="4992656584" calcext:value-type="float">
            <text:p>4992656584</text:p>
          </table:table-cell>
          <table:table-cell table:formula="of:=[.F553]+[.G553]" office:value-type="float" office:value="34882868" calcext:value-type="float">
            <text:p>34882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7" calcext:value-type="float">
            <text:p>6357</text:p>
          </table:table-cell>
          <table:table-cell table:formula="of:=[.E553]+[.F555]" office:value-type="float" office:value="5010143876" calcext:value-type="float">
            <text:p>5010143876</text:p>
          </table:table-cell>
          <table:table-cell table:formula="of:=[.F554]+[.G554]" office:value-type="float" office:value="34944012" calcext:value-type="float">
            <text:p>34944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8" calcext:value-type="float">
            <text:p>6358</text:p>
          </table:table-cell>
          <table:table-cell table:formula="of:=[.E554]+[.F556]" office:value-type="float" office:value="5027661740" calcext:value-type="float">
            <text:p>5027661740</text:p>
          </table:table-cell>
          <table:table-cell table:formula="of:=[.F555]+[.G555]" office:value-type="float" office:value="35005156" calcext:value-type="float">
            <text:p>35005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59" calcext:value-type="float">
            <text:p>6359</text:p>
          </table:table-cell>
          <table:table-cell table:formula="of:=[.E555]+[.F557]" office:value-type="float" office:value="5045210176" calcext:value-type="float">
            <text:p>5045210176</text:p>
          </table:table-cell>
          <table:table-cell table:formula="of:=[.F556]+[.G556]" office:value-type="float" office:value="35066300" calcext:value-type="float">
            <text:p>35066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0" calcext:value-type="float">
            <text:p>6360</text:p>
          </table:table-cell>
          <table:table-cell table:formula="of:=[.E556]+[.F558]" office:value-type="float" office:value="5062789184" calcext:value-type="float">
            <text:p>5062789184</text:p>
          </table:table-cell>
          <table:table-cell table:formula="of:=[.F557]+[.G557]" office:value-type="float" office:value="35127444" calcext:value-type="float">
            <text:p>35127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1" calcext:value-type="float">
            <text:p>6361</text:p>
          </table:table-cell>
          <table:table-cell table:formula="of:=[.E557]+[.F559]" office:value-type="float" office:value="5080398764" calcext:value-type="float">
            <text:p>5080398764</text:p>
          </table:table-cell>
          <table:table-cell table:formula="of:=[.F558]+[.G558]" office:value-type="float" office:value="35188588" calcext:value-type="float">
            <text:p>35188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2" calcext:value-type="float">
            <text:p>6362</text:p>
          </table:table-cell>
          <table:table-cell table:formula="of:=[.E558]+[.F560]" office:value-type="float" office:value="5098038916" calcext:value-type="float">
            <text:p>5098038916</text:p>
          </table:table-cell>
          <table:table-cell table:formula="of:=[.F559]+[.G559]" office:value-type="float" office:value="35249732" calcext:value-type="float">
            <text:p>35249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3" calcext:value-type="float">
            <text:p>6363</text:p>
          </table:table-cell>
          <table:table-cell table:formula="of:=[.E559]+[.F561]" office:value-type="float" office:value="5115709640" calcext:value-type="float">
            <text:p>5115709640</text:p>
          </table:table-cell>
          <table:table-cell table:formula="of:=[.F560]+[.G560]" office:value-type="float" office:value="35310876" calcext:value-type="float">
            <text:p>35310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4" calcext:value-type="float">
            <text:p>6364</text:p>
          </table:table-cell>
          <table:table-cell table:formula="of:=[.E560]+[.F562]" office:value-type="float" office:value="5133410936" calcext:value-type="float">
            <text:p>5133410936</text:p>
          </table:table-cell>
          <table:table-cell table:formula="of:=[.F561]+[.G561]" office:value-type="float" office:value="35372020" calcext:value-type="float">
            <text:p>35372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5" calcext:value-type="float">
            <text:p>6365</text:p>
          </table:table-cell>
          <table:table-cell table:formula="of:=[.E561]+[.F563]" office:value-type="float" office:value="5151142804" calcext:value-type="float">
            <text:p>5151142804</text:p>
          </table:table-cell>
          <table:table-cell table:formula="of:=[.F562]+[.G562]" office:value-type="float" office:value="35433164" calcext:value-type="float">
            <text:p>35433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6" calcext:value-type="float">
            <text:p>6366</text:p>
          </table:table-cell>
          <table:table-cell table:formula="of:=[.E562]+[.F564]" office:value-type="float" office:value="5168905244" calcext:value-type="float">
            <text:p>5168905244</text:p>
          </table:table-cell>
          <table:table-cell table:formula="of:=[.F563]+[.G563]" office:value-type="float" office:value="35494308" calcext:value-type="float">
            <text:p>35494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7" calcext:value-type="float">
            <text:p>6367</text:p>
          </table:table-cell>
          <table:table-cell table:formula="of:=[.E563]+[.F565]" office:value-type="float" office:value="5186698256" calcext:value-type="float">
            <text:p>5186698256</text:p>
          </table:table-cell>
          <table:table-cell table:formula="of:=[.F564]+[.G564]" office:value-type="float" office:value="35555452" calcext:value-type="float">
            <text:p>35555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8" calcext:value-type="float">
            <text:p>6368</text:p>
          </table:table-cell>
          <table:table-cell table:formula="of:=[.E564]+[.F566]" office:value-type="float" office:value="5204521840" calcext:value-type="float">
            <text:p>5204521840</text:p>
          </table:table-cell>
          <table:table-cell table:formula="of:=[.F565]+[.G565]" office:value-type="float" office:value="35616596" calcext:value-type="float">
            <text:p>35616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69" calcext:value-type="float">
            <text:p>6369</text:p>
          </table:table-cell>
          <table:table-cell table:formula="of:=[.E565]+[.F567]" office:value-type="float" office:value="5222375996" calcext:value-type="float">
            <text:p>5222375996</text:p>
          </table:table-cell>
          <table:table-cell table:formula="of:=[.F566]+[.G566]" office:value-type="float" office:value="35677740" calcext:value-type="float">
            <text:p>35677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0" calcext:value-type="float">
            <text:p>6370</text:p>
          </table:table-cell>
          <table:table-cell table:formula="of:=[.E566]+[.F568]" office:value-type="float" office:value="5240260724" calcext:value-type="float">
            <text:p>5240260724</text:p>
          </table:table-cell>
          <table:table-cell table:formula="of:=[.F567]+[.G567]" office:value-type="float" office:value="35738884" calcext:value-type="float">
            <text:p>35738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1" calcext:value-type="float">
            <text:p>6371</text:p>
          </table:table-cell>
          <table:table-cell table:formula="of:=[.E567]+[.F569]" office:value-type="float" office:value="5258176024" calcext:value-type="float">
            <text:p>5258176024</text:p>
          </table:table-cell>
          <table:table-cell table:formula="of:=[.F568]+[.G568]" office:value-type="float" office:value="35800028" calcext:value-type="float">
            <text:p>35800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2" calcext:value-type="float">
            <text:p>6372</text:p>
          </table:table-cell>
          <table:table-cell table:formula="of:=[.E568]+[.F570]" office:value-type="float" office:value="5276121896" calcext:value-type="float">
            <text:p>5276121896</text:p>
          </table:table-cell>
          <table:table-cell table:formula="of:=[.F569]+[.G569]" office:value-type="float" office:value="35861172" calcext:value-type="float">
            <text:p>35861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3" calcext:value-type="float">
            <text:p>6373</text:p>
          </table:table-cell>
          <table:table-cell table:formula="of:=[.E569]+[.F571]" office:value-type="float" office:value="5294098340" calcext:value-type="float">
            <text:p>5294098340</text:p>
          </table:table-cell>
          <table:table-cell table:formula="of:=[.F570]+[.G570]" office:value-type="float" office:value="35922316" calcext:value-type="float">
            <text:p>35922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4" calcext:value-type="float">
            <text:p>6374</text:p>
          </table:table-cell>
          <table:table-cell table:formula="of:=[.E570]+[.F572]" office:value-type="float" office:value="5312105356" calcext:value-type="float">
            <text:p>5312105356</text:p>
          </table:table-cell>
          <table:table-cell table:formula="of:=[.F571]+[.G571]" office:value-type="float" office:value="35983460" calcext:value-type="float">
            <text:p>35983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5" calcext:value-type="float">
            <text:p>6375</text:p>
          </table:table-cell>
          <table:table-cell table:formula="of:=[.E571]+[.F573]" office:value-type="float" office:value="5330142944" calcext:value-type="float">
            <text:p>5330142944</text:p>
          </table:table-cell>
          <table:table-cell table:formula="of:=[.F572]+[.G572]" office:value-type="float" office:value="36044604" calcext:value-type="float">
            <text:p>36044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6" calcext:value-type="float">
            <text:p>6376</text:p>
          </table:table-cell>
          <table:table-cell table:formula="of:=[.E572]+[.F574]" office:value-type="float" office:value="5348211104" calcext:value-type="float">
            <text:p>5348211104</text:p>
          </table:table-cell>
          <table:table-cell table:formula="of:=[.F573]+[.G573]" office:value-type="float" office:value="36105748" calcext:value-type="float">
            <text:p>36105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7" calcext:value-type="float">
            <text:p>6377</text:p>
          </table:table-cell>
          <table:table-cell table:formula="of:=[.E573]+[.F575]" office:value-type="float" office:value="5366309836" calcext:value-type="float">
            <text:p>5366309836</text:p>
          </table:table-cell>
          <table:table-cell table:formula="of:=[.F574]+[.G574]" office:value-type="float" office:value="36166892" calcext:value-type="float">
            <text:p>36166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8" calcext:value-type="float">
            <text:p>6378</text:p>
          </table:table-cell>
          <table:table-cell table:formula="of:=[.E574]+[.F576]" office:value-type="float" office:value="5384439140" calcext:value-type="float">
            <text:p>5384439140</text:p>
          </table:table-cell>
          <table:table-cell table:formula="of:=[.F575]+[.G575]" office:value-type="float" office:value="36228036" calcext:value-type="float">
            <text:p>36228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79" calcext:value-type="float">
            <text:p>6379</text:p>
          </table:table-cell>
          <table:table-cell table:formula="of:=[.E575]+[.F577]" office:value-type="float" office:value="5402599016" calcext:value-type="float">
            <text:p>5402599016</text:p>
          </table:table-cell>
          <table:table-cell table:formula="of:=[.F576]+[.G576]" office:value-type="float" office:value="36289180" calcext:value-type="float">
            <text:p>36289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0" calcext:value-type="float">
            <text:p>6380</text:p>
          </table:table-cell>
          <table:table-cell table:formula="of:=[.E576]+[.F578]" office:value-type="float" office:value="5420789464" calcext:value-type="float">
            <text:p>5420789464</text:p>
          </table:table-cell>
          <table:table-cell table:formula="of:=[.F577]+[.G577]" office:value-type="float" office:value="36350324" calcext:value-type="float">
            <text:p>36350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1" calcext:value-type="float">
            <text:p>6381</text:p>
          </table:table-cell>
          <table:table-cell table:formula="of:=[.E577]+[.F579]" office:value-type="float" office:value="5439010484" calcext:value-type="float">
            <text:p>5439010484</text:p>
          </table:table-cell>
          <table:table-cell table:formula="of:=[.F578]+[.G578]" office:value-type="float" office:value="36411468" calcext:value-type="float">
            <text:p>36411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2" calcext:value-type="float">
            <text:p>6382</text:p>
          </table:table-cell>
          <table:table-cell table:formula="of:=[.E578]+[.F580]" office:value-type="float" office:value="5457262076" calcext:value-type="float">
            <text:p>5457262076</text:p>
          </table:table-cell>
          <table:table-cell table:formula="of:=[.F579]+[.G579]" office:value-type="float" office:value="36472612" calcext:value-type="float">
            <text:p>36472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3" calcext:value-type="float">
            <text:p>6383</text:p>
          </table:table-cell>
          <table:table-cell table:formula="of:=[.E579]+[.F581]" office:value-type="float" office:value="5475544240" calcext:value-type="float">
            <text:p>5475544240</text:p>
          </table:table-cell>
          <table:table-cell table:formula="of:=[.F580]+[.G580]" office:value-type="float" office:value="36533756" calcext:value-type="float">
            <text:p>36533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4" calcext:value-type="float">
            <text:p>6384</text:p>
          </table:table-cell>
          <table:table-cell table:formula="of:=[.E580]+[.F582]" office:value-type="float" office:value="5493856976" calcext:value-type="float">
            <text:p>5493856976</text:p>
          </table:table-cell>
          <table:table-cell table:formula="of:=[.F581]+[.G581]" office:value-type="float" office:value="36594900" calcext:value-type="float">
            <text:p>36594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5" calcext:value-type="float">
            <text:p>6385</text:p>
          </table:table-cell>
          <table:table-cell table:formula="of:=[.E581]+[.F583]" office:value-type="float" office:value="5512200284" calcext:value-type="float">
            <text:p>5512200284</text:p>
          </table:table-cell>
          <table:table-cell table:formula="of:=[.F582]+[.G582]" office:value-type="float" office:value="36656044" calcext:value-type="float">
            <text:p>36656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6" calcext:value-type="float">
            <text:p>6386</text:p>
          </table:table-cell>
          <table:table-cell table:formula="of:=[.E582]+[.F584]" office:value-type="float" office:value="5530574164" calcext:value-type="float">
            <text:p>5530574164</text:p>
          </table:table-cell>
          <table:table-cell table:formula="of:=[.F583]+[.G583]" office:value-type="float" office:value="36717188" calcext:value-type="float">
            <text:p>36717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7" calcext:value-type="float">
            <text:p>6387</text:p>
          </table:table-cell>
          <table:table-cell table:formula="of:=[.E583]+[.F585]" office:value-type="float" office:value="5548978616" calcext:value-type="float">
            <text:p>5548978616</text:p>
          </table:table-cell>
          <table:table-cell table:formula="of:=[.F584]+[.G584]" office:value-type="float" office:value="36778332" calcext:value-type="float">
            <text:p>36778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8" calcext:value-type="float">
            <text:p>6388</text:p>
          </table:table-cell>
          <table:table-cell table:formula="of:=[.E584]+[.F586]" office:value-type="float" office:value="5567413640" calcext:value-type="float">
            <text:p>5567413640</text:p>
          </table:table-cell>
          <table:table-cell table:formula="of:=[.F585]+[.G585]" office:value-type="float" office:value="36839476" calcext:value-type="float">
            <text:p>36839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89" calcext:value-type="float">
            <text:p>6389</text:p>
          </table:table-cell>
          <table:table-cell table:formula="of:=[.E585]+[.F587]" office:value-type="float" office:value="5585879236" calcext:value-type="float">
            <text:p>5585879236</text:p>
          </table:table-cell>
          <table:table-cell table:formula="of:=[.F586]+[.G586]" office:value-type="float" office:value="36900620" calcext:value-type="float">
            <text:p>36900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0" calcext:value-type="float">
            <text:p>6390</text:p>
          </table:table-cell>
          <table:table-cell table:formula="of:=[.E586]+[.F588]" office:value-type="float" office:value="5604375404" calcext:value-type="float">
            <text:p>5604375404</text:p>
          </table:table-cell>
          <table:table-cell table:formula="of:=[.F587]+[.G587]" office:value-type="float" office:value="36961764" calcext:value-type="float">
            <text:p>36961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1" calcext:value-type="float">
            <text:p>6391</text:p>
          </table:table-cell>
          <table:table-cell table:formula="of:=[.E587]+[.F589]" office:value-type="float" office:value="5622902144" calcext:value-type="float">
            <text:p>5622902144</text:p>
          </table:table-cell>
          <table:table-cell table:formula="of:=[.F588]+[.G588]" office:value-type="float" office:value="37022908" calcext:value-type="float">
            <text:p>37022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2" calcext:value-type="float">
            <text:p>6392</text:p>
          </table:table-cell>
          <table:table-cell table:formula="of:=[.E588]+[.F590]" office:value-type="float" office:value="5641459456" calcext:value-type="float">
            <text:p>5641459456</text:p>
          </table:table-cell>
          <table:table-cell table:formula="of:=[.F589]+[.G589]" office:value-type="float" office:value="37084052" calcext:value-type="float">
            <text:p>37084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3" calcext:value-type="float">
            <text:p>6393</text:p>
          </table:table-cell>
          <table:table-cell table:formula="of:=[.E589]+[.F591]" office:value-type="float" office:value="5660047340" calcext:value-type="float">
            <text:p>5660047340</text:p>
          </table:table-cell>
          <table:table-cell table:formula="of:=[.F590]+[.G590]" office:value-type="float" office:value="37145196" calcext:value-type="float">
            <text:p>37145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4" calcext:value-type="float">
            <text:p>6394</text:p>
          </table:table-cell>
          <table:table-cell table:formula="of:=[.E590]+[.F592]" office:value-type="float" office:value="5678665796" calcext:value-type="float">
            <text:p>5678665796</text:p>
          </table:table-cell>
          <table:table-cell table:formula="of:=[.F591]+[.G591]" office:value-type="float" office:value="37206340" calcext:value-type="float">
            <text:p>37206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5" calcext:value-type="float">
            <text:p>6395</text:p>
          </table:table-cell>
          <table:table-cell table:formula="of:=[.E591]+[.F593]" office:value-type="float" office:value="5697314824" calcext:value-type="float">
            <text:p>5697314824</text:p>
          </table:table-cell>
          <table:table-cell table:formula="of:=[.F592]+[.G592]" office:value-type="float" office:value="37267484" calcext:value-type="float">
            <text:p>37267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6" calcext:value-type="float">
            <text:p>6396</text:p>
          </table:table-cell>
          <table:table-cell table:formula="of:=[.E592]+[.F594]" office:value-type="float" office:value="5715994424" calcext:value-type="float">
            <text:p>5715994424</text:p>
          </table:table-cell>
          <table:table-cell table:formula="of:=[.F593]+[.G593]" office:value-type="float" office:value="37328628" calcext:value-type="float">
            <text:p>37328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7" calcext:value-type="float">
            <text:p>6397</text:p>
          </table:table-cell>
          <table:table-cell table:formula="of:=[.E593]+[.F595]" office:value-type="float" office:value="5734704596" calcext:value-type="float">
            <text:p>5734704596</text:p>
          </table:table-cell>
          <table:table-cell table:formula="of:=[.F594]+[.G594]" office:value-type="float" office:value="37389772" calcext:value-type="float">
            <text:p>37389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8" calcext:value-type="float">
            <text:p>6398</text:p>
          </table:table-cell>
          <table:table-cell table:formula="of:=[.E594]+[.F596]" office:value-type="float" office:value="5753445340" calcext:value-type="float">
            <text:p>5753445340</text:p>
          </table:table-cell>
          <table:table-cell table:formula="of:=[.F595]+[.G595]" office:value-type="float" office:value="37450916" calcext:value-type="float">
            <text:p>37450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399" calcext:value-type="float">
            <text:p>6399</text:p>
          </table:table-cell>
          <table:table-cell table:formula="of:=[.E595]+[.F597]" office:value-type="float" office:value="5772216656" calcext:value-type="float">
            <text:p>5772216656</text:p>
          </table:table-cell>
          <table:table-cell table:formula="of:=[.F596]+[.G596]" office:value-type="float" office:value="37512060" calcext:value-type="float">
            <text:p>37512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0" calcext:value-type="float">
            <text:p>6400</text:p>
          </table:table-cell>
          <table:table-cell table:formula="of:=[.E596]+[.F598]" office:value-type="float" office:value="5791018544" calcext:value-type="float">
            <text:p>5791018544</text:p>
          </table:table-cell>
          <table:table-cell table:formula="of:=[.F597]+[.G597]" office:value-type="float" office:value="37573204" calcext:value-type="float">
            <text:p>37573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1" calcext:value-type="float">
            <text:p>6401</text:p>
          </table:table-cell>
          <table:table-cell table:formula="of:=[.E597]+[.F599]" office:value-type="float" office:value="5809851004" calcext:value-type="float">
            <text:p>5809851004</text:p>
          </table:table-cell>
          <table:table-cell table:formula="of:=[.F598]+[.G598]" office:value-type="float" office:value="37634348" calcext:value-type="float">
            <text:p>37634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2" calcext:value-type="float">
            <text:p>6402</text:p>
          </table:table-cell>
          <table:table-cell table:formula="of:=[.E598]+[.F600]" office:value-type="float" office:value="5828714036" calcext:value-type="float">
            <text:p>5828714036</text:p>
          </table:table-cell>
          <table:table-cell table:formula="of:=[.F599]+[.G599]" office:value-type="float" office:value="37695492" calcext:value-type="float">
            <text:p>37695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3" calcext:value-type="float">
            <text:p>6403</text:p>
          </table:table-cell>
          <table:table-cell table:formula="of:=[.E599]+[.F601]" office:value-type="float" office:value="5847607640" calcext:value-type="float">
            <text:p>5847607640</text:p>
          </table:table-cell>
          <table:table-cell table:formula="of:=[.F600]+[.G600]" office:value-type="float" office:value="37756636" calcext:value-type="float">
            <text:p>37756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4" calcext:value-type="float">
            <text:p>6404</text:p>
          </table:table-cell>
          <table:table-cell table:formula="of:=[.E600]+[.F602]" office:value-type="float" office:value="5866531816" calcext:value-type="float">
            <text:p>5866531816</text:p>
          </table:table-cell>
          <table:table-cell table:formula="of:=[.F601]+[.G601]" office:value-type="float" office:value="37817780" calcext:value-type="float">
            <text:p>37817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5" calcext:value-type="float">
            <text:p>6405</text:p>
          </table:table-cell>
          <table:table-cell table:formula="of:=[.E601]+[.F603]" office:value-type="float" office:value="5885486564" calcext:value-type="float">
            <text:p>5885486564</text:p>
          </table:table-cell>
          <table:table-cell table:formula="of:=[.F602]+[.G602]" office:value-type="float" office:value="37878924" calcext:value-type="float">
            <text:p>37878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6" calcext:value-type="float">
            <text:p>6406</text:p>
          </table:table-cell>
          <table:table-cell table:formula="of:=[.E602]+[.F604]" office:value-type="float" office:value="5904471884" calcext:value-type="float">
            <text:p>5904471884</text:p>
          </table:table-cell>
          <table:table-cell table:formula="of:=[.F603]+[.G603]" office:value-type="float" office:value="37940068" calcext:value-type="float">
            <text:p>37940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7" calcext:value-type="float">
            <text:p>6407</text:p>
          </table:table-cell>
          <table:table-cell table:formula="of:=[.E603]+[.F605]" office:value-type="float" office:value="5923487776" calcext:value-type="float">
            <text:p>5923487776</text:p>
          </table:table-cell>
          <table:table-cell table:formula="of:=[.F604]+[.G604]" office:value-type="float" office:value="38001212" calcext:value-type="float">
            <text:p>38001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8" calcext:value-type="float">
            <text:p>6408</text:p>
          </table:table-cell>
          <table:table-cell table:formula="of:=[.E604]+[.F606]" office:value-type="float" office:value="5942534240" calcext:value-type="float">
            <text:p>5942534240</text:p>
          </table:table-cell>
          <table:table-cell table:formula="of:=[.F605]+[.G605]" office:value-type="float" office:value="38062356" calcext:value-type="float">
            <text:p>38062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09" calcext:value-type="float">
            <text:p>6409</text:p>
          </table:table-cell>
          <table:table-cell table:formula="of:=[.E605]+[.F607]" office:value-type="float" office:value="5961611276" calcext:value-type="float">
            <text:p>5961611276</text:p>
          </table:table-cell>
          <table:table-cell table:formula="of:=[.F606]+[.G606]" office:value-type="float" office:value="38123500" calcext:value-type="float">
            <text:p>38123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0" calcext:value-type="float">
            <text:p>6410</text:p>
          </table:table-cell>
          <table:table-cell table:formula="of:=[.E606]+[.F608]" office:value-type="float" office:value="5980718884" calcext:value-type="float">
            <text:p>5980718884</text:p>
          </table:table-cell>
          <table:table-cell table:formula="of:=[.F607]+[.G607]" office:value-type="float" office:value="38184644" calcext:value-type="float">
            <text:p>38184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1" calcext:value-type="float">
            <text:p>6411</text:p>
          </table:table-cell>
          <table:table-cell table:formula="of:=[.E607]+[.F609]" office:value-type="float" office:value="5999857064" calcext:value-type="float">
            <text:p>5999857064</text:p>
          </table:table-cell>
          <table:table-cell table:formula="of:=[.F608]+[.G608]" office:value-type="float" office:value="38245788" calcext:value-type="float">
            <text:p>38245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2" calcext:value-type="float">
            <text:p>6412</text:p>
          </table:table-cell>
          <table:table-cell table:formula="of:=[.E608]+[.F610]" office:value-type="float" office:value="6019025816" calcext:value-type="float">
            <text:p>6019025816</text:p>
          </table:table-cell>
          <table:table-cell table:formula="of:=[.F609]+[.G609]" office:value-type="float" office:value="38306932" calcext:value-type="float">
            <text:p>38306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3" calcext:value-type="float">
            <text:p>6413</text:p>
          </table:table-cell>
          <table:table-cell table:formula="of:=[.E609]+[.F611]" office:value-type="float" office:value="6038225140" calcext:value-type="float">
            <text:p>6038225140</text:p>
          </table:table-cell>
          <table:table-cell table:formula="of:=[.F610]+[.G610]" office:value-type="float" office:value="38368076" calcext:value-type="float">
            <text:p>38368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4" calcext:value-type="float">
            <text:p>6414</text:p>
          </table:table-cell>
          <table:table-cell table:formula="of:=[.E610]+[.F612]" office:value-type="float" office:value="6057455036" calcext:value-type="float">
            <text:p>6057455036</text:p>
          </table:table-cell>
          <table:table-cell table:formula="of:=[.F611]+[.G611]" office:value-type="float" office:value="38429220" calcext:value-type="float">
            <text:p>38429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5" calcext:value-type="float">
            <text:p>6415</text:p>
          </table:table-cell>
          <table:table-cell table:formula="of:=[.E611]+[.F613]" office:value-type="float" office:value="6076715504" calcext:value-type="float">
            <text:p>6076715504</text:p>
          </table:table-cell>
          <table:table-cell table:formula="of:=[.F612]+[.G612]" office:value-type="float" office:value="38490364" calcext:value-type="float">
            <text:p>38490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6" calcext:value-type="float">
            <text:p>6416</text:p>
          </table:table-cell>
          <table:table-cell table:formula="of:=[.E612]+[.F614]" office:value-type="float" office:value="6096006544" calcext:value-type="float">
            <text:p>6096006544</text:p>
          </table:table-cell>
          <table:table-cell table:formula="of:=[.F613]+[.G613]" office:value-type="float" office:value="38551508" calcext:value-type="float">
            <text:p>38551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7" calcext:value-type="float">
            <text:p>6417</text:p>
          </table:table-cell>
          <table:table-cell table:formula="of:=[.E613]+[.F615]" office:value-type="float" office:value="6115328156" calcext:value-type="float">
            <text:p>6115328156</text:p>
          </table:table-cell>
          <table:table-cell table:formula="of:=[.F614]+[.G614]" office:value-type="float" office:value="38612652" calcext:value-type="float">
            <text:p>38612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8" calcext:value-type="float">
            <text:p>6418</text:p>
          </table:table-cell>
          <table:table-cell table:formula="of:=[.E614]+[.F616]" office:value-type="float" office:value="6134680340" calcext:value-type="float">
            <text:p>6134680340</text:p>
          </table:table-cell>
          <table:table-cell table:formula="of:=[.F615]+[.G615]" office:value-type="float" office:value="38673796" calcext:value-type="float">
            <text:p>38673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19" calcext:value-type="float">
            <text:p>6419</text:p>
          </table:table-cell>
          <table:table-cell table:formula="of:=[.E615]+[.F617]" office:value-type="float" office:value="6154063096" calcext:value-type="float">
            <text:p>6154063096</text:p>
          </table:table-cell>
          <table:table-cell table:formula="of:=[.F616]+[.G616]" office:value-type="float" office:value="38734940" calcext:value-type="float">
            <text:p>38734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0" calcext:value-type="float">
            <text:p>6420</text:p>
          </table:table-cell>
          <table:table-cell table:formula="of:=[.E616]+[.F618]" office:value-type="float" office:value="6173476424" calcext:value-type="float">
            <text:p>6173476424</text:p>
          </table:table-cell>
          <table:table-cell table:formula="of:=[.F617]+[.G617]" office:value-type="float" office:value="38796084" calcext:value-type="float">
            <text:p>38796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1" calcext:value-type="float">
            <text:p>6421</text:p>
          </table:table-cell>
          <table:table-cell table:formula="of:=[.E617]+[.F619]" office:value-type="float" office:value="6192920324" calcext:value-type="float">
            <text:p>6192920324</text:p>
          </table:table-cell>
          <table:table-cell table:formula="of:=[.F618]+[.G618]" office:value-type="float" office:value="38857228" calcext:value-type="float">
            <text:p>38857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2" calcext:value-type="float">
            <text:p>6422</text:p>
          </table:table-cell>
          <table:table-cell table:formula="of:=[.E618]+[.F620]" office:value-type="float" office:value="6212394796" calcext:value-type="float">
            <text:p>6212394796</text:p>
          </table:table-cell>
          <table:table-cell table:formula="of:=[.F619]+[.G619]" office:value-type="float" office:value="38918372" calcext:value-type="float">
            <text:p>38918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3" calcext:value-type="float">
            <text:p>6423</text:p>
          </table:table-cell>
          <table:table-cell table:formula="of:=[.E619]+[.F621]" office:value-type="float" office:value="6231899840" calcext:value-type="float">
            <text:p>6231899840</text:p>
          </table:table-cell>
          <table:table-cell table:formula="of:=[.F620]+[.G620]" office:value-type="float" office:value="38979516" calcext:value-type="float">
            <text:p>38979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4" calcext:value-type="float">
            <text:p>6424</text:p>
          </table:table-cell>
          <table:table-cell table:formula="of:=[.E620]+[.F622]" office:value-type="float" office:value="6251435456" calcext:value-type="float">
            <text:p>6251435456</text:p>
          </table:table-cell>
          <table:table-cell table:formula="of:=[.F621]+[.G621]" office:value-type="float" office:value="39040660" calcext:value-type="float">
            <text:p>39040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5" calcext:value-type="float">
            <text:p>6425</text:p>
          </table:table-cell>
          <table:table-cell table:formula="of:=[.E621]+[.F623]" office:value-type="float" office:value="6271001644" calcext:value-type="float">
            <text:p>6271001644</text:p>
          </table:table-cell>
          <table:table-cell table:formula="of:=[.F622]+[.G622]" office:value-type="float" office:value="39101804" calcext:value-type="float">
            <text:p>39101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6" calcext:value-type="float">
            <text:p>6426</text:p>
          </table:table-cell>
          <table:table-cell table:formula="of:=[.E622]+[.F624]" office:value-type="float" office:value="6290598404" calcext:value-type="float">
            <text:p>6290598404</text:p>
          </table:table-cell>
          <table:table-cell table:formula="of:=[.F623]+[.G623]" office:value-type="float" office:value="39162948" calcext:value-type="float">
            <text:p>39162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7" calcext:value-type="float">
            <text:p>6427</text:p>
          </table:table-cell>
          <table:table-cell table:formula="of:=[.E623]+[.F625]" office:value-type="float" office:value="6310225736" calcext:value-type="float">
            <text:p>6310225736</text:p>
          </table:table-cell>
          <table:table-cell table:formula="of:=[.F624]+[.G624]" office:value-type="float" office:value="39224092" calcext:value-type="float">
            <text:p>39224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8" calcext:value-type="float">
            <text:p>6428</text:p>
          </table:table-cell>
          <table:table-cell table:formula="of:=[.E624]+[.F626]" office:value-type="float" office:value="6329883640" calcext:value-type="float">
            <text:p>6329883640</text:p>
          </table:table-cell>
          <table:table-cell table:formula="of:=[.F625]+[.G625]" office:value-type="float" office:value="39285236" calcext:value-type="float">
            <text:p>39285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29" calcext:value-type="float">
            <text:p>6429</text:p>
          </table:table-cell>
          <table:table-cell table:formula="of:=[.E625]+[.F627]" office:value-type="float" office:value="6349572116" calcext:value-type="float">
            <text:p>6349572116</text:p>
          </table:table-cell>
          <table:table-cell table:formula="of:=[.F626]+[.G626]" office:value-type="float" office:value="39346380" calcext:value-type="float">
            <text:p>39346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0" calcext:value-type="float">
            <text:p>6430</text:p>
          </table:table-cell>
          <table:table-cell table:formula="of:=[.E626]+[.F628]" office:value-type="float" office:value="6369291164" calcext:value-type="float">
            <text:p>6369291164</text:p>
          </table:table-cell>
          <table:table-cell table:formula="of:=[.F627]+[.G627]" office:value-type="float" office:value="39407524" calcext:value-type="float">
            <text:p>39407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1" calcext:value-type="float">
            <text:p>6431</text:p>
          </table:table-cell>
          <table:table-cell table:formula="of:=[.E627]+[.F629]" office:value-type="float" office:value="6389040784" calcext:value-type="float">
            <text:p>6389040784</text:p>
          </table:table-cell>
          <table:table-cell table:formula="of:=[.F628]+[.G628]" office:value-type="float" office:value="39468668" calcext:value-type="float">
            <text:p>39468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2" calcext:value-type="float">
            <text:p>6432</text:p>
          </table:table-cell>
          <table:table-cell table:formula="of:=[.E628]+[.F630]" office:value-type="float" office:value="6408820976" calcext:value-type="float">
            <text:p>6408820976</text:p>
          </table:table-cell>
          <table:table-cell table:formula="of:=[.F629]+[.G629]" office:value-type="float" office:value="39529812" calcext:value-type="float">
            <text:p>39529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3" calcext:value-type="float">
            <text:p>6433</text:p>
          </table:table-cell>
          <table:table-cell table:formula="of:=[.E629]+[.F631]" office:value-type="float" office:value="6428631740" calcext:value-type="float">
            <text:p>6428631740</text:p>
          </table:table-cell>
          <table:table-cell table:formula="of:=[.F630]+[.G630]" office:value-type="float" office:value="39590956" calcext:value-type="float">
            <text:p>39590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4" calcext:value-type="float">
            <text:p>6434</text:p>
          </table:table-cell>
          <table:table-cell table:formula="of:=[.E630]+[.F632]" office:value-type="float" office:value="6448473076" calcext:value-type="float">
            <text:p>6448473076</text:p>
          </table:table-cell>
          <table:table-cell table:formula="of:=[.F631]+[.G631]" office:value-type="float" office:value="39652100" calcext:value-type="float">
            <text:p>39652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5" calcext:value-type="float">
            <text:p>6435</text:p>
          </table:table-cell>
          <table:table-cell table:formula="of:=[.E631]+[.F633]" office:value-type="float" office:value="6468344984" calcext:value-type="float">
            <text:p>6468344984</text:p>
          </table:table-cell>
          <table:table-cell table:formula="of:=[.F632]+[.G632]" office:value-type="float" office:value="39713244" calcext:value-type="float">
            <text:p>39713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6" calcext:value-type="float">
            <text:p>6436</text:p>
          </table:table-cell>
          <table:table-cell table:formula="of:=[.E632]+[.F634]" office:value-type="float" office:value="6488247464" calcext:value-type="float">
            <text:p>6488247464</text:p>
          </table:table-cell>
          <table:table-cell table:formula="of:=[.F633]+[.G633]" office:value-type="float" office:value="39774388" calcext:value-type="float">
            <text:p>39774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7" calcext:value-type="float">
            <text:p>6437</text:p>
          </table:table-cell>
          <table:table-cell table:formula="of:=[.E633]+[.F635]" office:value-type="float" office:value="6508180516" calcext:value-type="float">
            <text:p>6508180516</text:p>
          </table:table-cell>
          <table:table-cell table:formula="of:=[.F634]+[.G634]" office:value-type="float" office:value="39835532" calcext:value-type="float">
            <text:p>39835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8" calcext:value-type="float">
            <text:p>6438</text:p>
          </table:table-cell>
          <table:table-cell table:formula="of:=[.E634]+[.F636]" office:value-type="float" office:value="6528144140" calcext:value-type="float">
            <text:p>6528144140</text:p>
          </table:table-cell>
          <table:table-cell table:formula="of:=[.F635]+[.G635]" office:value-type="float" office:value="39896676" calcext:value-type="float">
            <text:p>39896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39" calcext:value-type="float">
            <text:p>6439</text:p>
          </table:table-cell>
          <table:table-cell table:formula="of:=[.E635]+[.F637]" office:value-type="float" office:value="6548138336" calcext:value-type="float">
            <text:p>6548138336</text:p>
          </table:table-cell>
          <table:table-cell table:formula="of:=[.F636]+[.G636]" office:value-type="float" office:value="39957820" calcext:value-type="float">
            <text:p>39957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0" calcext:value-type="float">
            <text:p>6440</text:p>
          </table:table-cell>
          <table:table-cell table:formula="of:=[.E636]+[.F638]" office:value-type="float" office:value="6568163104" calcext:value-type="float">
            <text:p>6568163104</text:p>
          </table:table-cell>
          <table:table-cell table:formula="of:=[.F637]+[.G637]" office:value-type="float" office:value="40018964" calcext:value-type="float">
            <text:p>40018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1" calcext:value-type="float">
            <text:p>6441</text:p>
          </table:table-cell>
          <table:table-cell table:formula="of:=[.E637]+[.F639]" office:value-type="float" office:value="6588218444" calcext:value-type="float">
            <text:p>6588218444</text:p>
          </table:table-cell>
          <table:table-cell table:formula="of:=[.F638]+[.G638]" office:value-type="float" office:value="40080108" calcext:value-type="float">
            <text:p>40080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2" calcext:value-type="float">
            <text:p>6442</text:p>
          </table:table-cell>
          <table:table-cell table:formula="of:=[.E638]+[.F640]" office:value-type="float" office:value="6608304356" calcext:value-type="float">
            <text:p>6608304356</text:p>
          </table:table-cell>
          <table:table-cell table:formula="of:=[.F639]+[.G639]" office:value-type="float" office:value="40141252" calcext:value-type="float">
            <text:p>40141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3" calcext:value-type="float">
            <text:p>6443</text:p>
          </table:table-cell>
          <table:table-cell table:formula="of:=[.E639]+[.F641]" office:value-type="float" office:value="6628420840" calcext:value-type="float">
            <text:p>6628420840</text:p>
          </table:table-cell>
          <table:table-cell table:formula="of:=[.F640]+[.G640]" office:value-type="float" office:value="40202396" calcext:value-type="float">
            <text:p>40202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4" calcext:value-type="float">
            <text:p>6444</text:p>
          </table:table-cell>
          <table:table-cell table:formula="of:=[.E640]+[.F642]" office:value-type="float" office:value="6648567896" calcext:value-type="float">
            <text:p>6648567896</text:p>
          </table:table-cell>
          <table:table-cell table:formula="of:=[.F641]+[.G641]" office:value-type="float" office:value="40263540" calcext:value-type="float">
            <text:p>40263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5" calcext:value-type="float">
            <text:p>6445</text:p>
          </table:table-cell>
          <table:table-cell table:formula="of:=[.E641]+[.F643]" office:value-type="float" office:value="6668745524" calcext:value-type="float">
            <text:p>6668745524</text:p>
          </table:table-cell>
          <table:table-cell table:formula="of:=[.F642]+[.G642]" office:value-type="float" office:value="40324684" calcext:value-type="float">
            <text:p>40324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6" calcext:value-type="float">
            <text:p>6446</text:p>
          </table:table-cell>
          <table:table-cell table:formula="of:=[.E642]+[.F644]" office:value-type="float" office:value="6688953724" calcext:value-type="float">
            <text:p>6688953724</text:p>
          </table:table-cell>
          <table:table-cell table:formula="of:=[.F643]+[.G643]" office:value-type="float" office:value="40385828" calcext:value-type="float">
            <text:p>40385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7" calcext:value-type="float">
            <text:p>6447</text:p>
          </table:table-cell>
          <table:table-cell table:formula="of:=[.E643]+[.F645]" office:value-type="float" office:value="6709192496" calcext:value-type="float">
            <text:p>6709192496</text:p>
          </table:table-cell>
          <table:table-cell table:formula="of:=[.F644]+[.G644]" office:value-type="float" office:value="40446972" calcext:value-type="float">
            <text:p>40446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8" calcext:value-type="float">
            <text:p>6448</text:p>
          </table:table-cell>
          <table:table-cell table:formula="of:=[.E644]+[.F646]" office:value-type="float" office:value="6729461840" calcext:value-type="float">
            <text:p>6729461840</text:p>
          </table:table-cell>
          <table:table-cell table:formula="of:=[.F645]+[.G645]" office:value-type="float" office:value="40508116" calcext:value-type="float">
            <text:p>40508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49" calcext:value-type="float">
            <text:p>6449</text:p>
          </table:table-cell>
          <table:table-cell table:formula="of:=[.E645]+[.F647]" office:value-type="float" office:value="6749761756" calcext:value-type="float">
            <text:p>6749761756</text:p>
          </table:table-cell>
          <table:table-cell table:formula="of:=[.F646]+[.G646]" office:value-type="float" office:value="40569260" calcext:value-type="float">
            <text:p>40569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0" calcext:value-type="float">
            <text:p>6450</text:p>
          </table:table-cell>
          <table:table-cell table:formula="of:=[.E646]+[.F648]" office:value-type="float" office:value="6770092244" calcext:value-type="float">
            <text:p>6770092244</text:p>
          </table:table-cell>
          <table:table-cell table:formula="of:=[.F647]+[.G647]" office:value-type="float" office:value="40630404" calcext:value-type="float">
            <text:p>40630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1" calcext:value-type="float">
            <text:p>6451</text:p>
          </table:table-cell>
          <table:table-cell table:formula="of:=[.E647]+[.F649]" office:value-type="float" office:value="6790453304" calcext:value-type="float">
            <text:p>6790453304</text:p>
          </table:table-cell>
          <table:table-cell table:formula="of:=[.F648]+[.G648]" office:value-type="float" office:value="40691548" calcext:value-type="float">
            <text:p>40691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2" calcext:value-type="float">
            <text:p>6452</text:p>
          </table:table-cell>
          <table:table-cell table:formula="of:=[.E648]+[.F650]" office:value-type="float" office:value="6810844936" calcext:value-type="float">
            <text:p>6810844936</text:p>
          </table:table-cell>
          <table:table-cell table:formula="of:=[.F649]+[.G649]" office:value-type="float" office:value="40752692" calcext:value-type="float">
            <text:p>40752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3" calcext:value-type="float">
            <text:p>6453</text:p>
          </table:table-cell>
          <table:table-cell table:formula="of:=[.E649]+[.F651]" office:value-type="float" office:value="6831267140" calcext:value-type="float">
            <text:p>6831267140</text:p>
          </table:table-cell>
          <table:table-cell table:formula="of:=[.F650]+[.G650]" office:value-type="float" office:value="40813836" calcext:value-type="float">
            <text:p>40813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4" calcext:value-type="float">
            <text:p>6454</text:p>
          </table:table-cell>
          <table:table-cell table:formula="of:=[.E650]+[.F652]" office:value-type="float" office:value="6851719916" calcext:value-type="float">
            <text:p>6851719916</text:p>
          </table:table-cell>
          <table:table-cell table:formula="of:=[.F651]+[.G651]" office:value-type="float" office:value="40874980" calcext:value-type="float">
            <text:p>40874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5" calcext:value-type="float">
            <text:p>6455</text:p>
          </table:table-cell>
          <table:table-cell table:formula="of:=[.E651]+[.F653]" office:value-type="float" office:value="6872203264" calcext:value-type="float">
            <text:p>6872203264</text:p>
          </table:table-cell>
          <table:table-cell table:formula="of:=[.F652]+[.G652]" office:value-type="float" office:value="40936124" calcext:value-type="float">
            <text:p>40936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6" calcext:value-type="float">
            <text:p>6456</text:p>
          </table:table-cell>
          <table:table-cell table:formula="of:=[.E652]+[.F654]" office:value-type="float" office:value="6892717184" calcext:value-type="float">
            <text:p>6892717184</text:p>
          </table:table-cell>
          <table:table-cell table:formula="of:=[.F653]+[.G653]" office:value-type="float" office:value="40997268" calcext:value-type="float">
            <text:p>40997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7" calcext:value-type="float">
            <text:p>6457</text:p>
          </table:table-cell>
          <table:table-cell table:formula="of:=[.E653]+[.F655]" office:value-type="float" office:value="6913261676" calcext:value-type="float">
            <text:p>6913261676</text:p>
          </table:table-cell>
          <table:table-cell table:formula="of:=[.F654]+[.G654]" office:value-type="float" office:value="41058412" calcext:value-type="float">
            <text:p>41058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8" calcext:value-type="float">
            <text:p>6458</text:p>
          </table:table-cell>
          <table:table-cell table:formula="of:=[.E654]+[.F656]" office:value-type="float" office:value="6933836740" calcext:value-type="float">
            <text:p>6933836740</text:p>
          </table:table-cell>
          <table:table-cell table:formula="of:=[.F655]+[.G655]" office:value-type="float" office:value="41119556" calcext:value-type="float">
            <text:p>41119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59" calcext:value-type="float">
            <text:p>6459</text:p>
          </table:table-cell>
          <table:table-cell table:formula="of:=[.E655]+[.F657]" office:value-type="float" office:value="6954442376" calcext:value-type="float">
            <text:p>6954442376</text:p>
          </table:table-cell>
          <table:table-cell table:formula="of:=[.F656]+[.G656]" office:value-type="float" office:value="41180700" calcext:value-type="float">
            <text:p>41180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0" calcext:value-type="float">
            <text:p>6460</text:p>
          </table:table-cell>
          <table:table-cell table:formula="of:=[.E656]+[.F658]" office:value-type="float" office:value="6975078584" calcext:value-type="float">
            <text:p>6975078584</text:p>
          </table:table-cell>
          <table:table-cell table:formula="of:=[.F657]+[.G657]" office:value-type="float" office:value="41241844" calcext:value-type="float">
            <text:p>41241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1" calcext:value-type="float">
            <text:p>6461</text:p>
          </table:table-cell>
          <table:table-cell table:formula="of:=[.E657]+[.F659]" office:value-type="float" office:value="6995745364" calcext:value-type="float">
            <text:p>6995745364</text:p>
          </table:table-cell>
          <table:table-cell table:formula="of:=[.F658]+[.G658]" office:value-type="float" office:value="41302988" calcext:value-type="float">
            <text:p>41302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2" calcext:value-type="float">
            <text:p>6462</text:p>
          </table:table-cell>
          <table:table-cell table:formula="of:=[.E658]+[.F660]" office:value-type="float" office:value="7016442716" calcext:value-type="float">
            <text:p>7016442716</text:p>
          </table:table-cell>
          <table:table-cell table:formula="of:=[.F659]+[.G659]" office:value-type="float" office:value="41364132" calcext:value-type="float">
            <text:p>41364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3" calcext:value-type="float">
            <text:p>6463</text:p>
          </table:table-cell>
          <table:table-cell table:formula="of:=[.E659]+[.F661]" office:value-type="float" office:value="7037170640" calcext:value-type="float">
            <text:p>7037170640</text:p>
          </table:table-cell>
          <table:table-cell table:formula="of:=[.F660]+[.G660]" office:value-type="float" office:value="41425276" calcext:value-type="float">
            <text:p>41425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4" calcext:value-type="float">
            <text:p>6464</text:p>
          </table:table-cell>
          <table:table-cell table:formula="of:=[.E660]+[.F662]" office:value-type="float" office:value="7057929136" calcext:value-type="float">
            <text:p>7057929136</text:p>
          </table:table-cell>
          <table:table-cell table:formula="of:=[.F661]+[.G661]" office:value-type="float" office:value="41486420" calcext:value-type="float">
            <text:p>41486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5" calcext:value-type="float">
            <text:p>6465</text:p>
          </table:table-cell>
          <table:table-cell table:formula="of:=[.E661]+[.F663]" office:value-type="float" office:value="7078718204" calcext:value-type="float">
            <text:p>7078718204</text:p>
          </table:table-cell>
          <table:table-cell table:formula="of:=[.F662]+[.G662]" office:value-type="float" office:value="41547564" calcext:value-type="float">
            <text:p>41547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6" calcext:value-type="float">
            <text:p>6466</text:p>
          </table:table-cell>
          <table:table-cell table:formula="of:=[.E662]+[.F664]" office:value-type="float" office:value="7099537844" calcext:value-type="float">
            <text:p>7099537844</text:p>
          </table:table-cell>
          <table:table-cell table:formula="of:=[.F663]+[.G663]" office:value-type="float" office:value="41608708" calcext:value-type="float">
            <text:p>41608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7" calcext:value-type="float">
            <text:p>6467</text:p>
          </table:table-cell>
          <table:table-cell table:formula="of:=[.E663]+[.F665]" office:value-type="float" office:value="7120388056" calcext:value-type="float">
            <text:p>7120388056</text:p>
          </table:table-cell>
          <table:table-cell table:formula="of:=[.F664]+[.G664]" office:value-type="float" office:value="41669852" calcext:value-type="float">
            <text:p>41669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8" calcext:value-type="float">
            <text:p>6468</text:p>
          </table:table-cell>
          <table:table-cell table:formula="of:=[.E664]+[.F666]" office:value-type="float" office:value="7141268840" calcext:value-type="float">
            <text:p>7141268840</text:p>
          </table:table-cell>
          <table:table-cell table:formula="of:=[.F665]+[.G665]" office:value-type="float" office:value="41730996" calcext:value-type="float">
            <text:p>41730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69" calcext:value-type="float">
            <text:p>6469</text:p>
          </table:table-cell>
          <table:table-cell table:formula="of:=[.E665]+[.F667]" office:value-type="float" office:value="7162180196" calcext:value-type="float">
            <text:p>7162180196</text:p>
          </table:table-cell>
          <table:table-cell table:formula="of:=[.F666]+[.G666]" office:value-type="float" office:value="41792140" calcext:value-type="float">
            <text:p>41792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0" calcext:value-type="float">
            <text:p>6470</text:p>
          </table:table-cell>
          <table:table-cell table:formula="of:=[.E666]+[.F668]" office:value-type="float" office:value="7183122124" calcext:value-type="float">
            <text:p>7183122124</text:p>
          </table:table-cell>
          <table:table-cell table:formula="of:=[.F667]+[.G667]" office:value-type="float" office:value="41853284" calcext:value-type="float">
            <text:p>41853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1" calcext:value-type="float">
            <text:p>6471</text:p>
          </table:table-cell>
          <table:table-cell table:formula="of:=[.E667]+[.F669]" office:value-type="float" office:value="7204094624" calcext:value-type="float">
            <text:p>7204094624</text:p>
          </table:table-cell>
          <table:table-cell table:formula="of:=[.F668]+[.G668]" office:value-type="float" office:value="41914428" calcext:value-type="float">
            <text:p>41914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2" calcext:value-type="float">
            <text:p>6472</text:p>
          </table:table-cell>
          <table:table-cell table:formula="of:=[.E668]+[.F670]" office:value-type="float" office:value="7225097696" calcext:value-type="float">
            <text:p>7225097696</text:p>
          </table:table-cell>
          <table:table-cell table:formula="of:=[.F669]+[.G669]" office:value-type="float" office:value="41975572" calcext:value-type="float">
            <text:p>41975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3" calcext:value-type="float">
            <text:p>6473</text:p>
          </table:table-cell>
          <table:table-cell table:formula="of:=[.E669]+[.F671]" office:value-type="float" office:value="7246131340" calcext:value-type="float">
            <text:p>7246131340</text:p>
          </table:table-cell>
          <table:table-cell table:formula="of:=[.F670]+[.G670]" office:value-type="float" office:value="42036716" calcext:value-type="float">
            <text:p>42036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4" calcext:value-type="float">
            <text:p>6474</text:p>
          </table:table-cell>
          <table:table-cell table:formula="of:=[.E670]+[.F672]" office:value-type="float" office:value="7267195556" calcext:value-type="float">
            <text:p>7267195556</text:p>
          </table:table-cell>
          <table:table-cell table:formula="of:=[.F671]+[.G671]" office:value-type="float" office:value="42097860" calcext:value-type="float">
            <text:p>42097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5" calcext:value-type="float">
            <text:p>6475</text:p>
          </table:table-cell>
          <table:table-cell table:formula="of:=[.E671]+[.F673]" office:value-type="float" office:value="7288290344" calcext:value-type="float">
            <text:p>7288290344</text:p>
          </table:table-cell>
          <table:table-cell table:formula="of:=[.F672]+[.G672]" office:value-type="float" office:value="42159004" calcext:value-type="float">
            <text:p>42159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6" calcext:value-type="float">
            <text:p>6476</text:p>
          </table:table-cell>
          <table:table-cell table:formula="of:=[.E672]+[.F674]" office:value-type="float" office:value="7309415704" calcext:value-type="float">
            <text:p>7309415704</text:p>
          </table:table-cell>
          <table:table-cell table:formula="of:=[.F673]+[.G673]" office:value-type="float" office:value="42220148" calcext:value-type="float">
            <text:p>42220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7" calcext:value-type="float">
            <text:p>6477</text:p>
          </table:table-cell>
          <table:table-cell table:formula="of:=[.E673]+[.F675]" office:value-type="float" office:value="7330571636" calcext:value-type="float">
            <text:p>7330571636</text:p>
          </table:table-cell>
          <table:table-cell table:formula="of:=[.F674]+[.G674]" office:value-type="float" office:value="42281292" calcext:value-type="float">
            <text:p>42281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8" calcext:value-type="float">
            <text:p>6478</text:p>
          </table:table-cell>
          <table:table-cell table:formula="of:=[.E674]+[.F676]" office:value-type="float" office:value="7351758140" calcext:value-type="float">
            <text:p>7351758140</text:p>
          </table:table-cell>
          <table:table-cell table:formula="of:=[.F675]+[.G675]" office:value-type="float" office:value="42342436" calcext:value-type="float">
            <text:p>42342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79" calcext:value-type="float">
            <text:p>6479</text:p>
          </table:table-cell>
          <table:table-cell table:formula="of:=[.E675]+[.F677]" office:value-type="float" office:value="7372975216" calcext:value-type="float">
            <text:p>7372975216</text:p>
          </table:table-cell>
          <table:table-cell table:formula="of:=[.F676]+[.G676]" office:value-type="float" office:value="42403580" calcext:value-type="float">
            <text:p>42403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0" calcext:value-type="float">
            <text:p>6480</text:p>
          </table:table-cell>
          <table:table-cell table:formula="of:=[.E676]+[.F678]" office:value-type="float" office:value="7394222864" calcext:value-type="float">
            <text:p>7394222864</text:p>
          </table:table-cell>
          <table:table-cell table:formula="of:=[.F677]+[.G677]" office:value-type="float" office:value="42464724" calcext:value-type="float">
            <text:p>42464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1" calcext:value-type="float">
            <text:p>6481</text:p>
          </table:table-cell>
          <table:table-cell table:formula="of:=[.E677]+[.F679]" office:value-type="float" office:value="7415501084" calcext:value-type="float">
            <text:p>7415501084</text:p>
          </table:table-cell>
          <table:table-cell table:formula="of:=[.F678]+[.G678]" office:value-type="float" office:value="42525868" calcext:value-type="float">
            <text:p>42525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2" calcext:value-type="float">
            <text:p>6482</text:p>
          </table:table-cell>
          <table:table-cell table:formula="of:=[.E678]+[.F680]" office:value-type="float" office:value="7436809876" calcext:value-type="float">
            <text:p>7436809876</text:p>
          </table:table-cell>
          <table:table-cell table:formula="of:=[.F679]+[.G679]" office:value-type="float" office:value="42587012" calcext:value-type="float">
            <text:p>42587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3" calcext:value-type="float">
            <text:p>6483</text:p>
          </table:table-cell>
          <table:table-cell table:formula="of:=[.E679]+[.F681]" office:value-type="float" office:value="7458149240" calcext:value-type="float">
            <text:p>7458149240</text:p>
          </table:table-cell>
          <table:table-cell table:formula="of:=[.F680]+[.G680]" office:value-type="float" office:value="42648156" calcext:value-type="float">
            <text:p>42648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4" calcext:value-type="float">
            <text:p>6484</text:p>
          </table:table-cell>
          <table:table-cell table:formula="of:=[.E680]+[.F682]" office:value-type="float" office:value="7479519176" calcext:value-type="float">
            <text:p>7479519176</text:p>
          </table:table-cell>
          <table:table-cell table:formula="of:=[.F681]+[.G681]" office:value-type="float" office:value="42709300" calcext:value-type="float">
            <text:p>42709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5" calcext:value-type="float">
            <text:p>6485</text:p>
          </table:table-cell>
          <table:table-cell table:formula="of:=[.E681]+[.F683]" office:value-type="float" office:value="7500919684" calcext:value-type="float">
            <text:p>7500919684</text:p>
          </table:table-cell>
          <table:table-cell table:formula="of:=[.F682]+[.G682]" office:value-type="float" office:value="42770444" calcext:value-type="float">
            <text:p>42770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6" calcext:value-type="float">
            <text:p>6486</text:p>
          </table:table-cell>
          <table:table-cell table:formula="of:=[.E682]+[.F684]" office:value-type="float" office:value="7522350764" calcext:value-type="float">
            <text:p>7522350764</text:p>
          </table:table-cell>
          <table:table-cell table:formula="of:=[.F683]+[.G683]" office:value-type="float" office:value="42831588" calcext:value-type="float">
            <text:p>42831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7" calcext:value-type="float">
            <text:p>6487</text:p>
          </table:table-cell>
          <table:table-cell table:formula="of:=[.E683]+[.F685]" office:value-type="float" office:value="7543812416" calcext:value-type="float">
            <text:p>7543812416</text:p>
          </table:table-cell>
          <table:table-cell table:formula="of:=[.F684]+[.G684]" office:value-type="float" office:value="42892732" calcext:value-type="float">
            <text:p>42892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8" calcext:value-type="float">
            <text:p>6488</text:p>
          </table:table-cell>
          <table:table-cell table:formula="of:=[.E684]+[.F686]" office:value-type="float" office:value="7565304640" calcext:value-type="float">
            <text:p>7565304640</text:p>
          </table:table-cell>
          <table:table-cell table:formula="of:=[.F685]+[.G685]" office:value-type="float" office:value="42953876" calcext:value-type="float">
            <text:p>42953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89" calcext:value-type="float">
            <text:p>6489</text:p>
          </table:table-cell>
          <table:table-cell table:formula="of:=[.E685]+[.F687]" office:value-type="float" office:value="7586827436" calcext:value-type="float">
            <text:p>7586827436</text:p>
          </table:table-cell>
          <table:table-cell table:formula="of:=[.F686]+[.G686]" office:value-type="float" office:value="43015020" calcext:value-type="float">
            <text:p>43015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0" calcext:value-type="float">
            <text:p>6490</text:p>
          </table:table-cell>
          <table:table-cell table:formula="of:=[.E686]+[.F688]" office:value-type="float" office:value="7608380804" calcext:value-type="float">
            <text:p>7608380804</text:p>
          </table:table-cell>
          <table:table-cell table:formula="of:=[.F687]+[.G687]" office:value-type="float" office:value="43076164" calcext:value-type="float">
            <text:p>43076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1" calcext:value-type="float">
            <text:p>6491</text:p>
          </table:table-cell>
          <table:table-cell table:formula="of:=[.E687]+[.F689]" office:value-type="float" office:value="7629964744" calcext:value-type="float">
            <text:p>7629964744</text:p>
          </table:table-cell>
          <table:table-cell table:formula="of:=[.F688]+[.G688]" office:value-type="float" office:value="43137308" calcext:value-type="float">
            <text:p>43137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2" calcext:value-type="float">
            <text:p>6492</text:p>
          </table:table-cell>
          <table:table-cell table:formula="of:=[.E688]+[.F690]" office:value-type="float" office:value="7651579256" calcext:value-type="float">
            <text:p>7651579256</text:p>
          </table:table-cell>
          <table:table-cell table:formula="of:=[.F689]+[.G689]" office:value-type="float" office:value="43198452" calcext:value-type="float">
            <text:p>43198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3" calcext:value-type="float">
            <text:p>6493</text:p>
          </table:table-cell>
          <table:table-cell table:formula="of:=[.E689]+[.F691]" office:value-type="float" office:value="7673224340" calcext:value-type="float">
            <text:p>7673224340</text:p>
          </table:table-cell>
          <table:table-cell table:formula="of:=[.F690]+[.G690]" office:value-type="float" office:value="43259596" calcext:value-type="float">
            <text:p>43259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4" calcext:value-type="float">
            <text:p>6494</text:p>
          </table:table-cell>
          <table:table-cell table:formula="of:=[.E690]+[.F692]" office:value-type="float" office:value="7694899996" calcext:value-type="float">
            <text:p>7694899996</text:p>
          </table:table-cell>
          <table:table-cell table:formula="of:=[.F691]+[.G691]" office:value-type="float" office:value="43320740" calcext:value-type="float">
            <text:p>43320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5" calcext:value-type="float">
            <text:p>6495</text:p>
          </table:table-cell>
          <table:table-cell table:formula="of:=[.E691]+[.F693]" office:value-type="float" office:value="7716606224" calcext:value-type="float">
            <text:p>7716606224</text:p>
          </table:table-cell>
          <table:table-cell table:formula="of:=[.F692]+[.G692]" office:value-type="float" office:value="43381884" calcext:value-type="float">
            <text:p>43381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6" calcext:value-type="float">
            <text:p>6496</text:p>
          </table:table-cell>
          <table:table-cell table:formula="of:=[.E692]+[.F694]" office:value-type="float" office:value="7738343024" calcext:value-type="float">
            <text:p>7738343024</text:p>
          </table:table-cell>
          <table:table-cell table:formula="of:=[.F693]+[.G693]" office:value-type="float" office:value="43443028" calcext:value-type="float">
            <text:p>43443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7" calcext:value-type="float">
            <text:p>6497</text:p>
          </table:table-cell>
          <table:table-cell table:formula="of:=[.E693]+[.F695]" office:value-type="float" office:value="7760110396" calcext:value-type="float">
            <text:p>7760110396</text:p>
          </table:table-cell>
          <table:table-cell table:formula="of:=[.F694]+[.G694]" office:value-type="float" office:value="43504172" calcext:value-type="float">
            <text:p>43504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8" calcext:value-type="float">
            <text:p>6498</text:p>
          </table:table-cell>
          <table:table-cell table:formula="of:=[.E694]+[.F696]" office:value-type="float" office:value="7781908340" calcext:value-type="float">
            <text:p>7781908340</text:p>
          </table:table-cell>
          <table:table-cell table:formula="of:=[.F695]+[.G695]" office:value-type="float" office:value="43565316" calcext:value-type="float">
            <text:p>43565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499" calcext:value-type="float">
            <text:p>6499</text:p>
          </table:table-cell>
          <table:table-cell table:formula="of:=[.E695]+[.F697]" office:value-type="float" office:value="7803736856" calcext:value-type="float">
            <text:p>7803736856</text:p>
          </table:table-cell>
          <table:table-cell table:formula="of:=[.F696]+[.G696]" office:value-type="float" office:value="43626460" calcext:value-type="float">
            <text:p>43626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0" calcext:value-type="float">
            <text:p>6500</text:p>
          </table:table-cell>
          <table:table-cell table:formula="of:=[.E696]+[.F698]" office:value-type="float" office:value="7825595944" calcext:value-type="float">
            <text:p>7825595944</text:p>
          </table:table-cell>
          <table:table-cell table:formula="of:=[.F697]+[.G697]" office:value-type="float" office:value="43687604" calcext:value-type="float">
            <text:p>43687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1" calcext:value-type="float">
            <text:p>6501</text:p>
          </table:table-cell>
          <table:table-cell table:formula="of:=[.E697]+[.F699]" office:value-type="float" office:value="7847485604" calcext:value-type="float">
            <text:p>7847485604</text:p>
          </table:table-cell>
          <table:table-cell table:formula="of:=[.F698]+[.G698]" office:value-type="float" office:value="43748748" calcext:value-type="float">
            <text:p>43748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2" calcext:value-type="float">
            <text:p>6502</text:p>
          </table:table-cell>
          <table:table-cell table:formula="of:=[.E698]+[.F700]" office:value-type="float" office:value="7869405836" calcext:value-type="float">
            <text:p>7869405836</text:p>
          </table:table-cell>
          <table:table-cell table:formula="of:=[.F699]+[.G699]" office:value-type="float" office:value="43809892" calcext:value-type="float">
            <text:p>43809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3" calcext:value-type="float">
            <text:p>6503</text:p>
          </table:table-cell>
          <table:table-cell table:formula="of:=[.E699]+[.F701]" office:value-type="float" office:value="7891356640" calcext:value-type="float">
            <text:p>7891356640</text:p>
          </table:table-cell>
          <table:table-cell table:formula="of:=[.F700]+[.G700]" office:value-type="float" office:value="43871036" calcext:value-type="float">
            <text:p>43871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4" calcext:value-type="float">
            <text:p>6504</text:p>
          </table:table-cell>
          <table:table-cell table:formula="of:=[.E700]+[.F702]" office:value-type="float" office:value="7913338016" calcext:value-type="float">
            <text:p>7913338016</text:p>
          </table:table-cell>
          <table:table-cell table:formula="of:=[.F701]+[.G701]" office:value-type="float" office:value="43932180" calcext:value-type="float">
            <text:p>43932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5" calcext:value-type="float">
            <text:p>6505</text:p>
          </table:table-cell>
          <table:table-cell table:formula="of:=[.E701]+[.F703]" office:value-type="float" office:value="7935349964" calcext:value-type="float">
            <text:p>7935349964</text:p>
          </table:table-cell>
          <table:table-cell table:formula="of:=[.F702]+[.G702]" office:value-type="float" office:value="43993324" calcext:value-type="float">
            <text:p>43993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6" calcext:value-type="float">
            <text:p>6506</text:p>
          </table:table-cell>
          <table:table-cell table:formula="of:=[.E702]+[.F704]" office:value-type="float" office:value="7957392484" calcext:value-type="float">
            <text:p>7957392484</text:p>
          </table:table-cell>
          <table:table-cell table:formula="of:=[.F703]+[.G703]" office:value-type="float" office:value="44054468" calcext:value-type="float">
            <text:p>44054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7" calcext:value-type="float">
            <text:p>6507</text:p>
          </table:table-cell>
          <table:table-cell table:formula="of:=[.E703]+[.F705]" office:value-type="float" office:value="7979465576" calcext:value-type="float">
            <text:p>7979465576</text:p>
          </table:table-cell>
          <table:table-cell table:formula="of:=[.F704]+[.G704]" office:value-type="float" office:value="44115612" calcext:value-type="float">
            <text:p>44115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8" calcext:value-type="float">
            <text:p>6508</text:p>
          </table:table-cell>
          <table:table-cell table:formula="of:=[.E704]+[.F706]" office:value-type="float" office:value="8001569240" calcext:value-type="float">
            <text:p>8001569240</text:p>
          </table:table-cell>
          <table:table-cell table:formula="of:=[.F705]+[.G705]" office:value-type="float" office:value="44176756" calcext:value-type="float">
            <text:p>44176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09" calcext:value-type="float">
            <text:p>6509</text:p>
          </table:table-cell>
          <table:table-cell table:formula="of:=[.E705]+[.F707]" office:value-type="float" office:value="8023703476" calcext:value-type="float">
            <text:p>8023703476</text:p>
          </table:table-cell>
          <table:table-cell table:formula="of:=[.F706]+[.G706]" office:value-type="float" office:value="44237900" calcext:value-type="float">
            <text:p>44237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0" calcext:value-type="float">
            <text:p>6510</text:p>
          </table:table-cell>
          <table:table-cell table:formula="of:=[.E706]+[.F708]" office:value-type="float" office:value="8045868284" calcext:value-type="float">
            <text:p>8045868284</text:p>
          </table:table-cell>
          <table:table-cell table:formula="of:=[.F707]+[.G707]" office:value-type="float" office:value="44299044" calcext:value-type="float">
            <text:p>44299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1" calcext:value-type="float">
            <text:p>6511</text:p>
          </table:table-cell>
          <table:table-cell table:formula="of:=[.E707]+[.F709]" office:value-type="float" office:value="8068063664" calcext:value-type="float">
            <text:p>8068063664</text:p>
          </table:table-cell>
          <table:table-cell table:formula="of:=[.F708]+[.G708]" office:value-type="float" office:value="44360188" calcext:value-type="float">
            <text:p>44360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2" calcext:value-type="float">
            <text:p>6512</text:p>
          </table:table-cell>
          <table:table-cell table:formula="of:=[.E708]+[.F710]" office:value-type="float" office:value="8090289616" calcext:value-type="float">
            <text:p>8090289616</text:p>
          </table:table-cell>
          <table:table-cell table:formula="of:=[.F709]+[.G709]" office:value-type="float" office:value="44421332" calcext:value-type="float">
            <text:p>44421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3" calcext:value-type="float">
            <text:p>6513</text:p>
          </table:table-cell>
          <table:table-cell table:formula="of:=[.E709]+[.F711]" office:value-type="float" office:value="8112546140" calcext:value-type="float">
            <text:p>8112546140</text:p>
          </table:table-cell>
          <table:table-cell table:formula="of:=[.F710]+[.G710]" office:value-type="float" office:value="44482476" calcext:value-type="float">
            <text:p>44482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4" calcext:value-type="float">
            <text:p>6514</text:p>
          </table:table-cell>
          <table:table-cell table:formula="of:=[.E710]+[.F712]" office:value-type="float" office:value="8134833236" calcext:value-type="float">
            <text:p>8134833236</text:p>
          </table:table-cell>
          <table:table-cell table:formula="of:=[.F711]+[.G711]" office:value-type="float" office:value="44543620" calcext:value-type="float">
            <text:p>44543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5" calcext:value-type="float">
            <text:p>6515</text:p>
          </table:table-cell>
          <table:table-cell table:formula="of:=[.E711]+[.F713]" office:value-type="float" office:value="8157150904" calcext:value-type="float">
            <text:p>8157150904</text:p>
          </table:table-cell>
          <table:table-cell table:formula="of:=[.F712]+[.G712]" office:value-type="float" office:value="44604764" calcext:value-type="float">
            <text:p>44604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6" calcext:value-type="float">
            <text:p>6516</text:p>
          </table:table-cell>
          <table:table-cell table:formula="of:=[.E712]+[.F714]" office:value-type="float" office:value="8179499144" calcext:value-type="float">
            <text:p>8179499144</text:p>
          </table:table-cell>
          <table:table-cell table:formula="of:=[.F713]+[.G713]" office:value-type="float" office:value="44665908" calcext:value-type="float">
            <text:p>44665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7" calcext:value-type="float">
            <text:p>6517</text:p>
          </table:table-cell>
          <table:table-cell table:formula="of:=[.E713]+[.F715]" office:value-type="float" office:value="8201877956" calcext:value-type="float">
            <text:p>8201877956</text:p>
          </table:table-cell>
          <table:table-cell table:formula="of:=[.F714]+[.G714]" office:value-type="float" office:value="44727052" calcext:value-type="float">
            <text:p>44727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8" calcext:value-type="float">
            <text:p>6518</text:p>
          </table:table-cell>
          <table:table-cell table:formula="of:=[.E714]+[.F716]" office:value-type="float" office:value="8224287340" calcext:value-type="float">
            <text:p>8224287340</text:p>
          </table:table-cell>
          <table:table-cell table:formula="of:=[.F715]+[.G715]" office:value-type="float" office:value="44788196" calcext:value-type="float">
            <text:p>44788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19" calcext:value-type="float">
            <text:p>6519</text:p>
          </table:table-cell>
          <table:table-cell table:formula="of:=[.E715]+[.F717]" office:value-type="float" office:value="8246727296" calcext:value-type="float">
            <text:p>8246727296</text:p>
          </table:table-cell>
          <table:table-cell table:formula="of:=[.F716]+[.G716]" office:value-type="float" office:value="44849340" calcext:value-type="float">
            <text:p>44849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0" calcext:value-type="float">
            <text:p>6520</text:p>
          </table:table-cell>
          <table:table-cell table:formula="of:=[.E716]+[.F718]" office:value-type="float" office:value="8269197824" calcext:value-type="float">
            <text:p>8269197824</text:p>
          </table:table-cell>
          <table:table-cell table:formula="of:=[.F717]+[.G717]" office:value-type="float" office:value="44910484" calcext:value-type="float">
            <text:p>44910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1" calcext:value-type="float">
            <text:p>6521</text:p>
          </table:table-cell>
          <table:table-cell table:formula="of:=[.E717]+[.F719]" office:value-type="float" office:value="8291698924" calcext:value-type="float">
            <text:p>8291698924</text:p>
          </table:table-cell>
          <table:table-cell table:formula="of:=[.F718]+[.G718]" office:value-type="float" office:value="44971628" calcext:value-type="float">
            <text:p>44971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2" calcext:value-type="float">
            <text:p>6522</text:p>
          </table:table-cell>
          <table:table-cell table:formula="of:=[.E718]+[.F720]" office:value-type="float" office:value="8314230596" calcext:value-type="float">
            <text:p>8314230596</text:p>
          </table:table-cell>
          <table:table-cell table:formula="of:=[.F719]+[.G719]" office:value-type="float" office:value="45032772" calcext:value-type="float">
            <text:p>45032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3" calcext:value-type="float">
            <text:p>6523</text:p>
          </table:table-cell>
          <table:table-cell table:formula="of:=[.E719]+[.F721]" office:value-type="float" office:value="8336792840" calcext:value-type="float">
            <text:p>8336792840</text:p>
          </table:table-cell>
          <table:table-cell table:formula="of:=[.F720]+[.G720]" office:value-type="float" office:value="45093916" calcext:value-type="float">
            <text:p>45093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4" calcext:value-type="float">
            <text:p>6524</text:p>
          </table:table-cell>
          <table:table-cell table:formula="of:=[.E720]+[.F722]" office:value-type="float" office:value="8359385656" calcext:value-type="float">
            <text:p>8359385656</text:p>
          </table:table-cell>
          <table:table-cell table:formula="of:=[.F721]+[.G721]" office:value-type="float" office:value="45155060" calcext:value-type="float">
            <text:p>45155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5" calcext:value-type="float">
            <text:p>6525</text:p>
          </table:table-cell>
          <table:table-cell table:formula="of:=[.E721]+[.F723]" office:value-type="float" office:value="8382009044" calcext:value-type="float">
            <text:p>8382009044</text:p>
          </table:table-cell>
          <table:table-cell table:formula="of:=[.F722]+[.G722]" office:value-type="float" office:value="45216204" calcext:value-type="float">
            <text:p>45216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6" calcext:value-type="float">
            <text:p>6526</text:p>
          </table:table-cell>
          <table:table-cell table:formula="of:=[.E722]+[.F724]" office:value-type="float" office:value="8404663004" calcext:value-type="float">
            <text:p>8404663004</text:p>
          </table:table-cell>
          <table:table-cell table:formula="of:=[.F723]+[.G723]" office:value-type="float" office:value="45277348" calcext:value-type="float">
            <text:p>45277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7" calcext:value-type="float">
            <text:p>6527</text:p>
          </table:table-cell>
          <table:table-cell table:formula="of:=[.E723]+[.F725]" office:value-type="float" office:value="8427347536" calcext:value-type="float">
            <text:p>8427347536</text:p>
          </table:table-cell>
          <table:table-cell table:formula="of:=[.F724]+[.G724]" office:value-type="float" office:value="45338492" calcext:value-type="float">
            <text:p>45338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8" calcext:value-type="float">
            <text:p>6528</text:p>
          </table:table-cell>
          <table:table-cell table:formula="of:=[.E724]+[.F726]" office:value-type="float" office:value="8450062640" calcext:value-type="float">
            <text:p>8450062640</text:p>
          </table:table-cell>
          <table:table-cell table:formula="of:=[.F725]+[.G725]" office:value-type="float" office:value="45399636" calcext:value-type="float">
            <text:p>45399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29" calcext:value-type="float">
            <text:p>6529</text:p>
          </table:table-cell>
          <table:table-cell table:formula="of:=[.E725]+[.F727]" office:value-type="float" office:value="8472808316" calcext:value-type="float">
            <text:p>8472808316</text:p>
          </table:table-cell>
          <table:table-cell table:formula="of:=[.F726]+[.G726]" office:value-type="float" office:value="45460780" calcext:value-type="float">
            <text:p>45460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0" calcext:value-type="float">
            <text:p>6530</text:p>
          </table:table-cell>
          <table:table-cell table:formula="of:=[.E726]+[.F728]" office:value-type="float" office:value="8495584564" calcext:value-type="float">
            <text:p>8495584564</text:p>
          </table:table-cell>
          <table:table-cell table:formula="of:=[.F727]+[.G727]" office:value-type="float" office:value="45521924" calcext:value-type="float">
            <text:p>45521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1" calcext:value-type="float">
            <text:p>6531</text:p>
          </table:table-cell>
          <table:table-cell table:formula="of:=[.E727]+[.F729]" office:value-type="float" office:value="8518391384" calcext:value-type="float">
            <text:p>8518391384</text:p>
          </table:table-cell>
          <table:table-cell table:formula="of:=[.F728]+[.G728]" office:value-type="float" office:value="45583068" calcext:value-type="float">
            <text:p>45583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2" calcext:value-type="float">
            <text:p>6532</text:p>
          </table:table-cell>
          <table:table-cell table:formula="of:=[.E728]+[.F730]" office:value-type="float" office:value="8541228776" calcext:value-type="float">
            <text:p>8541228776</text:p>
          </table:table-cell>
          <table:table-cell table:formula="of:=[.F729]+[.G729]" office:value-type="float" office:value="45644212" calcext:value-type="float">
            <text:p>45644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3" calcext:value-type="float">
            <text:p>6533</text:p>
          </table:table-cell>
          <table:table-cell table:formula="of:=[.E729]+[.F731]" office:value-type="float" office:value="8564096740" calcext:value-type="float">
            <text:p>8564096740</text:p>
          </table:table-cell>
          <table:table-cell table:formula="of:=[.F730]+[.G730]" office:value-type="float" office:value="45705356" calcext:value-type="float">
            <text:p>45705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4" calcext:value-type="float">
            <text:p>6534</text:p>
          </table:table-cell>
          <table:table-cell table:formula="of:=[.E730]+[.F732]" office:value-type="float" office:value="8586995276" calcext:value-type="float">
            <text:p>8586995276</text:p>
          </table:table-cell>
          <table:table-cell table:formula="of:=[.F731]+[.G731]" office:value-type="float" office:value="45766500" calcext:value-type="float">
            <text:p>45766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5" calcext:value-type="float">
            <text:p>6535</text:p>
          </table:table-cell>
          <table:table-cell table:formula="of:=[.E731]+[.F733]" office:value-type="float" office:value="8609924384" calcext:value-type="float">
            <text:p>8609924384</text:p>
          </table:table-cell>
          <table:table-cell table:formula="of:=[.F732]+[.G732]" office:value-type="float" office:value="45827644" calcext:value-type="float">
            <text:p>45827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6" calcext:value-type="float">
            <text:p>6536</text:p>
          </table:table-cell>
          <table:table-cell table:formula="of:=[.E732]+[.F734]" office:value-type="float" office:value="8632884064" calcext:value-type="float">
            <text:p>8632884064</text:p>
          </table:table-cell>
          <table:table-cell table:formula="of:=[.F733]+[.G733]" office:value-type="float" office:value="45888788" calcext:value-type="float">
            <text:p>45888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7" calcext:value-type="float">
            <text:p>6537</text:p>
          </table:table-cell>
          <table:table-cell table:formula="of:=[.E733]+[.F735]" office:value-type="float" office:value="8655874316" calcext:value-type="float">
            <text:p>8655874316</text:p>
          </table:table-cell>
          <table:table-cell table:formula="of:=[.F734]+[.G734]" office:value-type="float" office:value="45949932" calcext:value-type="float">
            <text:p>45949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8" calcext:value-type="float">
            <text:p>6538</text:p>
          </table:table-cell>
          <table:table-cell table:formula="of:=[.E734]+[.F736]" office:value-type="float" office:value="8678895140" calcext:value-type="float">
            <text:p>8678895140</text:p>
          </table:table-cell>
          <table:table-cell table:formula="of:=[.F735]+[.G735]" office:value-type="float" office:value="46011076" calcext:value-type="float">
            <text:p>46011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39" calcext:value-type="float">
            <text:p>6539</text:p>
          </table:table-cell>
          <table:table-cell table:formula="of:=[.E735]+[.F737]" office:value-type="float" office:value="8701946536" calcext:value-type="float">
            <text:p>8701946536</text:p>
          </table:table-cell>
          <table:table-cell table:formula="of:=[.F736]+[.G736]" office:value-type="float" office:value="46072220" calcext:value-type="float">
            <text:p>46072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0" calcext:value-type="float">
            <text:p>6540</text:p>
          </table:table-cell>
          <table:table-cell table:formula="of:=[.E736]+[.F738]" office:value-type="float" office:value="8725028504" calcext:value-type="float">
            <text:p>8725028504</text:p>
          </table:table-cell>
          <table:table-cell table:formula="of:=[.F737]+[.G737]" office:value-type="float" office:value="46133364" calcext:value-type="float">
            <text:p>46133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1" calcext:value-type="float">
            <text:p>6541</text:p>
          </table:table-cell>
          <table:table-cell table:formula="of:=[.E737]+[.F739]" office:value-type="float" office:value="8748141044" calcext:value-type="float">
            <text:p>8748141044</text:p>
          </table:table-cell>
          <table:table-cell table:formula="of:=[.F738]+[.G738]" office:value-type="float" office:value="46194508" calcext:value-type="float">
            <text:p>46194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2" calcext:value-type="float">
            <text:p>6542</text:p>
          </table:table-cell>
          <table:table-cell table:formula="of:=[.E738]+[.F740]" office:value-type="float" office:value="8771284156" calcext:value-type="float">
            <text:p>8771284156</text:p>
          </table:table-cell>
          <table:table-cell table:formula="of:=[.F739]+[.G739]" office:value-type="float" office:value="46255652" calcext:value-type="float">
            <text:p>46255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3" calcext:value-type="float">
            <text:p>6543</text:p>
          </table:table-cell>
          <table:table-cell table:formula="of:=[.E739]+[.F741]" office:value-type="float" office:value="8794457840" calcext:value-type="float">
            <text:p>8794457840</text:p>
          </table:table-cell>
          <table:table-cell table:formula="of:=[.F740]+[.G740]" office:value-type="float" office:value="46316796" calcext:value-type="float">
            <text:p>46316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4" calcext:value-type="float">
            <text:p>6544</text:p>
          </table:table-cell>
          <table:table-cell table:formula="of:=[.E740]+[.F742]" office:value-type="float" office:value="8817662096" calcext:value-type="float">
            <text:p>8817662096</text:p>
          </table:table-cell>
          <table:table-cell table:formula="of:=[.F741]+[.G741]" office:value-type="float" office:value="46377940" calcext:value-type="float">
            <text:p>46377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5" calcext:value-type="float">
            <text:p>6545</text:p>
          </table:table-cell>
          <table:table-cell table:formula="of:=[.E741]+[.F743]" office:value-type="float" office:value="8840896924" calcext:value-type="float">
            <text:p>8840896924</text:p>
          </table:table-cell>
          <table:table-cell table:formula="of:=[.F742]+[.G742]" office:value-type="float" office:value="46439084" calcext:value-type="float">
            <text:p>46439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6" calcext:value-type="float">
            <text:p>6546</text:p>
          </table:table-cell>
          <table:table-cell table:formula="of:=[.E742]+[.F744]" office:value-type="float" office:value="8864162324" calcext:value-type="float">
            <text:p>8864162324</text:p>
          </table:table-cell>
          <table:table-cell table:formula="of:=[.F743]+[.G743]" office:value-type="float" office:value="46500228" calcext:value-type="float">
            <text:p>46500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7" calcext:value-type="float">
            <text:p>6547</text:p>
          </table:table-cell>
          <table:table-cell table:formula="of:=[.E743]+[.F745]" office:value-type="float" office:value="8887458296" calcext:value-type="float">
            <text:p>8887458296</text:p>
          </table:table-cell>
          <table:table-cell table:formula="of:=[.F744]+[.G744]" office:value-type="float" office:value="46561372" calcext:value-type="float">
            <text:p>46561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8" calcext:value-type="float">
            <text:p>6548</text:p>
          </table:table-cell>
          <table:table-cell table:formula="of:=[.E744]+[.F746]" office:value-type="float" office:value="8910784840" calcext:value-type="float">
            <text:p>8910784840</text:p>
          </table:table-cell>
          <table:table-cell table:formula="of:=[.F745]+[.G745]" office:value-type="float" office:value="46622516" calcext:value-type="float">
            <text:p>46622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49" calcext:value-type="float">
            <text:p>6549</text:p>
          </table:table-cell>
          <table:table-cell table:formula="of:=[.E745]+[.F747]" office:value-type="float" office:value="8934141956" calcext:value-type="float">
            <text:p>8934141956</text:p>
          </table:table-cell>
          <table:table-cell table:formula="of:=[.F746]+[.G746]" office:value-type="float" office:value="46683660" calcext:value-type="float">
            <text:p>46683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0" calcext:value-type="float">
            <text:p>6550</text:p>
          </table:table-cell>
          <table:table-cell table:formula="of:=[.E746]+[.F748]" office:value-type="float" office:value="8957529644" calcext:value-type="float">
            <text:p>8957529644</text:p>
          </table:table-cell>
          <table:table-cell table:formula="of:=[.F747]+[.G747]" office:value-type="float" office:value="46744804" calcext:value-type="float">
            <text:p>46744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1" calcext:value-type="float">
            <text:p>6551</text:p>
          </table:table-cell>
          <table:table-cell table:formula="of:=[.E747]+[.F749]" office:value-type="float" office:value="8980947904" calcext:value-type="float">
            <text:p>8980947904</text:p>
          </table:table-cell>
          <table:table-cell table:formula="of:=[.F748]+[.G748]" office:value-type="float" office:value="46805948" calcext:value-type="float">
            <text:p>46805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2" calcext:value-type="float">
            <text:p>6552</text:p>
          </table:table-cell>
          <table:table-cell table:formula="of:=[.E748]+[.F750]" office:value-type="float" office:value="9004396736" calcext:value-type="float">
            <text:p>9004396736</text:p>
          </table:table-cell>
          <table:table-cell table:formula="of:=[.F749]+[.G749]" office:value-type="float" office:value="46867092" calcext:value-type="float">
            <text:p>46867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3" calcext:value-type="float">
            <text:p>6553</text:p>
          </table:table-cell>
          <table:table-cell table:formula="of:=[.E749]+[.F751]" office:value-type="float" office:value="9027876140" calcext:value-type="float">
            <text:p>9027876140</text:p>
          </table:table-cell>
          <table:table-cell table:formula="of:=[.F750]+[.G750]" office:value-type="float" office:value="46928236" calcext:value-type="float">
            <text:p>46928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4" calcext:value-type="float">
            <text:p>6554</text:p>
          </table:table-cell>
          <table:table-cell table:formula="of:=[.E750]+[.F752]" office:value-type="float" office:value="9051386116" calcext:value-type="float">
            <text:p>9051386116</text:p>
          </table:table-cell>
          <table:table-cell table:formula="of:=[.F751]+[.G751]" office:value-type="float" office:value="46989380" calcext:value-type="float">
            <text:p>46989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5" calcext:value-type="float">
            <text:p>6555</text:p>
          </table:table-cell>
          <table:table-cell table:formula="of:=[.E751]+[.F753]" office:value-type="float" office:value="9074926664" calcext:value-type="float">
            <text:p>9074926664</text:p>
          </table:table-cell>
          <table:table-cell table:formula="of:=[.F752]+[.G752]" office:value-type="float" office:value="47050524" calcext:value-type="float">
            <text:p>47050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6" calcext:value-type="float">
            <text:p>6556</text:p>
          </table:table-cell>
          <table:table-cell table:formula="of:=[.E752]+[.F754]" office:value-type="float" office:value="9098497784" calcext:value-type="float">
            <text:p>9098497784</text:p>
          </table:table-cell>
          <table:table-cell table:formula="of:=[.F753]+[.G753]" office:value-type="float" office:value="47111668" calcext:value-type="float">
            <text:p>47111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7" calcext:value-type="float">
            <text:p>6557</text:p>
          </table:table-cell>
          <table:table-cell table:formula="of:=[.E753]+[.F755]" office:value-type="float" office:value="9122099476" calcext:value-type="float">
            <text:p>9122099476</text:p>
          </table:table-cell>
          <table:table-cell table:formula="of:=[.F754]+[.G754]" office:value-type="float" office:value="47172812" calcext:value-type="float">
            <text:p>47172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8" calcext:value-type="float">
            <text:p>6558</text:p>
          </table:table-cell>
          <table:table-cell table:formula="of:=[.E754]+[.F756]" office:value-type="float" office:value="9145731740" calcext:value-type="float">
            <text:p>9145731740</text:p>
          </table:table-cell>
          <table:table-cell table:formula="of:=[.F755]+[.G755]" office:value-type="float" office:value="47233956" calcext:value-type="float">
            <text:p>47233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59" calcext:value-type="float">
            <text:p>6559</text:p>
          </table:table-cell>
          <table:table-cell table:formula="of:=[.E755]+[.F757]" office:value-type="float" office:value="9169394576" calcext:value-type="float">
            <text:p>9169394576</text:p>
          </table:table-cell>
          <table:table-cell table:formula="of:=[.F756]+[.G756]" office:value-type="float" office:value="47295100" calcext:value-type="float">
            <text:p>47295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0" calcext:value-type="float">
            <text:p>6560</text:p>
          </table:table-cell>
          <table:table-cell table:formula="of:=[.E756]+[.F758]" office:value-type="float" office:value="9193087984" calcext:value-type="float">
            <text:p>9193087984</text:p>
          </table:table-cell>
          <table:table-cell table:formula="of:=[.F757]+[.G757]" office:value-type="float" office:value="47356244" calcext:value-type="float">
            <text:p>47356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1" calcext:value-type="float">
            <text:p>6561</text:p>
          </table:table-cell>
          <table:table-cell table:formula="of:=[.E757]+[.F759]" office:value-type="float" office:value="9216811964" calcext:value-type="float">
            <text:p>9216811964</text:p>
          </table:table-cell>
          <table:table-cell table:formula="of:=[.F758]+[.G758]" office:value-type="float" office:value="47417388" calcext:value-type="float">
            <text:p>47417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2" calcext:value-type="float">
            <text:p>6562</text:p>
          </table:table-cell>
          <table:table-cell table:formula="of:=[.E758]+[.F760]" office:value-type="float" office:value="9240566516" calcext:value-type="float">
            <text:p>9240566516</text:p>
          </table:table-cell>
          <table:table-cell table:formula="of:=[.F759]+[.G759]" office:value-type="float" office:value="47478532" calcext:value-type="float">
            <text:p>47478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3" calcext:value-type="float">
            <text:p>6563</text:p>
          </table:table-cell>
          <table:table-cell table:formula="of:=[.E759]+[.F761]" office:value-type="float" office:value="9264351640" calcext:value-type="float">
            <text:p>9264351640</text:p>
          </table:table-cell>
          <table:table-cell table:formula="of:=[.F760]+[.G760]" office:value-type="float" office:value="47539676" calcext:value-type="float">
            <text:p>47539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4" calcext:value-type="float">
            <text:p>6564</text:p>
          </table:table-cell>
          <table:table-cell table:formula="of:=[.E760]+[.F762]" office:value-type="float" office:value="9288167336" calcext:value-type="float">
            <text:p>9288167336</text:p>
          </table:table-cell>
          <table:table-cell table:formula="of:=[.F761]+[.G761]" office:value-type="float" office:value="47600820" calcext:value-type="float">
            <text:p>47600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5" calcext:value-type="float">
            <text:p>6565</text:p>
          </table:table-cell>
          <table:table-cell table:formula="of:=[.E761]+[.F763]" office:value-type="float" office:value="9312013604" calcext:value-type="float">
            <text:p>9312013604</text:p>
          </table:table-cell>
          <table:table-cell table:formula="of:=[.F762]+[.G762]" office:value-type="float" office:value="47661964" calcext:value-type="float">
            <text:p>47661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6" calcext:value-type="float">
            <text:p>6566</text:p>
          </table:table-cell>
          <table:table-cell table:formula="of:=[.E762]+[.F764]" office:value-type="float" office:value="9335890444" calcext:value-type="float">
            <text:p>9335890444</text:p>
          </table:table-cell>
          <table:table-cell table:formula="of:=[.F763]+[.G763]" office:value-type="float" office:value="47723108" calcext:value-type="float">
            <text:p>47723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7" calcext:value-type="float">
            <text:p>6567</text:p>
          </table:table-cell>
          <table:table-cell table:formula="of:=[.E763]+[.F765]" office:value-type="float" office:value="9359797856" calcext:value-type="float">
            <text:p>9359797856</text:p>
          </table:table-cell>
          <table:table-cell table:formula="of:=[.F764]+[.G764]" office:value-type="float" office:value="47784252" calcext:value-type="float">
            <text:p>47784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8" calcext:value-type="float">
            <text:p>6568</text:p>
          </table:table-cell>
          <table:table-cell table:formula="of:=[.E764]+[.F766]" office:value-type="float" office:value="9383735840" calcext:value-type="float">
            <text:p>9383735840</text:p>
          </table:table-cell>
          <table:table-cell table:formula="of:=[.F765]+[.G765]" office:value-type="float" office:value="47845396" calcext:value-type="float">
            <text:p>47845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69" calcext:value-type="float">
            <text:p>6569</text:p>
          </table:table-cell>
          <table:table-cell table:formula="of:=[.E765]+[.F767]" office:value-type="float" office:value="9407704396" calcext:value-type="float">
            <text:p>9407704396</text:p>
          </table:table-cell>
          <table:table-cell table:formula="of:=[.F766]+[.G766]" office:value-type="float" office:value="47906540" calcext:value-type="float">
            <text:p>47906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0" calcext:value-type="float">
            <text:p>6570</text:p>
          </table:table-cell>
          <table:table-cell table:formula="of:=[.E766]+[.F768]" office:value-type="float" office:value="9431703524" calcext:value-type="float">
            <text:p>9431703524</text:p>
          </table:table-cell>
          <table:table-cell table:formula="of:=[.F767]+[.G767]" office:value-type="float" office:value="47967684" calcext:value-type="float">
            <text:p>47967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1" calcext:value-type="float">
            <text:p>6571</text:p>
          </table:table-cell>
          <table:table-cell table:formula="of:=[.E767]+[.F769]" office:value-type="float" office:value="9455733224" calcext:value-type="float">
            <text:p>9455733224</text:p>
          </table:table-cell>
          <table:table-cell table:formula="of:=[.F768]+[.G768]" office:value-type="float" office:value="48028828" calcext:value-type="float">
            <text:p>48028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2" calcext:value-type="float">
            <text:p>6572</text:p>
          </table:table-cell>
          <table:table-cell table:formula="of:=[.E768]+[.F770]" office:value-type="float" office:value="9479793496" calcext:value-type="float">
            <text:p>9479793496</text:p>
          </table:table-cell>
          <table:table-cell table:formula="of:=[.F769]+[.G769]" office:value-type="float" office:value="48089972" calcext:value-type="float">
            <text:p>48089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3" calcext:value-type="float">
            <text:p>6573</text:p>
          </table:table-cell>
          <table:table-cell table:formula="of:=[.E769]+[.F771]" office:value-type="float" office:value="9503884340" calcext:value-type="float">
            <text:p>9503884340</text:p>
          </table:table-cell>
          <table:table-cell table:formula="of:=[.F770]+[.G770]" office:value-type="float" office:value="48151116" calcext:value-type="float">
            <text:p>48151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4" calcext:value-type="float">
            <text:p>6574</text:p>
          </table:table-cell>
          <table:table-cell table:formula="of:=[.E770]+[.F772]" office:value-type="float" office:value="9528005756" calcext:value-type="float">
            <text:p>9528005756</text:p>
          </table:table-cell>
          <table:table-cell table:formula="of:=[.F771]+[.G771]" office:value-type="float" office:value="48212260" calcext:value-type="float">
            <text:p>48212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5" calcext:value-type="float">
            <text:p>6575</text:p>
          </table:table-cell>
          <table:table-cell table:formula="of:=[.E771]+[.F773]" office:value-type="float" office:value="9552157744" calcext:value-type="float">
            <text:p>9552157744</text:p>
          </table:table-cell>
          <table:table-cell table:formula="of:=[.F772]+[.G772]" office:value-type="float" office:value="48273404" calcext:value-type="float">
            <text:p>48273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6" calcext:value-type="float">
            <text:p>6576</text:p>
          </table:table-cell>
          <table:table-cell table:formula="of:=[.E772]+[.F774]" office:value-type="float" office:value="9576340304" calcext:value-type="float">
            <text:p>9576340304</text:p>
          </table:table-cell>
          <table:table-cell table:formula="of:=[.F773]+[.G773]" office:value-type="float" office:value="48334548" calcext:value-type="float">
            <text:p>48334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7" calcext:value-type="float">
            <text:p>6577</text:p>
          </table:table-cell>
          <table:table-cell table:formula="of:=[.E773]+[.F775]" office:value-type="float" office:value="9600553436" calcext:value-type="float">
            <text:p>9600553436</text:p>
          </table:table-cell>
          <table:table-cell table:formula="of:=[.F774]+[.G774]" office:value-type="float" office:value="48395692" calcext:value-type="float">
            <text:p>48395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8" calcext:value-type="float">
            <text:p>6578</text:p>
          </table:table-cell>
          <table:table-cell table:formula="of:=[.E774]+[.F776]" office:value-type="float" office:value="9624797140" calcext:value-type="float">
            <text:p>9624797140</text:p>
          </table:table-cell>
          <table:table-cell table:formula="of:=[.F775]+[.G775]" office:value-type="float" office:value="48456836" calcext:value-type="float">
            <text:p>48456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79" calcext:value-type="float">
            <text:p>6579</text:p>
          </table:table-cell>
          <table:table-cell table:formula="of:=[.E775]+[.F777]" office:value-type="float" office:value="9649071416" calcext:value-type="float">
            <text:p>9649071416</text:p>
          </table:table-cell>
          <table:table-cell table:formula="of:=[.F776]+[.G776]" office:value-type="float" office:value="48517980" calcext:value-type="float">
            <text:p>48517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0" calcext:value-type="float">
            <text:p>6580</text:p>
          </table:table-cell>
          <table:table-cell table:formula="of:=[.E776]+[.F778]" office:value-type="float" office:value="9673376264" calcext:value-type="float">
            <text:p>9673376264</text:p>
          </table:table-cell>
          <table:table-cell table:formula="of:=[.F777]+[.G777]" office:value-type="float" office:value="48579124" calcext:value-type="float">
            <text:p>48579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1" calcext:value-type="float">
            <text:p>6581</text:p>
          </table:table-cell>
          <table:table-cell table:formula="of:=[.E777]+[.F779]" office:value-type="float" office:value="9697711684" calcext:value-type="float">
            <text:p>9697711684</text:p>
          </table:table-cell>
          <table:table-cell table:formula="of:=[.F778]+[.G778]" office:value-type="float" office:value="48640268" calcext:value-type="float">
            <text:p>48640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2" calcext:value-type="float">
            <text:p>6582</text:p>
          </table:table-cell>
          <table:table-cell table:formula="of:=[.E778]+[.F780]" office:value-type="float" office:value="9722077676" calcext:value-type="float">
            <text:p>9722077676</text:p>
          </table:table-cell>
          <table:table-cell table:formula="of:=[.F779]+[.G779]" office:value-type="float" office:value="48701412" calcext:value-type="float">
            <text:p>48701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3" calcext:value-type="float">
            <text:p>6583</text:p>
          </table:table-cell>
          <table:table-cell table:formula="of:=[.E779]+[.F781]" office:value-type="float" office:value="9746474240" calcext:value-type="float">
            <text:p>9746474240</text:p>
          </table:table-cell>
          <table:table-cell table:formula="of:=[.F780]+[.G780]" office:value-type="float" office:value="48762556" calcext:value-type="float">
            <text:p>48762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4" calcext:value-type="float">
            <text:p>6584</text:p>
          </table:table-cell>
          <table:table-cell table:formula="of:=[.E780]+[.F782]" office:value-type="float" office:value="9770901376" calcext:value-type="float">
            <text:p>9770901376</text:p>
          </table:table-cell>
          <table:table-cell table:formula="of:=[.F781]+[.G781]" office:value-type="float" office:value="48823700" calcext:value-type="float">
            <text:p>48823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5" calcext:value-type="float">
            <text:p>6585</text:p>
          </table:table-cell>
          <table:table-cell table:formula="of:=[.E781]+[.F783]" office:value-type="float" office:value="9795359084" calcext:value-type="float">
            <text:p>9795359084</text:p>
          </table:table-cell>
          <table:table-cell table:formula="of:=[.F782]+[.G782]" office:value-type="float" office:value="48884844" calcext:value-type="float">
            <text:p>48884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6" calcext:value-type="float">
            <text:p>6586</text:p>
          </table:table-cell>
          <table:table-cell table:formula="of:=[.E782]+[.F784]" office:value-type="float" office:value="9819847364" calcext:value-type="float">
            <text:p>9819847364</text:p>
          </table:table-cell>
          <table:table-cell table:formula="of:=[.F783]+[.G783]" office:value-type="float" office:value="48945988" calcext:value-type="float">
            <text:p>48945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7" calcext:value-type="float">
            <text:p>6587</text:p>
          </table:table-cell>
          <table:table-cell table:formula="of:=[.E783]+[.F785]" office:value-type="float" office:value="9844366216" calcext:value-type="float">
            <text:p>9844366216</text:p>
          </table:table-cell>
          <table:table-cell table:formula="of:=[.F784]+[.G784]" office:value-type="float" office:value="49007132" calcext:value-type="float">
            <text:p>49007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8" calcext:value-type="float">
            <text:p>6588</text:p>
          </table:table-cell>
          <table:table-cell table:formula="of:=[.E784]+[.F786]" office:value-type="float" office:value="9868915640" calcext:value-type="float">
            <text:p>9868915640</text:p>
          </table:table-cell>
          <table:table-cell table:formula="of:=[.F785]+[.G785]" office:value-type="float" office:value="49068276" calcext:value-type="float">
            <text:p>49068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89" calcext:value-type="float">
            <text:p>6589</text:p>
          </table:table-cell>
          <table:table-cell table:formula="of:=[.E785]+[.F787]" office:value-type="float" office:value="9893495636" calcext:value-type="float">
            <text:p>9893495636</text:p>
          </table:table-cell>
          <table:table-cell table:formula="of:=[.F786]+[.G786]" office:value-type="float" office:value="49129420" calcext:value-type="float">
            <text:p>49129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0" calcext:value-type="float">
            <text:p>6590</text:p>
          </table:table-cell>
          <table:table-cell table:formula="of:=[.E786]+[.F788]" office:value-type="float" office:value="9918106204" calcext:value-type="float">
            <text:p>9918106204</text:p>
          </table:table-cell>
          <table:table-cell table:formula="of:=[.F787]+[.G787]" office:value-type="float" office:value="49190564" calcext:value-type="float">
            <text:p>49190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1" calcext:value-type="float">
            <text:p>6591</text:p>
          </table:table-cell>
          <table:table-cell table:formula="of:=[.E787]+[.F789]" office:value-type="float" office:value="9942747344" calcext:value-type="float">
            <text:p>9942747344</text:p>
          </table:table-cell>
          <table:table-cell table:formula="of:=[.F788]+[.G788]" office:value-type="float" office:value="49251708" calcext:value-type="float">
            <text:p>49251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2" calcext:value-type="float">
            <text:p>6592</text:p>
          </table:table-cell>
          <table:table-cell table:formula="of:=[.E788]+[.F790]" office:value-type="float" office:value="9967419056" calcext:value-type="float">
            <text:p>9967419056</text:p>
          </table:table-cell>
          <table:table-cell table:formula="of:=[.F789]+[.G789]" office:value-type="float" office:value="49312852" calcext:value-type="float">
            <text:p>49312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3" calcext:value-type="float">
            <text:p>6593</text:p>
          </table:table-cell>
          <table:table-cell table:formula="of:=[.E789]+[.F791]" office:value-type="float" office:value="9992121340" calcext:value-type="float">
            <text:p>9992121340</text:p>
          </table:table-cell>
          <table:table-cell table:formula="of:=[.F790]+[.G790]" office:value-type="float" office:value="49373996" calcext:value-type="float">
            <text:p>49373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4" calcext:value-type="float">
            <text:p>6594</text:p>
          </table:table-cell>
          <table:table-cell table:formula="of:=[.E790]+[.F792]" office:value-type="float" office:value="10016854196" calcext:value-type="float">
            <text:p>10016854196</text:p>
          </table:table-cell>
          <table:table-cell table:formula="of:=[.F791]+[.G791]" office:value-type="float" office:value="49435140" calcext:value-type="float">
            <text:p>49435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5" calcext:value-type="float">
            <text:p>6595</text:p>
          </table:table-cell>
          <table:table-cell table:formula="of:=[.E791]+[.F793]" office:value-type="float" office:value="10041617624" calcext:value-type="float">
            <text:p>10041617624</text:p>
          </table:table-cell>
          <table:table-cell table:formula="of:=[.F792]+[.G792]" office:value-type="float" office:value="49496284" calcext:value-type="float">
            <text:p>49496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6" calcext:value-type="float">
            <text:p>6596</text:p>
          </table:table-cell>
          <table:table-cell table:formula="of:=[.E792]+[.F794]" office:value-type="float" office:value="10066411624" calcext:value-type="float">
            <text:p>10066411624</text:p>
          </table:table-cell>
          <table:table-cell table:formula="of:=[.F793]+[.G793]" office:value-type="float" office:value="49557428" calcext:value-type="float">
            <text:p>49557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7" calcext:value-type="float">
            <text:p>6597</text:p>
          </table:table-cell>
          <table:table-cell table:formula="of:=[.E793]+[.F795]" office:value-type="float" office:value="10091236196" calcext:value-type="float">
            <text:p>10091236196</text:p>
          </table:table-cell>
          <table:table-cell table:formula="of:=[.F794]+[.G794]" office:value-type="float" office:value="49618572" calcext:value-type="float">
            <text:p>49618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8" calcext:value-type="float">
            <text:p>6598</text:p>
          </table:table-cell>
          <table:table-cell table:formula="of:=[.E794]+[.F796]" office:value-type="float" office:value="10116091340" calcext:value-type="float">
            <text:p>10116091340</text:p>
          </table:table-cell>
          <table:table-cell table:formula="of:=[.F795]+[.G795]" office:value-type="float" office:value="49679716" calcext:value-type="float">
            <text:p>49679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599" calcext:value-type="float">
            <text:p>6599</text:p>
          </table:table-cell>
          <table:table-cell table:formula="of:=[.E795]+[.F797]" office:value-type="float" office:value="10140977056" calcext:value-type="float">
            <text:p>10140977056</text:p>
          </table:table-cell>
          <table:table-cell table:formula="of:=[.F796]+[.G796]" office:value-type="float" office:value="49740860" calcext:value-type="float">
            <text:p>49740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0" calcext:value-type="float">
            <text:p>6600</text:p>
          </table:table-cell>
          <table:table-cell table:formula="of:=[.E796]+[.F798]" office:value-type="float" office:value="10165893344" calcext:value-type="float">
            <text:p>10165893344</text:p>
          </table:table-cell>
          <table:table-cell table:formula="of:=[.F797]+[.G797]" office:value-type="float" office:value="49802004" calcext:value-type="float">
            <text:p>49802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1" calcext:value-type="float">
            <text:p>6601</text:p>
          </table:table-cell>
          <table:table-cell table:formula="of:=[.E797]+[.F799]" office:value-type="float" office:value="10190840204" calcext:value-type="float">
            <text:p>10190840204</text:p>
          </table:table-cell>
          <table:table-cell table:formula="of:=[.F798]+[.G798]" office:value-type="float" office:value="49863148" calcext:value-type="float">
            <text:p>49863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2" calcext:value-type="float">
            <text:p>6602</text:p>
          </table:table-cell>
          <table:table-cell table:formula="of:=[.E798]+[.F800]" office:value-type="float" office:value="10215817636" calcext:value-type="float">
            <text:p>10215817636</text:p>
          </table:table-cell>
          <table:table-cell table:formula="of:=[.F799]+[.G799]" office:value-type="float" office:value="49924292" calcext:value-type="float">
            <text:p>49924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3" calcext:value-type="float">
            <text:p>6603</text:p>
          </table:table-cell>
          <table:table-cell table:formula="of:=[.E799]+[.F801]" office:value-type="float" office:value="10240825640" calcext:value-type="float">
            <text:p>10240825640</text:p>
          </table:table-cell>
          <table:table-cell table:formula="of:=[.F800]+[.G800]" office:value-type="float" office:value="49985436" calcext:value-type="float">
            <text:p>49985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4" calcext:value-type="float">
            <text:p>6604</text:p>
          </table:table-cell>
          <table:table-cell table:formula="of:=[.E800]+[.F802]" office:value-type="float" office:value="10265864216" calcext:value-type="float">
            <text:p>10265864216</text:p>
          </table:table-cell>
          <table:table-cell table:formula="of:=[.F801]+[.G801]" office:value-type="float" office:value="50046580" calcext:value-type="float">
            <text:p>50046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5" calcext:value-type="float">
            <text:p>6605</text:p>
          </table:table-cell>
          <table:table-cell table:formula="of:=[.E801]+[.F803]" office:value-type="float" office:value="10290933364" calcext:value-type="float">
            <text:p>10290933364</text:p>
          </table:table-cell>
          <table:table-cell table:formula="of:=[.F802]+[.G802]" office:value-type="float" office:value="50107724" calcext:value-type="float">
            <text:p>50107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6" calcext:value-type="float">
            <text:p>6606</text:p>
          </table:table-cell>
          <table:table-cell table:formula="of:=[.E802]+[.F804]" office:value-type="float" office:value="10316033084" calcext:value-type="float">
            <text:p>10316033084</text:p>
          </table:table-cell>
          <table:table-cell table:formula="of:=[.F803]+[.G803]" office:value-type="float" office:value="50168868" calcext:value-type="float">
            <text:p>50168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7" calcext:value-type="float">
            <text:p>6607</text:p>
          </table:table-cell>
          <table:table-cell table:formula="of:=[.E803]+[.F805]" office:value-type="float" office:value="10341163376" calcext:value-type="float">
            <text:p>10341163376</text:p>
          </table:table-cell>
          <table:table-cell table:formula="of:=[.F804]+[.G804]" office:value-type="float" office:value="50230012" calcext:value-type="float">
            <text:p>50230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8" calcext:value-type="float">
            <text:p>6608</text:p>
          </table:table-cell>
          <table:table-cell table:formula="of:=[.E804]+[.F806]" office:value-type="float" office:value="10366324240" calcext:value-type="float">
            <text:p>10366324240</text:p>
          </table:table-cell>
          <table:table-cell table:formula="of:=[.F805]+[.G805]" office:value-type="float" office:value="50291156" calcext:value-type="float">
            <text:p>50291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09" calcext:value-type="float">
            <text:p>6609</text:p>
          </table:table-cell>
          <table:table-cell table:formula="of:=[.E805]+[.F807]" office:value-type="float" office:value="10391515676" calcext:value-type="float">
            <text:p>10391515676</text:p>
          </table:table-cell>
          <table:table-cell table:formula="of:=[.F806]+[.G806]" office:value-type="float" office:value="50352300" calcext:value-type="float">
            <text:p>50352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0" calcext:value-type="float">
            <text:p>6610</text:p>
          </table:table-cell>
          <table:table-cell table:formula="of:=[.E806]+[.F808]" office:value-type="float" office:value="10416737684" calcext:value-type="float">
            <text:p>10416737684</text:p>
          </table:table-cell>
          <table:table-cell table:formula="of:=[.F807]+[.G807]" office:value-type="float" office:value="50413444" calcext:value-type="float">
            <text:p>50413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1" calcext:value-type="float">
            <text:p>6611</text:p>
          </table:table-cell>
          <table:table-cell table:formula="of:=[.E807]+[.F809]" office:value-type="float" office:value="10441990264" calcext:value-type="float">
            <text:p>10441990264</text:p>
          </table:table-cell>
          <table:table-cell table:formula="of:=[.F808]+[.G808]" office:value-type="float" office:value="50474588" calcext:value-type="float">
            <text:p>50474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2" calcext:value-type="float">
            <text:p>6612</text:p>
          </table:table-cell>
          <table:table-cell table:formula="of:=[.E808]+[.F810]" office:value-type="float" office:value="10467273416" calcext:value-type="float">
            <text:p>10467273416</text:p>
          </table:table-cell>
          <table:table-cell table:formula="of:=[.F809]+[.G809]" office:value-type="float" office:value="50535732" calcext:value-type="float">
            <text:p>50535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3" calcext:value-type="float">
            <text:p>6613</text:p>
          </table:table-cell>
          <table:table-cell table:formula="of:=[.E809]+[.F811]" office:value-type="float" office:value="10492587140" calcext:value-type="float">
            <text:p>10492587140</text:p>
          </table:table-cell>
          <table:table-cell table:formula="of:=[.F810]+[.G810]" office:value-type="float" office:value="50596876" calcext:value-type="float">
            <text:p>50596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4" calcext:value-type="float">
            <text:p>6614</text:p>
          </table:table-cell>
          <table:table-cell table:formula="of:=[.E810]+[.F812]" office:value-type="float" office:value="10517931436" calcext:value-type="float">
            <text:p>10517931436</text:p>
          </table:table-cell>
          <table:table-cell table:formula="of:=[.F811]+[.G811]" office:value-type="float" office:value="50658020" calcext:value-type="float">
            <text:p>50658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5" calcext:value-type="float">
            <text:p>6615</text:p>
          </table:table-cell>
          <table:table-cell table:formula="of:=[.E811]+[.F813]" office:value-type="float" office:value="10543306304" calcext:value-type="float">
            <text:p>10543306304</text:p>
          </table:table-cell>
          <table:table-cell table:formula="of:=[.F812]+[.G812]" office:value-type="float" office:value="50719164" calcext:value-type="float">
            <text:p>50719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6" calcext:value-type="float">
            <text:p>6616</text:p>
          </table:table-cell>
          <table:table-cell table:formula="of:=[.E812]+[.F814]" office:value-type="float" office:value="10568711744" calcext:value-type="float">
            <text:p>10568711744</text:p>
          </table:table-cell>
          <table:table-cell table:formula="of:=[.F813]+[.G813]" office:value-type="float" office:value="50780308" calcext:value-type="float">
            <text:p>50780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7" calcext:value-type="float">
            <text:p>6617</text:p>
          </table:table-cell>
          <table:table-cell table:formula="of:=[.E813]+[.F815]" office:value-type="float" office:value="10594147756" calcext:value-type="float">
            <text:p>10594147756</text:p>
          </table:table-cell>
          <table:table-cell table:formula="of:=[.F814]+[.G814]" office:value-type="float" office:value="50841452" calcext:value-type="float">
            <text:p>50841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8" calcext:value-type="float">
            <text:p>6618</text:p>
          </table:table-cell>
          <table:table-cell table:formula="of:=[.E814]+[.F816]" office:value-type="float" office:value="10619614340" calcext:value-type="float">
            <text:p>10619614340</text:p>
          </table:table-cell>
          <table:table-cell table:formula="of:=[.F815]+[.G815]" office:value-type="float" office:value="50902596" calcext:value-type="float">
            <text:p>50902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19" calcext:value-type="float">
            <text:p>6619</text:p>
          </table:table-cell>
          <table:table-cell table:formula="of:=[.E815]+[.F817]" office:value-type="float" office:value="10645111496" calcext:value-type="float">
            <text:p>10645111496</text:p>
          </table:table-cell>
          <table:table-cell table:formula="of:=[.F816]+[.G816]" office:value-type="float" office:value="50963740" calcext:value-type="float">
            <text:p>50963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0" calcext:value-type="float">
            <text:p>6620</text:p>
          </table:table-cell>
          <table:table-cell table:formula="of:=[.E816]+[.F818]" office:value-type="float" office:value="10670639224" calcext:value-type="float">
            <text:p>10670639224</text:p>
          </table:table-cell>
          <table:table-cell table:formula="of:=[.F817]+[.G817]" office:value-type="float" office:value="51024884" calcext:value-type="float">
            <text:p>51024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1" calcext:value-type="float">
            <text:p>6621</text:p>
          </table:table-cell>
          <table:table-cell table:formula="of:=[.E817]+[.F819]" office:value-type="float" office:value="10696197524" calcext:value-type="float">
            <text:p>10696197524</text:p>
          </table:table-cell>
          <table:table-cell table:formula="of:=[.F818]+[.G818]" office:value-type="float" office:value="51086028" calcext:value-type="float">
            <text:p>51086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2" calcext:value-type="float">
            <text:p>6622</text:p>
          </table:table-cell>
          <table:table-cell table:formula="of:=[.E818]+[.F820]" office:value-type="float" office:value="10721786396" calcext:value-type="float">
            <text:p>10721786396</text:p>
          </table:table-cell>
          <table:table-cell table:formula="of:=[.F819]+[.G819]" office:value-type="float" office:value="51147172" calcext:value-type="float">
            <text:p>51147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3" calcext:value-type="float">
            <text:p>6623</text:p>
          </table:table-cell>
          <table:table-cell table:formula="of:=[.E819]+[.F821]" office:value-type="float" office:value="10747405840" calcext:value-type="float">
            <text:p>10747405840</text:p>
          </table:table-cell>
          <table:table-cell table:formula="of:=[.F820]+[.G820]" office:value-type="float" office:value="51208316" calcext:value-type="float">
            <text:p>51208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4" calcext:value-type="float">
            <text:p>6624</text:p>
          </table:table-cell>
          <table:table-cell table:formula="of:=[.E820]+[.F822]" office:value-type="float" office:value="10773055856" calcext:value-type="float">
            <text:p>10773055856</text:p>
          </table:table-cell>
          <table:table-cell table:formula="of:=[.F821]+[.G821]" office:value-type="float" office:value="51269460" calcext:value-type="float">
            <text:p>51269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5" calcext:value-type="float">
            <text:p>6625</text:p>
          </table:table-cell>
          <table:table-cell table:formula="of:=[.E821]+[.F823]" office:value-type="float" office:value="10798736444" calcext:value-type="float">
            <text:p>10798736444</text:p>
          </table:table-cell>
          <table:table-cell table:formula="of:=[.F822]+[.G822]" office:value-type="float" office:value="51330604" calcext:value-type="float">
            <text:p>51330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6" calcext:value-type="float">
            <text:p>6626</text:p>
          </table:table-cell>
          <table:table-cell table:formula="of:=[.E822]+[.F824]" office:value-type="float" office:value="10824447604" calcext:value-type="float">
            <text:p>10824447604</text:p>
          </table:table-cell>
          <table:table-cell table:formula="of:=[.F823]+[.G823]" office:value-type="float" office:value="51391748" calcext:value-type="float">
            <text:p>51391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7" calcext:value-type="float">
            <text:p>6627</text:p>
          </table:table-cell>
          <table:table-cell table:formula="of:=[.E823]+[.F825]" office:value-type="float" office:value="10850189336" calcext:value-type="float">
            <text:p>10850189336</text:p>
          </table:table-cell>
          <table:table-cell table:formula="of:=[.F824]+[.G824]" office:value-type="float" office:value="51452892" calcext:value-type="float">
            <text:p>51452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8" calcext:value-type="float">
            <text:p>6628</text:p>
          </table:table-cell>
          <table:table-cell table:formula="of:=[.E824]+[.F826]" office:value-type="float" office:value="10875961640" calcext:value-type="float">
            <text:p>10875961640</text:p>
          </table:table-cell>
          <table:table-cell table:formula="of:=[.F825]+[.G825]" office:value-type="float" office:value="51514036" calcext:value-type="float">
            <text:p>51514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29" calcext:value-type="float">
            <text:p>6629</text:p>
          </table:table-cell>
          <table:table-cell table:formula="of:=[.E825]+[.F827]" office:value-type="float" office:value="10901764516" calcext:value-type="float">
            <text:p>10901764516</text:p>
          </table:table-cell>
          <table:table-cell table:formula="of:=[.F826]+[.G826]" office:value-type="float" office:value="51575180" calcext:value-type="float">
            <text:p>51575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0" calcext:value-type="float">
            <text:p>6630</text:p>
          </table:table-cell>
          <table:table-cell table:formula="of:=[.E826]+[.F828]" office:value-type="float" office:value="10927597964" calcext:value-type="float">
            <text:p>10927597964</text:p>
          </table:table-cell>
          <table:table-cell table:formula="of:=[.F827]+[.G827]" office:value-type="float" office:value="51636324" calcext:value-type="float">
            <text:p>51636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1" calcext:value-type="float">
            <text:p>6631</text:p>
          </table:table-cell>
          <table:table-cell table:formula="of:=[.E827]+[.F829]" office:value-type="float" office:value="10953461984" calcext:value-type="float">
            <text:p>10953461984</text:p>
          </table:table-cell>
          <table:table-cell table:formula="of:=[.F828]+[.G828]" office:value-type="float" office:value="51697468" calcext:value-type="float">
            <text:p>51697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2" calcext:value-type="float">
            <text:p>6632</text:p>
          </table:table-cell>
          <table:table-cell table:formula="of:=[.E828]+[.F830]" office:value-type="float" office:value="10979356576" calcext:value-type="float">
            <text:p>10979356576</text:p>
          </table:table-cell>
          <table:table-cell table:formula="of:=[.F829]+[.G829]" office:value-type="float" office:value="51758612" calcext:value-type="float">
            <text:p>51758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3" calcext:value-type="float">
            <text:p>6633</text:p>
          </table:table-cell>
          <table:table-cell table:formula="of:=[.E829]+[.F831]" office:value-type="float" office:value="11005281740" calcext:value-type="float">
            <text:p>11005281740</text:p>
          </table:table-cell>
          <table:table-cell table:formula="of:=[.F830]+[.G830]" office:value-type="float" office:value="51819756" calcext:value-type="float">
            <text:p>51819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4" calcext:value-type="float">
            <text:p>6634</text:p>
          </table:table-cell>
          <table:table-cell table:formula="of:=[.E830]+[.F832]" office:value-type="float" office:value="11031237476" calcext:value-type="float">
            <text:p>11031237476</text:p>
          </table:table-cell>
          <table:table-cell table:formula="of:=[.F831]+[.G831]" office:value-type="float" office:value="51880900" calcext:value-type="float">
            <text:p>51880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5" calcext:value-type="float">
            <text:p>6635</text:p>
          </table:table-cell>
          <table:table-cell table:formula="of:=[.E831]+[.F833]" office:value-type="float" office:value="11057223784" calcext:value-type="float">
            <text:p>11057223784</text:p>
          </table:table-cell>
          <table:table-cell table:formula="of:=[.F832]+[.G832]" office:value-type="float" office:value="51942044" calcext:value-type="float">
            <text:p>51942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6" calcext:value-type="float">
            <text:p>6636</text:p>
          </table:table-cell>
          <table:table-cell table:formula="of:=[.E832]+[.F834]" office:value-type="float" office:value="11083240664" calcext:value-type="float">
            <text:p>11083240664</text:p>
          </table:table-cell>
          <table:table-cell table:formula="of:=[.F833]+[.G833]" office:value-type="float" office:value="52003188" calcext:value-type="float">
            <text:p>52003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7" calcext:value-type="float">
            <text:p>6637</text:p>
          </table:table-cell>
          <table:table-cell table:formula="of:=[.E833]+[.F835]" office:value-type="float" office:value="11109288116" calcext:value-type="float">
            <text:p>11109288116</text:p>
          </table:table-cell>
          <table:table-cell table:formula="of:=[.F834]+[.G834]" office:value-type="float" office:value="52064332" calcext:value-type="float">
            <text:p>52064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8" calcext:value-type="float">
            <text:p>6638</text:p>
          </table:table-cell>
          <table:table-cell table:formula="of:=[.E834]+[.F836]" office:value-type="float" office:value="11135366140" calcext:value-type="float">
            <text:p>11135366140</text:p>
          </table:table-cell>
          <table:table-cell table:formula="of:=[.F835]+[.G835]" office:value-type="float" office:value="52125476" calcext:value-type="float">
            <text:p>52125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39" calcext:value-type="float">
            <text:p>6639</text:p>
          </table:table-cell>
          <table:table-cell table:formula="of:=[.E835]+[.F837]" office:value-type="float" office:value="11161474736" calcext:value-type="float">
            <text:p>11161474736</text:p>
          </table:table-cell>
          <table:table-cell table:formula="of:=[.F836]+[.G836]" office:value-type="float" office:value="52186620" calcext:value-type="float">
            <text:p>52186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0" calcext:value-type="float">
            <text:p>6640</text:p>
          </table:table-cell>
          <table:table-cell table:formula="of:=[.E836]+[.F838]" office:value-type="float" office:value="11187613904" calcext:value-type="float">
            <text:p>11187613904</text:p>
          </table:table-cell>
          <table:table-cell table:formula="of:=[.F837]+[.G837]" office:value-type="float" office:value="52247764" calcext:value-type="float">
            <text:p>52247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1" calcext:value-type="float">
            <text:p>6641</text:p>
          </table:table-cell>
          <table:table-cell table:formula="of:=[.E837]+[.F839]" office:value-type="float" office:value="11213783644" calcext:value-type="float">
            <text:p>11213783644</text:p>
          </table:table-cell>
          <table:table-cell table:formula="of:=[.F838]+[.G838]" office:value-type="float" office:value="52308908" calcext:value-type="float">
            <text:p>52308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2" calcext:value-type="float">
            <text:p>6642</text:p>
          </table:table-cell>
          <table:table-cell table:formula="of:=[.E838]+[.F840]" office:value-type="float" office:value="11239983956" calcext:value-type="float">
            <text:p>11239983956</text:p>
          </table:table-cell>
          <table:table-cell table:formula="of:=[.F839]+[.G839]" office:value-type="float" office:value="52370052" calcext:value-type="float">
            <text:p>52370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3" calcext:value-type="float">
            <text:p>6643</text:p>
          </table:table-cell>
          <table:table-cell table:formula="of:=[.E839]+[.F841]" office:value-type="float" office:value="11266214840" calcext:value-type="float">
            <text:p>11266214840</text:p>
          </table:table-cell>
          <table:table-cell table:formula="of:=[.F840]+[.G840]" office:value-type="float" office:value="52431196" calcext:value-type="float">
            <text:p>52431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4" calcext:value-type="float">
            <text:p>6644</text:p>
          </table:table-cell>
          <table:table-cell table:formula="of:=[.E840]+[.F842]" office:value-type="float" office:value="11292476296" calcext:value-type="float">
            <text:p>11292476296</text:p>
          </table:table-cell>
          <table:table-cell table:formula="of:=[.F841]+[.G841]" office:value-type="float" office:value="52492340" calcext:value-type="float">
            <text:p>52492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5" calcext:value-type="float">
            <text:p>6645</text:p>
          </table:table-cell>
          <table:table-cell table:formula="of:=[.E841]+[.F843]" office:value-type="float" office:value="11318768324" calcext:value-type="float">
            <text:p>11318768324</text:p>
          </table:table-cell>
          <table:table-cell table:formula="of:=[.F842]+[.G842]" office:value-type="float" office:value="52553484" calcext:value-type="float">
            <text:p>52553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6" calcext:value-type="float">
            <text:p>6646</text:p>
          </table:table-cell>
          <table:table-cell table:formula="of:=[.E842]+[.F844]" office:value-type="float" office:value="11345090924" calcext:value-type="float">
            <text:p>11345090924</text:p>
          </table:table-cell>
          <table:table-cell table:formula="of:=[.F843]+[.G843]" office:value-type="float" office:value="52614628" calcext:value-type="float">
            <text:p>52614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7" calcext:value-type="float">
            <text:p>6647</text:p>
          </table:table-cell>
          <table:table-cell table:formula="of:=[.E843]+[.F845]" office:value-type="float" office:value="11371444096" calcext:value-type="float">
            <text:p>11371444096</text:p>
          </table:table-cell>
          <table:table-cell table:formula="of:=[.F844]+[.G844]" office:value-type="float" office:value="52675772" calcext:value-type="float">
            <text:p>52675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8" calcext:value-type="float">
            <text:p>6648</text:p>
          </table:table-cell>
          <table:table-cell table:formula="of:=[.E844]+[.F846]" office:value-type="float" office:value="11397827840" calcext:value-type="float">
            <text:p>11397827840</text:p>
          </table:table-cell>
          <table:table-cell table:formula="of:=[.F845]+[.G845]" office:value-type="float" office:value="52736916" calcext:value-type="float">
            <text:p>52736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49" calcext:value-type="float">
            <text:p>6649</text:p>
          </table:table-cell>
          <table:table-cell table:formula="of:=[.E845]+[.F847]" office:value-type="float" office:value="11424242156" calcext:value-type="float">
            <text:p>11424242156</text:p>
          </table:table-cell>
          <table:table-cell table:formula="of:=[.F846]+[.G846]" office:value-type="float" office:value="52798060" calcext:value-type="float">
            <text:p>52798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0" calcext:value-type="float">
            <text:p>6650</text:p>
          </table:table-cell>
          <table:table-cell table:formula="of:=[.E846]+[.F848]" office:value-type="float" office:value="11450687044" calcext:value-type="float">
            <text:p>11450687044</text:p>
          </table:table-cell>
          <table:table-cell table:formula="of:=[.F847]+[.G847]" office:value-type="float" office:value="52859204" calcext:value-type="float">
            <text:p>52859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1" calcext:value-type="float">
            <text:p>6651</text:p>
          </table:table-cell>
          <table:table-cell table:formula="of:=[.E847]+[.F849]" office:value-type="float" office:value="11477162504" calcext:value-type="float">
            <text:p>11477162504</text:p>
          </table:table-cell>
          <table:table-cell table:formula="of:=[.F848]+[.G848]" office:value-type="float" office:value="52920348" calcext:value-type="float">
            <text:p>52920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2" calcext:value-type="float">
            <text:p>6652</text:p>
          </table:table-cell>
          <table:table-cell table:formula="of:=[.E848]+[.F850]" office:value-type="float" office:value="11503668536" calcext:value-type="float">
            <text:p>11503668536</text:p>
          </table:table-cell>
          <table:table-cell table:formula="of:=[.F849]+[.G849]" office:value-type="float" office:value="52981492" calcext:value-type="float">
            <text:p>52981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3" calcext:value-type="float">
            <text:p>6653</text:p>
          </table:table-cell>
          <table:table-cell table:formula="of:=[.E849]+[.F851]" office:value-type="float" office:value="11530205140" calcext:value-type="float">
            <text:p>11530205140</text:p>
          </table:table-cell>
          <table:table-cell table:formula="of:=[.F850]+[.G850]" office:value-type="float" office:value="53042636" calcext:value-type="float">
            <text:p>53042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4" calcext:value-type="float">
            <text:p>6654</text:p>
          </table:table-cell>
          <table:table-cell table:formula="of:=[.E850]+[.F852]" office:value-type="float" office:value="11556772316" calcext:value-type="float">
            <text:p>11556772316</text:p>
          </table:table-cell>
          <table:table-cell table:formula="of:=[.F851]+[.G851]" office:value-type="float" office:value="53103780" calcext:value-type="float">
            <text:p>53103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5" calcext:value-type="float">
            <text:p>6655</text:p>
          </table:table-cell>
          <table:table-cell table:formula="of:=[.E851]+[.F853]" office:value-type="float" office:value="11583370064" calcext:value-type="float">
            <text:p>11583370064</text:p>
          </table:table-cell>
          <table:table-cell table:formula="of:=[.F852]+[.G852]" office:value-type="float" office:value="53164924" calcext:value-type="float">
            <text:p>53164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6" calcext:value-type="float">
            <text:p>6656</text:p>
          </table:table-cell>
          <table:table-cell table:formula="of:=[.E852]+[.F854]" office:value-type="float" office:value="11609998384" calcext:value-type="float">
            <text:p>11609998384</text:p>
          </table:table-cell>
          <table:table-cell table:formula="of:=[.F853]+[.G853]" office:value-type="float" office:value="53226068" calcext:value-type="float">
            <text:p>53226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7" calcext:value-type="float">
            <text:p>6657</text:p>
          </table:table-cell>
          <table:table-cell table:formula="of:=[.E853]+[.F855]" office:value-type="float" office:value="11636657276" calcext:value-type="float">
            <text:p>11636657276</text:p>
          </table:table-cell>
          <table:table-cell table:formula="of:=[.F854]+[.G854]" office:value-type="float" office:value="53287212" calcext:value-type="float">
            <text:p>53287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8" calcext:value-type="float">
            <text:p>6658</text:p>
          </table:table-cell>
          <table:table-cell table:formula="of:=[.E854]+[.F856]" office:value-type="float" office:value="11663346740" calcext:value-type="float">
            <text:p>11663346740</text:p>
          </table:table-cell>
          <table:table-cell table:formula="of:=[.F855]+[.G855]" office:value-type="float" office:value="53348356" calcext:value-type="float">
            <text:p>53348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59" calcext:value-type="float">
            <text:p>6659</text:p>
          </table:table-cell>
          <table:table-cell table:formula="of:=[.E855]+[.F857]" office:value-type="float" office:value="11690066776" calcext:value-type="float">
            <text:p>11690066776</text:p>
          </table:table-cell>
          <table:table-cell table:formula="of:=[.F856]+[.G856]" office:value-type="float" office:value="53409500" calcext:value-type="float">
            <text:p>53409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0" calcext:value-type="float">
            <text:p>6660</text:p>
          </table:table-cell>
          <table:table-cell table:formula="of:=[.E856]+[.F858]" office:value-type="float" office:value="11716817384" calcext:value-type="float">
            <text:p>11716817384</text:p>
          </table:table-cell>
          <table:table-cell table:formula="of:=[.F857]+[.G857]" office:value-type="float" office:value="53470644" calcext:value-type="float">
            <text:p>53470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1" calcext:value-type="float">
            <text:p>6661</text:p>
          </table:table-cell>
          <table:table-cell table:formula="of:=[.E857]+[.F859]" office:value-type="float" office:value="11743598564" calcext:value-type="float">
            <text:p>11743598564</text:p>
          </table:table-cell>
          <table:table-cell table:formula="of:=[.F858]+[.G858]" office:value-type="float" office:value="53531788" calcext:value-type="float">
            <text:p>53531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2" calcext:value-type="float">
            <text:p>6662</text:p>
          </table:table-cell>
          <table:table-cell table:formula="of:=[.E858]+[.F860]" office:value-type="float" office:value="11770410316" calcext:value-type="float">
            <text:p>11770410316</text:p>
          </table:table-cell>
          <table:table-cell table:formula="of:=[.F859]+[.G859]" office:value-type="float" office:value="53592932" calcext:value-type="float">
            <text:p>53592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3" calcext:value-type="float">
            <text:p>6663</text:p>
          </table:table-cell>
          <table:table-cell table:formula="of:=[.E859]+[.F861]" office:value-type="float" office:value="11797252640" calcext:value-type="float">
            <text:p>11797252640</text:p>
          </table:table-cell>
          <table:table-cell table:formula="of:=[.F860]+[.G860]" office:value-type="float" office:value="53654076" calcext:value-type="float">
            <text:p>53654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4" calcext:value-type="float">
            <text:p>6664</text:p>
          </table:table-cell>
          <table:table-cell table:formula="of:=[.E860]+[.F862]" office:value-type="float" office:value="11824125536" calcext:value-type="float">
            <text:p>11824125536</text:p>
          </table:table-cell>
          <table:table-cell table:formula="of:=[.F861]+[.G861]" office:value-type="float" office:value="53715220" calcext:value-type="float">
            <text:p>53715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5" calcext:value-type="float">
            <text:p>6665</text:p>
          </table:table-cell>
          <table:table-cell table:formula="of:=[.E861]+[.F863]" office:value-type="float" office:value="11851029004" calcext:value-type="float">
            <text:p>11851029004</text:p>
          </table:table-cell>
          <table:table-cell table:formula="of:=[.F862]+[.G862]" office:value-type="float" office:value="53776364" calcext:value-type="float">
            <text:p>53776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6" calcext:value-type="float">
            <text:p>6666</text:p>
          </table:table-cell>
          <table:table-cell table:formula="of:=[.E862]+[.F864]" office:value-type="float" office:value="11877963044" calcext:value-type="float">
            <text:p>11877963044</text:p>
          </table:table-cell>
          <table:table-cell table:formula="of:=[.F863]+[.G863]" office:value-type="float" office:value="53837508" calcext:value-type="float">
            <text:p>53837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7" calcext:value-type="float">
            <text:p>6667</text:p>
          </table:table-cell>
          <table:table-cell table:formula="of:=[.E863]+[.F865]" office:value-type="float" office:value="11904927656" calcext:value-type="float">
            <text:p>11904927656</text:p>
          </table:table-cell>
          <table:table-cell table:formula="of:=[.F864]+[.G864]" office:value-type="float" office:value="53898652" calcext:value-type="float">
            <text:p>53898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8" calcext:value-type="float">
            <text:p>6668</text:p>
          </table:table-cell>
          <table:table-cell table:formula="of:=[.E864]+[.F866]" office:value-type="float" office:value="11931922840" calcext:value-type="float">
            <text:p>11931922840</text:p>
          </table:table-cell>
          <table:table-cell table:formula="of:=[.F865]+[.G865]" office:value-type="float" office:value="53959796" calcext:value-type="float">
            <text:p>53959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69" calcext:value-type="float">
            <text:p>6669</text:p>
          </table:table-cell>
          <table:table-cell table:formula="of:=[.E865]+[.F867]" office:value-type="float" office:value="11958948596" calcext:value-type="float">
            <text:p>11958948596</text:p>
          </table:table-cell>
          <table:table-cell table:formula="of:=[.F866]+[.G866]" office:value-type="float" office:value="54020940" calcext:value-type="float">
            <text:p>54020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0" calcext:value-type="float">
            <text:p>6670</text:p>
          </table:table-cell>
          <table:table-cell table:formula="of:=[.E866]+[.F868]" office:value-type="float" office:value="11986004924" calcext:value-type="float">
            <text:p>11986004924</text:p>
          </table:table-cell>
          <table:table-cell table:formula="of:=[.F867]+[.G867]" office:value-type="float" office:value="54082084" calcext:value-type="float">
            <text:p>54082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1" calcext:value-type="float">
            <text:p>6671</text:p>
          </table:table-cell>
          <table:table-cell table:formula="of:=[.E867]+[.F869]" office:value-type="float" office:value="12013091824" calcext:value-type="float">
            <text:p>12013091824</text:p>
          </table:table-cell>
          <table:table-cell table:formula="of:=[.F868]+[.G868]" office:value-type="float" office:value="54143228" calcext:value-type="float">
            <text:p>54143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2" calcext:value-type="float">
            <text:p>6672</text:p>
          </table:table-cell>
          <table:table-cell table:formula="of:=[.E868]+[.F870]" office:value-type="float" office:value="12040209296" calcext:value-type="float">
            <text:p>12040209296</text:p>
          </table:table-cell>
          <table:table-cell table:formula="of:=[.F869]+[.G869]" office:value-type="float" office:value="54204372" calcext:value-type="float">
            <text:p>54204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3" calcext:value-type="float">
            <text:p>6673</text:p>
          </table:table-cell>
          <table:table-cell table:formula="of:=[.E869]+[.F871]" office:value-type="float" office:value="12067357340" calcext:value-type="float">
            <text:p>12067357340</text:p>
          </table:table-cell>
          <table:table-cell table:formula="of:=[.F870]+[.G870]" office:value-type="float" office:value="54265516" calcext:value-type="float">
            <text:p>54265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4" calcext:value-type="float">
            <text:p>6674</text:p>
          </table:table-cell>
          <table:table-cell table:formula="of:=[.E870]+[.F872]" office:value-type="float" office:value="12094535956" calcext:value-type="float">
            <text:p>12094535956</text:p>
          </table:table-cell>
          <table:table-cell table:formula="of:=[.F871]+[.G871]" office:value-type="float" office:value="54326660" calcext:value-type="float">
            <text:p>54326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5" calcext:value-type="float">
            <text:p>6675</text:p>
          </table:table-cell>
          <table:table-cell table:formula="of:=[.E871]+[.F873]" office:value-type="float" office:value="12121745144" calcext:value-type="float">
            <text:p>12121745144</text:p>
          </table:table-cell>
          <table:table-cell table:formula="of:=[.F872]+[.G872]" office:value-type="float" office:value="54387804" calcext:value-type="float">
            <text:p>54387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6" calcext:value-type="float">
            <text:p>6676</text:p>
          </table:table-cell>
          <table:table-cell table:formula="of:=[.E872]+[.F874]" office:value-type="float" office:value="12148984904" calcext:value-type="float">
            <text:p>12148984904</text:p>
          </table:table-cell>
          <table:table-cell table:formula="of:=[.F873]+[.G873]" office:value-type="float" office:value="54448948" calcext:value-type="float">
            <text:p>54448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7" calcext:value-type="float">
            <text:p>6677</text:p>
          </table:table-cell>
          <table:table-cell table:formula="of:=[.E873]+[.F875]" office:value-type="float" office:value="12176255236" calcext:value-type="float">
            <text:p>12176255236</text:p>
          </table:table-cell>
          <table:table-cell table:formula="of:=[.F874]+[.G874]" office:value-type="float" office:value="54510092" calcext:value-type="float">
            <text:p>54510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8" calcext:value-type="float">
            <text:p>6678</text:p>
          </table:table-cell>
          <table:table-cell table:formula="of:=[.E874]+[.F876]" office:value-type="float" office:value="12203556140" calcext:value-type="float">
            <text:p>12203556140</text:p>
          </table:table-cell>
          <table:table-cell table:formula="of:=[.F875]+[.G875]" office:value-type="float" office:value="54571236" calcext:value-type="float">
            <text:p>54571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79" calcext:value-type="float">
            <text:p>6679</text:p>
          </table:table-cell>
          <table:table-cell table:formula="of:=[.E875]+[.F877]" office:value-type="float" office:value="12230887616" calcext:value-type="float">
            <text:p>12230887616</text:p>
          </table:table-cell>
          <table:table-cell table:formula="of:=[.F876]+[.G876]" office:value-type="float" office:value="54632380" calcext:value-type="float">
            <text:p>54632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0" calcext:value-type="float">
            <text:p>6680</text:p>
          </table:table-cell>
          <table:table-cell table:formula="of:=[.E876]+[.F878]" office:value-type="float" office:value="12258249664" calcext:value-type="float">
            <text:p>12258249664</text:p>
          </table:table-cell>
          <table:table-cell table:formula="of:=[.F877]+[.G877]" office:value-type="float" office:value="54693524" calcext:value-type="float">
            <text:p>54693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1" calcext:value-type="float">
            <text:p>6681</text:p>
          </table:table-cell>
          <table:table-cell table:formula="of:=[.E877]+[.F879]" office:value-type="float" office:value="12285642284" calcext:value-type="float">
            <text:p>12285642284</text:p>
          </table:table-cell>
          <table:table-cell table:formula="of:=[.F878]+[.G878]" office:value-type="float" office:value="54754668" calcext:value-type="float">
            <text:p>54754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2" calcext:value-type="float">
            <text:p>6682</text:p>
          </table:table-cell>
          <table:table-cell table:formula="of:=[.E878]+[.F880]" office:value-type="float" office:value="12313065476" calcext:value-type="float">
            <text:p>12313065476</text:p>
          </table:table-cell>
          <table:table-cell table:formula="of:=[.F879]+[.G879]" office:value-type="float" office:value="54815812" calcext:value-type="float">
            <text:p>54815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3" calcext:value-type="float">
            <text:p>6683</text:p>
          </table:table-cell>
          <table:table-cell table:formula="of:=[.E879]+[.F881]" office:value-type="float" office:value="12340519240" calcext:value-type="float">
            <text:p>12340519240</text:p>
          </table:table-cell>
          <table:table-cell table:formula="of:=[.F880]+[.G880]" office:value-type="float" office:value="54876956" calcext:value-type="float">
            <text:p>54876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4" calcext:value-type="float">
            <text:p>6684</text:p>
          </table:table-cell>
          <table:table-cell table:formula="of:=[.E880]+[.F882]" office:value-type="float" office:value="12368003576" calcext:value-type="float">
            <text:p>12368003576</text:p>
          </table:table-cell>
          <table:table-cell table:formula="of:=[.F881]+[.G881]" office:value-type="float" office:value="54938100" calcext:value-type="float">
            <text:p>54938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5" calcext:value-type="float">
            <text:p>6685</text:p>
          </table:table-cell>
          <table:table-cell table:formula="of:=[.E881]+[.F883]" office:value-type="float" office:value="12395518484" calcext:value-type="float">
            <text:p>12395518484</text:p>
          </table:table-cell>
          <table:table-cell table:formula="of:=[.F882]+[.G882]" office:value-type="float" office:value="54999244" calcext:value-type="float">
            <text:p>54999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6" calcext:value-type="float">
            <text:p>6686</text:p>
          </table:table-cell>
          <table:table-cell table:formula="of:=[.E882]+[.F884]" office:value-type="float" office:value="12423063964" calcext:value-type="float">
            <text:p>12423063964</text:p>
          </table:table-cell>
          <table:table-cell table:formula="of:=[.F883]+[.G883]" office:value-type="float" office:value="55060388" calcext:value-type="float">
            <text:p>55060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7" calcext:value-type="float">
            <text:p>6687</text:p>
          </table:table-cell>
          <table:table-cell table:formula="of:=[.E883]+[.F885]" office:value-type="float" office:value="12450640016" calcext:value-type="float">
            <text:p>12450640016</text:p>
          </table:table-cell>
          <table:table-cell table:formula="of:=[.F884]+[.G884]" office:value-type="float" office:value="55121532" calcext:value-type="float">
            <text:p>55121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8" calcext:value-type="float">
            <text:p>6688</text:p>
          </table:table-cell>
          <table:table-cell table:formula="of:=[.E884]+[.F886]" office:value-type="float" office:value="12478246640" calcext:value-type="float">
            <text:p>12478246640</text:p>
          </table:table-cell>
          <table:table-cell table:formula="of:=[.F885]+[.G885]" office:value-type="float" office:value="55182676" calcext:value-type="float">
            <text:p>55182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89" calcext:value-type="float">
            <text:p>6689</text:p>
          </table:table-cell>
          <table:table-cell table:formula="of:=[.E885]+[.F887]" office:value-type="float" office:value="12505883836" calcext:value-type="float">
            <text:p>12505883836</text:p>
          </table:table-cell>
          <table:table-cell table:formula="of:=[.F886]+[.G886]" office:value-type="float" office:value="55243820" calcext:value-type="float">
            <text:p>55243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0" calcext:value-type="float">
            <text:p>6690</text:p>
          </table:table-cell>
          <table:table-cell table:formula="of:=[.E886]+[.F888]" office:value-type="float" office:value="12533551604" calcext:value-type="float">
            <text:p>12533551604</text:p>
          </table:table-cell>
          <table:table-cell table:formula="of:=[.F887]+[.G887]" office:value-type="float" office:value="55304964" calcext:value-type="float">
            <text:p>55304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1" calcext:value-type="float">
            <text:p>6691</text:p>
          </table:table-cell>
          <table:table-cell table:formula="of:=[.E887]+[.F889]" office:value-type="float" office:value="12561249944" calcext:value-type="float">
            <text:p>12561249944</text:p>
          </table:table-cell>
          <table:table-cell table:formula="of:=[.F888]+[.G888]" office:value-type="float" office:value="55366108" calcext:value-type="float">
            <text:p>55366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2" calcext:value-type="float">
            <text:p>6692</text:p>
          </table:table-cell>
          <table:table-cell table:formula="of:=[.E888]+[.F890]" office:value-type="float" office:value="12588978856" calcext:value-type="float">
            <text:p>12588978856</text:p>
          </table:table-cell>
          <table:table-cell table:formula="of:=[.F889]+[.G889]" office:value-type="float" office:value="55427252" calcext:value-type="float">
            <text:p>55427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3" calcext:value-type="float">
            <text:p>6693</text:p>
          </table:table-cell>
          <table:table-cell table:formula="of:=[.E889]+[.F891]" office:value-type="float" office:value="12616738340" calcext:value-type="float">
            <text:p>12616738340</text:p>
          </table:table-cell>
          <table:table-cell table:formula="of:=[.F890]+[.G890]" office:value-type="float" office:value="55488396" calcext:value-type="float">
            <text:p>55488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4" calcext:value-type="float">
            <text:p>6694</text:p>
          </table:table-cell>
          <table:table-cell table:formula="of:=[.E890]+[.F892]" office:value-type="float" office:value="12644528396" calcext:value-type="float">
            <text:p>12644528396</text:p>
          </table:table-cell>
          <table:table-cell table:formula="of:=[.F891]+[.G891]" office:value-type="float" office:value="55549540" calcext:value-type="float">
            <text:p>55549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5" calcext:value-type="float">
            <text:p>6695</text:p>
          </table:table-cell>
          <table:table-cell table:formula="of:=[.E891]+[.F893]" office:value-type="float" office:value="12672349024" calcext:value-type="float">
            <text:p>12672349024</text:p>
          </table:table-cell>
          <table:table-cell table:formula="of:=[.F892]+[.G892]" office:value-type="float" office:value="55610684" calcext:value-type="float">
            <text:p>55610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6" calcext:value-type="float">
            <text:p>6696</text:p>
          </table:table-cell>
          <table:table-cell table:formula="of:=[.E892]+[.F894]" office:value-type="float" office:value="12700200224" calcext:value-type="float">
            <text:p>12700200224</text:p>
          </table:table-cell>
          <table:table-cell table:formula="of:=[.F893]+[.G893]" office:value-type="float" office:value="55671828" calcext:value-type="float">
            <text:p>55671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7" calcext:value-type="float">
            <text:p>6697</text:p>
          </table:table-cell>
          <table:table-cell table:formula="of:=[.E893]+[.F895]" office:value-type="float" office:value="12728081996" calcext:value-type="float">
            <text:p>12728081996</text:p>
          </table:table-cell>
          <table:table-cell table:formula="of:=[.F894]+[.G894]" office:value-type="float" office:value="55732972" calcext:value-type="float">
            <text:p>55732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8" calcext:value-type="float">
            <text:p>6698</text:p>
          </table:table-cell>
          <table:table-cell table:formula="of:=[.E894]+[.F896]" office:value-type="float" office:value="12755994340" calcext:value-type="float">
            <text:p>12755994340</text:p>
          </table:table-cell>
          <table:table-cell table:formula="of:=[.F895]+[.G895]" office:value-type="float" office:value="55794116" calcext:value-type="float">
            <text:p>55794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699" calcext:value-type="float">
            <text:p>6699</text:p>
          </table:table-cell>
          <table:table-cell table:formula="of:=[.E895]+[.F897]" office:value-type="float" office:value="12783937256" calcext:value-type="float">
            <text:p>12783937256</text:p>
          </table:table-cell>
          <table:table-cell table:formula="of:=[.F896]+[.G896]" office:value-type="float" office:value="55855260" calcext:value-type="float">
            <text:p>55855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0" calcext:value-type="float">
            <text:p>6700</text:p>
          </table:table-cell>
          <table:table-cell table:formula="of:=[.E896]+[.F898]" office:value-type="float" office:value="12811910744" calcext:value-type="float">
            <text:p>12811910744</text:p>
          </table:table-cell>
          <table:table-cell table:formula="of:=[.F897]+[.G897]" office:value-type="float" office:value="55916404" calcext:value-type="float">
            <text:p>55916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1" calcext:value-type="float">
            <text:p>6701</text:p>
          </table:table-cell>
          <table:table-cell table:formula="of:=[.E897]+[.F899]" office:value-type="float" office:value="12839914804" calcext:value-type="float">
            <text:p>12839914804</text:p>
          </table:table-cell>
          <table:table-cell table:formula="of:=[.F898]+[.G898]" office:value-type="float" office:value="55977548" calcext:value-type="float">
            <text:p>55977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2" calcext:value-type="float">
            <text:p>6702</text:p>
          </table:table-cell>
          <table:table-cell table:formula="of:=[.E898]+[.F900]" office:value-type="float" office:value="12867949436" calcext:value-type="float">
            <text:p>12867949436</text:p>
          </table:table-cell>
          <table:table-cell table:formula="of:=[.F899]+[.G899]" office:value-type="float" office:value="56038692" calcext:value-type="float">
            <text:p>56038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3" calcext:value-type="float">
            <text:p>6703</text:p>
          </table:table-cell>
          <table:table-cell table:formula="of:=[.E899]+[.F901]" office:value-type="float" office:value="12896014640" calcext:value-type="float">
            <text:p>12896014640</text:p>
          </table:table-cell>
          <table:table-cell table:formula="of:=[.F900]+[.G900]" office:value-type="float" office:value="56099836" calcext:value-type="float">
            <text:p>56099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4" calcext:value-type="float">
            <text:p>6704</text:p>
          </table:table-cell>
          <table:table-cell table:formula="of:=[.E900]+[.F902]" office:value-type="float" office:value="12924110416" calcext:value-type="float">
            <text:p>12924110416</text:p>
          </table:table-cell>
          <table:table-cell table:formula="of:=[.F901]+[.G901]" office:value-type="float" office:value="56160980" calcext:value-type="float">
            <text:p>56160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5" calcext:value-type="float">
            <text:p>6705</text:p>
          </table:table-cell>
          <table:table-cell table:formula="of:=[.E901]+[.F903]" office:value-type="float" office:value="12952236764" calcext:value-type="float">
            <text:p>12952236764</text:p>
          </table:table-cell>
          <table:table-cell table:formula="of:=[.F902]+[.G902]" office:value-type="float" office:value="56222124" calcext:value-type="float">
            <text:p>56222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6" calcext:value-type="float">
            <text:p>6706</text:p>
          </table:table-cell>
          <table:table-cell table:formula="of:=[.E902]+[.F904]" office:value-type="float" office:value="12980393684" calcext:value-type="float">
            <text:p>12980393684</text:p>
          </table:table-cell>
          <table:table-cell table:formula="of:=[.F903]+[.G903]" office:value-type="float" office:value="56283268" calcext:value-type="float">
            <text:p>56283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7" calcext:value-type="float">
            <text:p>6707</text:p>
          </table:table-cell>
          <table:table-cell table:formula="of:=[.E903]+[.F905]" office:value-type="float" office:value="13008581176" calcext:value-type="float">
            <text:p>13008581176</text:p>
          </table:table-cell>
          <table:table-cell table:formula="of:=[.F904]+[.G904]" office:value-type="float" office:value="56344412" calcext:value-type="float">
            <text:p>56344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8" calcext:value-type="float">
            <text:p>6708</text:p>
          </table:table-cell>
          <table:table-cell table:formula="of:=[.E904]+[.F906]" office:value-type="float" office:value="13036799240" calcext:value-type="float">
            <text:p>13036799240</text:p>
          </table:table-cell>
          <table:table-cell table:formula="of:=[.F905]+[.G905]" office:value-type="float" office:value="56405556" calcext:value-type="float">
            <text:p>56405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09" calcext:value-type="float">
            <text:p>6709</text:p>
          </table:table-cell>
          <table:table-cell table:formula="of:=[.E905]+[.F907]" office:value-type="float" office:value="13065047876" calcext:value-type="float">
            <text:p>13065047876</text:p>
          </table:table-cell>
          <table:table-cell table:formula="of:=[.F906]+[.G906]" office:value-type="float" office:value="56466700" calcext:value-type="float">
            <text:p>56466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0" calcext:value-type="float">
            <text:p>6710</text:p>
          </table:table-cell>
          <table:table-cell table:formula="of:=[.E906]+[.F908]" office:value-type="float" office:value="13093327084" calcext:value-type="float">
            <text:p>13093327084</text:p>
          </table:table-cell>
          <table:table-cell table:formula="of:=[.F907]+[.G907]" office:value-type="float" office:value="56527844" calcext:value-type="float">
            <text:p>56527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1" calcext:value-type="float">
            <text:p>6711</text:p>
          </table:table-cell>
          <table:table-cell table:formula="of:=[.E907]+[.F909]" office:value-type="float" office:value="13121636864" calcext:value-type="float">
            <text:p>13121636864</text:p>
          </table:table-cell>
          <table:table-cell table:formula="of:=[.F908]+[.G908]" office:value-type="float" office:value="56588988" calcext:value-type="float">
            <text:p>56588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2" calcext:value-type="float">
            <text:p>6712</text:p>
          </table:table-cell>
          <table:table-cell table:formula="of:=[.E908]+[.F910]" office:value-type="float" office:value="13149977216" calcext:value-type="float">
            <text:p>13149977216</text:p>
          </table:table-cell>
          <table:table-cell table:formula="of:=[.F909]+[.G909]" office:value-type="float" office:value="56650132" calcext:value-type="float">
            <text:p>56650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3" calcext:value-type="float">
            <text:p>6713</text:p>
          </table:table-cell>
          <table:table-cell table:formula="of:=[.E909]+[.F911]" office:value-type="float" office:value="13178348140" calcext:value-type="float">
            <text:p>13178348140</text:p>
          </table:table-cell>
          <table:table-cell table:formula="of:=[.F910]+[.G910]" office:value-type="float" office:value="56711276" calcext:value-type="float">
            <text:p>56711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4" calcext:value-type="float">
            <text:p>6714</text:p>
          </table:table-cell>
          <table:table-cell table:formula="of:=[.E910]+[.F912]" office:value-type="float" office:value="13206749636" calcext:value-type="float">
            <text:p>13206749636</text:p>
          </table:table-cell>
          <table:table-cell table:formula="of:=[.F911]+[.G911]" office:value-type="float" office:value="56772420" calcext:value-type="float">
            <text:p>56772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5" calcext:value-type="float">
            <text:p>6715</text:p>
          </table:table-cell>
          <table:table-cell table:formula="of:=[.E911]+[.F913]" office:value-type="float" office:value="13235181704" calcext:value-type="float">
            <text:p>13235181704</text:p>
          </table:table-cell>
          <table:table-cell table:formula="of:=[.F912]+[.G912]" office:value-type="float" office:value="56833564" calcext:value-type="float">
            <text:p>56833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6" calcext:value-type="float">
            <text:p>6716</text:p>
          </table:table-cell>
          <table:table-cell table:formula="of:=[.E912]+[.F914]" office:value-type="float" office:value="13263644344" calcext:value-type="float">
            <text:p>13263644344</text:p>
          </table:table-cell>
          <table:table-cell table:formula="of:=[.F913]+[.G913]" office:value-type="float" office:value="56894708" calcext:value-type="float">
            <text:p>56894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7" calcext:value-type="float">
            <text:p>6717</text:p>
          </table:table-cell>
          <table:table-cell table:formula="of:=[.E913]+[.F915]" office:value-type="float" office:value="13292137556" calcext:value-type="float">
            <text:p>13292137556</text:p>
          </table:table-cell>
          <table:table-cell table:formula="of:=[.F914]+[.G914]" office:value-type="float" office:value="56955852" calcext:value-type="float">
            <text:p>56955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8" calcext:value-type="float">
            <text:p>6718</text:p>
          </table:table-cell>
          <table:table-cell table:formula="of:=[.E914]+[.F916]" office:value-type="float" office:value="13320661340" calcext:value-type="float">
            <text:p>13320661340</text:p>
          </table:table-cell>
          <table:table-cell table:formula="of:=[.F915]+[.G915]" office:value-type="float" office:value="57016996" calcext:value-type="float">
            <text:p>57016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19" calcext:value-type="float">
            <text:p>6719</text:p>
          </table:table-cell>
          <table:table-cell table:formula="of:=[.E915]+[.F917]" office:value-type="float" office:value="13349215696" calcext:value-type="float">
            <text:p>13349215696</text:p>
          </table:table-cell>
          <table:table-cell table:formula="of:=[.F916]+[.G916]" office:value-type="float" office:value="57078140" calcext:value-type="float">
            <text:p>57078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0" calcext:value-type="float">
            <text:p>6720</text:p>
          </table:table-cell>
          <table:table-cell table:formula="of:=[.E916]+[.F918]" office:value-type="float" office:value="13377800624" calcext:value-type="float">
            <text:p>13377800624</text:p>
          </table:table-cell>
          <table:table-cell table:formula="of:=[.F917]+[.G917]" office:value-type="float" office:value="57139284" calcext:value-type="float">
            <text:p>57139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1" calcext:value-type="float">
            <text:p>6721</text:p>
          </table:table-cell>
          <table:table-cell table:formula="of:=[.E917]+[.F919]" office:value-type="float" office:value="13406416124" calcext:value-type="float">
            <text:p>13406416124</text:p>
          </table:table-cell>
          <table:table-cell table:formula="of:=[.F918]+[.G918]" office:value-type="float" office:value="57200428" calcext:value-type="float">
            <text:p>57200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2" calcext:value-type="float">
            <text:p>6722</text:p>
          </table:table-cell>
          <table:table-cell table:formula="of:=[.E918]+[.F920]" office:value-type="float" office:value="13435062196" calcext:value-type="float">
            <text:p>13435062196</text:p>
          </table:table-cell>
          <table:table-cell table:formula="of:=[.F919]+[.G919]" office:value-type="float" office:value="57261572" calcext:value-type="float">
            <text:p>57261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3" calcext:value-type="float">
            <text:p>6723</text:p>
          </table:table-cell>
          <table:table-cell table:formula="of:=[.E919]+[.F921]" office:value-type="float" office:value="13463738840" calcext:value-type="float">
            <text:p>13463738840</text:p>
          </table:table-cell>
          <table:table-cell table:formula="of:=[.F920]+[.G920]" office:value-type="float" office:value="57322716" calcext:value-type="float">
            <text:p>57322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4" calcext:value-type="float">
            <text:p>6724</text:p>
          </table:table-cell>
          <table:table-cell table:formula="of:=[.E920]+[.F922]" office:value-type="float" office:value="13492446056" calcext:value-type="float">
            <text:p>13492446056</text:p>
          </table:table-cell>
          <table:table-cell table:formula="of:=[.F921]+[.G921]" office:value-type="float" office:value="57383860" calcext:value-type="float">
            <text:p>57383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5" calcext:value-type="float">
            <text:p>6725</text:p>
          </table:table-cell>
          <table:table-cell table:formula="of:=[.E921]+[.F923]" office:value-type="float" office:value="13521183844" calcext:value-type="float">
            <text:p>13521183844</text:p>
          </table:table-cell>
          <table:table-cell table:formula="of:=[.F922]+[.G922]" office:value-type="float" office:value="57445004" calcext:value-type="float">
            <text:p>57445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6" calcext:value-type="float">
            <text:p>6726</text:p>
          </table:table-cell>
          <table:table-cell table:formula="of:=[.E922]+[.F924]" office:value-type="float" office:value="13549952204" calcext:value-type="float">
            <text:p>13549952204</text:p>
          </table:table-cell>
          <table:table-cell table:formula="of:=[.F923]+[.G923]" office:value-type="float" office:value="57506148" calcext:value-type="float">
            <text:p>57506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7" calcext:value-type="float">
            <text:p>6727</text:p>
          </table:table-cell>
          <table:table-cell table:formula="of:=[.E923]+[.F925]" office:value-type="float" office:value="13578751136" calcext:value-type="float">
            <text:p>13578751136</text:p>
          </table:table-cell>
          <table:table-cell table:formula="of:=[.F924]+[.G924]" office:value-type="float" office:value="57567292" calcext:value-type="float">
            <text:p>57567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8" calcext:value-type="float">
            <text:p>6728</text:p>
          </table:table-cell>
          <table:table-cell table:formula="of:=[.E924]+[.F926]" office:value-type="float" office:value="13607580640" calcext:value-type="float">
            <text:p>13607580640</text:p>
          </table:table-cell>
          <table:table-cell table:formula="of:=[.F925]+[.G925]" office:value-type="float" office:value="57628436" calcext:value-type="float">
            <text:p>57628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29" calcext:value-type="float">
            <text:p>6729</text:p>
          </table:table-cell>
          <table:table-cell table:formula="of:=[.E925]+[.F927]" office:value-type="float" office:value="13636440716" calcext:value-type="float">
            <text:p>13636440716</text:p>
          </table:table-cell>
          <table:table-cell table:formula="of:=[.F926]+[.G926]" office:value-type="float" office:value="57689580" calcext:value-type="float">
            <text:p>57689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0" calcext:value-type="float">
            <text:p>6730</text:p>
          </table:table-cell>
          <table:table-cell table:formula="of:=[.E926]+[.F928]" office:value-type="float" office:value="13665331364" calcext:value-type="float">
            <text:p>13665331364</text:p>
          </table:table-cell>
          <table:table-cell table:formula="of:=[.F927]+[.G927]" office:value-type="float" office:value="57750724" calcext:value-type="float">
            <text:p>57750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1" calcext:value-type="float">
            <text:p>6731</text:p>
          </table:table-cell>
          <table:table-cell table:formula="of:=[.E927]+[.F929]" office:value-type="float" office:value="13694252584" calcext:value-type="float">
            <text:p>13694252584</text:p>
          </table:table-cell>
          <table:table-cell table:formula="of:=[.F928]+[.G928]" office:value-type="float" office:value="57811868" calcext:value-type="float">
            <text:p>57811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2" calcext:value-type="float">
            <text:p>6732</text:p>
          </table:table-cell>
          <table:table-cell table:formula="of:=[.E928]+[.F930]" office:value-type="float" office:value="13723204376" calcext:value-type="float">
            <text:p>13723204376</text:p>
          </table:table-cell>
          <table:table-cell table:formula="of:=[.F929]+[.G929]" office:value-type="float" office:value="57873012" calcext:value-type="float">
            <text:p>57873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3" calcext:value-type="float">
            <text:p>6733</text:p>
          </table:table-cell>
          <table:table-cell table:formula="of:=[.E929]+[.F931]" office:value-type="float" office:value="13752186740" calcext:value-type="float">
            <text:p>13752186740</text:p>
          </table:table-cell>
          <table:table-cell table:formula="of:=[.F930]+[.G930]" office:value-type="float" office:value="57934156" calcext:value-type="float">
            <text:p>57934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4" calcext:value-type="float">
            <text:p>6734</text:p>
          </table:table-cell>
          <table:table-cell table:formula="of:=[.E930]+[.F932]" office:value-type="float" office:value="13781199676" calcext:value-type="float">
            <text:p>13781199676</text:p>
          </table:table-cell>
          <table:table-cell table:formula="of:=[.F931]+[.G931]" office:value-type="float" office:value="57995300" calcext:value-type="float">
            <text:p>57995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5" calcext:value-type="float">
            <text:p>6735</text:p>
          </table:table-cell>
          <table:table-cell table:formula="of:=[.E931]+[.F933]" office:value-type="float" office:value="13810243184" calcext:value-type="float">
            <text:p>13810243184</text:p>
          </table:table-cell>
          <table:table-cell table:formula="of:=[.F932]+[.G932]" office:value-type="float" office:value="58056444" calcext:value-type="float">
            <text:p>58056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6" calcext:value-type="float">
            <text:p>6736</text:p>
          </table:table-cell>
          <table:table-cell table:formula="of:=[.E932]+[.F934]" office:value-type="float" office:value="13839317264" calcext:value-type="float">
            <text:p>13839317264</text:p>
          </table:table-cell>
          <table:table-cell table:formula="of:=[.F933]+[.G933]" office:value-type="float" office:value="58117588" calcext:value-type="float">
            <text:p>58117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7" calcext:value-type="float">
            <text:p>6737</text:p>
          </table:table-cell>
          <table:table-cell table:formula="of:=[.E933]+[.F935]" office:value-type="float" office:value="13868421916" calcext:value-type="float">
            <text:p>13868421916</text:p>
          </table:table-cell>
          <table:table-cell table:formula="of:=[.F934]+[.G934]" office:value-type="float" office:value="58178732" calcext:value-type="float">
            <text:p>58178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8" calcext:value-type="float">
            <text:p>6738</text:p>
          </table:table-cell>
          <table:table-cell table:formula="of:=[.E934]+[.F936]" office:value-type="float" office:value="13897557140" calcext:value-type="float">
            <text:p>13897557140</text:p>
          </table:table-cell>
          <table:table-cell table:formula="of:=[.F935]+[.G935]" office:value-type="float" office:value="58239876" calcext:value-type="float">
            <text:p>58239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39" calcext:value-type="float">
            <text:p>6739</text:p>
          </table:table-cell>
          <table:table-cell table:formula="of:=[.E935]+[.F937]" office:value-type="float" office:value="13926722936" calcext:value-type="float">
            <text:p>13926722936</text:p>
          </table:table-cell>
          <table:table-cell table:formula="of:=[.F936]+[.G936]" office:value-type="float" office:value="58301020" calcext:value-type="float">
            <text:p>58301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0" calcext:value-type="float">
            <text:p>6740</text:p>
          </table:table-cell>
          <table:table-cell table:formula="of:=[.E936]+[.F938]" office:value-type="float" office:value="13955919304" calcext:value-type="float">
            <text:p>13955919304</text:p>
          </table:table-cell>
          <table:table-cell table:formula="of:=[.F937]+[.G937]" office:value-type="float" office:value="58362164" calcext:value-type="float">
            <text:p>58362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1" calcext:value-type="float">
            <text:p>6741</text:p>
          </table:table-cell>
          <table:table-cell table:formula="of:=[.E937]+[.F939]" office:value-type="float" office:value="13985146244" calcext:value-type="float">
            <text:p>13985146244</text:p>
          </table:table-cell>
          <table:table-cell table:formula="of:=[.F938]+[.G938]" office:value-type="float" office:value="58423308" calcext:value-type="float">
            <text:p>58423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2" calcext:value-type="float">
            <text:p>6742</text:p>
          </table:table-cell>
          <table:table-cell table:formula="of:=[.E938]+[.F940]" office:value-type="float" office:value="14014403756" calcext:value-type="float">
            <text:p>14014403756</text:p>
          </table:table-cell>
          <table:table-cell table:formula="of:=[.F939]+[.G939]" office:value-type="float" office:value="58484452" calcext:value-type="float">
            <text:p>58484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3" calcext:value-type="float">
            <text:p>6743</text:p>
          </table:table-cell>
          <table:table-cell table:formula="of:=[.E939]+[.F941]" office:value-type="float" office:value="14043691840" calcext:value-type="float">
            <text:p>14043691840</text:p>
          </table:table-cell>
          <table:table-cell table:formula="of:=[.F940]+[.G940]" office:value-type="float" office:value="58545596" calcext:value-type="float">
            <text:p>58545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4" calcext:value-type="float">
            <text:p>6744</text:p>
          </table:table-cell>
          <table:table-cell table:formula="of:=[.E940]+[.F942]" office:value-type="float" office:value="14073010496" calcext:value-type="float">
            <text:p>14073010496</text:p>
          </table:table-cell>
          <table:table-cell table:formula="of:=[.F941]+[.G941]" office:value-type="float" office:value="58606740" calcext:value-type="float">
            <text:p>58606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5" calcext:value-type="float">
            <text:p>6745</text:p>
          </table:table-cell>
          <table:table-cell table:formula="of:=[.E941]+[.F943]" office:value-type="float" office:value="14102359724" calcext:value-type="float">
            <text:p>14102359724</text:p>
          </table:table-cell>
          <table:table-cell table:formula="of:=[.F942]+[.G942]" office:value-type="float" office:value="58667884" calcext:value-type="float">
            <text:p>58667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6" calcext:value-type="float">
            <text:p>6746</text:p>
          </table:table-cell>
          <table:table-cell table:formula="of:=[.E942]+[.F944]" office:value-type="float" office:value="14131739524" calcext:value-type="float">
            <text:p>14131739524</text:p>
          </table:table-cell>
          <table:table-cell table:formula="of:=[.F943]+[.G943]" office:value-type="float" office:value="58729028" calcext:value-type="float">
            <text:p>58729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7" calcext:value-type="float">
            <text:p>6747</text:p>
          </table:table-cell>
          <table:table-cell table:formula="of:=[.E943]+[.F945]" office:value-type="float" office:value="14161149896" calcext:value-type="float">
            <text:p>14161149896</text:p>
          </table:table-cell>
          <table:table-cell table:formula="of:=[.F944]+[.G944]" office:value-type="float" office:value="58790172" calcext:value-type="float">
            <text:p>58790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8" calcext:value-type="float">
            <text:p>6748</text:p>
          </table:table-cell>
          <table:table-cell table:formula="of:=[.E944]+[.F946]" office:value-type="float" office:value="14190590840" calcext:value-type="float">
            <text:p>14190590840</text:p>
          </table:table-cell>
          <table:table-cell table:formula="of:=[.F945]+[.G945]" office:value-type="float" office:value="58851316" calcext:value-type="float">
            <text:p>58851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49" calcext:value-type="float">
            <text:p>6749</text:p>
          </table:table-cell>
          <table:table-cell table:formula="of:=[.E945]+[.F947]" office:value-type="float" office:value="14220062356" calcext:value-type="float">
            <text:p>14220062356</text:p>
          </table:table-cell>
          <table:table-cell table:formula="of:=[.F946]+[.G946]" office:value-type="float" office:value="58912460" calcext:value-type="float">
            <text:p>58912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0" calcext:value-type="float">
            <text:p>6750</text:p>
          </table:table-cell>
          <table:table-cell table:formula="of:=[.E946]+[.F948]" office:value-type="float" office:value="14249564444" calcext:value-type="float">
            <text:p>14249564444</text:p>
          </table:table-cell>
          <table:table-cell table:formula="of:=[.F947]+[.G947]" office:value-type="float" office:value="58973604" calcext:value-type="float">
            <text:p>58973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1" calcext:value-type="float">
            <text:p>6751</text:p>
          </table:table-cell>
          <table:table-cell table:formula="of:=[.E947]+[.F949]" office:value-type="float" office:value="14279097104" calcext:value-type="float">
            <text:p>14279097104</text:p>
          </table:table-cell>
          <table:table-cell table:formula="of:=[.F948]+[.G948]" office:value-type="float" office:value="59034748" calcext:value-type="float">
            <text:p>59034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2" calcext:value-type="float">
            <text:p>6752</text:p>
          </table:table-cell>
          <table:table-cell table:formula="of:=[.E948]+[.F950]" office:value-type="float" office:value="14308660336" calcext:value-type="float">
            <text:p>14308660336</text:p>
          </table:table-cell>
          <table:table-cell table:formula="of:=[.F949]+[.G949]" office:value-type="float" office:value="59095892" calcext:value-type="float">
            <text:p>59095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3" calcext:value-type="float">
            <text:p>6753</text:p>
          </table:table-cell>
          <table:table-cell table:formula="of:=[.E949]+[.F951]" office:value-type="float" office:value="14338254140" calcext:value-type="float">
            <text:p>14338254140</text:p>
          </table:table-cell>
          <table:table-cell table:formula="of:=[.F950]+[.G950]" office:value-type="float" office:value="59157036" calcext:value-type="float">
            <text:p>59157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4" calcext:value-type="float">
            <text:p>6754</text:p>
          </table:table-cell>
          <table:table-cell table:formula="of:=[.E950]+[.F952]" office:value-type="float" office:value="14367878516" calcext:value-type="float">
            <text:p>14367878516</text:p>
          </table:table-cell>
          <table:table-cell table:formula="of:=[.F951]+[.G951]" office:value-type="float" office:value="59218180" calcext:value-type="float">
            <text:p>59218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5" calcext:value-type="float">
            <text:p>6755</text:p>
          </table:table-cell>
          <table:table-cell table:formula="of:=[.E951]+[.F953]" office:value-type="float" office:value="14397533464" calcext:value-type="float">
            <text:p>14397533464</text:p>
          </table:table-cell>
          <table:table-cell table:formula="of:=[.F952]+[.G952]" office:value-type="float" office:value="59279324" calcext:value-type="float">
            <text:p>59279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6" calcext:value-type="float">
            <text:p>6756</text:p>
          </table:table-cell>
          <table:table-cell table:formula="of:=[.E952]+[.F954]" office:value-type="float" office:value="14427218984" calcext:value-type="float">
            <text:p>14427218984</text:p>
          </table:table-cell>
          <table:table-cell table:formula="of:=[.F953]+[.G953]" office:value-type="float" office:value="59340468" calcext:value-type="float">
            <text:p>59340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7" calcext:value-type="float">
            <text:p>6757</text:p>
          </table:table-cell>
          <table:table-cell table:formula="of:=[.E953]+[.F955]" office:value-type="float" office:value="14456935076" calcext:value-type="float">
            <text:p>14456935076</text:p>
          </table:table-cell>
          <table:table-cell table:formula="of:=[.F954]+[.G954]" office:value-type="float" office:value="59401612" calcext:value-type="float">
            <text:p>59401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8" calcext:value-type="float">
            <text:p>6758</text:p>
          </table:table-cell>
          <table:table-cell table:formula="of:=[.E954]+[.F956]" office:value-type="float" office:value="14486681740" calcext:value-type="float">
            <text:p>14486681740</text:p>
          </table:table-cell>
          <table:table-cell table:formula="of:=[.F955]+[.G955]" office:value-type="float" office:value="59462756" calcext:value-type="float">
            <text:p>59462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59" calcext:value-type="float">
            <text:p>6759</text:p>
          </table:table-cell>
          <table:table-cell table:formula="of:=[.E955]+[.F957]" office:value-type="float" office:value="14516458976" calcext:value-type="float">
            <text:p>14516458976</text:p>
          </table:table-cell>
          <table:table-cell table:formula="of:=[.F956]+[.G956]" office:value-type="float" office:value="59523900" calcext:value-type="float">
            <text:p>59523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0" calcext:value-type="float">
            <text:p>6760</text:p>
          </table:table-cell>
          <table:table-cell table:formula="of:=[.E956]+[.F958]" office:value-type="float" office:value="14546266784" calcext:value-type="float">
            <text:p>14546266784</text:p>
          </table:table-cell>
          <table:table-cell table:formula="of:=[.F957]+[.G957]" office:value-type="float" office:value="59585044" calcext:value-type="float">
            <text:p>59585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1" calcext:value-type="float">
            <text:p>6761</text:p>
          </table:table-cell>
          <table:table-cell table:formula="of:=[.E957]+[.F959]" office:value-type="float" office:value="14576105164" calcext:value-type="float">
            <text:p>14576105164</text:p>
          </table:table-cell>
          <table:table-cell table:formula="of:=[.F958]+[.G958]" office:value-type="float" office:value="59646188" calcext:value-type="float">
            <text:p>59646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2" calcext:value-type="float">
            <text:p>6762</text:p>
          </table:table-cell>
          <table:table-cell table:formula="of:=[.E958]+[.F960]" office:value-type="float" office:value="14605974116" calcext:value-type="float">
            <text:p>14605974116</text:p>
          </table:table-cell>
          <table:table-cell table:formula="of:=[.F959]+[.G959]" office:value-type="float" office:value="59707332" calcext:value-type="float">
            <text:p>59707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3" calcext:value-type="float">
            <text:p>6763</text:p>
          </table:table-cell>
          <table:table-cell table:formula="of:=[.E959]+[.F961]" office:value-type="float" office:value="14635873640" calcext:value-type="float">
            <text:p>14635873640</text:p>
          </table:table-cell>
          <table:table-cell table:formula="of:=[.F960]+[.G960]" office:value-type="float" office:value="59768476" calcext:value-type="float">
            <text:p>59768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4" calcext:value-type="float">
            <text:p>6764</text:p>
          </table:table-cell>
          <table:table-cell table:formula="of:=[.E960]+[.F962]" office:value-type="float" office:value="14665803736" calcext:value-type="float">
            <text:p>14665803736</text:p>
          </table:table-cell>
          <table:table-cell table:formula="of:=[.F961]+[.G961]" office:value-type="float" office:value="59829620" calcext:value-type="float">
            <text:p>59829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5" calcext:value-type="float">
            <text:p>6765</text:p>
          </table:table-cell>
          <table:table-cell table:formula="of:=[.E961]+[.F963]" office:value-type="float" office:value="14695764404" calcext:value-type="float">
            <text:p>14695764404</text:p>
          </table:table-cell>
          <table:table-cell table:formula="of:=[.F962]+[.G962]" office:value-type="float" office:value="59890764" calcext:value-type="float">
            <text:p>59890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6" calcext:value-type="float">
            <text:p>6766</text:p>
          </table:table-cell>
          <table:table-cell table:formula="of:=[.E962]+[.F964]" office:value-type="float" office:value="14725755644" calcext:value-type="float">
            <text:p>14725755644</text:p>
          </table:table-cell>
          <table:table-cell table:formula="of:=[.F963]+[.G963]" office:value-type="float" office:value="59951908" calcext:value-type="float">
            <text:p>59951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7" calcext:value-type="float">
            <text:p>6767</text:p>
          </table:table-cell>
          <table:table-cell table:formula="of:=[.E963]+[.F965]" office:value-type="float" office:value="14755777456" calcext:value-type="float">
            <text:p>14755777456</text:p>
          </table:table-cell>
          <table:table-cell table:formula="of:=[.F964]+[.G964]" office:value-type="float" office:value="60013052" calcext:value-type="float">
            <text:p>60013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8" calcext:value-type="float">
            <text:p>6768</text:p>
          </table:table-cell>
          <table:table-cell table:formula="of:=[.E964]+[.F966]" office:value-type="float" office:value="14785829840" calcext:value-type="float">
            <text:p>14785829840</text:p>
          </table:table-cell>
          <table:table-cell table:formula="of:=[.F965]+[.G965]" office:value-type="float" office:value="60074196" calcext:value-type="float">
            <text:p>60074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69" calcext:value-type="float">
            <text:p>6769</text:p>
          </table:table-cell>
          <table:table-cell table:formula="of:=[.E965]+[.F967]" office:value-type="float" office:value="14815912796" calcext:value-type="float">
            <text:p>14815912796</text:p>
          </table:table-cell>
          <table:table-cell table:formula="of:=[.F966]+[.G966]" office:value-type="float" office:value="60135340" calcext:value-type="float">
            <text:p>60135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0" calcext:value-type="float">
            <text:p>6770</text:p>
          </table:table-cell>
          <table:table-cell table:formula="of:=[.E966]+[.F968]" office:value-type="float" office:value="14846026324" calcext:value-type="float">
            <text:p>14846026324</text:p>
          </table:table-cell>
          <table:table-cell table:formula="of:=[.F967]+[.G967]" office:value-type="float" office:value="60196484" calcext:value-type="float">
            <text:p>60196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1" calcext:value-type="float">
            <text:p>6771</text:p>
          </table:table-cell>
          <table:table-cell table:formula="of:=[.E967]+[.F969]" office:value-type="float" office:value="14876170424" calcext:value-type="float">
            <text:p>14876170424</text:p>
          </table:table-cell>
          <table:table-cell table:formula="of:=[.F968]+[.G968]" office:value-type="float" office:value="60257628" calcext:value-type="float">
            <text:p>60257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2" calcext:value-type="float">
            <text:p>6772</text:p>
          </table:table-cell>
          <table:table-cell table:formula="of:=[.E968]+[.F970]" office:value-type="float" office:value="14906345096" calcext:value-type="float">
            <text:p>14906345096</text:p>
          </table:table-cell>
          <table:table-cell table:formula="of:=[.F969]+[.G969]" office:value-type="float" office:value="60318772" calcext:value-type="float">
            <text:p>60318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3" calcext:value-type="float">
            <text:p>6773</text:p>
          </table:table-cell>
          <table:table-cell table:formula="of:=[.E969]+[.F971]" office:value-type="float" office:value="14936550340" calcext:value-type="float">
            <text:p>14936550340</text:p>
          </table:table-cell>
          <table:table-cell table:formula="of:=[.F970]+[.G970]" office:value-type="float" office:value="60379916" calcext:value-type="float">
            <text:p>60379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4" calcext:value-type="float">
            <text:p>6774</text:p>
          </table:table-cell>
          <table:table-cell table:formula="of:=[.E970]+[.F972]" office:value-type="float" office:value="14966786156" calcext:value-type="float">
            <text:p>14966786156</text:p>
          </table:table-cell>
          <table:table-cell table:formula="of:=[.F971]+[.G971]" office:value-type="float" office:value="60441060" calcext:value-type="float">
            <text:p>60441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5" calcext:value-type="float">
            <text:p>6775</text:p>
          </table:table-cell>
          <table:table-cell table:formula="of:=[.E971]+[.F973]" office:value-type="float" office:value="14997052544" calcext:value-type="float">
            <text:p>14997052544</text:p>
          </table:table-cell>
          <table:table-cell table:formula="of:=[.F972]+[.G972]" office:value-type="float" office:value="60502204" calcext:value-type="float">
            <text:p>60502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6" calcext:value-type="float">
            <text:p>6776</text:p>
          </table:table-cell>
          <table:table-cell table:formula="of:=[.E972]+[.F974]" office:value-type="float" office:value="15027349504" calcext:value-type="float">
            <text:p>15027349504</text:p>
          </table:table-cell>
          <table:table-cell table:formula="of:=[.F973]+[.G973]" office:value-type="float" office:value="60563348" calcext:value-type="float">
            <text:p>60563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7" calcext:value-type="float">
            <text:p>6777</text:p>
          </table:table-cell>
          <table:table-cell table:formula="of:=[.E973]+[.F975]" office:value-type="float" office:value="15057677036" calcext:value-type="float">
            <text:p>15057677036</text:p>
          </table:table-cell>
          <table:table-cell table:formula="of:=[.F974]+[.G974]" office:value-type="float" office:value="60624492" calcext:value-type="float">
            <text:p>60624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8" calcext:value-type="float">
            <text:p>6778</text:p>
          </table:table-cell>
          <table:table-cell table:formula="of:=[.E974]+[.F976]" office:value-type="float" office:value="15088035140" calcext:value-type="float">
            <text:p>15088035140</text:p>
          </table:table-cell>
          <table:table-cell table:formula="of:=[.F975]+[.G975]" office:value-type="float" office:value="60685636" calcext:value-type="float">
            <text:p>60685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79" calcext:value-type="float">
            <text:p>6779</text:p>
          </table:table-cell>
          <table:table-cell table:formula="of:=[.E975]+[.F977]" office:value-type="float" office:value="15118423816" calcext:value-type="float">
            <text:p>15118423816</text:p>
          </table:table-cell>
          <table:table-cell table:formula="of:=[.F976]+[.G976]" office:value-type="float" office:value="60746780" calcext:value-type="float">
            <text:p>60746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0" calcext:value-type="float">
            <text:p>6780</text:p>
          </table:table-cell>
          <table:table-cell table:formula="of:=[.E976]+[.F978]" office:value-type="float" office:value="15148843064" calcext:value-type="float">
            <text:p>15148843064</text:p>
          </table:table-cell>
          <table:table-cell table:formula="of:=[.F977]+[.G977]" office:value-type="float" office:value="60807924" calcext:value-type="float">
            <text:p>60807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1" calcext:value-type="float">
            <text:p>6781</text:p>
          </table:table-cell>
          <table:table-cell table:formula="of:=[.E977]+[.F979]" office:value-type="float" office:value="15179292884" calcext:value-type="float">
            <text:p>15179292884</text:p>
          </table:table-cell>
          <table:table-cell table:formula="of:=[.F978]+[.G978]" office:value-type="float" office:value="60869068" calcext:value-type="float">
            <text:p>60869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2" calcext:value-type="float">
            <text:p>6782</text:p>
          </table:table-cell>
          <table:table-cell table:formula="of:=[.E978]+[.F980]" office:value-type="float" office:value="15209773276" calcext:value-type="float">
            <text:p>15209773276</text:p>
          </table:table-cell>
          <table:table-cell table:formula="of:=[.F979]+[.G979]" office:value-type="float" office:value="60930212" calcext:value-type="float">
            <text:p>60930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3" calcext:value-type="float">
            <text:p>6783</text:p>
          </table:table-cell>
          <table:table-cell table:formula="of:=[.E979]+[.F981]" office:value-type="float" office:value="15240284240" calcext:value-type="float">
            <text:p>15240284240</text:p>
          </table:table-cell>
          <table:table-cell table:formula="of:=[.F980]+[.G980]" office:value-type="float" office:value="60991356" calcext:value-type="float">
            <text:p>60991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4" calcext:value-type="float">
            <text:p>6784</text:p>
          </table:table-cell>
          <table:table-cell table:formula="of:=[.E980]+[.F982]" office:value-type="float" office:value="15270825776" calcext:value-type="float">
            <text:p>15270825776</text:p>
          </table:table-cell>
          <table:table-cell table:formula="of:=[.F981]+[.G981]" office:value-type="float" office:value="61052500" calcext:value-type="float">
            <text:p>61052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5" calcext:value-type="float">
            <text:p>6785</text:p>
          </table:table-cell>
          <table:table-cell table:formula="of:=[.E981]+[.F983]" office:value-type="float" office:value="15301397884" calcext:value-type="float">
            <text:p>15301397884</text:p>
          </table:table-cell>
          <table:table-cell table:formula="of:=[.F982]+[.G982]" office:value-type="float" office:value="61113644" calcext:value-type="float">
            <text:p>61113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6" calcext:value-type="float">
            <text:p>6786</text:p>
          </table:table-cell>
          <table:table-cell table:formula="of:=[.E982]+[.F984]" office:value-type="float" office:value="15332000564" calcext:value-type="float">
            <text:p>15332000564</text:p>
          </table:table-cell>
          <table:table-cell table:formula="of:=[.F983]+[.G983]" office:value-type="float" office:value="61174788" calcext:value-type="float">
            <text:p>61174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7" calcext:value-type="float">
            <text:p>6787</text:p>
          </table:table-cell>
          <table:table-cell table:formula="of:=[.E983]+[.F985]" office:value-type="float" office:value="15362633816" calcext:value-type="float">
            <text:p>15362633816</text:p>
          </table:table-cell>
          <table:table-cell table:formula="of:=[.F984]+[.G984]" office:value-type="float" office:value="61235932" calcext:value-type="float">
            <text:p>61235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8" calcext:value-type="float">
            <text:p>6788</text:p>
          </table:table-cell>
          <table:table-cell table:formula="of:=[.E984]+[.F986]" office:value-type="float" office:value="15393297640" calcext:value-type="float">
            <text:p>15393297640</text:p>
          </table:table-cell>
          <table:table-cell table:formula="of:=[.F985]+[.G985]" office:value-type="float" office:value="61297076" calcext:value-type="float">
            <text:p>61297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89" calcext:value-type="float">
            <text:p>6789</text:p>
          </table:table-cell>
          <table:table-cell table:formula="of:=[.E985]+[.F987]" office:value-type="float" office:value="15423992036" calcext:value-type="float">
            <text:p>15423992036</text:p>
          </table:table-cell>
          <table:table-cell table:formula="of:=[.F986]+[.G986]" office:value-type="float" office:value="61358220" calcext:value-type="float">
            <text:p>61358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0" calcext:value-type="float">
            <text:p>6790</text:p>
          </table:table-cell>
          <table:table-cell table:formula="of:=[.E986]+[.F988]" office:value-type="float" office:value="15454717004" calcext:value-type="float">
            <text:p>15454717004</text:p>
          </table:table-cell>
          <table:table-cell table:formula="of:=[.F987]+[.G987]" office:value-type="float" office:value="61419364" calcext:value-type="float">
            <text:p>61419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1" calcext:value-type="float">
            <text:p>6791</text:p>
          </table:table-cell>
          <table:table-cell table:formula="of:=[.E987]+[.F989]" office:value-type="float" office:value="15485472544" calcext:value-type="float">
            <text:p>15485472544</text:p>
          </table:table-cell>
          <table:table-cell table:formula="of:=[.F988]+[.G988]" office:value-type="float" office:value="61480508" calcext:value-type="float">
            <text:p>61480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2" calcext:value-type="float">
            <text:p>6792</text:p>
          </table:table-cell>
          <table:table-cell table:formula="of:=[.E988]+[.F990]" office:value-type="float" office:value="15516258656" calcext:value-type="float">
            <text:p>15516258656</text:p>
          </table:table-cell>
          <table:table-cell table:formula="of:=[.F989]+[.G989]" office:value-type="float" office:value="61541652" calcext:value-type="float">
            <text:p>61541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3" calcext:value-type="float">
            <text:p>6793</text:p>
          </table:table-cell>
          <table:table-cell table:formula="of:=[.E989]+[.F991]" office:value-type="float" office:value="15547075340" calcext:value-type="float">
            <text:p>15547075340</text:p>
          </table:table-cell>
          <table:table-cell table:formula="of:=[.F990]+[.G990]" office:value-type="float" office:value="61602796" calcext:value-type="float">
            <text:p>61602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4" calcext:value-type="float">
            <text:p>6794</text:p>
          </table:table-cell>
          <table:table-cell table:formula="of:=[.E990]+[.F992]" office:value-type="float" office:value="15577922596" calcext:value-type="float">
            <text:p>15577922596</text:p>
          </table:table-cell>
          <table:table-cell table:formula="of:=[.F991]+[.G991]" office:value-type="float" office:value="61663940" calcext:value-type="float">
            <text:p>61663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5" calcext:value-type="float">
            <text:p>6795</text:p>
          </table:table-cell>
          <table:table-cell table:formula="of:=[.E991]+[.F993]" office:value-type="float" office:value="15608800424" calcext:value-type="float">
            <text:p>15608800424</text:p>
          </table:table-cell>
          <table:table-cell table:formula="of:=[.F992]+[.G992]" office:value-type="float" office:value="61725084" calcext:value-type="float">
            <text:p>61725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6" calcext:value-type="float">
            <text:p>6796</text:p>
          </table:table-cell>
          <table:table-cell table:formula="of:=[.E992]+[.F994]" office:value-type="float" office:value="15639708824" calcext:value-type="float">
            <text:p>15639708824</text:p>
          </table:table-cell>
          <table:table-cell table:formula="of:=[.F993]+[.G993]" office:value-type="float" office:value="61786228" calcext:value-type="float">
            <text:p>61786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7" calcext:value-type="float">
            <text:p>6797</text:p>
          </table:table-cell>
          <table:table-cell table:formula="of:=[.E993]+[.F995]" office:value-type="float" office:value="15670647796" calcext:value-type="float">
            <text:p>15670647796</text:p>
          </table:table-cell>
          <table:table-cell table:formula="of:=[.F994]+[.G994]" office:value-type="float" office:value="61847372" calcext:value-type="float">
            <text:p>61847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8" calcext:value-type="float">
            <text:p>6798</text:p>
          </table:table-cell>
          <table:table-cell table:formula="of:=[.E994]+[.F996]" office:value-type="float" office:value="15701617340" calcext:value-type="float">
            <text:p>15701617340</text:p>
          </table:table-cell>
          <table:table-cell table:formula="of:=[.F995]+[.G995]" office:value-type="float" office:value="61908516" calcext:value-type="float">
            <text:p>61908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799" calcext:value-type="float">
            <text:p>6799</text:p>
          </table:table-cell>
          <table:table-cell table:formula="of:=[.E995]+[.F997]" office:value-type="float" office:value="15732617456" calcext:value-type="float">
            <text:p>15732617456</text:p>
          </table:table-cell>
          <table:table-cell table:formula="of:=[.F996]+[.G996]" office:value-type="float" office:value="61969660" calcext:value-type="float">
            <text:p>61969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0" calcext:value-type="float">
            <text:p>6800</text:p>
          </table:table-cell>
          <table:table-cell table:formula="of:=[.E996]+[.F998]" office:value-type="float" office:value="15763648144" calcext:value-type="float">
            <text:p>15763648144</text:p>
          </table:table-cell>
          <table:table-cell table:formula="of:=[.F997]+[.G997]" office:value-type="float" office:value="62030804" calcext:value-type="float">
            <text:p>62030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1" calcext:value-type="float">
            <text:p>6801</text:p>
          </table:table-cell>
          <table:table-cell table:formula="of:=[.E997]+[.F999]" office:value-type="float" office:value="15794709404" calcext:value-type="float">
            <text:p>15794709404</text:p>
          </table:table-cell>
          <table:table-cell table:formula="of:=[.F998]+[.G998]" office:value-type="float" office:value="62091948" calcext:value-type="float">
            <text:p>62091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2" calcext:value-type="float">
            <text:p>6802</text:p>
          </table:table-cell>
          <table:table-cell table:formula="of:=[.E998]+[.F1000]" office:value-type="float" office:value="15825801236" calcext:value-type="float">
            <text:p>15825801236</text:p>
          </table:table-cell>
          <table:table-cell table:formula="of:=[.F999]+[.G999]" office:value-type="float" office:value="62153092" calcext:value-type="float">
            <text:p>62153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3" calcext:value-type="float">
            <text:p>6803</text:p>
          </table:table-cell>
          <table:table-cell table:formula="of:=[.E999]+[.F1001]" office:value-type="float" office:value="15856923640" calcext:value-type="float">
            <text:p>15856923640</text:p>
          </table:table-cell>
          <table:table-cell table:formula="of:=[.F1000]+[.G1000]" office:value-type="float" office:value="62214236" calcext:value-type="float">
            <text:p>62214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4" calcext:value-type="float">
            <text:p>6804</text:p>
          </table:table-cell>
          <table:table-cell table:formula="of:=[.E1000]+[.F1002]" office:value-type="float" office:value="15888076616" calcext:value-type="float">
            <text:p>15888076616</text:p>
          </table:table-cell>
          <table:table-cell table:formula="of:=[.F1001]+[.G1001]" office:value-type="float" office:value="62275380" calcext:value-type="float">
            <text:p>62275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5" calcext:value-type="float">
            <text:p>6805</text:p>
          </table:table-cell>
          <table:table-cell table:formula="of:=[.E1001]+[.F1003]" office:value-type="float" office:value="15919260164" calcext:value-type="float">
            <text:p>15919260164</text:p>
          </table:table-cell>
          <table:table-cell table:formula="of:=[.F1002]+[.G1002]" office:value-type="float" office:value="62336524" calcext:value-type="float">
            <text:p>62336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6" calcext:value-type="float">
            <text:p>6806</text:p>
          </table:table-cell>
          <table:table-cell table:formula="of:=[.E1002]+[.F1004]" office:value-type="float" office:value="15950474284" calcext:value-type="float">
            <text:p>15950474284</text:p>
          </table:table-cell>
          <table:table-cell table:formula="of:=[.F1003]+[.G1003]" office:value-type="float" office:value="62397668" calcext:value-type="float">
            <text:p>62397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7" calcext:value-type="float">
            <text:p>6807</text:p>
          </table:table-cell>
          <table:table-cell table:formula="of:=[.E1003]+[.F1005]" office:value-type="float" office:value="15981718976" calcext:value-type="float">
            <text:p>15981718976</text:p>
          </table:table-cell>
          <table:table-cell table:formula="of:=[.F1004]+[.G1004]" office:value-type="float" office:value="62458812" calcext:value-type="float">
            <text:p>62458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8" calcext:value-type="float">
            <text:p>6808</text:p>
          </table:table-cell>
          <table:table-cell table:formula="of:=[.E1004]+[.F1006]" office:value-type="float" office:value="16012994240" calcext:value-type="float">
            <text:p>16012994240</text:p>
          </table:table-cell>
          <table:table-cell table:formula="of:=[.F1005]+[.G1005]" office:value-type="float" office:value="62519956" calcext:value-type="float">
            <text:p>62519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09" calcext:value-type="float">
            <text:p>6809</text:p>
          </table:table-cell>
          <table:table-cell table:formula="of:=[.E1005]+[.F1007]" office:value-type="float" office:value="16044300076" calcext:value-type="float">
            <text:p>16044300076</text:p>
          </table:table-cell>
          <table:table-cell table:formula="of:=[.F1006]+[.G1006]" office:value-type="float" office:value="62581100" calcext:value-type="float">
            <text:p>62581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0" calcext:value-type="float">
            <text:p>6810</text:p>
          </table:table-cell>
          <table:table-cell table:formula="of:=[.E1006]+[.F1008]" office:value-type="float" office:value="16075636484" calcext:value-type="float">
            <text:p>16075636484</text:p>
          </table:table-cell>
          <table:table-cell table:formula="of:=[.F1007]+[.G1007]" office:value-type="float" office:value="62642244" calcext:value-type="float">
            <text:p>62642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1" calcext:value-type="float">
            <text:p>6811</text:p>
          </table:table-cell>
          <table:table-cell table:formula="of:=[.E1007]+[.F1009]" office:value-type="float" office:value="16107003464" calcext:value-type="float">
            <text:p>16107003464</text:p>
          </table:table-cell>
          <table:table-cell table:formula="of:=[.F1008]+[.G1008]" office:value-type="float" office:value="62703388" calcext:value-type="float">
            <text:p>62703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2" calcext:value-type="float">
            <text:p>6812</text:p>
          </table:table-cell>
          <table:table-cell table:formula="of:=[.E1008]+[.F1010]" office:value-type="float" office:value="16138401016" calcext:value-type="float">
            <text:p>16138401016</text:p>
          </table:table-cell>
          <table:table-cell table:formula="of:=[.F1009]+[.G1009]" office:value-type="float" office:value="62764532" calcext:value-type="float">
            <text:p>62764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3" calcext:value-type="float">
            <text:p>6813</text:p>
          </table:table-cell>
          <table:table-cell table:formula="of:=[.E1009]+[.F1011]" office:value-type="float" office:value="16169829140" calcext:value-type="float">
            <text:p>16169829140</text:p>
          </table:table-cell>
          <table:table-cell table:formula="of:=[.F1010]+[.G1010]" office:value-type="float" office:value="62825676" calcext:value-type="float">
            <text:p>62825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4" calcext:value-type="float">
            <text:p>6814</text:p>
          </table:table-cell>
          <table:table-cell table:formula="of:=[.E1010]+[.F1012]" office:value-type="float" office:value="16201287836" calcext:value-type="float">
            <text:p>16201287836</text:p>
          </table:table-cell>
          <table:table-cell table:formula="of:=[.F1011]+[.G1011]" office:value-type="float" office:value="62886820" calcext:value-type="float">
            <text:p>62886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5" calcext:value-type="float">
            <text:p>6815</text:p>
          </table:table-cell>
          <table:table-cell table:formula="of:=[.E1011]+[.F1013]" office:value-type="float" office:value="16232777104" calcext:value-type="float">
            <text:p>16232777104</text:p>
          </table:table-cell>
          <table:table-cell table:formula="of:=[.F1012]+[.G1012]" office:value-type="float" office:value="62947964" calcext:value-type="float">
            <text:p>62947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6" calcext:value-type="float">
            <text:p>6816</text:p>
          </table:table-cell>
          <table:table-cell table:formula="of:=[.E1012]+[.F1014]" office:value-type="float" office:value="16264296944" calcext:value-type="float">
            <text:p>16264296944</text:p>
          </table:table-cell>
          <table:table-cell table:formula="of:=[.F1013]+[.G1013]" office:value-type="float" office:value="63009108" calcext:value-type="float">
            <text:p>63009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7" calcext:value-type="float">
            <text:p>6817</text:p>
          </table:table-cell>
          <table:table-cell table:formula="of:=[.E1013]+[.F1015]" office:value-type="float" office:value="16295847356" calcext:value-type="float">
            <text:p>16295847356</text:p>
          </table:table-cell>
          <table:table-cell table:formula="of:=[.F1014]+[.G1014]" office:value-type="float" office:value="63070252" calcext:value-type="float">
            <text:p>63070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8" calcext:value-type="float">
            <text:p>6818</text:p>
          </table:table-cell>
          <table:table-cell table:formula="of:=[.E1014]+[.F1016]" office:value-type="float" office:value="16327428340" calcext:value-type="float">
            <text:p>16327428340</text:p>
          </table:table-cell>
          <table:table-cell table:formula="of:=[.F1015]+[.G1015]" office:value-type="float" office:value="63131396" calcext:value-type="float">
            <text:p>63131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19" calcext:value-type="float">
            <text:p>6819</text:p>
          </table:table-cell>
          <table:table-cell table:formula="of:=[.E1015]+[.F1017]" office:value-type="float" office:value="16359039896" calcext:value-type="float">
            <text:p>16359039896</text:p>
          </table:table-cell>
          <table:table-cell table:formula="of:=[.F1016]+[.G1016]" office:value-type="float" office:value="63192540" calcext:value-type="float">
            <text:p>63192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0" calcext:value-type="float">
            <text:p>6820</text:p>
          </table:table-cell>
          <table:table-cell table:formula="of:=[.E1016]+[.F1018]" office:value-type="float" office:value="16390682024" calcext:value-type="float">
            <text:p>16390682024</text:p>
          </table:table-cell>
          <table:table-cell table:formula="of:=[.F1017]+[.G1017]" office:value-type="float" office:value="63253684" calcext:value-type="float">
            <text:p>63253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1" calcext:value-type="float">
            <text:p>6821</text:p>
          </table:table-cell>
          <table:table-cell table:formula="of:=[.E1017]+[.F1019]" office:value-type="float" office:value="16422354724" calcext:value-type="float">
            <text:p>16422354724</text:p>
          </table:table-cell>
          <table:table-cell table:formula="of:=[.F1018]+[.G1018]" office:value-type="float" office:value="63314828" calcext:value-type="float">
            <text:p>63314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2" calcext:value-type="float">
            <text:p>6822</text:p>
          </table:table-cell>
          <table:table-cell table:formula="of:=[.E1018]+[.F1020]" office:value-type="float" office:value="16454057996" calcext:value-type="float">
            <text:p>16454057996</text:p>
          </table:table-cell>
          <table:table-cell table:formula="of:=[.F1019]+[.G1019]" office:value-type="float" office:value="63375972" calcext:value-type="float">
            <text:p>63375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3" calcext:value-type="float">
            <text:p>6823</text:p>
          </table:table-cell>
          <table:table-cell table:formula="of:=[.E1019]+[.F1021]" office:value-type="float" office:value="16485791840" calcext:value-type="float">
            <text:p>16485791840</text:p>
          </table:table-cell>
          <table:table-cell table:formula="of:=[.F1020]+[.G1020]" office:value-type="float" office:value="63437116" calcext:value-type="float">
            <text:p>63437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4" calcext:value-type="float">
            <text:p>6824</text:p>
          </table:table-cell>
          <table:table-cell table:formula="of:=[.E1020]+[.F1022]" office:value-type="float" office:value="16517556256" calcext:value-type="float">
            <text:p>16517556256</text:p>
          </table:table-cell>
          <table:table-cell table:formula="of:=[.F1021]+[.G1021]" office:value-type="float" office:value="63498260" calcext:value-type="float">
            <text:p>63498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5" calcext:value-type="float">
            <text:p>6825</text:p>
          </table:table-cell>
          <table:table-cell table:formula="of:=[.E1021]+[.F1023]" office:value-type="float" office:value="16549351244" calcext:value-type="float">
            <text:p>16549351244</text:p>
          </table:table-cell>
          <table:table-cell table:formula="of:=[.F1022]+[.G1022]" office:value-type="float" office:value="63559404" calcext:value-type="float">
            <text:p>63559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6" calcext:value-type="float">
            <text:p>6826</text:p>
          </table:table-cell>
          <table:table-cell table:formula="of:=[.E1022]+[.F1024]" office:value-type="float" office:value="16581176804" calcext:value-type="float">
            <text:p>16581176804</text:p>
          </table:table-cell>
          <table:table-cell table:formula="of:=[.F1023]+[.G1023]" office:value-type="float" office:value="63620548" calcext:value-type="float">
            <text:p>63620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7" calcext:value-type="float">
            <text:p>6827</text:p>
          </table:table-cell>
          <table:table-cell table:formula="of:=[.E1023]+[.F1025]" office:value-type="float" office:value="16613032936" calcext:value-type="float">
            <text:p>16613032936</text:p>
          </table:table-cell>
          <table:table-cell table:formula="of:=[.F1024]+[.G1024]" office:value-type="float" office:value="63681692" calcext:value-type="float">
            <text:p>63681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8" calcext:value-type="float">
            <text:p>6828</text:p>
          </table:table-cell>
          <table:table-cell table:formula="of:=[.E1024]+[.F1026]" office:value-type="float" office:value="16644919640" calcext:value-type="float">
            <text:p>16644919640</text:p>
          </table:table-cell>
          <table:table-cell table:formula="of:=[.F1025]+[.G1025]" office:value-type="float" office:value="63742836" calcext:value-type="float">
            <text:p>63742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29" calcext:value-type="float">
            <text:p>6829</text:p>
          </table:table-cell>
          <table:table-cell table:formula="of:=[.E1025]+[.F1027]" office:value-type="float" office:value="16676836916" calcext:value-type="float">
            <text:p>16676836916</text:p>
          </table:table-cell>
          <table:table-cell table:formula="of:=[.F1026]+[.G1026]" office:value-type="float" office:value="63803980" calcext:value-type="float">
            <text:p>63803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0" calcext:value-type="float">
            <text:p>6830</text:p>
          </table:table-cell>
          <table:table-cell table:formula="of:=[.E1026]+[.F1028]" office:value-type="float" office:value="16708784764" calcext:value-type="float">
            <text:p>16708784764</text:p>
          </table:table-cell>
          <table:table-cell table:formula="of:=[.F1027]+[.G1027]" office:value-type="float" office:value="63865124" calcext:value-type="float">
            <text:p>63865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1" calcext:value-type="float">
            <text:p>6831</text:p>
          </table:table-cell>
          <table:table-cell table:formula="of:=[.E1027]+[.F1029]" office:value-type="float" office:value="16740763184" calcext:value-type="float">
            <text:p>16740763184</text:p>
          </table:table-cell>
          <table:table-cell table:formula="of:=[.F1028]+[.G1028]" office:value-type="float" office:value="63926268" calcext:value-type="float">
            <text:p>63926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2" calcext:value-type="float">
            <text:p>6832</text:p>
          </table:table-cell>
          <table:table-cell table:formula="of:=[.E1028]+[.F1030]" office:value-type="float" office:value="16772772176" calcext:value-type="float">
            <text:p>16772772176</text:p>
          </table:table-cell>
          <table:table-cell table:formula="of:=[.F1029]+[.G1029]" office:value-type="float" office:value="63987412" calcext:value-type="float">
            <text:p>63987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3" calcext:value-type="float">
            <text:p>6833</text:p>
          </table:table-cell>
          <table:table-cell table:formula="of:=[.E1029]+[.F1031]" office:value-type="float" office:value="16804811740" calcext:value-type="float">
            <text:p>16804811740</text:p>
          </table:table-cell>
          <table:table-cell table:formula="of:=[.F1030]+[.G1030]" office:value-type="float" office:value="64048556" calcext:value-type="float">
            <text:p>64048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4" calcext:value-type="float">
            <text:p>6834</text:p>
          </table:table-cell>
          <table:table-cell table:formula="of:=[.E1030]+[.F1032]" office:value-type="float" office:value="16836881876" calcext:value-type="float">
            <text:p>16836881876</text:p>
          </table:table-cell>
          <table:table-cell table:formula="of:=[.F1031]+[.G1031]" office:value-type="float" office:value="64109700" calcext:value-type="float">
            <text:p>64109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5" calcext:value-type="float">
            <text:p>6835</text:p>
          </table:table-cell>
          <table:table-cell table:formula="of:=[.E1031]+[.F1033]" office:value-type="float" office:value="16868982584" calcext:value-type="float">
            <text:p>16868982584</text:p>
          </table:table-cell>
          <table:table-cell table:formula="of:=[.F1032]+[.G1032]" office:value-type="float" office:value="64170844" calcext:value-type="float">
            <text:p>64170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6" calcext:value-type="float">
            <text:p>6836</text:p>
          </table:table-cell>
          <table:table-cell table:formula="of:=[.E1032]+[.F1034]" office:value-type="float" office:value="16901113864" calcext:value-type="float">
            <text:p>16901113864</text:p>
          </table:table-cell>
          <table:table-cell table:formula="of:=[.F1033]+[.G1033]" office:value-type="float" office:value="64231988" calcext:value-type="float">
            <text:p>64231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7" calcext:value-type="float">
            <text:p>6837</text:p>
          </table:table-cell>
          <table:table-cell table:formula="of:=[.E1033]+[.F1035]" office:value-type="float" office:value="16933275716" calcext:value-type="float">
            <text:p>16933275716</text:p>
          </table:table-cell>
          <table:table-cell table:formula="of:=[.F1034]+[.G1034]" office:value-type="float" office:value="64293132" calcext:value-type="float">
            <text:p>64293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8" calcext:value-type="float">
            <text:p>6838</text:p>
          </table:table-cell>
          <table:table-cell table:formula="of:=[.E1034]+[.F1036]" office:value-type="float" office:value="16965468140" calcext:value-type="float">
            <text:p>16965468140</text:p>
          </table:table-cell>
          <table:table-cell table:formula="of:=[.F1035]+[.G1035]" office:value-type="float" office:value="64354276" calcext:value-type="float">
            <text:p>64354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39" calcext:value-type="float">
            <text:p>6839</text:p>
          </table:table-cell>
          <table:table-cell table:formula="of:=[.E1035]+[.F1037]" office:value-type="float" office:value="16997691136" calcext:value-type="float">
            <text:p>16997691136</text:p>
          </table:table-cell>
          <table:table-cell table:formula="of:=[.F1036]+[.G1036]" office:value-type="float" office:value="64415420" calcext:value-type="float">
            <text:p>64415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0" calcext:value-type="float">
            <text:p>6840</text:p>
          </table:table-cell>
          <table:table-cell table:formula="of:=[.E1036]+[.F1038]" office:value-type="float" office:value="17029944704" calcext:value-type="float">
            <text:p>17029944704</text:p>
          </table:table-cell>
          <table:table-cell table:formula="of:=[.F1037]+[.G1037]" office:value-type="float" office:value="64476564" calcext:value-type="float">
            <text:p>64476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1" calcext:value-type="float">
            <text:p>6841</text:p>
          </table:table-cell>
          <table:table-cell table:formula="of:=[.E1037]+[.F1039]" office:value-type="float" office:value="17062228844" calcext:value-type="float">
            <text:p>17062228844</text:p>
          </table:table-cell>
          <table:table-cell table:formula="of:=[.F1038]+[.G1038]" office:value-type="float" office:value="64537708" calcext:value-type="float">
            <text:p>64537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2" calcext:value-type="float">
            <text:p>6842</text:p>
          </table:table-cell>
          <table:table-cell table:formula="of:=[.E1038]+[.F1040]" office:value-type="float" office:value="17094543556" calcext:value-type="float">
            <text:p>17094543556</text:p>
          </table:table-cell>
          <table:table-cell table:formula="of:=[.F1039]+[.G1039]" office:value-type="float" office:value="64598852" calcext:value-type="float">
            <text:p>64598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3" calcext:value-type="float">
            <text:p>6843</text:p>
          </table:table-cell>
          <table:table-cell table:formula="of:=[.E1039]+[.F1041]" office:value-type="float" office:value="17126888840" calcext:value-type="float">
            <text:p>17126888840</text:p>
          </table:table-cell>
          <table:table-cell table:formula="of:=[.F1040]+[.G1040]" office:value-type="float" office:value="64659996" calcext:value-type="float">
            <text:p>64659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4" calcext:value-type="float">
            <text:p>6844</text:p>
          </table:table-cell>
          <table:table-cell table:formula="of:=[.E1040]+[.F1042]" office:value-type="float" office:value="17159264696" calcext:value-type="float">
            <text:p>17159264696</text:p>
          </table:table-cell>
          <table:table-cell table:formula="of:=[.F1041]+[.G1041]" office:value-type="float" office:value="64721140" calcext:value-type="float">
            <text:p>64721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5" calcext:value-type="float">
            <text:p>6845</text:p>
          </table:table-cell>
          <table:table-cell table:formula="of:=[.E1041]+[.F1043]" office:value-type="float" office:value="17191671124" calcext:value-type="float">
            <text:p>17191671124</text:p>
          </table:table-cell>
          <table:table-cell table:formula="of:=[.F1042]+[.G1042]" office:value-type="float" office:value="64782284" calcext:value-type="float">
            <text:p>64782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6" calcext:value-type="float">
            <text:p>6846</text:p>
          </table:table-cell>
          <table:table-cell table:formula="of:=[.E1042]+[.F1044]" office:value-type="float" office:value="17224108124" calcext:value-type="float">
            <text:p>17224108124</text:p>
          </table:table-cell>
          <table:table-cell table:formula="of:=[.F1043]+[.G1043]" office:value-type="float" office:value="64843428" calcext:value-type="float">
            <text:p>64843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7" calcext:value-type="float">
            <text:p>6847</text:p>
          </table:table-cell>
          <table:table-cell table:formula="of:=[.E1043]+[.F1045]" office:value-type="float" office:value="17256575696" calcext:value-type="float">
            <text:p>17256575696</text:p>
          </table:table-cell>
          <table:table-cell table:formula="of:=[.F1044]+[.G1044]" office:value-type="float" office:value="64904572" calcext:value-type="float">
            <text:p>64904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8" calcext:value-type="float">
            <text:p>6848</text:p>
          </table:table-cell>
          <table:table-cell table:formula="of:=[.E1044]+[.F1046]" office:value-type="float" office:value="17289073840" calcext:value-type="float">
            <text:p>17289073840</text:p>
          </table:table-cell>
          <table:table-cell table:formula="of:=[.F1045]+[.G1045]" office:value-type="float" office:value="64965716" calcext:value-type="float">
            <text:p>64965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49" calcext:value-type="float">
            <text:p>6849</text:p>
          </table:table-cell>
          <table:table-cell table:formula="of:=[.E1045]+[.F1047]" office:value-type="float" office:value="17321602556" calcext:value-type="float">
            <text:p>17321602556</text:p>
          </table:table-cell>
          <table:table-cell table:formula="of:=[.F1046]+[.G1046]" office:value-type="float" office:value="65026860" calcext:value-type="float">
            <text:p>65026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0" calcext:value-type="float">
            <text:p>6850</text:p>
          </table:table-cell>
          <table:table-cell table:formula="of:=[.E1046]+[.F1048]" office:value-type="float" office:value="17354161844" calcext:value-type="float">
            <text:p>17354161844</text:p>
          </table:table-cell>
          <table:table-cell table:formula="of:=[.F1047]+[.G1047]" office:value-type="float" office:value="65088004" calcext:value-type="float">
            <text:p>65088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1" calcext:value-type="float">
            <text:p>6851</text:p>
          </table:table-cell>
          <table:table-cell table:formula="of:=[.E1047]+[.F1049]" office:value-type="float" office:value="17386751704" calcext:value-type="float">
            <text:p>17386751704</text:p>
          </table:table-cell>
          <table:table-cell table:formula="of:=[.F1048]+[.G1048]" office:value-type="float" office:value="65149148" calcext:value-type="float">
            <text:p>65149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2" calcext:value-type="float">
            <text:p>6852</text:p>
          </table:table-cell>
          <table:table-cell table:formula="of:=[.E1048]+[.F1050]" office:value-type="float" office:value="17419372136" calcext:value-type="float">
            <text:p>17419372136</text:p>
          </table:table-cell>
          <table:table-cell table:formula="of:=[.F1049]+[.G1049]" office:value-type="float" office:value="65210292" calcext:value-type="float">
            <text:p>65210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3" calcext:value-type="float">
            <text:p>6853</text:p>
          </table:table-cell>
          <table:table-cell table:formula="of:=[.E1049]+[.F1051]" office:value-type="float" office:value="17452023140" calcext:value-type="float">
            <text:p>17452023140</text:p>
          </table:table-cell>
          <table:table-cell table:formula="of:=[.F1050]+[.G1050]" office:value-type="float" office:value="65271436" calcext:value-type="float">
            <text:p>65271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4" calcext:value-type="float">
            <text:p>6854</text:p>
          </table:table-cell>
          <table:table-cell table:formula="of:=[.E1050]+[.F1052]" office:value-type="float" office:value="17484704716" calcext:value-type="float">
            <text:p>17484704716</text:p>
          </table:table-cell>
          <table:table-cell table:formula="of:=[.F1051]+[.G1051]" office:value-type="float" office:value="65332580" calcext:value-type="float">
            <text:p>65332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5" calcext:value-type="float">
            <text:p>6855</text:p>
          </table:table-cell>
          <table:table-cell table:formula="of:=[.E1051]+[.F1053]" office:value-type="float" office:value="17517416864" calcext:value-type="float">
            <text:p>17517416864</text:p>
          </table:table-cell>
          <table:table-cell table:formula="of:=[.F1052]+[.G1052]" office:value-type="float" office:value="65393724" calcext:value-type="float">
            <text:p>65393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6" calcext:value-type="float">
            <text:p>6856</text:p>
          </table:table-cell>
          <table:table-cell table:formula="of:=[.E1052]+[.F1054]" office:value-type="float" office:value="17550159584" calcext:value-type="float">
            <text:p>17550159584</text:p>
          </table:table-cell>
          <table:table-cell table:formula="of:=[.F1053]+[.G1053]" office:value-type="float" office:value="65454868" calcext:value-type="float">
            <text:p>65454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7" calcext:value-type="float">
            <text:p>6857</text:p>
          </table:table-cell>
          <table:table-cell table:formula="of:=[.E1053]+[.F1055]" office:value-type="float" office:value="17582932876" calcext:value-type="float">
            <text:p>17582932876</text:p>
          </table:table-cell>
          <table:table-cell table:formula="of:=[.F1054]+[.G1054]" office:value-type="float" office:value="65516012" calcext:value-type="float">
            <text:p>65516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8" calcext:value-type="float">
            <text:p>6858</text:p>
          </table:table-cell>
          <table:table-cell table:formula="of:=[.E1054]+[.F1056]" office:value-type="float" office:value="17615736740" calcext:value-type="float">
            <text:p>17615736740</text:p>
          </table:table-cell>
          <table:table-cell table:formula="of:=[.F1055]+[.G1055]" office:value-type="float" office:value="65577156" calcext:value-type="float">
            <text:p>65577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59" calcext:value-type="float">
            <text:p>6859</text:p>
          </table:table-cell>
          <table:table-cell table:formula="of:=[.E1055]+[.F1057]" office:value-type="float" office:value="17648571176" calcext:value-type="float">
            <text:p>17648571176</text:p>
          </table:table-cell>
          <table:table-cell table:formula="of:=[.F1056]+[.G1056]" office:value-type="float" office:value="65638300" calcext:value-type="float">
            <text:p>65638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0" calcext:value-type="float">
            <text:p>6860</text:p>
          </table:table-cell>
          <table:table-cell table:formula="of:=[.E1056]+[.F1058]" office:value-type="float" office:value="17681436184" calcext:value-type="float">
            <text:p>17681436184</text:p>
          </table:table-cell>
          <table:table-cell table:formula="of:=[.F1057]+[.G1057]" office:value-type="float" office:value="65699444" calcext:value-type="float">
            <text:p>65699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1" calcext:value-type="float">
            <text:p>6861</text:p>
          </table:table-cell>
          <table:table-cell table:formula="of:=[.E1057]+[.F1059]" office:value-type="float" office:value="17714331764" calcext:value-type="float">
            <text:p>17714331764</text:p>
          </table:table-cell>
          <table:table-cell table:formula="of:=[.F1058]+[.G1058]" office:value-type="float" office:value="65760588" calcext:value-type="float">
            <text:p>65760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2" calcext:value-type="float">
            <text:p>6862</text:p>
          </table:table-cell>
          <table:table-cell table:formula="of:=[.E1058]+[.F1060]" office:value-type="float" office:value="17747257916" calcext:value-type="float">
            <text:p>17747257916</text:p>
          </table:table-cell>
          <table:table-cell table:formula="of:=[.F1059]+[.G1059]" office:value-type="float" office:value="65821732" calcext:value-type="float">
            <text:p>65821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3" calcext:value-type="float">
            <text:p>6863</text:p>
          </table:table-cell>
          <table:table-cell table:formula="of:=[.E1059]+[.F1061]" office:value-type="float" office:value="17780214640" calcext:value-type="float">
            <text:p>17780214640</text:p>
          </table:table-cell>
          <table:table-cell table:formula="of:=[.F1060]+[.G1060]" office:value-type="float" office:value="65882876" calcext:value-type="float">
            <text:p>65882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4" calcext:value-type="float">
            <text:p>6864</text:p>
          </table:table-cell>
          <table:table-cell table:formula="of:=[.E1060]+[.F1062]" office:value-type="float" office:value="17813201936" calcext:value-type="float">
            <text:p>17813201936</text:p>
          </table:table-cell>
          <table:table-cell table:formula="of:=[.F1061]+[.G1061]" office:value-type="float" office:value="65944020" calcext:value-type="float">
            <text:p>65944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5" calcext:value-type="float">
            <text:p>6865</text:p>
          </table:table-cell>
          <table:table-cell table:formula="of:=[.E1061]+[.F1063]" office:value-type="float" office:value="17846219804" calcext:value-type="float">
            <text:p>17846219804</text:p>
          </table:table-cell>
          <table:table-cell table:formula="of:=[.F1062]+[.G1062]" office:value-type="float" office:value="66005164" calcext:value-type="float">
            <text:p>66005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6" calcext:value-type="float">
            <text:p>6866</text:p>
          </table:table-cell>
          <table:table-cell table:formula="of:=[.E1062]+[.F1064]" office:value-type="float" office:value="17879268244" calcext:value-type="float">
            <text:p>17879268244</text:p>
          </table:table-cell>
          <table:table-cell table:formula="of:=[.F1063]+[.G1063]" office:value-type="float" office:value="66066308" calcext:value-type="float">
            <text:p>66066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7" calcext:value-type="float">
            <text:p>6867</text:p>
          </table:table-cell>
          <table:table-cell table:formula="of:=[.E1063]+[.F1065]" office:value-type="float" office:value="17912347256" calcext:value-type="float">
            <text:p>17912347256</text:p>
          </table:table-cell>
          <table:table-cell table:formula="of:=[.F1064]+[.G1064]" office:value-type="float" office:value="66127452" calcext:value-type="float">
            <text:p>66127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8" calcext:value-type="float">
            <text:p>6868</text:p>
          </table:table-cell>
          <table:table-cell table:formula="of:=[.E1064]+[.F1066]" office:value-type="float" office:value="17945456840" calcext:value-type="float">
            <text:p>17945456840</text:p>
          </table:table-cell>
          <table:table-cell table:formula="of:=[.F1065]+[.G1065]" office:value-type="float" office:value="66188596" calcext:value-type="float">
            <text:p>66188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69" calcext:value-type="float">
            <text:p>6869</text:p>
          </table:table-cell>
          <table:table-cell table:formula="of:=[.E1065]+[.F1067]" office:value-type="float" office:value="17978596996" calcext:value-type="float">
            <text:p>17978596996</text:p>
          </table:table-cell>
          <table:table-cell table:formula="of:=[.F1066]+[.G1066]" office:value-type="float" office:value="66249740" calcext:value-type="float">
            <text:p>66249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0" calcext:value-type="float">
            <text:p>6870</text:p>
          </table:table-cell>
          <table:table-cell table:formula="of:=[.E1066]+[.F1068]" office:value-type="float" office:value="18011767724" calcext:value-type="float">
            <text:p>18011767724</text:p>
          </table:table-cell>
          <table:table-cell table:formula="of:=[.F1067]+[.G1067]" office:value-type="float" office:value="66310884" calcext:value-type="float">
            <text:p>66310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1" calcext:value-type="float">
            <text:p>6871</text:p>
          </table:table-cell>
          <table:table-cell table:formula="of:=[.E1067]+[.F1069]" office:value-type="float" office:value="18044969024" calcext:value-type="float">
            <text:p>18044969024</text:p>
          </table:table-cell>
          <table:table-cell table:formula="of:=[.F1068]+[.G1068]" office:value-type="float" office:value="66372028" calcext:value-type="float">
            <text:p>66372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2" calcext:value-type="float">
            <text:p>6872</text:p>
          </table:table-cell>
          <table:table-cell table:formula="of:=[.E1068]+[.F1070]" office:value-type="float" office:value="18078200896" calcext:value-type="float">
            <text:p>18078200896</text:p>
          </table:table-cell>
          <table:table-cell table:formula="of:=[.F1069]+[.G1069]" office:value-type="float" office:value="66433172" calcext:value-type="float">
            <text:p>66433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3" calcext:value-type="float">
            <text:p>6873</text:p>
          </table:table-cell>
          <table:table-cell table:formula="of:=[.E1069]+[.F1071]" office:value-type="float" office:value="18111463340" calcext:value-type="float">
            <text:p>18111463340</text:p>
          </table:table-cell>
          <table:table-cell table:formula="of:=[.F1070]+[.G1070]" office:value-type="float" office:value="66494316" calcext:value-type="float">
            <text:p>66494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4" calcext:value-type="float">
            <text:p>6874</text:p>
          </table:table-cell>
          <table:table-cell table:formula="of:=[.E1070]+[.F1072]" office:value-type="float" office:value="18144756356" calcext:value-type="float">
            <text:p>18144756356</text:p>
          </table:table-cell>
          <table:table-cell table:formula="of:=[.F1071]+[.G1071]" office:value-type="float" office:value="66555460" calcext:value-type="float">
            <text:p>66555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5" calcext:value-type="float">
            <text:p>6875</text:p>
          </table:table-cell>
          <table:table-cell table:formula="of:=[.E1071]+[.F1073]" office:value-type="float" office:value="18178079944" calcext:value-type="float">
            <text:p>18178079944</text:p>
          </table:table-cell>
          <table:table-cell table:formula="of:=[.F1072]+[.G1072]" office:value-type="float" office:value="66616604" calcext:value-type="float">
            <text:p>66616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6" calcext:value-type="float">
            <text:p>6876</text:p>
          </table:table-cell>
          <table:table-cell table:formula="of:=[.E1072]+[.F1074]" office:value-type="float" office:value="18211434104" calcext:value-type="float">
            <text:p>18211434104</text:p>
          </table:table-cell>
          <table:table-cell table:formula="of:=[.F1073]+[.G1073]" office:value-type="float" office:value="66677748" calcext:value-type="float">
            <text:p>66677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7" calcext:value-type="float">
            <text:p>6877</text:p>
          </table:table-cell>
          <table:table-cell table:formula="of:=[.E1073]+[.F1075]" office:value-type="float" office:value="18244818836" calcext:value-type="float">
            <text:p>18244818836</text:p>
          </table:table-cell>
          <table:table-cell table:formula="of:=[.F1074]+[.G1074]" office:value-type="float" office:value="66738892" calcext:value-type="float">
            <text:p>66738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8" calcext:value-type="float">
            <text:p>6878</text:p>
          </table:table-cell>
          <table:table-cell table:formula="of:=[.E1074]+[.F1076]" office:value-type="float" office:value="18278234140" calcext:value-type="float">
            <text:p>18278234140</text:p>
          </table:table-cell>
          <table:table-cell table:formula="of:=[.F1075]+[.G1075]" office:value-type="float" office:value="66800036" calcext:value-type="float">
            <text:p>66800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79" calcext:value-type="float">
            <text:p>6879</text:p>
          </table:table-cell>
          <table:table-cell table:formula="of:=[.E1075]+[.F1077]" office:value-type="float" office:value="18311680016" calcext:value-type="float">
            <text:p>18311680016</text:p>
          </table:table-cell>
          <table:table-cell table:formula="of:=[.F1076]+[.G1076]" office:value-type="float" office:value="66861180" calcext:value-type="float">
            <text:p>66861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0" calcext:value-type="float">
            <text:p>6880</text:p>
          </table:table-cell>
          <table:table-cell table:formula="of:=[.E1076]+[.F1078]" office:value-type="float" office:value="18345156464" calcext:value-type="float">
            <text:p>18345156464</text:p>
          </table:table-cell>
          <table:table-cell table:formula="of:=[.F1077]+[.G1077]" office:value-type="float" office:value="66922324" calcext:value-type="float">
            <text:p>66922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1" calcext:value-type="float">
            <text:p>6881</text:p>
          </table:table-cell>
          <table:table-cell table:formula="of:=[.E1077]+[.F1079]" office:value-type="float" office:value="18378663484" calcext:value-type="float">
            <text:p>18378663484</text:p>
          </table:table-cell>
          <table:table-cell table:formula="of:=[.F1078]+[.G1078]" office:value-type="float" office:value="66983468" calcext:value-type="float">
            <text:p>66983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2" calcext:value-type="float">
            <text:p>6882</text:p>
          </table:table-cell>
          <table:table-cell table:formula="of:=[.E1078]+[.F1080]" office:value-type="float" office:value="18412201076" calcext:value-type="float">
            <text:p>18412201076</text:p>
          </table:table-cell>
          <table:table-cell table:formula="of:=[.F1079]+[.G1079]" office:value-type="float" office:value="67044612" calcext:value-type="float">
            <text:p>67044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3" calcext:value-type="float">
            <text:p>6883</text:p>
          </table:table-cell>
          <table:table-cell table:formula="of:=[.E1079]+[.F1081]" office:value-type="float" office:value="18445769240" calcext:value-type="float">
            <text:p>18445769240</text:p>
          </table:table-cell>
          <table:table-cell table:formula="of:=[.F1080]+[.G1080]" office:value-type="float" office:value="67105756" calcext:value-type="float">
            <text:p>67105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4" calcext:value-type="float">
            <text:p>6884</text:p>
          </table:table-cell>
          <table:table-cell table:formula="of:=[.E1080]+[.F1082]" office:value-type="float" office:value="18479367976" calcext:value-type="float">
            <text:p>18479367976</text:p>
          </table:table-cell>
          <table:table-cell table:formula="of:=[.F1081]+[.G1081]" office:value-type="float" office:value="67166900" calcext:value-type="float">
            <text:p>67166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5" calcext:value-type="float">
            <text:p>6885</text:p>
          </table:table-cell>
          <table:table-cell table:formula="of:=[.E1081]+[.F1083]" office:value-type="float" office:value="18512997284" calcext:value-type="float">
            <text:p>18512997284</text:p>
          </table:table-cell>
          <table:table-cell table:formula="of:=[.F1082]+[.G1082]" office:value-type="float" office:value="67228044" calcext:value-type="float">
            <text:p>67228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6" calcext:value-type="float">
            <text:p>6886</text:p>
          </table:table-cell>
          <table:table-cell table:formula="of:=[.E1082]+[.F1084]" office:value-type="float" office:value="18546657164" calcext:value-type="float">
            <text:p>18546657164</text:p>
          </table:table-cell>
          <table:table-cell table:formula="of:=[.F1083]+[.G1083]" office:value-type="float" office:value="67289188" calcext:value-type="float">
            <text:p>67289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7" calcext:value-type="float">
            <text:p>6887</text:p>
          </table:table-cell>
          <table:table-cell table:formula="of:=[.E1083]+[.F1085]" office:value-type="float" office:value="18580347616" calcext:value-type="float">
            <text:p>18580347616</text:p>
          </table:table-cell>
          <table:table-cell table:formula="of:=[.F1084]+[.G1084]" office:value-type="float" office:value="67350332" calcext:value-type="float">
            <text:p>67350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8" calcext:value-type="float">
            <text:p>6888</text:p>
          </table:table-cell>
          <table:table-cell table:formula="of:=[.E1084]+[.F1086]" office:value-type="float" office:value="18614068640" calcext:value-type="float">
            <text:p>18614068640</text:p>
          </table:table-cell>
          <table:table-cell table:formula="of:=[.F1085]+[.G1085]" office:value-type="float" office:value="67411476" calcext:value-type="float">
            <text:p>67411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89" calcext:value-type="float">
            <text:p>6889</text:p>
          </table:table-cell>
          <table:table-cell table:formula="of:=[.E1085]+[.F1087]" office:value-type="float" office:value="18647820236" calcext:value-type="float">
            <text:p>18647820236</text:p>
          </table:table-cell>
          <table:table-cell table:formula="of:=[.F1086]+[.G1086]" office:value-type="float" office:value="67472620" calcext:value-type="float">
            <text:p>67472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0" calcext:value-type="float">
            <text:p>6890</text:p>
          </table:table-cell>
          <table:table-cell table:formula="of:=[.E1086]+[.F1088]" office:value-type="float" office:value="18681602404" calcext:value-type="float">
            <text:p>18681602404</text:p>
          </table:table-cell>
          <table:table-cell table:formula="of:=[.F1087]+[.G1087]" office:value-type="float" office:value="67533764" calcext:value-type="float">
            <text:p>67533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1" calcext:value-type="float">
            <text:p>6891</text:p>
          </table:table-cell>
          <table:table-cell table:formula="of:=[.E1087]+[.F1089]" office:value-type="float" office:value="18715415144" calcext:value-type="float">
            <text:p>18715415144</text:p>
          </table:table-cell>
          <table:table-cell table:formula="of:=[.F1088]+[.G1088]" office:value-type="float" office:value="67594908" calcext:value-type="float">
            <text:p>67594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2" calcext:value-type="float">
            <text:p>6892</text:p>
          </table:table-cell>
          <table:table-cell table:formula="of:=[.E1088]+[.F1090]" office:value-type="float" office:value="18749258456" calcext:value-type="float">
            <text:p>18749258456</text:p>
          </table:table-cell>
          <table:table-cell table:formula="of:=[.F1089]+[.G1089]" office:value-type="float" office:value="67656052" calcext:value-type="float">
            <text:p>67656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3" calcext:value-type="float">
            <text:p>6893</text:p>
          </table:table-cell>
          <table:table-cell table:formula="of:=[.E1089]+[.F1091]" office:value-type="float" office:value="18783132340" calcext:value-type="float">
            <text:p>18783132340</text:p>
          </table:table-cell>
          <table:table-cell table:formula="of:=[.F1090]+[.G1090]" office:value-type="float" office:value="67717196" calcext:value-type="float">
            <text:p>67717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4" calcext:value-type="float">
            <text:p>6894</text:p>
          </table:table-cell>
          <table:table-cell table:formula="of:=[.E1090]+[.F1092]" office:value-type="float" office:value="18817036796" calcext:value-type="float">
            <text:p>18817036796</text:p>
          </table:table-cell>
          <table:table-cell table:formula="of:=[.F1091]+[.G1091]" office:value-type="float" office:value="67778340" calcext:value-type="float">
            <text:p>67778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5" calcext:value-type="float">
            <text:p>6895</text:p>
          </table:table-cell>
          <table:table-cell table:formula="of:=[.E1091]+[.F1093]" office:value-type="float" office:value="18850971824" calcext:value-type="float">
            <text:p>18850971824</text:p>
          </table:table-cell>
          <table:table-cell table:formula="of:=[.F1092]+[.G1092]" office:value-type="float" office:value="67839484" calcext:value-type="float">
            <text:p>67839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6" calcext:value-type="float">
            <text:p>6896</text:p>
          </table:table-cell>
          <table:table-cell table:formula="of:=[.E1092]+[.F1094]" office:value-type="float" office:value="18884937424" calcext:value-type="float">
            <text:p>18884937424</text:p>
          </table:table-cell>
          <table:table-cell table:formula="of:=[.F1093]+[.G1093]" office:value-type="float" office:value="67900628" calcext:value-type="float">
            <text:p>67900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7" calcext:value-type="float">
            <text:p>6897</text:p>
          </table:table-cell>
          <table:table-cell table:formula="of:=[.E1093]+[.F1095]" office:value-type="float" office:value="18918933596" calcext:value-type="float">
            <text:p>18918933596</text:p>
          </table:table-cell>
          <table:table-cell table:formula="of:=[.F1094]+[.G1094]" office:value-type="float" office:value="67961772" calcext:value-type="float">
            <text:p>67961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8" calcext:value-type="float">
            <text:p>6898</text:p>
          </table:table-cell>
          <table:table-cell table:formula="of:=[.E1094]+[.F1096]" office:value-type="float" office:value="18952960340" calcext:value-type="float">
            <text:p>18952960340</text:p>
          </table:table-cell>
          <table:table-cell table:formula="of:=[.F1095]+[.G1095]" office:value-type="float" office:value="68022916" calcext:value-type="float">
            <text:p>68022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899" calcext:value-type="float">
            <text:p>6899</text:p>
          </table:table-cell>
          <table:table-cell table:formula="of:=[.E1095]+[.F1097]" office:value-type="float" office:value="18987017656" calcext:value-type="float">
            <text:p>18987017656</text:p>
          </table:table-cell>
          <table:table-cell table:formula="of:=[.F1096]+[.G1096]" office:value-type="float" office:value="68084060" calcext:value-type="float">
            <text:p>68084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0" calcext:value-type="float">
            <text:p>6900</text:p>
          </table:table-cell>
          <table:table-cell table:formula="of:=[.E1096]+[.F1098]" office:value-type="float" office:value="19021105544" calcext:value-type="float">
            <text:p>19021105544</text:p>
          </table:table-cell>
          <table:table-cell table:formula="of:=[.F1097]+[.G1097]" office:value-type="float" office:value="68145204" calcext:value-type="float">
            <text:p>68145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1" calcext:value-type="float">
            <text:p>6901</text:p>
          </table:table-cell>
          <table:table-cell table:formula="of:=[.E1097]+[.F1099]" office:value-type="float" office:value="19055224004" calcext:value-type="float">
            <text:p>19055224004</text:p>
          </table:table-cell>
          <table:table-cell table:formula="of:=[.F1098]+[.G1098]" office:value-type="float" office:value="68206348" calcext:value-type="float">
            <text:p>68206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2" calcext:value-type="float">
            <text:p>6902</text:p>
          </table:table-cell>
          <table:table-cell table:formula="of:=[.E1098]+[.F1100]" office:value-type="float" office:value="19089373036" calcext:value-type="float">
            <text:p>19089373036</text:p>
          </table:table-cell>
          <table:table-cell table:formula="of:=[.F1099]+[.G1099]" office:value-type="float" office:value="68267492" calcext:value-type="float">
            <text:p>68267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3" calcext:value-type="float">
            <text:p>6903</text:p>
          </table:table-cell>
          <table:table-cell table:formula="of:=[.E1099]+[.F1101]" office:value-type="float" office:value="19123552640" calcext:value-type="float">
            <text:p>19123552640</text:p>
          </table:table-cell>
          <table:table-cell table:formula="of:=[.F1100]+[.G1100]" office:value-type="float" office:value="68328636" calcext:value-type="float">
            <text:p>68328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4" calcext:value-type="float">
            <text:p>6904</text:p>
          </table:table-cell>
          <table:table-cell table:formula="of:=[.E1100]+[.F1102]" office:value-type="float" office:value="19157762816" calcext:value-type="float">
            <text:p>19157762816</text:p>
          </table:table-cell>
          <table:table-cell table:formula="of:=[.F1101]+[.G1101]" office:value-type="float" office:value="68389780" calcext:value-type="float">
            <text:p>68389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5" calcext:value-type="float">
            <text:p>6905</text:p>
          </table:table-cell>
          <table:table-cell table:formula="of:=[.E1101]+[.F1103]" office:value-type="float" office:value="19192003564" calcext:value-type="float">
            <text:p>19192003564</text:p>
          </table:table-cell>
          <table:table-cell table:formula="of:=[.F1102]+[.G1102]" office:value-type="float" office:value="68450924" calcext:value-type="float">
            <text:p>68450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6" calcext:value-type="float">
            <text:p>6906</text:p>
          </table:table-cell>
          <table:table-cell table:formula="of:=[.E1102]+[.F1104]" office:value-type="float" office:value="19226274884" calcext:value-type="float">
            <text:p>19226274884</text:p>
          </table:table-cell>
          <table:table-cell table:formula="of:=[.F1103]+[.G1103]" office:value-type="float" office:value="68512068" calcext:value-type="float">
            <text:p>68512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7" calcext:value-type="float">
            <text:p>6907</text:p>
          </table:table-cell>
          <table:table-cell table:formula="of:=[.E1103]+[.F1105]" office:value-type="float" office:value="19260576776" calcext:value-type="float">
            <text:p>19260576776</text:p>
          </table:table-cell>
          <table:table-cell table:formula="of:=[.F1104]+[.G1104]" office:value-type="float" office:value="68573212" calcext:value-type="float">
            <text:p>68573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8" calcext:value-type="float">
            <text:p>6908</text:p>
          </table:table-cell>
          <table:table-cell table:formula="of:=[.E1104]+[.F1106]" office:value-type="float" office:value="19294909240" calcext:value-type="float">
            <text:p>19294909240</text:p>
          </table:table-cell>
          <table:table-cell table:formula="of:=[.F1105]+[.G1105]" office:value-type="float" office:value="68634356" calcext:value-type="float">
            <text:p>68634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09" calcext:value-type="float">
            <text:p>6909</text:p>
          </table:table-cell>
          <table:table-cell table:formula="of:=[.E1105]+[.F1107]" office:value-type="float" office:value="19329272276" calcext:value-type="float">
            <text:p>19329272276</text:p>
          </table:table-cell>
          <table:table-cell table:formula="of:=[.F1106]+[.G1106]" office:value-type="float" office:value="68695500" calcext:value-type="float">
            <text:p>68695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0" calcext:value-type="float">
            <text:p>6910</text:p>
          </table:table-cell>
          <table:table-cell table:formula="of:=[.E1106]+[.F1108]" office:value-type="float" office:value="19363665884" calcext:value-type="float">
            <text:p>19363665884</text:p>
          </table:table-cell>
          <table:table-cell table:formula="of:=[.F1107]+[.G1107]" office:value-type="float" office:value="68756644" calcext:value-type="float">
            <text:p>68756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1" calcext:value-type="float">
            <text:p>6911</text:p>
          </table:table-cell>
          <table:table-cell table:formula="of:=[.E1107]+[.F1109]" office:value-type="float" office:value="19398090064" calcext:value-type="float">
            <text:p>19398090064</text:p>
          </table:table-cell>
          <table:table-cell table:formula="of:=[.F1108]+[.G1108]" office:value-type="float" office:value="68817788" calcext:value-type="float">
            <text:p>68817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2" calcext:value-type="float">
            <text:p>6912</text:p>
          </table:table-cell>
          <table:table-cell table:formula="of:=[.E1108]+[.F1110]" office:value-type="float" office:value="19432544816" calcext:value-type="float">
            <text:p>19432544816</text:p>
          </table:table-cell>
          <table:table-cell table:formula="of:=[.F1109]+[.G1109]" office:value-type="float" office:value="68878932" calcext:value-type="float">
            <text:p>68878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3" calcext:value-type="float">
            <text:p>6913</text:p>
          </table:table-cell>
          <table:table-cell table:formula="of:=[.E1109]+[.F1111]" office:value-type="float" office:value="19467030140" calcext:value-type="float">
            <text:p>19467030140</text:p>
          </table:table-cell>
          <table:table-cell table:formula="of:=[.F1110]+[.G1110]" office:value-type="float" office:value="68940076" calcext:value-type="float">
            <text:p>68940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4" calcext:value-type="float">
            <text:p>6914</text:p>
          </table:table-cell>
          <table:table-cell table:formula="of:=[.E1110]+[.F1112]" office:value-type="float" office:value="19501546036" calcext:value-type="float">
            <text:p>19501546036</text:p>
          </table:table-cell>
          <table:table-cell table:formula="of:=[.F1111]+[.G1111]" office:value-type="float" office:value="69001220" calcext:value-type="float">
            <text:p>69001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5" calcext:value-type="float">
            <text:p>6915</text:p>
          </table:table-cell>
          <table:table-cell table:formula="of:=[.E1111]+[.F1113]" office:value-type="float" office:value="19536092504" calcext:value-type="float">
            <text:p>19536092504</text:p>
          </table:table-cell>
          <table:table-cell table:formula="of:=[.F1112]+[.G1112]" office:value-type="float" office:value="69062364" calcext:value-type="float">
            <text:p>69062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6" calcext:value-type="float">
            <text:p>6916</text:p>
          </table:table-cell>
          <table:table-cell table:formula="of:=[.E1112]+[.F1114]" office:value-type="float" office:value="19570669544" calcext:value-type="float">
            <text:p>19570669544</text:p>
          </table:table-cell>
          <table:table-cell table:formula="of:=[.F1113]+[.G1113]" office:value-type="float" office:value="69123508" calcext:value-type="float">
            <text:p>69123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7" calcext:value-type="float">
            <text:p>6917</text:p>
          </table:table-cell>
          <table:table-cell table:formula="of:=[.E1113]+[.F1115]" office:value-type="float" office:value="19605277156" calcext:value-type="float">
            <text:p>19605277156</text:p>
          </table:table-cell>
          <table:table-cell table:formula="of:=[.F1114]+[.G1114]" office:value-type="float" office:value="69184652" calcext:value-type="float">
            <text:p>69184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8" calcext:value-type="float">
            <text:p>6918</text:p>
          </table:table-cell>
          <table:table-cell table:formula="of:=[.E1114]+[.F1116]" office:value-type="float" office:value="19639915340" calcext:value-type="float">
            <text:p>19639915340</text:p>
          </table:table-cell>
          <table:table-cell table:formula="of:=[.F1115]+[.G1115]" office:value-type="float" office:value="69245796" calcext:value-type="float">
            <text:p>69245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19" calcext:value-type="float">
            <text:p>6919</text:p>
          </table:table-cell>
          <table:table-cell table:formula="of:=[.E1115]+[.F1117]" office:value-type="float" office:value="19674584096" calcext:value-type="float">
            <text:p>19674584096</text:p>
          </table:table-cell>
          <table:table-cell table:formula="of:=[.F1116]+[.G1116]" office:value-type="float" office:value="69306940" calcext:value-type="float">
            <text:p>69306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0" calcext:value-type="float">
            <text:p>6920</text:p>
          </table:table-cell>
          <table:table-cell table:formula="of:=[.E1116]+[.F1118]" office:value-type="float" office:value="19709283424" calcext:value-type="float">
            <text:p>19709283424</text:p>
          </table:table-cell>
          <table:table-cell table:formula="of:=[.F1117]+[.G1117]" office:value-type="float" office:value="69368084" calcext:value-type="float">
            <text:p>69368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1" calcext:value-type="float">
            <text:p>6921</text:p>
          </table:table-cell>
          <table:table-cell table:formula="of:=[.E1117]+[.F1119]" office:value-type="float" office:value="19744013324" calcext:value-type="float">
            <text:p>19744013324</text:p>
          </table:table-cell>
          <table:table-cell table:formula="of:=[.F1118]+[.G1118]" office:value-type="float" office:value="69429228" calcext:value-type="float">
            <text:p>69429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2" calcext:value-type="float">
            <text:p>6922</text:p>
          </table:table-cell>
          <table:table-cell table:formula="of:=[.E1118]+[.F1120]" office:value-type="float" office:value="19778773796" calcext:value-type="float">
            <text:p>19778773796</text:p>
          </table:table-cell>
          <table:table-cell table:formula="of:=[.F1119]+[.G1119]" office:value-type="float" office:value="69490372" calcext:value-type="float">
            <text:p>69490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3" calcext:value-type="float">
            <text:p>6923</text:p>
          </table:table-cell>
          <table:table-cell table:formula="of:=[.E1119]+[.F1121]" office:value-type="float" office:value="19813564840" calcext:value-type="float">
            <text:p>19813564840</text:p>
          </table:table-cell>
          <table:table-cell table:formula="of:=[.F1120]+[.G1120]" office:value-type="float" office:value="69551516" calcext:value-type="float">
            <text:p>69551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4" calcext:value-type="float">
            <text:p>6924</text:p>
          </table:table-cell>
          <table:table-cell table:formula="of:=[.E1120]+[.F1122]" office:value-type="float" office:value="19848386456" calcext:value-type="float">
            <text:p>19848386456</text:p>
          </table:table-cell>
          <table:table-cell table:formula="of:=[.F1121]+[.G1121]" office:value-type="float" office:value="69612660" calcext:value-type="float">
            <text:p>69612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5" calcext:value-type="float">
            <text:p>6925</text:p>
          </table:table-cell>
          <table:table-cell table:formula="of:=[.E1121]+[.F1123]" office:value-type="float" office:value="19883238644" calcext:value-type="float">
            <text:p>19883238644</text:p>
          </table:table-cell>
          <table:table-cell table:formula="of:=[.F1122]+[.G1122]" office:value-type="float" office:value="69673804" calcext:value-type="float">
            <text:p>69673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6" calcext:value-type="float">
            <text:p>6926</text:p>
          </table:table-cell>
          <table:table-cell table:formula="of:=[.E1122]+[.F1124]" office:value-type="float" office:value="19918121404" calcext:value-type="float">
            <text:p>19918121404</text:p>
          </table:table-cell>
          <table:table-cell table:formula="of:=[.F1123]+[.G1123]" office:value-type="float" office:value="69734948" calcext:value-type="float">
            <text:p>69734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7" calcext:value-type="float">
            <text:p>6927</text:p>
          </table:table-cell>
          <table:table-cell table:formula="of:=[.E1123]+[.F1125]" office:value-type="float" office:value="19953034736" calcext:value-type="float">
            <text:p>19953034736</text:p>
          </table:table-cell>
          <table:table-cell table:formula="of:=[.F1124]+[.G1124]" office:value-type="float" office:value="69796092" calcext:value-type="float">
            <text:p>69796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8" calcext:value-type="float">
            <text:p>6928</text:p>
          </table:table-cell>
          <table:table-cell table:formula="of:=[.E1124]+[.F1126]" office:value-type="float" office:value="19987978640" calcext:value-type="float">
            <text:p>19987978640</text:p>
          </table:table-cell>
          <table:table-cell table:formula="of:=[.F1125]+[.G1125]" office:value-type="float" office:value="69857236" calcext:value-type="float">
            <text:p>69857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29" calcext:value-type="float">
            <text:p>6929</text:p>
          </table:table-cell>
          <table:table-cell table:formula="of:=[.E1125]+[.F1127]" office:value-type="float" office:value="20022953116" calcext:value-type="float">
            <text:p>20022953116</text:p>
          </table:table-cell>
          <table:table-cell table:formula="of:=[.F1126]+[.G1126]" office:value-type="float" office:value="69918380" calcext:value-type="float">
            <text:p>69918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0" calcext:value-type="float">
            <text:p>6930</text:p>
          </table:table-cell>
          <table:table-cell table:formula="of:=[.E1126]+[.F1128]" office:value-type="float" office:value="20057958164" calcext:value-type="float">
            <text:p>20057958164</text:p>
          </table:table-cell>
          <table:table-cell table:formula="of:=[.F1127]+[.G1127]" office:value-type="float" office:value="69979524" calcext:value-type="float">
            <text:p>69979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1" calcext:value-type="float">
            <text:p>6931</text:p>
          </table:table-cell>
          <table:table-cell table:formula="of:=[.E1127]+[.F1129]" office:value-type="float" office:value="20092993784" calcext:value-type="float">
            <text:p>20092993784</text:p>
          </table:table-cell>
          <table:table-cell table:formula="of:=[.F1128]+[.G1128]" office:value-type="float" office:value="70040668" calcext:value-type="float">
            <text:p>70040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2" calcext:value-type="float">
            <text:p>6932</text:p>
          </table:table-cell>
          <table:table-cell table:formula="of:=[.E1128]+[.F1130]" office:value-type="float" office:value="20128059976" calcext:value-type="float">
            <text:p>20128059976</text:p>
          </table:table-cell>
          <table:table-cell table:formula="of:=[.F1129]+[.G1129]" office:value-type="float" office:value="70101812" calcext:value-type="float">
            <text:p>70101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3" calcext:value-type="float">
            <text:p>6933</text:p>
          </table:table-cell>
          <table:table-cell table:formula="of:=[.E1129]+[.F1131]" office:value-type="float" office:value="20163156740" calcext:value-type="float">
            <text:p>20163156740</text:p>
          </table:table-cell>
          <table:table-cell table:formula="of:=[.F1130]+[.G1130]" office:value-type="float" office:value="70162956" calcext:value-type="float">
            <text:p>70162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4" calcext:value-type="float">
            <text:p>6934</text:p>
          </table:table-cell>
          <table:table-cell table:formula="of:=[.E1130]+[.F1132]" office:value-type="float" office:value="20198284076" calcext:value-type="float">
            <text:p>20198284076</text:p>
          </table:table-cell>
          <table:table-cell table:formula="of:=[.F1131]+[.G1131]" office:value-type="float" office:value="70224100" calcext:value-type="float">
            <text:p>70224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5" calcext:value-type="float">
            <text:p>6935</text:p>
          </table:table-cell>
          <table:table-cell table:formula="of:=[.E1131]+[.F1133]" office:value-type="float" office:value="20233441984" calcext:value-type="float">
            <text:p>20233441984</text:p>
          </table:table-cell>
          <table:table-cell table:formula="of:=[.F1132]+[.G1132]" office:value-type="float" office:value="70285244" calcext:value-type="float">
            <text:p>70285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6" calcext:value-type="float">
            <text:p>6936</text:p>
          </table:table-cell>
          <table:table-cell table:formula="of:=[.E1132]+[.F1134]" office:value-type="float" office:value="20268630464" calcext:value-type="float">
            <text:p>20268630464</text:p>
          </table:table-cell>
          <table:table-cell table:formula="of:=[.F1133]+[.G1133]" office:value-type="float" office:value="70346388" calcext:value-type="float">
            <text:p>70346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7" calcext:value-type="float">
            <text:p>6937</text:p>
          </table:table-cell>
          <table:table-cell table:formula="of:=[.E1133]+[.F1135]" office:value-type="float" office:value="20303849516" calcext:value-type="float">
            <text:p>20303849516</text:p>
          </table:table-cell>
          <table:table-cell table:formula="of:=[.F1134]+[.G1134]" office:value-type="float" office:value="70407532" calcext:value-type="float">
            <text:p>70407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8" calcext:value-type="float">
            <text:p>6938</text:p>
          </table:table-cell>
          <table:table-cell table:formula="of:=[.E1134]+[.F1136]" office:value-type="float" office:value="20339099140" calcext:value-type="float">
            <text:p>20339099140</text:p>
          </table:table-cell>
          <table:table-cell table:formula="of:=[.F1135]+[.G1135]" office:value-type="float" office:value="70468676" calcext:value-type="float">
            <text:p>70468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39" calcext:value-type="float">
            <text:p>6939</text:p>
          </table:table-cell>
          <table:table-cell table:formula="of:=[.E1135]+[.F1137]" office:value-type="float" office:value="20374379336" calcext:value-type="float">
            <text:p>20374379336</text:p>
          </table:table-cell>
          <table:table-cell table:formula="of:=[.F1136]+[.G1136]" office:value-type="float" office:value="70529820" calcext:value-type="float">
            <text:p>70529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0" calcext:value-type="float">
            <text:p>6940</text:p>
          </table:table-cell>
          <table:table-cell table:formula="of:=[.E1136]+[.F1138]" office:value-type="float" office:value="20409690104" calcext:value-type="float">
            <text:p>20409690104</text:p>
          </table:table-cell>
          <table:table-cell table:formula="of:=[.F1137]+[.G1137]" office:value-type="float" office:value="70590964" calcext:value-type="float">
            <text:p>70590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1" calcext:value-type="float">
            <text:p>6941</text:p>
          </table:table-cell>
          <table:table-cell table:formula="of:=[.E1137]+[.F1139]" office:value-type="float" office:value="20445031444" calcext:value-type="float">
            <text:p>20445031444</text:p>
          </table:table-cell>
          <table:table-cell table:formula="of:=[.F1138]+[.G1138]" office:value-type="float" office:value="70652108" calcext:value-type="float">
            <text:p>70652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2" calcext:value-type="float">
            <text:p>6942</text:p>
          </table:table-cell>
          <table:table-cell table:formula="of:=[.E1138]+[.F1140]" office:value-type="float" office:value="20480403356" calcext:value-type="float">
            <text:p>20480403356</text:p>
          </table:table-cell>
          <table:table-cell table:formula="of:=[.F1139]+[.G1139]" office:value-type="float" office:value="70713252" calcext:value-type="float">
            <text:p>70713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3" calcext:value-type="float">
            <text:p>6943</text:p>
          </table:table-cell>
          <table:table-cell table:formula="of:=[.E1139]+[.F1141]" office:value-type="float" office:value="20515805840" calcext:value-type="float">
            <text:p>20515805840</text:p>
          </table:table-cell>
          <table:table-cell table:formula="of:=[.F1140]+[.G1140]" office:value-type="float" office:value="70774396" calcext:value-type="float">
            <text:p>70774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4" calcext:value-type="float">
            <text:p>6944</text:p>
          </table:table-cell>
          <table:table-cell table:formula="of:=[.E1140]+[.F1142]" office:value-type="float" office:value="20551238896" calcext:value-type="float">
            <text:p>20551238896</text:p>
          </table:table-cell>
          <table:table-cell table:formula="of:=[.F1141]+[.G1141]" office:value-type="float" office:value="70835540" calcext:value-type="float">
            <text:p>70835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5" calcext:value-type="float">
            <text:p>6945</text:p>
          </table:table-cell>
          <table:table-cell table:formula="of:=[.E1141]+[.F1143]" office:value-type="float" office:value="20586702524" calcext:value-type="float">
            <text:p>20586702524</text:p>
          </table:table-cell>
          <table:table-cell table:formula="of:=[.F1142]+[.G1142]" office:value-type="float" office:value="70896684" calcext:value-type="float">
            <text:p>70896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6" calcext:value-type="float">
            <text:p>6946</text:p>
          </table:table-cell>
          <table:table-cell table:formula="of:=[.E1142]+[.F1144]" office:value-type="float" office:value="20622196724" calcext:value-type="float">
            <text:p>20622196724</text:p>
          </table:table-cell>
          <table:table-cell table:formula="of:=[.F1143]+[.G1143]" office:value-type="float" office:value="70957828" calcext:value-type="float">
            <text:p>70957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7" calcext:value-type="float">
            <text:p>6947</text:p>
          </table:table-cell>
          <table:table-cell table:formula="of:=[.E1143]+[.F1145]" office:value-type="float" office:value="20657721496" calcext:value-type="float">
            <text:p>20657721496</text:p>
          </table:table-cell>
          <table:table-cell table:formula="of:=[.F1144]+[.G1144]" office:value-type="float" office:value="71018972" calcext:value-type="float">
            <text:p>71018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8" calcext:value-type="float">
            <text:p>6948</text:p>
          </table:table-cell>
          <table:table-cell table:formula="of:=[.E1144]+[.F1146]" office:value-type="float" office:value="20693276840" calcext:value-type="float">
            <text:p>20693276840</text:p>
          </table:table-cell>
          <table:table-cell table:formula="of:=[.F1145]+[.G1145]" office:value-type="float" office:value="71080116" calcext:value-type="float">
            <text:p>71080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49" calcext:value-type="float">
            <text:p>6949</text:p>
          </table:table-cell>
          <table:table-cell table:formula="of:=[.E1145]+[.F1147]" office:value-type="float" office:value="20728862756" calcext:value-type="float">
            <text:p>20728862756</text:p>
          </table:table-cell>
          <table:table-cell table:formula="of:=[.F1146]+[.G1146]" office:value-type="float" office:value="71141260" calcext:value-type="float">
            <text:p>71141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0" calcext:value-type="float">
            <text:p>6950</text:p>
          </table:table-cell>
          <table:table-cell table:formula="of:=[.E1146]+[.F1148]" office:value-type="float" office:value="20764479244" calcext:value-type="float">
            <text:p>20764479244</text:p>
          </table:table-cell>
          <table:table-cell table:formula="of:=[.F1147]+[.G1147]" office:value-type="float" office:value="71202404" calcext:value-type="float">
            <text:p>71202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1" calcext:value-type="float">
            <text:p>6951</text:p>
          </table:table-cell>
          <table:table-cell table:formula="of:=[.E1147]+[.F1149]" office:value-type="float" office:value="20800126304" calcext:value-type="float">
            <text:p>20800126304</text:p>
          </table:table-cell>
          <table:table-cell table:formula="of:=[.F1148]+[.G1148]" office:value-type="float" office:value="71263548" calcext:value-type="float">
            <text:p>71263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2" calcext:value-type="float">
            <text:p>6952</text:p>
          </table:table-cell>
          <table:table-cell table:formula="of:=[.E1148]+[.F1150]" office:value-type="float" office:value="20835803936" calcext:value-type="float">
            <text:p>20835803936</text:p>
          </table:table-cell>
          <table:table-cell table:formula="of:=[.F1149]+[.G1149]" office:value-type="float" office:value="71324692" calcext:value-type="float">
            <text:p>71324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3" calcext:value-type="float">
            <text:p>6953</text:p>
          </table:table-cell>
          <table:table-cell table:formula="of:=[.E1149]+[.F1151]" office:value-type="float" office:value="20871512140" calcext:value-type="float">
            <text:p>20871512140</text:p>
          </table:table-cell>
          <table:table-cell table:formula="of:=[.F1150]+[.G1150]" office:value-type="float" office:value="71385836" calcext:value-type="float">
            <text:p>71385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4" calcext:value-type="float">
            <text:p>6954</text:p>
          </table:table-cell>
          <table:table-cell table:formula="of:=[.E1150]+[.F1152]" office:value-type="float" office:value="20907250916" calcext:value-type="float">
            <text:p>20907250916</text:p>
          </table:table-cell>
          <table:table-cell table:formula="of:=[.F1151]+[.G1151]" office:value-type="float" office:value="71446980" calcext:value-type="float">
            <text:p>71446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5" calcext:value-type="float">
            <text:p>6955</text:p>
          </table:table-cell>
          <table:table-cell table:formula="of:=[.E1151]+[.F1153]" office:value-type="float" office:value="20943020264" calcext:value-type="float">
            <text:p>20943020264</text:p>
          </table:table-cell>
          <table:table-cell table:formula="of:=[.F1152]+[.G1152]" office:value-type="float" office:value="71508124" calcext:value-type="float">
            <text:p>71508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6" calcext:value-type="float">
            <text:p>6956</text:p>
          </table:table-cell>
          <table:table-cell table:formula="of:=[.E1152]+[.F1154]" office:value-type="float" office:value="20978820184" calcext:value-type="float">
            <text:p>20978820184</text:p>
          </table:table-cell>
          <table:table-cell table:formula="of:=[.F1153]+[.G1153]" office:value-type="float" office:value="71569268" calcext:value-type="float">
            <text:p>71569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7" calcext:value-type="float">
            <text:p>6957</text:p>
          </table:table-cell>
          <table:table-cell table:formula="of:=[.E1153]+[.F1155]" office:value-type="float" office:value="21014650676" calcext:value-type="float">
            <text:p>21014650676</text:p>
          </table:table-cell>
          <table:table-cell table:formula="of:=[.F1154]+[.G1154]" office:value-type="float" office:value="71630412" calcext:value-type="float">
            <text:p>71630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8" calcext:value-type="float">
            <text:p>6958</text:p>
          </table:table-cell>
          <table:table-cell table:formula="of:=[.E1154]+[.F1156]" office:value-type="float" office:value="21050511740" calcext:value-type="float">
            <text:p>21050511740</text:p>
          </table:table-cell>
          <table:table-cell table:formula="of:=[.F1155]+[.G1155]" office:value-type="float" office:value="71691556" calcext:value-type="float">
            <text:p>71691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59" calcext:value-type="float">
            <text:p>6959</text:p>
          </table:table-cell>
          <table:table-cell table:formula="of:=[.E1155]+[.F1157]" office:value-type="float" office:value="21086403376" calcext:value-type="float">
            <text:p>21086403376</text:p>
          </table:table-cell>
          <table:table-cell table:formula="of:=[.F1156]+[.G1156]" office:value-type="float" office:value="71752700" calcext:value-type="float">
            <text:p>71752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0" calcext:value-type="float">
            <text:p>6960</text:p>
          </table:table-cell>
          <table:table-cell table:formula="of:=[.E1156]+[.F1158]" office:value-type="float" office:value="21122325584" calcext:value-type="float">
            <text:p>21122325584</text:p>
          </table:table-cell>
          <table:table-cell table:formula="of:=[.F1157]+[.G1157]" office:value-type="float" office:value="71813844" calcext:value-type="float">
            <text:p>71813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1" calcext:value-type="float">
            <text:p>6961</text:p>
          </table:table-cell>
          <table:table-cell table:formula="of:=[.E1157]+[.F1159]" office:value-type="float" office:value="21158278364" calcext:value-type="float">
            <text:p>21158278364</text:p>
          </table:table-cell>
          <table:table-cell table:formula="of:=[.F1158]+[.G1158]" office:value-type="float" office:value="71874988" calcext:value-type="float">
            <text:p>71874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2" calcext:value-type="float">
            <text:p>6962</text:p>
          </table:table-cell>
          <table:table-cell table:formula="of:=[.E1158]+[.F1160]" office:value-type="float" office:value="21194261716" calcext:value-type="float">
            <text:p>21194261716</text:p>
          </table:table-cell>
          <table:table-cell table:formula="of:=[.F1159]+[.G1159]" office:value-type="float" office:value="71936132" calcext:value-type="float">
            <text:p>71936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3" calcext:value-type="float">
            <text:p>6963</text:p>
          </table:table-cell>
          <table:table-cell table:formula="of:=[.E1159]+[.F1161]" office:value-type="float" office:value="21230275640" calcext:value-type="float">
            <text:p>21230275640</text:p>
          </table:table-cell>
          <table:table-cell table:formula="of:=[.F1160]+[.G1160]" office:value-type="float" office:value="71997276" calcext:value-type="float">
            <text:p>71997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4" calcext:value-type="float">
            <text:p>6964</text:p>
          </table:table-cell>
          <table:table-cell table:formula="of:=[.E1160]+[.F1162]" office:value-type="float" office:value="21266320136" calcext:value-type="float">
            <text:p>21266320136</text:p>
          </table:table-cell>
          <table:table-cell table:formula="of:=[.F1161]+[.G1161]" office:value-type="float" office:value="72058420" calcext:value-type="float">
            <text:p>72058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5" calcext:value-type="float">
            <text:p>6965</text:p>
          </table:table-cell>
          <table:table-cell table:formula="of:=[.E1161]+[.F1163]" office:value-type="float" office:value="21302395204" calcext:value-type="float">
            <text:p>21302395204</text:p>
          </table:table-cell>
          <table:table-cell table:formula="of:=[.F1162]+[.G1162]" office:value-type="float" office:value="72119564" calcext:value-type="float">
            <text:p>72119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6" calcext:value-type="float">
            <text:p>6966</text:p>
          </table:table-cell>
          <table:table-cell table:formula="of:=[.E1162]+[.F1164]" office:value-type="float" office:value="21338500844" calcext:value-type="float">
            <text:p>21338500844</text:p>
          </table:table-cell>
          <table:table-cell table:formula="of:=[.F1163]+[.G1163]" office:value-type="float" office:value="72180708" calcext:value-type="float">
            <text:p>72180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7" calcext:value-type="float">
            <text:p>6967</text:p>
          </table:table-cell>
          <table:table-cell table:formula="of:=[.E1163]+[.F1165]" office:value-type="float" office:value="21374637056" calcext:value-type="float">
            <text:p>21374637056</text:p>
          </table:table-cell>
          <table:table-cell table:formula="of:=[.F1164]+[.G1164]" office:value-type="float" office:value="72241852" calcext:value-type="float">
            <text:p>72241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8" calcext:value-type="float">
            <text:p>6968</text:p>
          </table:table-cell>
          <table:table-cell table:formula="of:=[.E1164]+[.F1166]" office:value-type="float" office:value="21410803840" calcext:value-type="float">
            <text:p>21410803840</text:p>
          </table:table-cell>
          <table:table-cell table:formula="of:=[.F1165]+[.G1165]" office:value-type="float" office:value="72302996" calcext:value-type="float">
            <text:p>72302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69" calcext:value-type="float">
            <text:p>6969</text:p>
          </table:table-cell>
          <table:table-cell table:formula="of:=[.E1165]+[.F1167]" office:value-type="float" office:value="21447001196" calcext:value-type="float">
            <text:p>21447001196</text:p>
          </table:table-cell>
          <table:table-cell table:formula="of:=[.F1166]+[.G1166]" office:value-type="float" office:value="72364140" calcext:value-type="float">
            <text:p>72364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0" calcext:value-type="float">
            <text:p>6970</text:p>
          </table:table-cell>
          <table:table-cell table:formula="of:=[.E1166]+[.F1168]" office:value-type="float" office:value="21483229124" calcext:value-type="float">
            <text:p>21483229124</text:p>
          </table:table-cell>
          <table:table-cell table:formula="of:=[.F1167]+[.G1167]" office:value-type="float" office:value="72425284" calcext:value-type="float">
            <text:p>72425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1" calcext:value-type="float">
            <text:p>6971</text:p>
          </table:table-cell>
          <table:table-cell table:formula="of:=[.E1167]+[.F1169]" office:value-type="float" office:value="21519487624" calcext:value-type="float">
            <text:p>21519487624</text:p>
          </table:table-cell>
          <table:table-cell table:formula="of:=[.F1168]+[.G1168]" office:value-type="float" office:value="72486428" calcext:value-type="float">
            <text:p>72486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2" calcext:value-type="float">
            <text:p>6972</text:p>
          </table:table-cell>
          <table:table-cell table:formula="of:=[.E1168]+[.F1170]" office:value-type="float" office:value="21555776696" calcext:value-type="float">
            <text:p>21555776696</text:p>
          </table:table-cell>
          <table:table-cell table:formula="of:=[.F1169]+[.G1169]" office:value-type="float" office:value="72547572" calcext:value-type="float">
            <text:p>72547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3" calcext:value-type="float">
            <text:p>6973</text:p>
          </table:table-cell>
          <table:table-cell table:formula="of:=[.E1169]+[.F1171]" office:value-type="float" office:value="21592096340" calcext:value-type="float">
            <text:p>21592096340</text:p>
          </table:table-cell>
          <table:table-cell table:formula="of:=[.F1170]+[.G1170]" office:value-type="float" office:value="72608716" calcext:value-type="float">
            <text:p>72608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4" calcext:value-type="float">
            <text:p>6974</text:p>
          </table:table-cell>
          <table:table-cell table:formula="of:=[.E1170]+[.F1172]" office:value-type="float" office:value="21628446556" calcext:value-type="float">
            <text:p>21628446556</text:p>
          </table:table-cell>
          <table:table-cell table:formula="of:=[.F1171]+[.G1171]" office:value-type="float" office:value="72669860" calcext:value-type="float">
            <text:p>72669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5" calcext:value-type="float">
            <text:p>6975</text:p>
          </table:table-cell>
          <table:table-cell table:formula="of:=[.E1171]+[.F1173]" office:value-type="float" office:value="21664827344" calcext:value-type="float">
            <text:p>21664827344</text:p>
          </table:table-cell>
          <table:table-cell table:formula="of:=[.F1172]+[.G1172]" office:value-type="float" office:value="72731004" calcext:value-type="float">
            <text:p>72731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6" calcext:value-type="float">
            <text:p>6976</text:p>
          </table:table-cell>
          <table:table-cell table:formula="of:=[.E1172]+[.F1174]" office:value-type="float" office:value="21701238704" calcext:value-type="float">
            <text:p>21701238704</text:p>
          </table:table-cell>
          <table:table-cell table:formula="of:=[.F1173]+[.G1173]" office:value-type="float" office:value="72792148" calcext:value-type="float">
            <text:p>72792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7" calcext:value-type="float">
            <text:p>6977</text:p>
          </table:table-cell>
          <table:table-cell table:formula="of:=[.E1173]+[.F1175]" office:value-type="float" office:value="21737680636" calcext:value-type="float">
            <text:p>21737680636</text:p>
          </table:table-cell>
          <table:table-cell table:formula="of:=[.F1174]+[.G1174]" office:value-type="float" office:value="72853292" calcext:value-type="float">
            <text:p>72853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8" calcext:value-type="float">
            <text:p>6978</text:p>
          </table:table-cell>
          <table:table-cell table:formula="of:=[.E1174]+[.F1176]" office:value-type="float" office:value="21774153140" calcext:value-type="float">
            <text:p>21774153140</text:p>
          </table:table-cell>
          <table:table-cell table:formula="of:=[.F1175]+[.G1175]" office:value-type="float" office:value="72914436" calcext:value-type="float">
            <text:p>72914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79" calcext:value-type="float">
            <text:p>6979</text:p>
          </table:table-cell>
          <table:table-cell table:formula="of:=[.E1175]+[.F1177]" office:value-type="float" office:value="21810656216" calcext:value-type="float">
            <text:p>21810656216</text:p>
          </table:table-cell>
          <table:table-cell table:formula="of:=[.F1176]+[.G1176]" office:value-type="float" office:value="72975580" calcext:value-type="float">
            <text:p>72975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0" calcext:value-type="float">
            <text:p>6980</text:p>
          </table:table-cell>
          <table:table-cell table:formula="of:=[.E1176]+[.F1178]" office:value-type="float" office:value="21847189864" calcext:value-type="float">
            <text:p>21847189864</text:p>
          </table:table-cell>
          <table:table-cell table:formula="of:=[.F1177]+[.G1177]" office:value-type="float" office:value="73036724" calcext:value-type="float">
            <text:p>73036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1" calcext:value-type="float">
            <text:p>6981</text:p>
          </table:table-cell>
          <table:table-cell table:formula="of:=[.E1177]+[.F1179]" office:value-type="float" office:value="21883754084" calcext:value-type="float">
            <text:p>21883754084</text:p>
          </table:table-cell>
          <table:table-cell table:formula="of:=[.F1178]+[.G1178]" office:value-type="float" office:value="73097868" calcext:value-type="float">
            <text:p>73097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2" calcext:value-type="float">
            <text:p>6982</text:p>
          </table:table-cell>
          <table:table-cell table:formula="of:=[.E1178]+[.F1180]" office:value-type="float" office:value="21920348876" calcext:value-type="float">
            <text:p>21920348876</text:p>
          </table:table-cell>
          <table:table-cell table:formula="of:=[.F1179]+[.G1179]" office:value-type="float" office:value="73159012" calcext:value-type="float">
            <text:p>731590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3" calcext:value-type="float">
            <text:p>6983</text:p>
          </table:table-cell>
          <table:table-cell table:formula="of:=[.E1179]+[.F1181]" office:value-type="float" office:value="21956974240" calcext:value-type="float">
            <text:p>21956974240</text:p>
          </table:table-cell>
          <table:table-cell table:formula="of:=[.F1180]+[.G1180]" office:value-type="float" office:value="73220156" calcext:value-type="float">
            <text:p>732201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4" calcext:value-type="float">
            <text:p>6984</text:p>
          </table:table-cell>
          <table:table-cell table:formula="of:=[.E1180]+[.F1182]" office:value-type="float" office:value="21993630176" calcext:value-type="float">
            <text:p>21993630176</text:p>
          </table:table-cell>
          <table:table-cell table:formula="of:=[.F1181]+[.G1181]" office:value-type="float" office:value="73281300" calcext:value-type="float">
            <text:p>732813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5" calcext:value-type="float">
            <text:p>6985</text:p>
          </table:table-cell>
          <table:table-cell table:formula="of:=[.E1181]+[.F1183]" office:value-type="float" office:value="22030316684" calcext:value-type="float">
            <text:p>22030316684</text:p>
          </table:table-cell>
          <table:table-cell table:formula="of:=[.F1182]+[.G1182]" office:value-type="float" office:value="73342444" calcext:value-type="float">
            <text:p>733424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6" calcext:value-type="float">
            <text:p>6986</text:p>
          </table:table-cell>
          <table:table-cell table:formula="of:=[.E1182]+[.F1184]" office:value-type="float" office:value="22067033764" calcext:value-type="float">
            <text:p>22067033764</text:p>
          </table:table-cell>
          <table:table-cell table:formula="of:=[.F1183]+[.G1183]" office:value-type="float" office:value="73403588" calcext:value-type="float">
            <text:p>734035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7" calcext:value-type="float">
            <text:p>6987</text:p>
          </table:table-cell>
          <table:table-cell table:formula="of:=[.E1183]+[.F1185]" office:value-type="float" office:value="22103781416" calcext:value-type="float">
            <text:p>22103781416</text:p>
          </table:table-cell>
          <table:table-cell table:formula="of:=[.F1184]+[.G1184]" office:value-type="float" office:value="73464732" calcext:value-type="float">
            <text:p>734647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8" calcext:value-type="float">
            <text:p>6988</text:p>
          </table:table-cell>
          <table:table-cell table:formula="of:=[.E1184]+[.F1186]" office:value-type="float" office:value="22140559640" calcext:value-type="float">
            <text:p>22140559640</text:p>
          </table:table-cell>
          <table:table-cell table:formula="of:=[.F1185]+[.G1185]" office:value-type="float" office:value="73525876" calcext:value-type="float">
            <text:p>735258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89" calcext:value-type="float">
            <text:p>6989</text:p>
          </table:table-cell>
          <table:table-cell table:formula="of:=[.E1185]+[.F1187]" office:value-type="float" office:value="22177368436" calcext:value-type="float">
            <text:p>22177368436</text:p>
          </table:table-cell>
          <table:table-cell table:formula="of:=[.F1186]+[.G1186]" office:value-type="float" office:value="73587020" calcext:value-type="float">
            <text:p>735870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0" calcext:value-type="float">
            <text:p>6990</text:p>
          </table:table-cell>
          <table:table-cell table:formula="of:=[.E1186]+[.F1188]" office:value-type="float" office:value="22214207804" calcext:value-type="float">
            <text:p>22214207804</text:p>
          </table:table-cell>
          <table:table-cell table:formula="of:=[.F1187]+[.G1187]" office:value-type="float" office:value="73648164" calcext:value-type="float">
            <text:p>736481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1" calcext:value-type="float">
            <text:p>6991</text:p>
          </table:table-cell>
          <table:table-cell table:formula="of:=[.E1187]+[.F1189]" office:value-type="float" office:value="22251077744" calcext:value-type="float">
            <text:p>22251077744</text:p>
          </table:table-cell>
          <table:table-cell table:formula="of:=[.F1188]+[.G1188]" office:value-type="float" office:value="73709308" calcext:value-type="float">
            <text:p>737093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2" calcext:value-type="float">
            <text:p>6992</text:p>
          </table:table-cell>
          <table:table-cell table:formula="of:=[.E1188]+[.F1190]" office:value-type="float" office:value="22287978256" calcext:value-type="float">
            <text:p>22287978256</text:p>
          </table:table-cell>
          <table:table-cell table:formula="of:=[.F1189]+[.G1189]" office:value-type="float" office:value="73770452" calcext:value-type="float">
            <text:p>737704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3" calcext:value-type="float">
            <text:p>6993</text:p>
          </table:table-cell>
          <table:table-cell table:formula="of:=[.E1189]+[.F1191]" office:value-type="float" office:value="22324909340" calcext:value-type="float">
            <text:p>22324909340</text:p>
          </table:table-cell>
          <table:table-cell table:formula="of:=[.F1190]+[.G1190]" office:value-type="float" office:value="73831596" calcext:value-type="float">
            <text:p>738315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4" calcext:value-type="float">
            <text:p>6994</text:p>
          </table:table-cell>
          <table:table-cell table:formula="of:=[.E1190]+[.F1192]" office:value-type="float" office:value="22361870996" calcext:value-type="float">
            <text:p>22361870996</text:p>
          </table:table-cell>
          <table:table-cell table:formula="of:=[.F1191]+[.G1191]" office:value-type="float" office:value="73892740" calcext:value-type="float">
            <text:p>738927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5" calcext:value-type="float">
            <text:p>6995</text:p>
          </table:table-cell>
          <table:table-cell table:formula="of:=[.E1191]+[.F1193]" office:value-type="float" office:value="22398863224" calcext:value-type="float">
            <text:p>22398863224</text:p>
          </table:table-cell>
          <table:table-cell table:formula="of:=[.F1192]+[.G1192]" office:value-type="float" office:value="73953884" calcext:value-type="float">
            <text:p>739538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6" calcext:value-type="float">
            <text:p>6996</text:p>
          </table:table-cell>
          <table:table-cell table:formula="of:=[.E1192]+[.F1194]" office:value-type="float" office:value="22435886024" calcext:value-type="float">
            <text:p>22435886024</text:p>
          </table:table-cell>
          <table:table-cell table:formula="of:=[.F1193]+[.G1193]" office:value-type="float" office:value="74015028" calcext:value-type="float">
            <text:p>740150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7" calcext:value-type="float">
            <text:p>6997</text:p>
          </table:table-cell>
          <table:table-cell table:formula="of:=[.E1193]+[.F1195]" office:value-type="float" office:value="22472939396" calcext:value-type="float">
            <text:p>22472939396</text:p>
          </table:table-cell>
          <table:table-cell table:formula="of:=[.F1194]+[.G1194]" office:value-type="float" office:value="74076172" calcext:value-type="float">
            <text:p>740761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8" calcext:value-type="float">
            <text:p>6998</text:p>
          </table:table-cell>
          <table:table-cell table:formula="of:=[.E1194]+[.F1196]" office:value-type="float" office:value="22510023340" calcext:value-type="float">
            <text:p>22510023340</text:p>
          </table:table-cell>
          <table:table-cell table:formula="of:=[.F1195]+[.G1195]" office:value-type="float" office:value="74137316" calcext:value-type="float">
            <text:p>741373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6999" calcext:value-type="float">
            <text:p>6999</text:p>
          </table:table-cell>
          <table:table-cell table:formula="of:=[.E1195]+[.F1197]" office:value-type="float" office:value="22547137856" calcext:value-type="float">
            <text:p>22547137856</text:p>
          </table:table-cell>
          <table:table-cell table:formula="of:=[.F1196]+[.G1196]" office:value-type="float" office:value="74198460" calcext:value-type="float">
            <text:p>741984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0" calcext:value-type="float">
            <text:p>7000</text:p>
          </table:table-cell>
          <table:table-cell table:formula="of:=[.E1196]+[.F1198]" office:value-type="float" office:value="22584282944" calcext:value-type="float">
            <text:p>22584282944</text:p>
          </table:table-cell>
          <table:table-cell table:formula="of:=[.F1197]+[.G1197]" office:value-type="float" office:value="74259604" calcext:value-type="float">
            <text:p>742596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1" calcext:value-type="float">
            <text:p>7001</text:p>
          </table:table-cell>
          <table:table-cell table:formula="of:=[.E1197]+[.F1199]" office:value-type="float" office:value="22621458604" calcext:value-type="float">
            <text:p>22621458604</text:p>
          </table:table-cell>
          <table:table-cell table:formula="of:=[.F1198]+[.G1198]" office:value-type="float" office:value="74320748" calcext:value-type="float">
            <text:p>743207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2" calcext:value-type="float">
            <text:p>7002</text:p>
          </table:table-cell>
          <table:table-cell table:formula="of:=[.E1198]+[.F1200]" office:value-type="float" office:value="22658664836" calcext:value-type="float">
            <text:p>22658664836</text:p>
          </table:table-cell>
          <table:table-cell table:formula="of:=[.F1199]+[.G1199]" office:value-type="float" office:value="74381892" calcext:value-type="float">
            <text:p>743818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3" calcext:value-type="float">
            <text:p>7003</text:p>
          </table:table-cell>
          <table:table-cell table:formula="of:=[.E1199]+[.F1201]" office:value-type="float" office:value="22695901640" calcext:value-type="float">
            <text:p>22695901640</text:p>
          </table:table-cell>
          <table:table-cell table:formula="of:=[.F1200]+[.G1200]" office:value-type="float" office:value="74443036" calcext:value-type="float">
            <text:p>744430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4" calcext:value-type="float">
            <text:p>7004</text:p>
          </table:table-cell>
          <table:table-cell table:formula="of:=[.E1200]+[.F1202]" office:value-type="float" office:value="22733169016" calcext:value-type="float">
            <text:p>22733169016</text:p>
          </table:table-cell>
          <table:table-cell table:formula="of:=[.F1201]+[.G1201]" office:value-type="float" office:value="74504180" calcext:value-type="float">
            <text:p>745041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5" calcext:value-type="float">
            <text:p>7005</text:p>
          </table:table-cell>
          <table:table-cell table:formula="of:=[.E1201]+[.F1203]" office:value-type="float" office:value="22770466964" calcext:value-type="float">
            <text:p>22770466964</text:p>
          </table:table-cell>
          <table:table-cell table:formula="of:=[.F1202]+[.G1202]" office:value-type="float" office:value="74565324" calcext:value-type="float">
            <text:p>745653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6" calcext:value-type="float">
            <text:p>7006</text:p>
          </table:table-cell>
          <table:table-cell table:formula="of:=[.E1202]+[.F1204]" office:value-type="float" office:value="22807795484" calcext:value-type="float">
            <text:p>22807795484</text:p>
          </table:table-cell>
          <table:table-cell table:formula="of:=[.F1203]+[.G1203]" office:value-type="float" office:value="74626468" calcext:value-type="float">
            <text:p>746264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7" calcext:value-type="float">
            <text:p>7007</text:p>
          </table:table-cell>
          <table:table-cell table:formula="of:=[.E1203]+[.F1205]" office:value-type="float" office:value="22845154576" calcext:value-type="float">
            <text:p>22845154576</text:p>
          </table:table-cell>
          <table:table-cell table:formula="of:=[.F1204]+[.G1204]" office:value-type="float" office:value="74687612" calcext:value-type="float">
            <text:p>746876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8" calcext:value-type="float">
            <text:p>7008</text:p>
          </table:table-cell>
          <table:table-cell table:formula="of:=[.E1204]+[.F1206]" office:value-type="float" office:value="22882544240" calcext:value-type="float">
            <text:p>22882544240</text:p>
          </table:table-cell>
          <table:table-cell table:formula="of:=[.F1205]+[.G1205]" office:value-type="float" office:value="74748756" calcext:value-type="float">
            <text:p>747487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09" calcext:value-type="float">
            <text:p>7009</text:p>
          </table:table-cell>
          <table:table-cell table:formula="of:=[.E1205]+[.F1207]" office:value-type="float" office:value="22919964476" calcext:value-type="float">
            <text:p>22919964476</text:p>
          </table:table-cell>
          <table:table-cell table:formula="of:=[.F1206]+[.G1206]" office:value-type="float" office:value="74809900" calcext:value-type="float">
            <text:p>748099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0" calcext:value-type="float">
            <text:p>7010</text:p>
          </table:table-cell>
          <table:table-cell table:formula="of:=[.E1206]+[.F1208]" office:value-type="float" office:value="22957415284" calcext:value-type="float">
            <text:p>22957415284</text:p>
          </table:table-cell>
          <table:table-cell table:formula="of:=[.F1207]+[.G1207]" office:value-type="float" office:value="74871044" calcext:value-type="float">
            <text:p>748710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1" calcext:value-type="float">
            <text:p>7011</text:p>
          </table:table-cell>
          <table:table-cell table:formula="of:=[.E1207]+[.F1209]" office:value-type="float" office:value="22994896664" calcext:value-type="float">
            <text:p>22994896664</text:p>
          </table:table-cell>
          <table:table-cell table:formula="of:=[.F1208]+[.G1208]" office:value-type="float" office:value="74932188" calcext:value-type="float">
            <text:p>749321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2" calcext:value-type="float">
            <text:p>7012</text:p>
          </table:table-cell>
          <table:table-cell table:formula="of:=[.E1208]+[.F1210]" office:value-type="float" office:value="23032408616" calcext:value-type="float">
            <text:p>23032408616</text:p>
          </table:table-cell>
          <table:table-cell table:formula="of:=[.F1209]+[.G1209]" office:value-type="float" office:value="74993332" calcext:value-type="float">
            <text:p>749933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3" calcext:value-type="float">
            <text:p>7013</text:p>
          </table:table-cell>
          <table:table-cell table:formula="of:=[.E1209]+[.F1211]" office:value-type="float" office:value="23069951140" calcext:value-type="float">
            <text:p>23069951140</text:p>
          </table:table-cell>
          <table:table-cell table:formula="of:=[.F1210]+[.G1210]" office:value-type="float" office:value="75054476" calcext:value-type="float">
            <text:p>750544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4" calcext:value-type="float">
            <text:p>7014</text:p>
          </table:table-cell>
          <table:table-cell table:formula="of:=[.E1210]+[.F1212]" office:value-type="float" office:value="23107524236" calcext:value-type="float">
            <text:p>23107524236</text:p>
          </table:table-cell>
          <table:table-cell table:formula="of:=[.F1211]+[.G1211]" office:value-type="float" office:value="75115620" calcext:value-type="float">
            <text:p>751156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5" calcext:value-type="float">
            <text:p>7015</text:p>
          </table:table-cell>
          <table:table-cell table:formula="of:=[.E1211]+[.F1213]" office:value-type="float" office:value="23145127904" calcext:value-type="float">
            <text:p>23145127904</text:p>
          </table:table-cell>
          <table:table-cell table:formula="of:=[.F1212]+[.G1212]" office:value-type="float" office:value="75176764" calcext:value-type="float">
            <text:p>751767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6" calcext:value-type="float">
            <text:p>7016</text:p>
          </table:table-cell>
          <table:table-cell table:formula="of:=[.E1212]+[.F1214]" office:value-type="float" office:value="23182762144" calcext:value-type="float">
            <text:p>23182762144</text:p>
          </table:table-cell>
          <table:table-cell table:formula="of:=[.F1213]+[.G1213]" office:value-type="float" office:value="75237908" calcext:value-type="float">
            <text:p>752379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7" calcext:value-type="float">
            <text:p>7017</text:p>
          </table:table-cell>
          <table:table-cell table:formula="of:=[.E1213]+[.F1215]" office:value-type="float" office:value="23220426956" calcext:value-type="float">
            <text:p>23220426956</text:p>
          </table:table-cell>
          <table:table-cell table:formula="of:=[.F1214]+[.G1214]" office:value-type="float" office:value="75299052" calcext:value-type="float">
            <text:p>752990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8" calcext:value-type="float">
            <text:p>7018</text:p>
          </table:table-cell>
          <table:table-cell table:formula="of:=[.E1214]+[.F1216]" office:value-type="float" office:value="23258122340" calcext:value-type="float">
            <text:p>23258122340</text:p>
          </table:table-cell>
          <table:table-cell table:formula="of:=[.F1215]+[.G1215]" office:value-type="float" office:value="75360196" calcext:value-type="float">
            <text:p>753601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19" calcext:value-type="float">
            <text:p>7019</text:p>
          </table:table-cell>
          <table:table-cell table:formula="of:=[.E1215]+[.F1217]" office:value-type="float" office:value="23295848296" calcext:value-type="float">
            <text:p>23295848296</text:p>
          </table:table-cell>
          <table:table-cell table:formula="of:=[.F1216]+[.G1216]" office:value-type="float" office:value="75421340" calcext:value-type="float">
            <text:p>754213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0" calcext:value-type="float">
            <text:p>7020</text:p>
          </table:table-cell>
          <table:table-cell table:formula="of:=[.E1216]+[.F1218]" office:value-type="float" office:value="23333604824" calcext:value-type="float">
            <text:p>23333604824</text:p>
          </table:table-cell>
          <table:table-cell table:formula="of:=[.F1217]+[.G1217]" office:value-type="float" office:value="75482484" calcext:value-type="float">
            <text:p>754824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1" calcext:value-type="float">
            <text:p>7021</text:p>
          </table:table-cell>
          <table:table-cell table:formula="of:=[.E1217]+[.F1219]" office:value-type="float" office:value="23371391924" calcext:value-type="float">
            <text:p>23371391924</text:p>
          </table:table-cell>
          <table:table-cell table:formula="of:=[.F1218]+[.G1218]" office:value-type="float" office:value="75543628" calcext:value-type="float">
            <text:p>755436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2" calcext:value-type="float">
            <text:p>7022</text:p>
          </table:table-cell>
          <table:table-cell table:formula="of:=[.E1218]+[.F1220]" office:value-type="float" office:value="23409209596" calcext:value-type="float">
            <text:p>23409209596</text:p>
          </table:table-cell>
          <table:table-cell table:formula="of:=[.F1219]+[.G1219]" office:value-type="float" office:value="75604772" calcext:value-type="float">
            <text:p>756047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3" calcext:value-type="float">
            <text:p>7023</text:p>
          </table:table-cell>
          <table:table-cell table:formula="of:=[.E1219]+[.F1221]" office:value-type="float" office:value="23447057840" calcext:value-type="float">
            <text:p>23447057840</text:p>
          </table:table-cell>
          <table:table-cell table:formula="of:=[.F1220]+[.G1220]" office:value-type="float" office:value="75665916" calcext:value-type="float">
            <text:p>756659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4" calcext:value-type="float">
            <text:p>7024</text:p>
          </table:table-cell>
          <table:table-cell table:formula="of:=[.E1220]+[.F1222]" office:value-type="float" office:value="23484936656" calcext:value-type="float">
            <text:p>23484936656</text:p>
          </table:table-cell>
          <table:table-cell table:formula="of:=[.F1221]+[.G1221]" office:value-type="float" office:value="75727060" calcext:value-type="float">
            <text:p>757270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5" calcext:value-type="float">
            <text:p>7025</text:p>
          </table:table-cell>
          <table:table-cell table:formula="of:=[.E1221]+[.F1223]" office:value-type="float" office:value="23522846044" calcext:value-type="float">
            <text:p>23522846044</text:p>
          </table:table-cell>
          <table:table-cell table:formula="of:=[.F1222]+[.G1222]" office:value-type="float" office:value="75788204" calcext:value-type="float">
            <text:p>757882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6" calcext:value-type="float">
            <text:p>7026</text:p>
          </table:table-cell>
          <table:table-cell table:formula="of:=[.E1222]+[.F1224]" office:value-type="float" office:value="23560786004" calcext:value-type="float">
            <text:p>23560786004</text:p>
          </table:table-cell>
          <table:table-cell table:formula="of:=[.F1223]+[.G1223]" office:value-type="float" office:value="75849348" calcext:value-type="float">
            <text:p>758493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7" calcext:value-type="float">
            <text:p>7027</text:p>
          </table:table-cell>
          <table:table-cell table:formula="of:=[.E1223]+[.F1225]" office:value-type="float" office:value="23598756536" calcext:value-type="float">
            <text:p>23598756536</text:p>
          </table:table-cell>
          <table:table-cell table:formula="of:=[.F1224]+[.G1224]" office:value-type="float" office:value="75910492" calcext:value-type="float">
            <text:p>759104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8" calcext:value-type="float">
            <text:p>7028</text:p>
          </table:table-cell>
          <table:table-cell table:formula="of:=[.E1224]+[.F1226]" office:value-type="float" office:value="23636757640" calcext:value-type="float">
            <text:p>23636757640</text:p>
          </table:table-cell>
          <table:table-cell table:formula="of:=[.F1225]+[.G1225]" office:value-type="float" office:value="75971636" calcext:value-type="float">
            <text:p>759716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29" calcext:value-type="float">
            <text:p>7029</text:p>
          </table:table-cell>
          <table:table-cell table:formula="of:=[.E1225]+[.F1227]" office:value-type="float" office:value="23674789316" calcext:value-type="float">
            <text:p>23674789316</text:p>
          </table:table-cell>
          <table:table-cell table:formula="of:=[.F1226]+[.G1226]" office:value-type="float" office:value="76032780" calcext:value-type="float">
            <text:p>760327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0" calcext:value-type="float">
            <text:p>7030</text:p>
          </table:table-cell>
          <table:table-cell table:formula="of:=[.E1226]+[.F1228]" office:value-type="float" office:value="23712851564" calcext:value-type="float">
            <text:p>23712851564</text:p>
          </table:table-cell>
          <table:table-cell table:formula="of:=[.F1227]+[.G1227]" office:value-type="float" office:value="76093924" calcext:value-type="float">
            <text:p>760939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1" calcext:value-type="float">
            <text:p>7031</text:p>
          </table:table-cell>
          <table:table-cell table:formula="of:=[.E1227]+[.F1229]" office:value-type="float" office:value="23750944384" calcext:value-type="float">
            <text:p>23750944384</text:p>
          </table:table-cell>
          <table:table-cell table:formula="of:=[.F1228]+[.G1228]" office:value-type="float" office:value="76155068" calcext:value-type="float">
            <text:p>761550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2" calcext:value-type="float">
            <text:p>7032</text:p>
          </table:table-cell>
          <table:table-cell table:formula="of:=[.E1228]+[.F1230]" office:value-type="float" office:value="23789067776" calcext:value-type="float">
            <text:p>23789067776</text:p>
          </table:table-cell>
          <table:table-cell table:formula="of:=[.F1229]+[.G1229]" office:value-type="float" office:value="76216212" calcext:value-type="float">
            <text:p>762162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3" calcext:value-type="float">
            <text:p>7033</text:p>
          </table:table-cell>
          <table:table-cell table:formula="of:=[.E1229]+[.F1231]" office:value-type="float" office:value="23827221740" calcext:value-type="float">
            <text:p>23827221740</text:p>
          </table:table-cell>
          <table:table-cell table:formula="of:=[.F1230]+[.G1230]" office:value-type="float" office:value="76277356" calcext:value-type="float">
            <text:p>762773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4" calcext:value-type="float">
            <text:p>7034</text:p>
          </table:table-cell>
          <table:table-cell table:formula="of:=[.E1230]+[.F1232]" office:value-type="float" office:value="23865406276" calcext:value-type="float">
            <text:p>23865406276</text:p>
          </table:table-cell>
          <table:table-cell table:formula="of:=[.F1231]+[.G1231]" office:value-type="float" office:value="76338500" calcext:value-type="float">
            <text:p>763385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5" calcext:value-type="float">
            <text:p>7035</text:p>
          </table:table-cell>
          <table:table-cell table:formula="of:=[.E1231]+[.F1233]" office:value-type="float" office:value="23903621384" calcext:value-type="float">
            <text:p>23903621384</text:p>
          </table:table-cell>
          <table:table-cell table:formula="of:=[.F1232]+[.G1232]" office:value-type="float" office:value="76399644" calcext:value-type="float">
            <text:p>763996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6" calcext:value-type="float">
            <text:p>7036</text:p>
          </table:table-cell>
          <table:table-cell table:formula="of:=[.E1232]+[.F1234]" office:value-type="float" office:value="23941867064" calcext:value-type="float">
            <text:p>23941867064</text:p>
          </table:table-cell>
          <table:table-cell table:formula="of:=[.F1233]+[.G1233]" office:value-type="float" office:value="76460788" calcext:value-type="float">
            <text:p>764607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7" calcext:value-type="float">
            <text:p>7037</text:p>
          </table:table-cell>
          <table:table-cell table:formula="of:=[.E1233]+[.F1235]" office:value-type="float" office:value="23980143316" calcext:value-type="float">
            <text:p>23980143316</text:p>
          </table:table-cell>
          <table:table-cell table:formula="of:=[.F1234]+[.G1234]" office:value-type="float" office:value="76521932" calcext:value-type="float">
            <text:p>765219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8" calcext:value-type="float">
            <text:p>7038</text:p>
          </table:table-cell>
          <table:table-cell table:formula="of:=[.E1234]+[.F1236]" office:value-type="float" office:value="24018450140" calcext:value-type="float">
            <text:p>24018450140</text:p>
          </table:table-cell>
          <table:table-cell table:formula="of:=[.F1235]+[.G1235]" office:value-type="float" office:value="76583076" calcext:value-type="float">
            <text:p>765830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39" calcext:value-type="float">
            <text:p>7039</text:p>
          </table:table-cell>
          <table:table-cell table:formula="of:=[.E1235]+[.F1237]" office:value-type="float" office:value="24056787536" calcext:value-type="float">
            <text:p>24056787536</text:p>
          </table:table-cell>
          <table:table-cell table:formula="of:=[.F1236]+[.G1236]" office:value-type="float" office:value="76644220" calcext:value-type="float">
            <text:p>766442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0" calcext:value-type="float">
            <text:p>7040</text:p>
          </table:table-cell>
          <table:table-cell table:formula="of:=[.E1236]+[.F1238]" office:value-type="float" office:value="24095155504" calcext:value-type="float">
            <text:p>24095155504</text:p>
          </table:table-cell>
          <table:table-cell table:formula="of:=[.F1237]+[.G1237]" office:value-type="float" office:value="76705364" calcext:value-type="float">
            <text:p>767053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1" calcext:value-type="float">
            <text:p>7041</text:p>
          </table:table-cell>
          <table:table-cell table:formula="of:=[.E1237]+[.F1239]" office:value-type="float" office:value="24133554044" calcext:value-type="float">
            <text:p>24133554044</text:p>
          </table:table-cell>
          <table:table-cell table:formula="of:=[.F1238]+[.G1238]" office:value-type="float" office:value="76766508" calcext:value-type="float">
            <text:p>767665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2" calcext:value-type="float">
            <text:p>7042</text:p>
          </table:table-cell>
          <table:table-cell table:formula="of:=[.E1238]+[.F1240]" office:value-type="float" office:value="24171983156" calcext:value-type="float">
            <text:p>24171983156</text:p>
          </table:table-cell>
          <table:table-cell table:formula="of:=[.F1239]+[.G1239]" office:value-type="float" office:value="76827652" calcext:value-type="float">
            <text:p>768276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3" calcext:value-type="float">
            <text:p>7043</text:p>
          </table:table-cell>
          <table:table-cell table:formula="of:=[.E1239]+[.F1241]" office:value-type="float" office:value="24210442840" calcext:value-type="float">
            <text:p>24210442840</text:p>
          </table:table-cell>
          <table:table-cell table:formula="of:=[.F1240]+[.G1240]" office:value-type="float" office:value="76888796" calcext:value-type="float">
            <text:p>768887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4" calcext:value-type="float">
            <text:p>7044</text:p>
          </table:table-cell>
          <table:table-cell table:formula="of:=[.E1240]+[.F1242]" office:value-type="float" office:value="24248933096" calcext:value-type="float">
            <text:p>24248933096</text:p>
          </table:table-cell>
          <table:table-cell table:formula="of:=[.F1241]+[.G1241]" office:value-type="float" office:value="76949940" calcext:value-type="float">
            <text:p>769499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5" calcext:value-type="float">
            <text:p>7045</text:p>
          </table:table-cell>
          <table:table-cell table:formula="of:=[.E1241]+[.F1243]" office:value-type="float" office:value="24287453924" calcext:value-type="float">
            <text:p>24287453924</text:p>
          </table:table-cell>
          <table:table-cell table:formula="of:=[.F1242]+[.G1242]" office:value-type="float" office:value="77011084" calcext:value-type="float">
            <text:p>770110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6" calcext:value-type="float">
            <text:p>7046</text:p>
          </table:table-cell>
          <table:table-cell table:formula="of:=[.E1242]+[.F1244]" office:value-type="float" office:value="24326005324" calcext:value-type="float">
            <text:p>24326005324</text:p>
          </table:table-cell>
          <table:table-cell table:formula="of:=[.F1243]+[.G1243]" office:value-type="float" office:value="77072228" calcext:value-type="float">
            <text:p>770722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7" calcext:value-type="float">
            <text:p>7047</text:p>
          </table:table-cell>
          <table:table-cell table:formula="of:=[.E1243]+[.F1245]" office:value-type="float" office:value="24364587296" calcext:value-type="float">
            <text:p>24364587296</text:p>
          </table:table-cell>
          <table:table-cell table:formula="of:=[.F1244]+[.G1244]" office:value-type="float" office:value="77133372" calcext:value-type="float">
            <text:p>771333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8" calcext:value-type="float">
            <text:p>7048</text:p>
          </table:table-cell>
          <table:table-cell table:formula="of:=[.E1244]+[.F1246]" office:value-type="float" office:value="24403199840" calcext:value-type="float">
            <text:p>24403199840</text:p>
          </table:table-cell>
          <table:table-cell table:formula="of:=[.F1245]+[.G1245]" office:value-type="float" office:value="77194516" calcext:value-type="float">
            <text:p>771945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49" calcext:value-type="float">
            <text:p>7049</text:p>
          </table:table-cell>
          <table:table-cell table:formula="of:=[.E1245]+[.F1247]" office:value-type="float" office:value="24441842956" calcext:value-type="float">
            <text:p>24441842956</text:p>
          </table:table-cell>
          <table:table-cell table:formula="of:=[.F1246]+[.G1246]" office:value-type="float" office:value="77255660" calcext:value-type="float">
            <text:p>772556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0" calcext:value-type="float">
            <text:p>7050</text:p>
          </table:table-cell>
          <table:table-cell table:formula="of:=[.E1246]+[.F1248]" office:value-type="float" office:value="24480516644" calcext:value-type="float">
            <text:p>24480516644</text:p>
          </table:table-cell>
          <table:table-cell table:formula="of:=[.F1247]+[.G1247]" office:value-type="float" office:value="77316804" calcext:value-type="float">
            <text:p>773168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1" calcext:value-type="float">
            <text:p>7051</text:p>
          </table:table-cell>
          <table:table-cell table:formula="of:=[.E1247]+[.F1249]" office:value-type="float" office:value="24519220904" calcext:value-type="float">
            <text:p>24519220904</text:p>
          </table:table-cell>
          <table:table-cell table:formula="of:=[.F1248]+[.G1248]" office:value-type="float" office:value="77377948" calcext:value-type="float">
            <text:p>773779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2" calcext:value-type="float">
            <text:p>7052</text:p>
          </table:table-cell>
          <table:table-cell table:formula="of:=[.E1248]+[.F1250]" office:value-type="float" office:value="24557955736" calcext:value-type="float">
            <text:p>24557955736</text:p>
          </table:table-cell>
          <table:table-cell table:formula="of:=[.F1249]+[.G1249]" office:value-type="float" office:value="77439092" calcext:value-type="float">
            <text:p>774390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3" calcext:value-type="float">
            <text:p>7053</text:p>
          </table:table-cell>
          <table:table-cell table:formula="of:=[.E1249]+[.F1251]" office:value-type="float" office:value="24596721140" calcext:value-type="float">
            <text:p>24596721140</text:p>
          </table:table-cell>
          <table:table-cell table:formula="of:=[.F1250]+[.G1250]" office:value-type="float" office:value="77500236" calcext:value-type="float">
            <text:p>775002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4" calcext:value-type="float">
            <text:p>7054</text:p>
          </table:table-cell>
          <table:table-cell table:formula="of:=[.E1250]+[.F1252]" office:value-type="float" office:value="24635517116" calcext:value-type="float">
            <text:p>24635517116</text:p>
          </table:table-cell>
          <table:table-cell table:formula="of:=[.F1251]+[.G1251]" office:value-type="float" office:value="77561380" calcext:value-type="float">
            <text:p>775613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5" calcext:value-type="float">
            <text:p>7055</text:p>
          </table:table-cell>
          <table:table-cell table:formula="of:=[.E1251]+[.F1253]" office:value-type="float" office:value="24674343664" calcext:value-type="float">
            <text:p>24674343664</text:p>
          </table:table-cell>
          <table:table-cell table:formula="of:=[.F1252]+[.G1252]" office:value-type="float" office:value="77622524" calcext:value-type="float">
            <text:p>776225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6" calcext:value-type="float">
            <text:p>7056</text:p>
          </table:table-cell>
          <table:table-cell table:formula="of:=[.E1252]+[.F1254]" office:value-type="float" office:value="24713200784" calcext:value-type="float">
            <text:p>24713200784</text:p>
          </table:table-cell>
          <table:table-cell table:formula="of:=[.F1253]+[.G1253]" office:value-type="float" office:value="77683668" calcext:value-type="float">
            <text:p>776836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7" calcext:value-type="float">
            <text:p>7057</text:p>
          </table:table-cell>
          <table:table-cell table:formula="of:=[.E1253]+[.F1255]" office:value-type="float" office:value="24752088476" calcext:value-type="float">
            <text:p>24752088476</text:p>
          </table:table-cell>
          <table:table-cell table:formula="of:=[.F1254]+[.G1254]" office:value-type="float" office:value="77744812" calcext:value-type="float">
            <text:p>777448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8" calcext:value-type="float">
            <text:p>7058</text:p>
          </table:table-cell>
          <table:table-cell table:formula="of:=[.E1254]+[.F1256]" office:value-type="float" office:value="24791006740" calcext:value-type="float">
            <text:p>24791006740</text:p>
          </table:table-cell>
          <table:table-cell table:formula="of:=[.F1255]+[.G1255]" office:value-type="float" office:value="77805956" calcext:value-type="float">
            <text:p>778059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59" calcext:value-type="float">
            <text:p>7059</text:p>
          </table:table-cell>
          <table:table-cell table:formula="of:=[.E1255]+[.F1257]" office:value-type="float" office:value="24829955576" calcext:value-type="float">
            <text:p>24829955576</text:p>
          </table:table-cell>
          <table:table-cell table:formula="of:=[.F1256]+[.G1256]" office:value-type="float" office:value="77867100" calcext:value-type="float">
            <text:p>778671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0" calcext:value-type="float">
            <text:p>7060</text:p>
          </table:table-cell>
          <table:table-cell table:formula="of:=[.E1256]+[.F1258]" office:value-type="float" office:value="24868934984" calcext:value-type="float">
            <text:p>24868934984</text:p>
          </table:table-cell>
          <table:table-cell table:formula="of:=[.F1257]+[.G1257]" office:value-type="float" office:value="77928244" calcext:value-type="float">
            <text:p>779282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1" calcext:value-type="float">
            <text:p>7061</text:p>
          </table:table-cell>
          <table:table-cell table:formula="of:=[.E1257]+[.F1259]" office:value-type="float" office:value="24907944964" calcext:value-type="float">
            <text:p>24907944964</text:p>
          </table:table-cell>
          <table:table-cell table:formula="of:=[.F1258]+[.G1258]" office:value-type="float" office:value="77989388" calcext:value-type="float">
            <text:p>779893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2" calcext:value-type="float">
            <text:p>7062</text:p>
          </table:table-cell>
          <table:table-cell table:formula="of:=[.E1258]+[.F1260]" office:value-type="float" office:value="24946985516" calcext:value-type="float">
            <text:p>24946985516</text:p>
          </table:table-cell>
          <table:table-cell table:formula="of:=[.F1259]+[.G1259]" office:value-type="float" office:value="78050532" calcext:value-type="float">
            <text:p>780505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3" calcext:value-type="float">
            <text:p>7063</text:p>
          </table:table-cell>
          <table:table-cell table:formula="of:=[.E1259]+[.F1261]" office:value-type="float" office:value="24986056640" calcext:value-type="float">
            <text:p>24986056640</text:p>
          </table:table-cell>
          <table:table-cell table:formula="of:=[.F1260]+[.G1260]" office:value-type="float" office:value="78111676" calcext:value-type="float">
            <text:p>781116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4" calcext:value-type="float">
            <text:p>7064</text:p>
          </table:table-cell>
          <table:table-cell table:formula="of:=[.E1260]+[.F1262]" office:value-type="float" office:value="25025158336" calcext:value-type="float">
            <text:p>25025158336</text:p>
          </table:table-cell>
          <table:table-cell table:formula="of:=[.F1261]+[.G1261]" office:value-type="float" office:value="78172820" calcext:value-type="float">
            <text:p>781728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5" calcext:value-type="float">
            <text:p>7065</text:p>
          </table:table-cell>
          <table:table-cell table:formula="of:=[.E1261]+[.F1263]" office:value-type="float" office:value="25064290604" calcext:value-type="float">
            <text:p>25064290604</text:p>
          </table:table-cell>
          <table:table-cell table:formula="of:=[.F1262]+[.G1262]" office:value-type="float" office:value="78233964" calcext:value-type="float">
            <text:p>782339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6" calcext:value-type="float">
            <text:p>7066</text:p>
          </table:table-cell>
          <table:table-cell table:formula="of:=[.E1262]+[.F1264]" office:value-type="float" office:value="25103453444" calcext:value-type="float">
            <text:p>25103453444</text:p>
          </table:table-cell>
          <table:table-cell table:formula="of:=[.F1263]+[.G1263]" office:value-type="float" office:value="78295108" calcext:value-type="float">
            <text:p>782951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7" calcext:value-type="float">
            <text:p>7067</text:p>
          </table:table-cell>
          <table:table-cell table:formula="of:=[.E1263]+[.F1265]" office:value-type="float" office:value="25142646856" calcext:value-type="float">
            <text:p>25142646856</text:p>
          </table:table-cell>
          <table:table-cell table:formula="of:=[.F1264]+[.G1264]" office:value-type="float" office:value="78356252" calcext:value-type="float">
            <text:p>783562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8" calcext:value-type="float">
            <text:p>7068</text:p>
          </table:table-cell>
          <table:table-cell table:formula="of:=[.E1264]+[.F1266]" office:value-type="float" office:value="25181870840" calcext:value-type="float">
            <text:p>25181870840</text:p>
          </table:table-cell>
          <table:table-cell table:formula="of:=[.F1265]+[.G1265]" office:value-type="float" office:value="78417396" calcext:value-type="float">
            <text:p>784173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69" calcext:value-type="float">
            <text:p>7069</text:p>
          </table:table-cell>
          <table:table-cell table:formula="of:=[.E1265]+[.F1267]" office:value-type="float" office:value="25221125396" calcext:value-type="float">
            <text:p>25221125396</text:p>
          </table:table-cell>
          <table:table-cell table:formula="of:=[.F1266]+[.G1266]" office:value-type="float" office:value="78478540" calcext:value-type="float">
            <text:p>784785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0" calcext:value-type="float">
            <text:p>7070</text:p>
          </table:table-cell>
          <table:table-cell table:formula="of:=[.E1266]+[.F1268]" office:value-type="float" office:value="25260410524" calcext:value-type="float">
            <text:p>25260410524</text:p>
          </table:table-cell>
          <table:table-cell table:formula="of:=[.F1267]+[.G1267]" office:value-type="float" office:value="78539684" calcext:value-type="float">
            <text:p>785396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1" calcext:value-type="float">
            <text:p>7071</text:p>
          </table:table-cell>
          <table:table-cell table:formula="of:=[.E1267]+[.F1269]" office:value-type="float" office:value="25299726224" calcext:value-type="float">
            <text:p>25299726224</text:p>
          </table:table-cell>
          <table:table-cell table:formula="of:=[.F1268]+[.G1268]" office:value-type="float" office:value="78600828" calcext:value-type="float">
            <text:p>786008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2" calcext:value-type="float">
            <text:p>7072</text:p>
          </table:table-cell>
          <table:table-cell table:formula="of:=[.E1268]+[.F1270]" office:value-type="float" office:value="25339072496" calcext:value-type="float">
            <text:p>25339072496</text:p>
          </table:table-cell>
          <table:table-cell table:formula="of:=[.F1269]+[.G1269]" office:value-type="float" office:value="78661972" calcext:value-type="float">
            <text:p>786619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3" calcext:value-type="float">
            <text:p>7073</text:p>
          </table:table-cell>
          <table:table-cell table:formula="of:=[.E1269]+[.F1271]" office:value-type="float" office:value="25378449340" calcext:value-type="float">
            <text:p>25378449340</text:p>
          </table:table-cell>
          <table:table-cell table:formula="of:=[.F1270]+[.G1270]" office:value-type="float" office:value="78723116" calcext:value-type="float">
            <text:p>787231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4" calcext:value-type="float">
            <text:p>7074</text:p>
          </table:table-cell>
          <table:table-cell table:formula="of:=[.E1270]+[.F1272]" office:value-type="float" office:value="25417856756" calcext:value-type="float">
            <text:p>25417856756</text:p>
          </table:table-cell>
          <table:table-cell table:formula="of:=[.F1271]+[.G1271]" office:value-type="float" office:value="78784260" calcext:value-type="float">
            <text:p>787842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5" calcext:value-type="float">
            <text:p>7075</text:p>
          </table:table-cell>
          <table:table-cell table:formula="of:=[.E1271]+[.F1273]" office:value-type="float" office:value="25457294744" calcext:value-type="float">
            <text:p>25457294744</text:p>
          </table:table-cell>
          <table:table-cell table:formula="of:=[.F1272]+[.G1272]" office:value-type="float" office:value="78845404" calcext:value-type="float">
            <text:p>788454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6" calcext:value-type="float">
            <text:p>7076</text:p>
          </table:table-cell>
          <table:table-cell table:formula="of:=[.E1272]+[.F1274]" office:value-type="float" office:value="25496763304" calcext:value-type="float">
            <text:p>25496763304</text:p>
          </table:table-cell>
          <table:table-cell table:formula="of:=[.F1273]+[.G1273]" office:value-type="float" office:value="78906548" calcext:value-type="float">
            <text:p>789065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7" calcext:value-type="float">
            <text:p>7077</text:p>
          </table:table-cell>
          <table:table-cell table:formula="of:=[.E1273]+[.F1275]" office:value-type="float" office:value="25536262436" calcext:value-type="float">
            <text:p>25536262436</text:p>
          </table:table-cell>
          <table:table-cell table:formula="of:=[.F1274]+[.G1274]" office:value-type="float" office:value="78967692" calcext:value-type="float">
            <text:p>789676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8" calcext:value-type="float">
            <text:p>7078</text:p>
          </table:table-cell>
          <table:table-cell table:formula="of:=[.E1274]+[.F1276]" office:value-type="float" office:value="25575792140" calcext:value-type="float">
            <text:p>25575792140</text:p>
          </table:table-cell>
          <table:table-cell table:formula="of:=[.F1275]+[.G1275]" office:value-type="float" office:value="79028836" calcext:value-type="float">
            <text:p>790288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79" calcext:value-type="float">
            <text:p>7079</text:p>
          </table:table-cell>
          <table:table-cell table:formula="of:=[.E1275]+[.F1277]" office:value-type="float" office:value="25615352416" calcext:value-type="float">
            <text:p>25615352416</text:p>
          </table:table-cell>
          <table:table-cell table:formula="of:=[.F1276]+[.G1276]" office:value-type="float" office:value="79089980" calcext:value-type="float">
            <text:p>790899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0" calcext:value-type="float">
            <text:p>7080</text:p>
          </table:table-cell>
          <table:table-cell table:formula="of:=[.E1276]+[.F1278]" office:value-type="float" office:value="25654943264" calcext:value-type="float">
            <text:p>25654943264</text:p>
          </table:table-cell>
          <table:table-cell table:formula="of:=[.F1277]+[.G1277]" office:value-type="float" office:value="79151124" calcext:value-type="float">
            <text:p>791511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1" calcext:value-type="float">
            <text:p>7081</text:p>
          </table:table-cell>
          <table:table-cell table:formula="of:=[.E1277]+[.F1279]" office:value-type="float" office:value="25694564684" calcext:value-type="float">
            <text:p>25694564684</text:p>
          </table:table-cell>
          <table:table-cell table:formula="of:=[.F1278]+[.G1278]" office:value-type="float" office:value="79212268" calcext:value-type="float">
            <text:p>792122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2" calcext:value-type="float">
            <text:p>7082</text:p>
          </table:table-cell>
          <table:table-cell table:formula="of:=[.E1278]+[.F1280]" office:value-type="float" office:value="25734216676" calcext:value-type="float">
            <text:p>25734216676</text:p>
          </table:table-cell>
          <table:table-cell table:formula="of:=[.F1279]+[.G1279]" office:value-type="float" office:value="79273412" calcext:value-type="float">
            <text:p>7927341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3" calcext:value-type="float">
            <text:p>7083</text:p>
          </table:table-cell>
          <table:table-cell table:formula="of:=[.E1279]+[.F1281]" office:value-type="float" office:value="25773899240" calcext:value-type="float">
            <text:p>25773899240</text:p>
          </table:table-cell>
          <table:table-cell table:formula="of:=[.F1280]+[.G1280]" office:value-type="float" office:value="79334556" calcext:value-type="float">
            <text:p>7933455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4" calcext:value-type="float">
            <text:p>7084</text:p>
          </table:table-cell>
          <table:table-cell table:formula="of:=[.E1280]+[.F1282]" office:value-type="float" office:value="25813612376" calcext:value-type="float">
            <text:p>25813612376</text:p>
          </table:table-cell>
          <table:table-cell table:formula="of:=[.F1281]+[.G1281]" office:value-type="float" office:value="79395700" calcext:value-type="float">
            <text:p>7939570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5" calcext:value-type="float">
            <text:p>7085</text:p>
          </table:table-cell>
          <table:table-cell table:formula="of:=[.E1281]+[.F1283]" office:value-type="float" office:value="25853356084" calcext:value-type="float">
            <text:p>25853356084</text:p>
          </table:table-cell>
          <table:table-cell table:formula="of:=[.F1282]+[.G1282]" office:value-type="float" office:value="79456844" calcext:value-type="float">
            <text:p>7945684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6" calcext:value-type="float">
            <text:p>7086</text:p>
          </table:table-cell>
          <table:table-cell table:formula="of:=[.E1282]+[.F1284]" office:value-type="float" office:value="25893130364" calcext:value-type="float">
            <text:p>25893130364</text:p>
          </table:table-cell>
          <table:table-cell table:formula="of:=[.F1283]+[.G1283]" office:value-type="float" office:value="79517988" calcext:value-type="float">
            <text:p>7951798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7" calcext:value-type="float">
            <text:p>7087</text:p>
          </table:table-cell>
          <table:table-cell table:formula="of:=[.E1283]+[.F1285]" office:value-type="float" office:value="25932935216" calcext:value-type="float">
            <text:p>25932935216</text:p>
          </table:table-cell>
          <table:table-cell table:formula="of:=[.F1284]+[.G1284]" office:value-type="float" office:value="79579132" calcext:value-type="float">
            <text:p>7957913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8" calcext:value-type="float">
            <text:p>7088</text:p>
          </table:table-cell>
          <table:table-cell table:formula="of:=[.E1284]+[.F1286]" office:value-type="float" office:value="25972770640" calcext:value-type="float">
            <text:p>25972770640</text:p>
          </table:table-cell>
          <table:table-cell table:formula="of:=[.F1285]+[.G1285]" office:value-type="float" office:value="79640276" calcext:value-type="float">
            <text:p>7964027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89" calcext:value-type="float">
            <text:p>7089</text:p>
          </table:table-cell>
          <table:table-cell table:formula="of:=[.E1285]+[.F1287]" office:value-type="float" office:value="26012636636" calcext:value-type="float">
            <text:p>26012636636</text:p>
          </table:table-cell>
          <table:table-cell table:formula="of:=[.F1286]+[.G1286]" office:value-type="float" office:value="79701420" calcext:value-type="float">
            <text:p>7970142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0" calcext:value-type="float">
            <text:p>7090</text:p>
          </table:table-cell>
          <table:table-cell table:formula="of:=[.E1286]+[.F1288]" office:value-type="float" office:value="26052533204" calcext:value-type="float">
            <text:p>26052533204</text:p>
          </table:table-cell>
          <table:table-cell table:formula="of:=[.F1287]+[.G1287]" office:value-type="float" office:value="79762564" calcext:value-type="float">
            <text:p>7976256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1" calcext:value-type="float">
            <text:p>7091</text:p>
          </table:table-cell>
          <table:table-cell table:formula="of:=[.E1287]+[.F1289]" office:value-type="float" office:value="26092460344" calcext:value-type="float">
            <text:p>26092460344</text:p>
          </table:table-cell>
          <table:table-cell table:formula="of:=[.F1288]+[.G1288]" office:value-type="float" office:value="79823708" calcext:value-type="float">
            <text:p>7982370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2" calcext:value-type="float">
            <text:p>7092</text:p>
          </table:table-cell>
          <table:table-cell table:formula="of:=[.E1288]+[.F1290]" office:value-type="float" office:value="26132418056" calcext:value-type="float">
            <text:p>26132418056</text:p>
          </table:table-cell>
          <table:table-cell table:formula="of:=[.F1289]+[.G1289]" office:value-type="float" office:value="79884852" calcext:value-type="float">
            <text:p>7988485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3" calcext:value-type="float">
            <text:p>7093</text:p>
          </table:table-cell>
          <table:table-cell table:formula="of:=[.E1289]+[.F1291]" office:value-type="float" office:value="26172406340" calcext:value-type="float">
            <text:p>26172406340</text:p>
          </table:table-cell>
          <table:table-cell table:formula="of:=[.F1290]+[.G1290]" office:value-type="float" office:value="79945996" calcext:value-type="float">
            <text:p>7994599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4" calcext:value-type="float">
            <text:p>7094</text:p>
          </table:table-cell>
          <table:table-cell table:formula="of:=[.E1290]+[.F1292]" office:value-type="float" office:value="26212425196" calcext:value-type="float">
            <text:p>26212425196</text:p>
          </table:table-cell>
          <table:table-cell table:formula="of:=[.F1291]+[.G1291]" office:value-type="float" office:value="80007140" calcext:value-type="float">
            <text:p>8000714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5" calcext:value-type="float">
            <text:p>7095</text:p>
          </table:table-cell>
          <table:table-cell table:formula="of:=[.E1291]+[.F1293]" office:value-type="float" office:value="26252474624" calcext:value-type="float">
            <text:p>26252474624</text:p>
          </table:table-cell>
          <table:table-cell table:formula="of:=[.F1292]+[.G1292]" office:value-type="float" office:value="80068284" calcext:value-type="float">
            <text:p>8006828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6" calcext:value-type="float">
            <text:p>7096</text:p>
          </table:table-cell>
          <table:table-cell table:formula="of:=[.E1292]+[.F1294]" office:value-type="float" office:value="26292554624" calcext:value-type="float">
            <text:p>26292554624</text:p>
          </table:table-cell>
          <table:table-cell table:formula="of:=[.F1293]+[.G1293]" office:value-type="float" office:value="80129428" calcext:value-type="float">
            <text:p>8012942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7" calcext:value-type="float">
            <text:p>7097</text:p>
          </table:table-cell>
          <table:table-cell table:formula="of:=[.E1293]+[.F1295]" office:value-type="float" office:value="26332665196" calcext:value-type="float">
            <text:p>26332665196</text:p>
          </table:table-cell>
          <table:table-cell table:formula="of:=[.F1294]+[.G1294]" office:value-type="float" office:value="80190572" calcext:value-type="float">
            <text:p>8019057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8" calcext:value-type="float">
            <text:p>7098</text:p>
          </table:table-cell>
          <table:table-cell table:formula="of:=[.E1294]+[.F1296]" office:value-type="float" office:value="26372806340" calcext:value-type="float">
            <text:p>26372806340</text:p>
          </table:table-cell>
          <table:table-cell table:formula="of:=[.F1295]+[.G1295]" office:value-type="float" office:value="80251716" calcext:value-type="float">
            <text:p>8025171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099" calcext:value-type="float">
            <text:p>7099</text:p>
          </table:table-cell>
          <table:table-cell table:formula="of:=[.E1295]+[.F1297]" office:value-type="float" office:value="26412978056" calcext:value-type="float">
            <text:p>26412978056</text:p>
          </table:table-cell>
          <table:table-cell table:formula="of:=[.F1296]+[.G1296]" office:value-type="float" office:value="80312860" calcext:value-type="float">
            <text:p>8031286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0" calcext:value-type="float">
            <text:p>7100</text:p>
          </table:table-cell>
          <table:table-cell table:formula="of:=[.E1296]+[.F1298]" office:value-type="float" office:value="26453180344" calcext:value-type="float">
            <text:p>26453180344</text:p>
          </table:table-cell>
          <table:table-cell table:formula="of:=[.F1297]+[.G1297]" office:value-type="float" office:value="80374004" calcext:value-type="float">
            <text:p>8037400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1" calcext:value-type="float">
            <text:p>7101</text:p>
          </table:table-cell>
          <table:table-cell table:formula="of:=[.E1297]+[.F1299]" office:value-type="float" office:value="26493413204" calcext:value-type="float">
            <text:p>26493413204</text:p>
          </table:table-cell>
          <table:table-cell table:formula="of:=[.F1298]+[.G1298]" office:value-type="float" office:value="80435148" calcext:value-type="float">
            <text:p>8043514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2" calcext:value-type="float">
            <text:p>7102</text:p>
          </table:table-cell>
          <table:table-cell table:formula="of:=[.E1298]+[.F1300]" office:value-type="float" office:value="26533676636" calcext:value-type="float">
            <text:p>26533676636</text:p>
          </table:table-cell>
          <table:table-cell table:formula="of:=[.F1299]+[.G1299]" office:value-type="float" office:value="80496292" calcext:value-type="float">
            <text:p>80496292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3" calcext:value-type="float">
            <text:p>7103</text:p>
          </table:table-cell>
          <table:table-cell table:formula="of:=[.E1299]+[.F1301]" office:value-type="float" office:value="26573970640" calcext:value-type="float">
            <text:p>26573970640</text:p>
          </table:table-cell>
          <table:table-cell table:formula="of:=[.F1300]+[.G1300]" office:value-type="float" office:value="80557436" calcext:value-type="float">
            <text:p>80557436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4" calcext:value-type="float">
            <text:p>7104</text:p>
          </table:table-cell>
          <table:table-cell table:formula="of:=[.E1300]+[.F1302]" office:value-type="float" office:value="26614295216" calcext:value-type="float">
            <text:p>26614295216</text:p>
          </table:table-cell>
          <table:table-cell table:formula="of:=[.F1301]+[.G1301]" office:value-type="float" office:value="80618580" calcext:value-type="float">
            <text:p>80618580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5" calcext:value-type="float">
            <text:p>7105</text:p>
          </table:table-cell>
          <table:table-cell table:formula="of:=[.E1301]+[.F1303]" office:value-type="float" office:value="26654650364" calcext:value-type="float">
            <text:p>26654650364</text:p>
          </table:table-cell>
          <table:table-cell table:formula="of:=[.F1302]+[.G1302]" office:value-type="float" office:value="80679724" calcext:value-type="float">
            <text:p>80679724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>
          <table:table-cell table:number-columns-repeated="3"/>
          <table:table-cell office:value-type="float" office:value="7106" calcext:value-type="float">
            <text:p>7106</text:p>
          </table:table-cell>
          <table:table-cell table:formula="of:=[.E1302]+[.F1304]" office:value-type="float" office:value="26695036084" calcext:value-type="float">
            <text:p>26695036084</text:p>
          </table:table-cell>
          <table:table-cell table:formula="of:=[.F1303]+[.G1303]" office:value-type="float" office:value="80740868" calcext:value-type="float">
            <text:p>80740868</text:p>
          </table:table-cell>
          <table:table-cell office:value-type="float" office:value="61144" calcext:value-type="float">
            <text:p>61144</text:p>
          </table:table-cell>
        </table:table-row>
        <table:table-row table:style-name="ro1" table:number-rows-repeated="7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9:32:12.760579754</meta:creation-date>
    <dc:date>2023-12-21T10:24:29.775696258</dc:date>
    <meta:editing-duration>PT1M56S</meta:editing-duration>
    <meta:editing-cycles>1</meta:editing-cycles>
    <meta:document-statistic meta:table-count="1" meta:cell-count="5180" meta:object-count="0"/>
    <meta:generator>LibreOffice/7.3.7.2$Linux_X86_64 LibreOffice_project/30$Build-2</meta:generator>
  </office:meta>
</office:document-meta>
</file>